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herit" svg:font-family="Inherit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2.51pt"/>
    </style:style>
    <style:style style:name="co3" style:family="table-column">
      <style:table-column-properties fo:break-before="auto" style:column-width="21pt"/>
    </style:style>
    <style:style style:name="co4" style:family="table-column">
      <style:table-column-properties fo:break-before="auto" style:column-width="23.24pt"/>
    </style:style>
    <style:style style:name="co5" style:family="table-column">
      <style:table-column-properties fo:break-before="auto" style:column-width="20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P-NW">
      <style:table-properties table:display="true" style:writing-mode="lr-tb"/>
    </style:style>
    <style:style style:name="ta2" style:family="table" style:master-page-name="PageStyle_5f_UP-W">
      <style:table-properties table:display="true" style:writing-mode="lr-tb"/>
    </style:style>
    <style:style style:name="ta3" style:family="table" style:master-page-name="PageStyle_5f_MD-W">
      <style:table-properties table:display="true" style:writing-mode="lr-tb"/>
    </style:style>
    <style:style style:name="ta4" style:family="table" style:master-page-name="PageStyle_5f_UP-NW_20_Stations">
      <style:table-properties table:display="true" style:writing-mode="lr-tb"/>
    </style:style>
    <style:style style:name="ta5" style:family="table" style:master-page-name="PageStyle_5f_junk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c78d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2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7">
      <style:table-cell-properties style:rotation-align="non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3c78d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d9d9d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style:rotation-align="none"/>
      <style:text-properties fo:color="#d9d9d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eff0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1094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1094" style:text-outline="false" style:text-line-through-style="none" style:text-line-through-type="none" style:font-name="Inheri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1094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03336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c78d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d9d9d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nheri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P-NW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7" office:value-type="string" calcext:value-type="string">
            <text:p>UP-NW Line</text:p>
          </table:table-cell>
          <table:table-cell table:style-name="ce15"/>
          <table:table-cell table:style-name="ce9" table:number-columns-repeated="2"/>
          <table:table-cell/>
          <table:table-cell table:style-name="ce24" table:number-columns-repeated="2"/>
          <table:table-cell table:style-name="ce8"/>
          <table:table-cell table:style-name="ce15"/>
          <table:table-cell table:style-name="ce9"/>
          <table:table-cell table:number-columns-repeated="5"/>
          <table:table-cell table:style-name="ce35" office:value-type="string" calcext:value-type="string">
            <text:p>function getDistanceFromLatLonInKm(lat1,lon1,lat2,lon2) {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9" table:number-columns-repeated="2"/>
          <table:table-cell/>
          <table:table-cell table:style-name="ce24" table:number-columns-repeated="2"/>
          <table:table-cell table:style-name="ce8"/>
          <table:table-cell table:style-name="ce15"/>
          <table:table-cell table:style-name="ce9"/>
          <table:table-cell table:number-columns-repeated="5"/>
          <table:table-cell table:style-name="ce35" office:value-type="string" calcext:value-type="string">
            <text:p>var R = 6371; // Radius of the earth in km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8" office:value-type="string" calcext:value-type="string">
            <text:p>Length</text:p>
          </table:table-cell>
          <table:table-cell table:style-name="ce16" office:value-type="float" office:value="63.2" calcext:value-type="float">
            <text:p>63.2000</text:p>
          </table:table-cell>
          <table:table-cell table:style-name="ce9" office:value-type="string" calcext:value-type="string">
            <text:p>miles</text:p>
          </table:table-cell>
          <table:table-cell table:style-name="ce9" office:value-type="string" calcext:value-type="string">
            <text:p>(M)</text:p>
          </table:table-cell>
          <table:table-cell/>
          <table:table-cell table:style-name="ce24" table:number-columns-repeated="2"/>
          <table:table-cell table:style-name="ce8" office:value-type="string" calcext:value-type="string">
            <text:p>Earth Radius</text:p>
          </table:table-cell>
          <table:table-cell table:style-name="ce15" office:value-type="float" office:value="3959" calcext:value-type="float">
            <text:p>3959</text:p>
          </table:table-cell>
          <table:table-cell table:style-name="ce9" office:value-type="string" calcext:value-type="string">
            <text:p>miles</text:p>
          </table:table-cell>
          <table:table-cell table:number-columns-repeated="5"/>
          <table:table-cell table:style-name="ce36" office:value-type="string" calcext:value-type="string">
            <text:p>var dLat = deg2rad(lat2-lat1);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17" office:value-type="float" office:value="10" calcext:value-type="float">
            <text:p>10</text:p>
          </table:table-cell>
          <table:table-cell table:style-name="ce9" office:value-type="string" calcext:value-type="string">
            <text:p>feet</text:p>
          </table:table-cell>
          <table:table-cell table:style-name="ce9" office:value-type="string" calcext:value-type="string">
            <text:p>(F)</text:p>
          </table:table-cell>
          <table:table-cell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dLon = deg2rad(lon2-lon1);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8" office:value-type="string" calcext:value-type="string">
            <text:p>Miles Per Foot</text:p>
          </table:table-cell>
          <table:table-cell table:style-name="ce18" table:formula="of:=[.C3]/[.C4]" office:value-type="string" office:string-value="6.3200" calcext:value-type="string">
            <text:p>6.3200</text:p>
          </table:table-cell>
          <table:table-cell table:style-name="ce20" office:value-type="string" calcext:value-type="string">
            <text:p>(for accurate scaling of each line, this will be used for all other lines, and F will be calculated)</text:p>
          </table:table-cell>
          <table:table-cell table:number-columns-repeated="2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a = Math.sin(dLat/2) * Math.sin(dLat/2) + Math.cos(deg2rad(lat1)) * Math.cos(deg2rad(lat2)) * Math.sin(dLon/2) * Math.sin(dLon/2);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number-columns-repeated="4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c = 2 * Math.atan2(Math.sqrt(a), Math.sqrt(1-a));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8" office:value-type="string" calcext:value-type="string">
            <text:p>LED Spacing</text:p>
          </table:table-cell>
          <table:table-cell table:style-name="ce17" office:value-type="float" office:value="0.656" calcext:value-type="float">
            <text:p>0.656</text:p>
          </table:table-cell>
          <table:table-cell table:style-name="ce9" office:value-type="string" calcext:value-type="string">
            <text:p>inches</text:p>
          </table:table-cell>
          <table:table-cell table:number-columns-repeated="2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d = R * c; // Distance in km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19" table:formula="of:=[.C7]/12" office:value-type="string" office:string-value="0.0547" calcext:value-type="string">
            <text:p>0.0547</text:p>
          </table:table-cell>
          <table:table-cell table:style-name="ce9" office:value-type="string" calcext:value-type="string">
            <text:p>feet</text:p>
          </table:table-cell>
          <table:table-cell table:style-name="ce9" office:value-type="string" calcext:value-type="string">
            <text:p>(FLED)</text:p>
          </table:table-cell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/>
          <table:table-cell table:style-name="ce18" table:formula="of:=([.C3]/[.C4])*[.C8]" office:value-type="string" office:string-value="0.3455" calcext:value-type="string">
            <text:p>0.3455</text:p>
          </table:table-cell>
          <table:table-cell table:style-name="ce9" office:value-type="string" calcext:value-type="string">
            <text:p>miles</text:p>
          </table:table-cell>
          <table:table-cell table:style-name="ce9" office:value-type="string" calcext:value-type="string">
            <text:p>(MLED)</text:p>
          </table:table-cell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5"/>
          <table:table-cell table:style-name="ce37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number-columns-repeated="4"/>
          <table:table-cell table:style-name="ce25" table:number-columns-repeated="2"/>
          <table:table-cell table:number-columns-repeated="8"/>
          <table:table-cell table:style-name="ce38"/>
          <table:table-cell table:number-columns-repeated="1007"/>
        </table:table-row>
        <table:table-row table:style-name="ro1">
          <table:table-cell table:style-name="ce2"/>
          <table:table-cell table:style-name="ce9" office:value-type="string" calcext:value-type="string">
            <text:p>From KML – Line Segments from Simplified Files</text:p>
          </table:table-cell>
          <table:table-cell table:number-columns-repeated="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5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Harvard</text:p>
          </table:table-cell>
          <table:table-cell table:number-columns-repeated="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11" office:value-type="string" calcext:value-type="string">
            <text:p>lon</text:p>
          </table:table-cell>
          <table:table-cell table:style-name="ce11" office:value-type="string" calcext:value-type="string">
            <text:p>lat</text:p>
          </table:table-cell>
          <table:table-cell table:style-name="ce21" office:value-type="string" calcext:value-type="string">
            <text:p>segment</text:p>
          </table:table-cell>
          <table:table-cell table:style-name="ce11" office:value-type="string" calcext:value-type="string">
            <text:p>dlon (rad)</text:p>
          </table:table-cell>
          <table:table-cell table:style-name="ce11" office:value-type="string" calcext:value-type="string">
            <text:p>dlat (rad)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c</text:p>
          </table:table-cell>
          <table:table-cell table:style-name="ce11" office:value-type="string" calcext:value-type="string">
            <text:p>length (miles)</text:p>
          </table:table-cell>
          <table:table-cell table:style-name="ce2" office:value-type="string" calcext:value-type="string">
            <text:p>(M-MO)/MLED</text:p>
          </table:table-cell>
          <table:table-cell table:style-name="ce11" office:value-type="string" calcext:value-type="string">
            <text:p>num LEDs</text:p>
          </table:table-cell>
          <table:table-cell table:style-name="ce11" office:value-type="string" calcext:value-type="string">
            <text:p>Remainder (MR)</text:p>
          </table:table-cell>
          <table:table-cell table:style-name="ce11" office:value-type="string" calcext:value-type="string">
            <text:p>Offset (MO)</text:p>
          </table:table-cell>
          <table:table-cell table:style-name="ce32" office:value-type="string" calcext:value-type="string">
            <text:p>double check</text:p>
          </table:table-cell>
          <table:table-cell table:style-name="ce30" office:value-type="string" calcext:value-type="string">
            <text:p>dlon(offset) (deg)</text:p>
          </table:table-cell>
          <table:table-cell table:style-name="ce30" office:value-type="string" calcext:value-type="string">
            <text:p>dlat(offset) (deg)</text:p>
          </table:table-cell>
          <table:table-cell table:style-name="ce30" office:value-type="string" calcext:value-type="string">
            <text:p>dlon(LED) (deg)</text:p>
          </table:table-cell>
          <table:table-cell table:style-name="ce30" office:value-type="string" calcext:value-type="string">
            <text:p>dlat(LED) (deg)</text:p>
          </table:table-cell>
          <table:table-cell table:style-name="ce30" office:value-type="string" calcext:value-type="string">
            <text:p>segment</text:p>
          </table:table-cell>
          <table:table-cell table:number-columns-repeated="100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2" office:value-type="float" office:value="-87.640591" calcext:value-type="float">
            <text:p>-87.640591000</text:p>
          </table:table-cell>
          <table:table-cell table:style-name="ce12" office:value-type="float" office:value="41.882648" calcext:value-type="float">
            <text:p>41.882648000</text:p>
          </table:table-cell>
          <table:table-cell table:style-name="ce9"/>
          <table:table-cell table:number-columns-repeated="2"/>
          <table:table-cell table:style-name="ce25" table:number-columns-repeated="2"/>
          <table:table-cell/>
          <table:table-cell table:style-name="ce25"/>
          <table:table-cell table:number-columns-repeated="1014"/>
        </table:table-row>
        <table:table-row table:style-name="ro1">
          <table:table-cell table:style-name="ce4" table:formula="of:=[.A15]+1" office:value-type="float" office:value="1" calcext:value-type="float">
            <text:p>1</text:p>
          </table:table-cell>
          <table:table-cell table:style-name="ce12" office:value-type="float" office:value="-87.641153" calcext:value-type="float">
            <text:p>-87.641153000</text:p>
          </table:table-cell>
          <table:table-cell table:style-name="ce12" office:value-type="float" office:value="41.888943" calcext:value-type="float">
            <text:p>41.88894300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RADIANS([.B16]-[.B15])" office:value-type="float" office:value="-0.00000980875039624604" calcext:value-type="float">
            <text:p>-9.81E-06</text:p>
          </table:table-cell>
          <table:table-cell table:style-name="ce23" table:formula="of:=RADIANS([.C16]-[.C15])" office:value-type="float" office:value="0.000109868476412945" calcext:value-type="float">
            <text:p>1.10E-04</text:p>
          </table:table-cell>
          <table:table-cell table:style-name="ce25" table:formula="of:=SIN([.F16]/2)*SIN([.F16]/2)+COS(RADIANS([.C15]))*COS(RADIANS([.C16]))*SIN([.E16]/2)*SIN([.E16]/2)" office:value-type="float" office:value="0.00000000303110174894169" calcext:value-type="float">
            <text:p>0.000000003</text:p>
          </table:table-cell>
          <table:table-cell table:style-name="ce25" table:formula="of:=2*ATAN(SQRT([.G16])/SQRT(1-[.G16]))" office:value-type="float" office:value="0.000110110885056914" calcext:value-type="float">
            <text:p>0.0001101109</text:p>
          </table:table-cell>
          <table:table-cell table:style-name="ce27" table:formula="of:=[.$J$3]*[.H16]" office:value-type="float" office:value="0.435928993940322" calcext:value-type="float">
            <text:p>0.43593</text:p>
          </table:table-cell>
          <table:table-cell table:style-name="ce29" table:formula="of:=([.I16]-[.M16])/[.$C$9]" office:value-type="float" office:value="1.2617337017086" calcext:value-type="float">
            <text:p>1.26173</text:p>
          </table:table-cell>
          <table:table-cell table:formula="of:=1+(QUOTIENT(([.I16]-[.M16]);[.$C$9]))" office:value-type="float" office:value="2" calcext:value-type="float">
            <text:p>2</text:p>
          </table:table-cell>
          <table:table-cell table:style-name="ce18" table:formula="of:=([.I16]-[.M16])-([.$C$9]*([.K16]-1))" office:value-type="float" office:value="0.0904289939403217" calcext:value-type="float">
            <text:p>0.0904</text:p>
          </table:table-cell>
          <table:table-cell table:style-name="ce9" office:value-type="float" office:value="0" calcext:value-type="float">
            <text:p>0</text:p>
          </table:table-cell>
          <table:table-cell table:style-name="ce33" table:formula="of:=([.K16]-1)*[.$C$9]+[.M16]+[.L16]" office:value-type="float" office:value="0.435928993940322" calcext:value-type="float">
            <text:p>0.4359</text:p>
          </table:table-cell>
          <table:table-cell table:style-name="ce34" table:formula="of:=DEGREES([.$M16]*[.E16]/[.$I16])" office:value-type="float" office:value="-0" calcext:value-type="float">
            <text:p>-0.0000000E+00</text:p>
          </table:table-cell>
          <table:table-cell table:style-name="ce34" table:formula="of:=DEGREES([.$M16]*[.F16]/[.$I16])" office:value-type="float" office:value="0" calcext:value-type="float">
            <text:p>0.0000000E+00</text:p>
          </table:table-cell>
          <table:table-cell table:style-name="ce34" table:formula="of:=DEGREES([.$C$9]*[.E16]/[.$I16])" office:value-type="float" office:value="-0.000445418870274392" calcext:value-type="float">
            <text:p>-4.4541887E-04</text:p>
          </table:table-cell>
          <table:table-cell table:style-name="ce34" table:formula="of:=DEGREES([.$C$9]*[.F16]/[.$I16])" office:value-type="float" office:value="0.0049891668832099" calcext:value-type="float">
            <text:p>4.9891669E-0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table:formula="of:=[.A16]+1" office:value-type="float" office:value="2" calcext:value-type="float">
            <text:p>2</text:p>
          </table:table-cell>
          <table:table-cell table:style-name="ce12" office:value-type="float" office:value="-87.659185" calcext:value-type="float">
            <text:p>-87.659185000</text:p>
          </table:table-cell>
          <table:table-cell table:style-name="ce12" office:value-type="float" office:value="41.900699" calcext:value-type="float">
            <text:p>41.900699000</text:p>
          </table:table-cell>
          <table:table-cell table:style-name="ce9" office:value-type="float" office:value="1" calcext:value-type="float">
            <text:p>1</text:p>
          </table:table-cell>
          <table:table-cell table:style-name="ce23" table:formula="of:=RADIANS([.B17]-[.B16])" office:value-type="float" office:value="-0.000314717770719459" calcext:value-type="float">
            <text:p>-3.15E-04</text:p>
          </table:table-cell>
          <table:table-cell table:style-name="ce23" table:formula="of:=RADIANS([.C17]-[.C16])" office:value-type="float" office:value="0.000205180906864548" calcext:value-type="float">
            <text:p>2.05E-04</text:p>
          </table:table-cell>
          <table:table-cell table:style-name="ce25" table:formula="of:=SIN([.F17]/2)*SIN([.F17]/2)+COS(RADIANS([.C16]))*COS(RADIANS([.C17]))*SIN([.E17]/2)*SIN([.E17]/2)" office:value-type="float" office:value="0.0000000242450654861525" calcext:value-type="float">
            <text:p>2.42450654861525E-08</text:p>
          </table:table-cell>
          <table:table-cell table:style-name="ce25" table:formula="of:=2*ATAN(SQRT([.G17])/SQRT(1-[.G17]))" office:value-type="float" office:value="0.000311416542155959" calcext:value-type="float">
            <text:p>0.0003114165</text:p>
          </table:table-cell>
          <table:table-cell table:style-name="ce27" table:formula="of:=[.$J$3]*[.H17]" office:value-type="float" office:value="1.23289809039544" calcext:value-type="float">
            <text:p>1.23290</text:p>
          </table:table-cell>
          <table:table-cell table:style-name="ce29" table:formula="of:=([.I17]-[.M17])/[.$C$9]" office:value-type="float" office:value="2.83017969417008" calcext:value-type="float">
            <text:p>2.83018</text:p>
          </table:table-cell>
          <table:table-cell table:formula="of:=1+(QUOTIENT(([.I17]-[.M17]);[.$C$9]))" office:value-type="float" office:value="3" calcext:value-type="float">
            <text:p>3</text:p>
          </table:table-cell>
          <table:table-cell table:style-name="ce18" table:formula="of:=([.I17]-[.M17])-([.$C$9]*([.K17]-1))" office:value-type="float" office:value="0.286827084335764" calcext:value-type="float">
            <text:p>0.2868</text:p>
          </table:table-cell>
          <table:table-cell table:style-name="ce18" table:formula="of:=[.$C$9]-[.L16]" office:value-type="float" office:value="0.255071006059678" calcext:value-type="float">
            <text:p>0.2551</text:p>
          </table:table-cell>
          <table:table-cell table:style-name="ce33" table:formula="of:=([.K17]-1)*[.$C$9]+[.M17]+[.L17]" office:value-type="float" office:value="1.23289809039544" calcext:value-type="float">
            <text:p>1.2329</text:p>
          </table:table-cell>
          <table:table-cell table:style-name="ce34" table:formula="of:=DEGREES([.$M17]*[.E17]/[.$I17])" office:value-type="float" office:value="-0.00373059250971066" calcext:value-type="float">
            <text:p>-3.7305925E-03</text:p>
          </table:table-cell>
          <table:table-cell table:style-name="ce34" table:formula="of:=DEGREES([.$M17]*[.F17]/[.$I17])" office:value-type="float" office:value="0.00243216756567218" calcext:value-type="float">
            <text:p>2.4321676E-03</text:p>
          </table:table-cell>
          <table:table-cell table:style-name="ce34" table:formula="of:=DEGREES([.$C$9]*[.E17]/[.$I17])" office:value-type="float" office:value="-0.00505318002236392" calcext:value-type="float">
            <text:p>-5.0531800E-03</text:p>
          </table:table-cell>
          <table:table-cell table:style-name="ce34" table:formula="of:=DEGREES([.$C$9]*[.F17]/[.$I17])" office:value-type="float" office:value="0.00329443125238285" calcext:value-type="float">
            <text:p>3.2944313E-0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" table:formula="of:=[.A17]+1" office:value-type="float" office:value="3" calcext:value-type="float">
            <text:p>3</text:p>
          </table:table-cell>
          <table:table-cell table:style-name="ce12" office:value-type="float" office:value="-87.668794" calcext:value-type="float">
            <text:p>-87.668794000</text:p>
          </table:table-cell>
          <table:table-cell table:style-name="ce12" office:value-type="float" office:value="41.917548" calcext:value-type="float">
            <text:p>41.917548000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formula="of:=RADIANS([.B18]-[.B17])" office:value-type="float" office:value="-0.00016770868782434" calcext:value-type="float">
            <text:p>-1.68E-04</text:p>
          </table:table-cell>
          <table:table-cell table:style-name="ce23" table:formula="of:=RADIANS([.C18]-[.C17])" office:value-type="float" office:value="0.00029407052566841" calcext:value-type="float">
            <text:p>2.94E-04</text:p>
          </table:table-cell>
          <table:table-cell table:style-name="ce25" table:formula="of:=SIN([.F18]/2)*SIN([.F18]/2)+COS(RADIANS([.C17]))*COS(RADIANS([.C18]))*SIN([.E18]/2)*SIN([.E18]/2)" office:value-type="float" office:value="0.0000000255137320446019" calcext:value-type="float">
            <text:p>2.55137320446019E-08</text:p>
          </table:table-cell>
          <table:table-cell table:style-name="ce25" table:formula="of:=2*ATAN(SQRT([.G18])/SQRT(1-[.G18]))" office:value-type="float" office:value="0.00031946037163683" calcext:value-type="float">
            <text:p>0.0003194604</text:p>
          </table:table-cell>
          <table:table-cell table:style-name="ce27" table:formula="of:=[.$J$3]*[.H18]" office:value-type="float" office:value="1.26474361131021" calcext:value-type="float">
            <text:p>1.26474</text:p>
          </table:table-cell>
          <table:table-cell table:style-name="ce29" table:formula="of:=([.I18]-[.M18])/[.$C$9]" office:value-type="float" office:value="3.49079796134869" calcext:value-type="float">
            <text:p>3.49080</text:p>
          </table:table-cell>
          <table:table-cell table:formula="of:=1+(QUOTIENT(([.I18]-[.M18]);[.$C$9]))" office:value-type="float" office:value="4" calcext:value-type="float">
            <text:p>4</text:p>
          </table:table-cell>
          <table:table-cell table:style-name="ce18" table:formula="of:=([.I18]-[.M18])-([.$C$9]*([.K18]-1))" office:value-type="float" office:value="0.169570695645974" calcext:value-type="float">
            <text:p>0.1696</text:p>
          </table:table-cell>
          <table:table-cell table:style-name="ce18" table:formula="of:=[.$C$9]-[.L17]" office:value-type="float" office:value="0.0586729156642364" calcext:value-type="float">
            <text:p>0.0587</text:p>
          </table:table-cell>
          <table:table-cell table:style-name="ce33" table:formula="of:=([.K18]-1)*[.$C$9]+[.M18]+[.L18]" office:value-type="float" office:value="1.26474361131021" calcext:value-type="float">
            <text:p>1.2647</text:p>
          </table:table-cell>
          <table:table-cell table:style-name="ce34" table:formula="of:=DEGREES([.$M18]*[.E18]/[.$I18])" office:value-type="float" office:value="-0.000445772598949348" calcext:value-type="float">
            <text:p>-4.4577260E-04</text:p>
          </table:table-cell>
          <table:table-cell table:style-name="ce34" table:formula="of:=DEGREES([.$M18]*[.F18]/[.$I18])" office:value-type="float" office:value="0.000781644554031165" calcext:value-type="float">
            <text:p>7.8164455E-04</text:p>
          </table:table-cell>
          <table:table-cell table:style-name="ce34" table:formula="of:=DEGREES([.$C$9]*[.E18]/[.$I18])" office:value-type="float" office:value="-0.00262496641241366" calcext:value-type="float">
            <text:p>-2.6249664E-03</text:p>
          </table:table-cell>
          <table:table-cell table:style-name="ce34" table:formula="of:=DEGREES([.$C$9]*[.F18]/[.$I18])" office:value-type="float" office:value="0.00460277438679223" calcext:value-type="float">
            <text:p>4.6027744E-0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table:formula="of:=[.A18]+1" office:value-type="float" office:value="4" calcext:value-type="float">
            <text:p>4</text:p>
          </table:table-cell>
          <table:table-cell table:style-name="ce12" office:value-type="float" office:value="-87.883235" calcext:value-type="float">
            <text:p>-87.883235000</text:p>
          </table:table-cell>
          <table:table-cell table:style-name="ce12" office:value-type="float" office:value="42.039224" calcext:value-type="float">
            <text:p>42.039224000</text:p>
          </table:table-cell>
          <table:table-cell table:style-name="ce9" office:value-type="float" office:value="3" calcext:value-type="float">
            <text:p>3</text:p>
          </table:table-cell>
          <table:table-cell table:style-name="ce23" table:formula="of:=RADIANS([.B19]-[.B18])" office:value-type="float" office:value="-0.00374270150126905" calcext:value-type="float">
            <text:p>-3.74E-03</text:p>
          </table:table-cell>
          <table:table-cell table:style-name="ce23" table:formula="of:=RADIANS([.C19]-[.C18])" office:value-type="float" office:value="0.00212364682065663" calcext:value-type="float">
            <text:p>2.12E-03</text:p>
          </table:table-cell>
          <table:table-cell table:style-name="ce25" table:formula="of:=SIN([.F19]/2)*SIN([.F19]/2)+COS(RADIANS([.C18]))*COS(RADIANS([.C19]))*SIN([.E19]/2)*SIN([.E19]/2)" office:value-type="float" office:value="0.00000306277982724137" calcext:value-type="float">
            <text:p>3.06277982724137E-06</text:p>
          </table:table-cell>
          <table:table-cell table:style-name="ce25" table:formula="of:=2*ATAN(SQRT([.G19])/SQRT(1-[.G19]))" office:value-type="float" office:value="0.00350016168433397" calcext:value-type="float">
            <text:p>0.0035001617</text:p>
          </table:table-cell>
          <table:table-cell table:style-name="ce27" table:formula="of:=[.$J$3]*[.H19]" office:value-type="float" office:value="13.8571401082782" calcext:value-type="float">
            <text:p>13.85714</text:p>
          </table:table-cell>
          <table:table-cell table:style-name="ce29" table:formula="of:=([.I19]-[.M19])/[.$C$9]" office:value-type="float" office:value="39.5982946567993" calcext:value-type="float">
            <text:p>39.59829</text:p>
          </table:table-cell>
          <table:table-cell table:formula="of:=1+(QUOTIENT(([.I19]-[.M19]);[.$C$9]))" office:value-type="float" office:value="40" calcext:value-type="float">
            <text:p>40</text:p>
          </table:table-cell>
          <table:table-cell table:style-name="ce18" table:formula="of:=([.I19]-[.M19])-([.$C$9]*([.K19]-1))" office:value-type="float" office:value="0.206710803924146" calcext:value-type="float">
            <text:p>0.2067</text:p>
          </table:table-cell>
          <table:table-cell table:style-name="ce18" table:formula="of:=[.$C$9]-[.L18]" office:value-type="float" office:value="0.175929304354027" calcext:value-type="float">
            <text:p>0.1759</text:p>
          </table:table-cell>
          <table:table-cell table:style-name="ce33" table:formula="of:=([.K19]-1)*[.$C$9]+[.M19]+[.L19]" office:value-type="float" office:value="13.8571401082782" calcext:value-type="float">
            <text:p>13.8571</text:p>
          </table:table-cell>
          <table:table-cell table:style-name="ce34" table:formula="of:=DEGREES([.$M19]*[.E19]/[.$I19])" office:value-type="float" office:value="-0.00272252828940101" calcext:value-type="float">
            <text:p>-2.7225283E-03</text:p>
          </table:table-cell>
          <table:table-cell table:style-name="ce34" table:formula="of:=DEGREES([.$M19]*[.F19]/[.$I19])" office:value-type="float" office:value="0.00154479018537112" calcext:value-type="float">
            <text:p>1.5447902E-03</text:p>
          </table:table-cell>
          <table:table-cell table:style-name="ce34" table:formula="of:=DEGREES([.$C$9]*[.E19]/[.$I19])" office:value-type="float" office:value="-0.00534665630289307" calcext:value-type="float">
            <text:p>-5.3466563E-03</text:p>
          </table:table-cell>
          <table:table-cell table:style-name="ce34" table:formula="of:=DEGREES([.$C$9]*[.F19]/[.$I19])" office:value-type="float" office:value="0.00303374705541776" calcext:value-type="float">
            <text:p>3.0337471E-0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29"/>
          <table:table-cell table:number-columns-repeated="776"/>
        </table:table-row>
        <table:table-row table:style-name="ro1">
          <table:table-cell table:style-name="ce4" table:formula="of:=[.A19]+1" office:value-type="float" office:value="5" calcext:value-type="float">
            <text:p>5</text:p>
          </table:table-cell>
          <table:table-cell table:style-name="ce12" office:value-type="float" office:value="-88.096447" calcext:value-type="float">
            <text:p>-88.096447000</text:p>
          </table:table-cell>
          <table:table-cell table:style-name="ce12" office:value-type="float" office:value="42.1343221" calcext:value-type="float">
            <text:p>42.13432210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RADIANS([.B20]-[.B19])" office:value-type="float" office:value="-0.00372125140476213" calcext:value-type="float">
            <text:p>-3.72E-03</text:p>
          </table:table-cell>
          <table:table-cell table:style-name="ce23" table:formula="of:=RADIANS([.C20]-[.C19])" office:value-type="float" office:value="0.00165977495739084" calcext:value-type="float">
            <text:p>1.66E-03</text:p>
          </table:table-cell>
          <table:table-cell table:style-name="ce25" table:formula="of:=SIN([.F20]/2)*SIN([.F20]/2)+COS(RADIANS([.C19]))*COS(RADIANS([.C20]))*SIN([.E20]/2)*SIN([.E20]/2)" office:value-type="float" office:value="0.0000025953923887692" calcext:value-type="float">
            <text:p>2.5953923887692E-06</text:p>
          </table:table-cell>
          <table:table-cell table:style-name="ce25" table:formula="of:=2*ATAN(SQRT([.G20])/SQRT(1-[.G20]))" office:value-type="float" office:value="0.00322204570676841" calcext:value-type="float">
            <text:p>0.0032220457</text:p>
          </table:table-cell>
          <table:table-cell table:style-name="ce27" table:formula="of:=[.$J$3]*[.H20]" office:value-type="float" office:value="12.7560789530962" calcext:value-type="float">
            <text:p>12.75608</text:p>
          </table:table-cell>
          <table:table-cell table:style-name="ce29" table:formula="of:=([.I20]-[.M20])/[.$C$9]" office:value-type="float" office:value="36.5189283850081" calcext:value-type="float">
            <text:p>36.51893</text:p>
          </table:table-cell>
          <table:table-cell table:formula="of:=1+(QUOTIENT(([.I20]-[.M20]);[.$C$9]))" office:value-type="float" office:value="37" calcext:value-type="float">
            <text:p>37</text:p>
          </table:table-cell>
          <table:table-cell table:style-name="ce18" table:formula="of:=([.I20]-[.M20])-([.$C$9]*([.K20]-1))" office:value-type="float" office:value="0.179289757020296" calcext:value-type="float">
            <text:p>0.1793</text:p>
          </table:table-cell>
          <table:table-cell table:style-name="ce18" table:formula="of:=[.$C$9]-[.L19]" office:value-type="float" office:value="0.138789196075854" calcext:value-type="float">
            <text:p>0.1388</text:p>
          </table:table-cell>
          <table:table-cell table:style-name="ce33" table:formula="of:=([.K20]-1)*[.$C$9]+[.M20]+[.L20]" office:value-type="float" office:value="12.7560789530962" calcext:value-type="float">
            <text:p>12.7561</text:p>
          </table:table-cell>
          <table:table-cell table:style-name="ce34" table:formula="of:=DEGREES([.$M20]*[.E20]/[.$I20])" office:value-type="float" office:value="-0.00231979765745667" calcext:value-type="float">
            <text:p>-2.3197977E-03</text:p>
          </table:table-cell>
          <table:table-cell table:style-name="ce34" table:formula="of:=DEGREES([.$M20]*[.F20]/[.$I20])" office:value-type="float" office:value="0.00103469011879531" calcext:value-type="float">
            <text:p>1.0346901E-03</text:p>
          </table:table-cell>
          <table:table-cell table:style-name="ce34" table:formula="of:=DEGREES([.$C$9]*[.E20]/[.$I20])" office:value-type="float" office:value="-0.00577487378926262" calcext:value-type="float">
            <text:p>-5.7748738E-03</text:p>
          </table:table-cell>
          <table:table-cell table:style-name="ce34" table:formula="of:=DEGREES([.$C$9]*[.F20]/[.$I20])" office:value-type="float" office:value="0.00257574397828774" calcext:value-type="float">
            <text:p>2.5757440E-0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4" table:formula="of:=[.A20]+1" office:value-type="float" office:value="6" calcext:value-type="float">
            <text:p>6</text:p>
          </table:table-cell>
          <table:table-cell table:style-name="ce12" office:value-type="float" office:value="-88.2602978" calcext:value-type="float">
            <text:p>-88.260297800</text:p>
          </table:table-cell>
          <table:table-cell table:style-name="ce12" office:value-type="float" office:value="42.2189834" calcext:value-type="float">
            <text:p>42.218983400</text:p>
          </table:table-cell>
          <table:table-cell table:style-name="ce9" office:value-type="float" office:value="5" calcext:value-type="float">
            <text:p>5</text:p>
          </table:table-cell>
          <table:table-cell table:style-name="ce23" table:formula="of:=RADIANS([.B21]-[.B20])" office:value-type="float" office:value="-0.00285973594202683" calcext:value-type="float">
            <text:p>-2.86E-03</text:p>
          </table:table-cell>
          <table:table-cell table:style-name="ce23" table:formula="of:=RADIANS([.C21]-[.C20])" office:value-type="float" office:value="0.00147761843401868" calcext:value-type="float">
            <text:p>1.48E-03</text:p>
          </table:table-cell>
          <table:table-cell table:style-name="ce25" table:formula="of:=SIN([.F21]/2)*SIN([.F21]/2)+COS(RADIANS([.C20]))*COS(RADIANS([.C21]))*SIN([.E21]/2)*SIN([.E21]/2)" office:value-type="float" office:value="0.00000166868260449999" calcext:value-type="float">
            <text:p>1.66868260449999E-06</text:p>
          </table:table-cell>
          <table:table-cell table:style-name="ce25" table:formula="of:=2*ATAN(SQRT([.G21])/SQRT(1-[.G21]))" office:value-type="float" office:value="0.00258355068281466" calcext:value-type="float">
            <text:p>0.0025835507</text:p>
          </table:table-cell>
          <table:table-cell table:style-name="ce27" table:formula="of:=[.$J$3]*[.H21]" office:value-type="float" office:value="10.2282771532632" calcext:value-type="float">
            <text:p>10.22828</text:p>
          </table:table-cell>
          <table:table-cell table:style-name="ce29" table:formula="of:=([.I21]-[.M21])/[.$C$9]" office:value-type="float" office:value="29.123203792427" calcext:value-type="float">
            <text:p>29.12320</text:p>
          </table:table-cell>
          <table:table-cell table:formula="of:=1+(QUOTIENT(([.I21]-[.M21]);[.$C$9]))" office:value-type="float" office:value="30" calcext:value-type="float">
            <text:p>30</text:p>
          </table:table-cell>
          <table:table-cell table:style-name="ce18" table:formula="of:=([.I21]-[.M21])-([.$C$9]*([.K21]-1))" office:value-type="float" office:value="0.0425669102835364" calcext:value-type="float">
            <text:p>0.0426</text:p>
          </table:table-cell>
          <table:table-cell table:style-name="ce18" table:formula="of:=[.$C$9]-[.L20]" office:value-type="float" office:value="0.166210242979704" calcext:value-type="float">
            <text:p>0.1662</text:p>
          </table:table-cell>
          <table:table-cell table:style-name="ce33" table:formula="of:=([.K21]-1)*[.$C$9]+[.M21]+[.L21]" office:value-type="float" office:value="10.2282771532632" calcext:value-type="float">
            <text:p>10.2283</text:p>
          </table:table-cell>
          <table:table-cell table:style-name="ce34" table:formula="of:=DEGREES([.$M21]*[.E21]/[.$I21])" office:value-type="float" office:value="-0.0026625873421636" calcext:value-type="float">
            <text:p>-2.6625873E-03</text:p>
          </table:table-cell>
          <table:table-cell table:style-name="ce34" table:formula="of:=DEGREES([.$M21]*[.F21]/[.$I21])" office:value-type="float" office:value="0.00137575224381638" calcext:value-type="float">
            <text:p>1.3757522E-03</text:p>
          </table:table-cell>
          <table:table-cell table:style-name="ce34" table:formula="of:=DEGREES([.$C$9]*[.E21]/[.$I21])" office:value-type="float" office:value="-0.00553470057095011" calcext:value-type="float">
            <text:p>-5.5347006E-03</text:p>
          </table:table-cell>
          <table:table-cell table:style-name="ce34" table:formula="of:=DEGREES([.$C$9]*[.F21]/[.$I21])" office:value-type="float" office:value="0.00285976599105628" calcext:value-type="float">
            <text:p>2.8597660E-0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4" table:formula="of:=[.A21]+1" office:value-type="float" office:value="7" calcext:value-type="float">
            <text:p>7</text:p>
          </table:table-cell>
          <table:table-cell table:style-name="ce12" office:value-type="float" office:value="-88.291352" calcext:value-type="float">
            <text:p>-88.291352000</text:p>
          </table:table-cell>
          <table:table-cell table:style-name="ce12" office:value-type="float" office:value="42.230624" calcext:value-type="float">
            <text:p>42.230624000</text:p>
          </table:table-cell>
          <table:table-cell table:style-name="ce9" office:value-type="float" office:value="6" calcext:value-type="float">
            <text:p>6</text:p>
          </table:table-cell>
          <table:table-cell table:style-name="ce23" table:formula="of:=RADIANS([.B22]-[.B21])" office:value-type="float" office:value="-0.00054199803657282" calcext:value-type="float">
            <text:p>-5.42E-04</text:p>
          </table:table-cell>
          <table:table-cell table:style-name="ce23" table:formula="of:=RADIANS([.C22]-[.C21])" office:value-type="float" office:value="0.000203166796907648" calcext:value-type="float">
            <text:p>2.03E-04</text:p>
          </table:table-cell>
          <table:table-cell table:style-name="ce25" table:formula="of:=SIN([.F22]/2)*SIN([.F22]/2)+COS(RADIANS([.C21]))*COS(RADIANS([.C22]))*SIN([.E22]/2)*SIN([.E22]/2)" office:value-type="float" office:value="0.0000000505910434867586" calcext:value-type="float">
            <text:p>5.05910434867586E-08</text:p>
          </table:table-cell>
          <table:table-cell table:style-name="ce25" table:formula="of:=2*ATAN(SQRT([.G22])/SQRT(1-[.G22]))" office:value-type="float" office:value="0.000449849060641055" calcext:value-type="float">
            <text:p>0.0004498491</text:p>
          </table:table-cell>
          <table:table-cell table:style-name="ce27" table:formula="of:=[.$J$3]*[.H22]" office:value-type="float" office:value="1.78095243107794" calcext:value-type="float">
            <text:p>1.78095</text:p>
          </table:table-cell>
          <table:table-cell table:style-name="ce29" table:formula="of:=([.I22]-[.M22])/[.$C$9]" office:value-type="float" office:value="4.27791415734145" calcext:value-type="float">
            <text:p>4.27791</text:p>
          </table:table-cell>
          <table:table-cell table:formula="of:=1+(QUOTIENT(([.I22]-[.M22]);[.$C$9]))" office:value-type="float" office:value="5" calcext:value-type="float">
            <text:p>5</text:p>
          </table:table-cell>
          <table:table-cell table:style-name="ce18" table:formula="of:=([.I22]-[.M22])-([.$C$9]*([.K22]-1))" office:value-type="float" office:value="0.0960193413614712" calcext:value-type="float">
            <text:p>0.0960</text:p>
          </table:table-cell>
          <table:table-cell table:style-name="ce18" table:formula="of:=[.$C$9]-[.L21]" office:value-type="float" office:value="0.302933089716464" calcext:value-type="float">
            <text:p>0.3029</text:p>
          </table:table-cell>
          <table:table-cell table:style-name="ce33" table:formula="of:=([.K22]-1)*[.$C$9]+[.M22]+[.L22]" office:value-type="float" office:value="1.78095243107793" calcext:value-type="float">
            <text:p>1.7810</text:p>
          </table:table-cell>
          <table:table-cell table:style-name="ce34" table:formula="of:=DEGREES([.$M22]*[.E22]/[.$I22])" office:value-type="float" office:value="-0.00528219877775123" calcext:value-type="float">
            <text:p>-5.2821988E-03</text:p>
          </table:table-cell>
          <table:table-cell table:style-name="ce34" table:formula="of:=DEGREES([.$M22]*[.F22]/[.$I22])" office:value-type="float" office:value="0.00198002083751281" calcext:value-type="float">
            <text:p>1.9800208E-03</text:p>
          </table:table-cell>
          <table:table-cell table:style-name="ce34" table:formula="of:=DEGREES([.$C$9]*[.E22]/[.$I22])" office:value-type="float" office:value="-0.00602443159781982" calcext:value-type="float">
            <text:p>-6.0244316E-03</text:p>
          </table:table-cell>
          <table:table-cell table:style-name="ce34" table:formula="of:=DEGREES([.$C$9]*[.F22]/[.$I22])" office:value-type="float" office:value="0.00225824521184189" calcext:value-type="float">
            <text:p>2.2582452E-03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4" table:formula="of:=[.A22]+1" office:value-type="float" office:value="8" calcext:value-type="float">
            <text:p>8</text:p>
          </table:table-cell>
          <table:table-cell table:style-name="ce12" office:value-type="float" office:value="-88.439366" calcext:value-type="float">
            <text:p>-88.439366000</text:p>
          </table:table-cell>
          <table:table-cell table:style-name="ce12" office:value-type="float" office:value="42.30893" calcext:value-type="float">
            <text:p>42.308930000</text:p>
          </table:table-cell>
          <table:table-cell table:style-name="ce9" office:value-type="float" office:value="7" calcext:value-type="float">
            <text:p>7</text:p>
          </table:table-cell>
          <table:table-cell table:style-name="ce23" table:formula="of:=RADIANS([.B23]-[.B22])" office:value-type="float" office:value="-0.00258333163904695" calcext:value-type="float">
            <text:p>-2.58E-03</text:p>
          </table:table-cell>
          <table:table-cell table:style-name="ce23" table:formula="of:=RADIANS([.C23]-[.C22])" office:value-type="float" office:value="0.00136669752406664" calcext:value-type="float">
            <text:p>1.37E-03</text:p>
          </table:table-cell>
          <table:table-cell table:style-name="ce25" table:formula="of:=SIN([.F23]/2)*SIN([.F23]/2)+COS(RADIANS([.C22]))*COS(RADIANS([.C23]))*SIN([.E23]/2)*SIN([.E23]/2)" office:value-type="float" office:value="0.0000013805457645387" calcext:value-type="float">
            <text:p>1.3805457645387E-06</text:p>
          </table:table-cell>
          <table:table-cell table:style-name="ce25" table:formula="of:=2*ATAN(SQRT([.G23])/SQRT(1-[.G23]))" office:value-type="float" office:value="0.00234993310529587" calcext:value-type="float">
            <text:p>0.0023499331</text:p>
          </table:table-cell>
          <table:table-cell table:style-name="ce27" table:formula="of:=[.$J$3]*[.H23]" office:value-type="float" office:value="9.30338516386633" calcext:value-type="float">
            <text:p>9.30339</text:p>
          </table:table-cell>
          <table:table-cell table:style-name="ce29" table:formula="of:=([.I23]-[.M23])/[.$C$9]" office:value-type="float" office:value="26.2052228805436" calcext:value-type="float">
            <text:p>26.20522</text:p>
          </table:table-cell>
          <table:table-cell table:formula="of:=1+(QUOTIENT(([.I23]-[.M23]);[.$C$9]))" office:value-type="float" office:value="27" calcext:value-type="float">
            <text:p>27</text:p>
          </table:table-cell>
          <table:table-cell table:style-name="ce18" table:formula="of:=([.I23]-[.M23])-([.$C$9]*([.K23]-1))" office:value-type="float" office:value="0.070904505227805" calcext:value-type="float">
            <text:p>0.0709</text:p>
          </table:table-cell>
          <table:table-cell table:style-name="ce18" table:formula="of:=[.$C$9]-[.L22]" office:value-type="float" office:value="0.249480658638529" calcext:value-type="float">
            <text:p>0.2495</text:p>
          </table:table-cell>
          <table:table-cell table:style-name="ce33" table:formula="of:=([.K23]-1)*[.$C$9]+[.M23]+[.L23]" office:value-type="float" office:value="9.30338516386633" calcext:value-type="float">
            <text:p>9.3034</text:p>
          </table:table-cell>
          <table:table-cell table:style-name="ce34" table:formula="of:=DEGREES([.$M23]*[.E23]/[.$I23])" office:value-type="float" office:value="-0.00396916063962872" calcext:value-type="float">
            <text:p>-3.9691606E-03</text:p>
          </table:table-cell>
          <table:table-cell table:style-name="ce34" table:formula="of:=DEGREES([.$M23]*[.F23]/[.$I23])" office:value-type="float" office:value="0.00209986280383444" calcext:value-type="float">
            <text:p>2.0998628E-03</text:p>
          </table:table-cell>
          <table:table-cell table:style-name="ce34" table:formula="of:=DEGREES([.$C$9]*[.E23]/[.$I23])" office:value-type="float" office:value="-0.00549679886398993" calcext:value-type="float">
            <text:p>-5.4967989E-03</text:p>
          </table:table-cell>
          <table:table-cell table:style-name="ce34" table:formula="of:=DEGREES([.$C$9]*[.F23]/[.$I23])" office:value-type="float" office:value="0.00290805148055976" calcext:value-type="float">
            <text:p>2.9080515E-0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4" table:formula="of:=[.A23]+1" office:value-type="float" office:value="9" calcext:value-type="float">
            <text:p>9</text:p>
          </table:table-cell>
          <table:table-cell table:style-name="ce12" office:value-type="float" office:value="-88.450843" calcext:value-type="float">
            <text:p>-88.450843000</text:p>
          </table:table-cell>
          <table:table-cell table:style-name="ce12" office:value-type="float" office:value="42.320314" calcext:value-type="float">
            <text:p>42.320314000</text:p>
          </table:table-cell>
          <table:table-cell table:style-name="ce9" office:value-type="float" office:value="8" calcext:value-type="float">
            <text:p>8</text:p>
          </table:table-cell>
          <table:table-cell table:style-name="ce23" table:formula="of:=RADIANS([.B24]-[.B23])" office:value-type="float" office:value="-0.000200311438251377" calcext:value-type="float">
            <text:p>-2.00E-04</text:p>
          </table:table-cell>
          <table:table-cell table:style-name="ce23" table:formula="of:=RADIANS([.C24]-[.C23])" office:value-type="float" office:value="0.000198688282047152" calcext:value-type="float">
            <text:p>1.99E-04</text:p>
          </table:table-cell>
          <table:table-cell table:style-name="ce25" table:formula="of:=SIN([.F24]/2)*SIN([.F24]/2)+COS(RADIANS([.C23]))*COS(RADIANS([.C24]))*SIN([.E24]/2)*SIN([.E24]/2)" office:value-type="float" office:value="0.0000000153543017220039" calcext:value-type="float">
            <text:p>1.53543017220039E-08</text:p>
          </table:table-cell>
          <table:table-cell table:style-name="ce25" table:formula="of:=2*ATAN(SQRT([.G24])/SQRT(1-[.G24]))" office:value-type="float" office:value="0.000247824952743575" calcext:value-type="float">
            <text:p>0.000247825</text:p>
          </table:table-cell>
          <table:table-cell table:style-name="ce27" table:formula="of:=[.$J$3]*[.H24]" office:value-type="float" office:value="0.981138987911813" calcext:value-type="float">
            <text:p>0.98114</text:p>
          </table:table-cell>
          <table:table-cell table:style-name="ce29" table:formula="of:=([.I24]-[.M24])/[.$C$9]" office:value-type="float" office:value="2.04498840271959" calcext:value-type="float">
            <text:p>2.04499</text:p>
          </table:table-cell>
          <table:table-cell table:formula="of:=1+(QUOTIENT(([.I24]-[.M24]);[.$C$9]))" office:value-type="float" office:value="3" calcext:value-type="float">
            <text:p>3</text:p>
          </table:table-cell>
          <table:table-cell table:style-name="ce18" table:formula="of:=([.I24]-[.M24])-([.$C$9]*([.K24]-1))" office:value-type="float" office:value="0.0155434931396176" calcext:value-type="float">
            <text:p>0.0155</text:p>
          </table:table-cell>
          <table:table-cell table:style-name="ce18" table:formula="of:=[.$C$9]-[.L23]" office:value-type="float" office:value="0.274595494772195" calcext:value-type="float">
            <text:p>0.2746</text:p>
          </table:table-cell>
          <table:table-cell table:style-name="ce33" table:formula="of:=([.K24]-1)*[.$C$9]+[.M24]+[.L24]" office:value-type="float" office:value="0.981138987911813" calcext:value-type="float">
            <text:p>0.9811</text:p>
          </table:table-cell>
          <table:table-cell table:style-name="ce34" table:formula="of:=DEGREES([.$M24]*[.E24]/[.$I24])" office:value-type="float" office:value="-0.00321211625705323" calcext:value-type="float">
            <text:p>-3.2121163E-03</text:p>
          </table:table-cell>
          <table:table-cell table:style-name="ce34" table:formula="of:=DEGREES([.$M24]*[.F24]/[.$I24])" office:value-type="float" office:value="0.00318608795593952" calcext:value-type="float">
            <text:p>3.1860880E-03</text:p>
          </table:table-cell>
          <table:table-cell table:style-name="ce34" table:formula="of:=DEGREES([.$C$9]*[.E24]/[.$I24])" office:value-type="float" office:value="-0.00404153086245123" calcext:value-type="float">
            <text:p>-4.0415309E-03</text:p>
          </table:table-cell>
          <table:table-cell table:style-name="ce34" table:formula="of:=DEGREES([.$C$9]*[.F24]/[.$I24])" office:value-type="float" office:value="0.00400878167972247" calcext:value-type="float">
            <text:p>4.0087817E-03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4" table:formula="of:=[.A24]+1" office:value-type="float" office:value="10" calcext:value-type="float">
            <text:p>10</text:p>
          </table:table-cell>
          <table:table-cell table:style-name="ce12" office:value-type="float" office:value="-88.4940147" calcext:value-type="float">
            <text:p>-88.494014700</text:p>
          </table:table-cell>
          <table:table-cell table:style-name="ce12" office:value-type="float" office:value="42.3500445" calcext:value-type="float">
            <text:p>42.350044500</text:p>
          </table:table-cell>
          <table:table-cell table:style-name="ce9" office:value-type="float" office:value="9" calcext:value-type="float">
            <text:p>9</text:p>
          </table:table-cell>
          <table:table-cell table:style-name="ce23" table:formula="of:=RADIANS([.B25]-[.B24])" office:value-type="float" office:value="-0.000753488308683023" calcext:value-type="float">
            <text:p>-7.53E-04</text:p>
          </table:table-cell>
          <table:table-cell table:style-name="ce23" table:formula="of:=RADIANS([.C25]-[.C24])" office:value-type="float" office:value="0.000518895113264164" calcext:value-type="float">
            <text:p>5.19E-04</text:p>
          </table:table-cell>
          <table:table-cell table:style-name="ce25" table:formula="of:=SIN([.F25]/2)*SIN([.F25]/2)+COS(RADIANS([.C24]))*COS(RADIANS([.C25]))*SIN([.E25]/2)*SIN([.E25]/2)" office:value-type="float" office:value="0.000000144873018868994" calcext:value-type="float">
            <text:p>1.44873018868994E-07</text:p>
          </table:table-cell>
          <table:table-cell table:style-name="ce25" table:formula="of:=2*ATAN(SQRT([.G25])/SQRT(1-[.G25]))" office:value-type="float" office:value="0.000761243787140646" calcext:value-type="float">
            <text:p>0.0007612438</text:p>
          </table:table-cell>
          <table:table-cell table:style-name="ce27" table:formula="of:=[.$J$3]*[.H25]" office:value-type="float" office:value="3.01376415328982" calcext:value-type="float">
            <text:p>3.01376</text:p>
          </table:table-cell>
          <table:table-cell table:style-name="ce29" table:formula="of:=([.I25]-[.M25])/[.$C$9]" office:value-type="float" office:value="7.76789477982471" calcext:value-type="float">
            <text:p>7.76789</text:p>
          </table:table-cell>
          <table:table-cell table:formula="of:=1+(QUOTIENT(([.I25]-[.M25]);[.$C$9]))" office:value-type="float" office:value="8" calcext:value-type="float">
            <text:p>8</text:p>
          </table:table-cell>
          <table:table-cell table:style-name="ce18" table:formula="of:=([.I25]-[.M25])-([.$C$9]*([.K25]-1))" office:value-type="float" office:value="0.265307646429436" calcext:value-type="float">
            <text:p>0.2653</text:p>
          </table:table-cell>
          <table:table-cell table:style-name="ce18" table:formula="of:=[.$C$9]-[.L24]" office:value-type="float" office:value="0.329956506860382" calcext:value-type="float">
            <text:p>0.3300</text:p>
          </table:table-cell>
          <table:table-cell table:style-name="ce33" table:formula="of:=([.K25]-1)*[.$C$9]+[.M25]+[.L25]" office:value-type="float" office:value="3.01376415328982" calcext:value-type="float">
            <text:p>3.0138</text:p>
          </table:table-cell>
          <table:table-cell table:style-name="ce34" table:formula="of:=DEGREES([.$M25]*[.E25]/[.$I25])" office:value-type="float" office:value="-0.00472657533990202" calcext:value-type="float">
            <text:p>-4.7265753E-03</text:p>
          </table:table-cell>
          <table:table-cell table:style-name="ce34" table:formula="of:=DEGREES([.$M25]*[.F25]/[.$I25])" office:value-type="float" office:value="0.00325498991568537" calcext:value-type="float">
            <text:p>3.2549899E-03</text:p>
          </table:table-cell>
          <table:table-cell table:style-name="ce34" table:formula="of:=DEGREES([.$C$9]*[.E25]/[.$I25])" office:value-type="float" office:value="-0.00494923344738629" calcext:value-type="float">
            <text:p>-4.9492334E-03</text:p>
          </table:table-cell>
          <table:table-cell table:style-name="ce34" table:formula="of:=DEGREES([.$C$9]*[.F25]/[.$I25])" office:value-type="float" office:value="0.00340832501401513" calcext:value-type="float">
            <text:p>3.4083250E-03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4" table:formula="of:=[.A25]+1" office:value-type="float" office:value="11" calcext:value-type="float">
            <text:p>11</text:p>
          </table:table-cell>
          <table:table-cell table:style-name="ce12" office:value-type="float" office:value="-88.5528088" calcext:value-type="float">
            <text:p>-88.552808800</text:p>
          </table:table-cell>
          <table:table-cell table:style-name="ce12" office:value-type="float" office:value="42.4012771" calcext:value-type="float">
            <text:p>42.401277100</text:p>
          </table:table-cell>
          <table:table-cell table:style-name="ce9" office:value-type="float" office:value="10" calcext:value-type="float">
            <text:p>10</text:p>
          </table:table-cell>
          <table:table-cell table:style-name="ce23" table:formula="of:=RADIANS([.B26]-[.B25])" office:value-type="float" office:value="-0.0010261506257468" calcext:value-type="float">
            <text:p>-1.03E-03</text:p>
          </table:table-cell>
          <table:table-cell table:style-name="ce23" table:formula="of:=RADIANS([.C26]-[.C25])" office:value-type="float" office:value="0.000894177554357225" calcext:value-type="float">
            <text:p>8.94E-04</text:p>
          </table:table-cell>
          <table:table-cell table:style-name="ce25" table:formula="of:=SIN([.F26]/2)*SIN([.F26]/2)+COS(RADIANS([.C25]))*COS(RADIANS([.C26]))*SIN([.E26]/2)*SIN([.E26]/2)" office:value-type="float" office:value="0.000000343552141364405" calcext:value-type="float">
            <text:p>3.43552141364405E-07</text:p>
          </table:table-cell>
          <table:table-cell table:style-name="ce25" table:formula="of:=2*ATAN(SQRT([.G26])/SQRT(1-[.G26]))" office:value-type="float" office:value="0.00117226648968074" calcext:value-type="float">
            <text:p>0.0011722665</text:p>
          </table:table-cell>
          <table:table-cell table:style-name="ce27" table:formula="of:=[.$J$3]*[.H26]" office:value-type="float" office:value="4.64100303264607" calcext:value-type="float">
            <text:p>4.64100</text:p>
          </table:table-cell>
          <table:table-cell table:style-name="ce29" table:formula="of:=([.I26]-[.M26])/[.$C$9]" office:value-type="float" office:value="13.2006097802475" calcext:value-type="float">
            <text:p>13.20061</text:p>
          </table:table-cell>
          <table:table-cell table:formula="of:=1+(QUOTIENT(([.I26]-[.M26]);[.$C$9]))" office:value-type="float" office:value="14" calcext:value-type="float">
            <text:p>14</text:p>
          </table:table-cell>
          <table:table-cell table:style-name="ce18" table:formula="of:=([.I26]-[.M26])-([.$C$9]*([.K26]-1))" office:value-type="float" office:value="0.0693106790755031" calcext:value-type="float">
            <text:p>0.0693</text:p>
          </table:table-cell>
          <table:table-cell table:style-name="ce18" table:formula="of:=[.$C$9]-[.L25]" office:value-type="float" office:value="0.0801923535705643" calcext:value-type="float">
            <text:p>0.0802</text:p>
          </table:table-cell>
          <table:table-cell table:style-name="ce33" table:formula="of:=([.K26]-1)*[.$C$9]+[.M26]+[.L26]" office:value-type="float" office:value="4.64100303264607" calcext:value-type="float">
            <text:p>4.6410</text:p>
          </table:table-cell>
          <table:table-cell table:style-name="ce34" table:formula="of:=DEGREES([.$M26]*[.E26]/[.$I26])" office:value-type="float" office:value="-0.00101590910884946" calcext:value-type="float">
            <text:p>-1.0159091E-03</text:p>
          </table:table-cell>
          <table:table-cell table:style-name="ce34" table:formula="of:=DEGREES([.$M26]*[.F26]/[.$I26])" office:value-type="float" office:value="0.000885253197345306" calcext:value-type="float">
            <text:p>8.8525320E-04</text:p>
          </table:table-cell>
          <table:table-cell table:style-name="ce34" table:formula="of:=DEGREES([.$C$9]*[.E26]/[.$I26])" office:value-type="float" office:value="-0.00437693347905838" calcext:value-type="float">
            <text:p>-4.3769335E-03</text:p>
          </table:table-cell>
          <table:table-cell table:style-name="ce34" table:formula="of:=DEGREES([.$C$9]*[.F26]/[.$I26])" office:value-type="float" office:value="0.00381401674928607" calcext:value-type="float">
            <text:p>3.8140167E-0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4" table:formula="of:=[.A26]+1" office:value-type="float" office:value="12" calcext:value-type="float">
            <text:p>12</text:p>
          </table:table-cell>
          <table:table-cell table:style-name="ce12" office:value-type="float" office:value="-88.619258" calcext:value-type="float">
            <text:p>-88.619258000</text:p>
          </table:table-cell>
          <table:table-cell table:style-name="ce12" office:value-type="float" office:value="42.420989" calcext:value-type="float">
            <text:p>42.420989000</text:p>
          </table:table-cell>
          <table:table-cell table:style-name="ce9" office:value-type="float" office:value="11" calcext:value-type="float">
            <text:p>11</text:p>
          </table:table-cell>
          <table:table-cell table:style-name="ce23" table:formula="of:=RADIANS([.B27]-[.B26])" office:value-type="float" office:value="-0.00115975732531636" calcext:value-type="float">
            <text:p>-1.16E-03</text:p>
          </table:table-cell>
          <table:table-cell table:style-name="ce23" table:formula="of:=RADIANS([.C27]-[.C26])" office:value-type="float" office:value="0.000344037556823822" calcext:value-type="float">
            <text:p>3.44E-04</text:p>
          </table:table-cell>
          <table:table-cell table:style-name="ce25" table:formula="of:=SIN([.F27]/2)*SIN([.F27]/2)+COS(RADIANS([.C26]))*COS(RADIANS([.C27]))*SIN([.E27]/2)*SIN([.E27]/2)" office:value-type="float" office:value="0.000000212893013134707" calcext:value-type="float">
            <text:p>2.12893013134707E-07</text:p>
          </table:table-cell>
          <table:table-cell table:style-name="ce25" table:formula="of:=2*ATAN(SQRT([.G27])/SQRT(1-[.G27]))" office:value-type="float" office:value="0.000922806649829791" calcext:value-type="float">
            <text:p>0.0009228066</text:p>
          </table:table-cell>
          <table:table-cell table:style-name="ce27" table:formula="of:=[.$J$3]*[.H27]" office:value-type="float" office:value="3.65339152667614" calcext:value-type="float">
            <text:p>3.65339</text:p>
          </table:table-cell>
          <table:table-cell table:style-name="ce29" table:formula="of:=([.I27]-[.M27])/[.$C$9]" office:value-type="float" office:value="9.77482548698016" calcext:value-type="float">
            <text:p>9.77483</text:p>
          </table:table-cell>
          <table:table-cell table:formula="of:=1+(QUOTIENT(([.I27]-[.M27]);[.$C$9]))" office:value-type="float" office:value="10" calcext:value-type="float">
            <text:p>10</text:p>
          </table:table-cell>
          <table:table-cell table:style-name="ce18" table:formula="of:=([.I27]-[.M27])-([.$C$9]*([.K27]-1))" office:value-type="float" office:value="0.267702205751644" calcext:value-type="float">
            <text:p>0.2677</text:p>
          </table:table-cell>
          <table:table-cell table:style-name="ce18" table:formula="of:=[.$C$9]-[.L26]" office:value-type="float" office:value="0.276189320924497" calcext:value-type="float">
            <text:p>0.2762</text:p>
          </table:table-cell>
          <table:table-cell table:style-name="ce33" table:formula="of:=([.K27]-1)*[.$C$9]+[.M27]+[.L27]" office:value-type="float" office:value="3.65339152667614" calcext:value-type="float">
            <text:p>3.6534</text:p>
          </table:table-cell>
          <table:table-cell table:style-name="ce34" table:formula="of:=DEGREES([.$M27]*[.E27]/[.$I27])" office:value-type="float" office:value="-0.00502343077383646" calcext:value-type="float">
            <text:p>-5.0234308E-03</text:p>
          </table:table-cell>
          <table:table-cell table:style-name="ce34" table:formula="of:=DEGREES([.$M27]*[.F27]/[.$I27])" office:value-type="float" office:value="0.00149018144794461" calcext:value-type="float">
            <text:p>1.4901814E-03</text:p>
          </table:table-cell>
          <table:table-cell table:style-name="ce34" table:formula="of:=DEGREES([.$C$9]*[.E27]/[.$I27])" office:value-type="float" office:value="-0.00628407835086052" calcext:value-type="float">
            <text:p>-6.2840784E-03</text:p>
          </table:table-cell>
          <table:table-cell table:style-name="ce34" table:formula="of:=DEGREES([.$C$9]*[.F27]/[.$I27])" office:value-type="float" office:value="0.00186414771049606" calcext:value-type="float">
            <text:p>1.8641477E-03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2"/>
          <table:table-cell table:number-columns-repeated="5"/>
          <table:table-cell table:style-name="ce25" table:number-columns-repeated="2"/>
          <table:table-cell table:style-name="ce28" table:formula="of:=SUM([.I16:.I27])" office:value-type="string" office:string-value="63.14870" calcext:value-type="string">
            <text:p>63.14870</text:p>
          </table:table-cell>
          <table:table-cell/>
          <table:table-cell table:style-name="ce31" table:formula="of:=SUM([.K16:.K27])" office:value-type="string" office:string-value="183" calcext:value-type="string">
            <text:p>183</text:p>
          </table:table-cell>
          <table:table-cell table:number-columns-repeated="2"/>
          <table:table-cell table:style-name="ce33" table:formula="of:=SUM([.N16:.N27])" office:value-type="string" office:string-value="63.1487" calcext:value-type="string">
            <text:p>63.1487</text:p>
          </table:table-cell>
          <table:table-cell table:style-name="ce34" table:number-columns-repeated="4"/>
          <table:table-cell table:number-columns-repeated="1006"/>
        </table:table-row>
        <table:table-row table:style-name="ro1">
          <table:table-cell table:style-name="ce3"/>
          <table:table-cell table:style-name="ce10" office:value-type="string" calcext:value-type="string">
            <text:p>McHenry Spur</text:p>
          </table:table-cell>
          <table:table-cell table:number-columns-repeated="4"/>
          <table:table-cell table:style-name="ce25" table:number-columns-repeated="2"/>
          <table:table-cell table:number-columns-repeated="6"/>
          <table:table-cell table:style-name="ce34" table:number-columns-repeated="4"/>
          <table:table-cell table:number-columns-repeated="1006"/>
        </table:table-row>
        <table:table-row table:style-name="ro1">
          <table:table-cell table:style-name="ce3"/>
          <table:table-cell table:style-name="ce11" office:value-type="string" calcext:value-type="string">
            <text:p>lon</text:p>
          </table:table-cell>
          <table:table-cell table:style-name="ce11" office:value-type="string" calcext:value-type="string">
            <text:p>lat</text:p>
          </table:table-cell>
          <table:table-cell table:style-name="ce9"/>
          <table:table-cell table:number-columns-repeated="2"/>
          <table:table-cell table:style-name="ce25" table:number-columns-repeated="2"/>
          <table:table-cell table:number-columns-repeated="2"/>
          <table:table-cell table:formula="of:=SUM([.K16:.K23])" office:value-type="string" office:string-value="148" calcext:value-type="string">
            <text:p>148</text:p>
          </table:table-cell>
          <table:table-cell table:number-columns-repeated="3"/>
          <table:table-cell table:style-name="ce34" table:number-columns-repeated="4"/>
          <table:table-cell table:number-columns-repeated="1006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2" office:value-type="float" office:value="-88.316241" calcext:value-type="float">
            <text:p>-88.316241000</text:p>
          </table:table-cell>
          <table:table-cell table:style-name="ce12" office:value-type="float" office:value="42.243754" calcext:value-type="float">
            <text:p>42.243754000</text:p>
          </table:table-cell>
          <table:table-cell table:style-name="ce9"/>
          <table:table-cell table:number-columns-repeated="2"/>
          <table:table-cell table:style-name="ce25" table:number-columns-repeated="2"/>
          <table:table-cell table:style-name="ce27"/>
          <table:table-cell table:number-columns-repeated="5"/>
          <table:table-cell table:style-name="ce34" table:number-columns-repeated="4"/>
          <table:table-cell table:number-columns-repeated="1006"/>
        </table:table-row>
        <table:table-row table:style-name="ro1">
          <table:table-cell table:style-name="ce4" table:formula="of:=[.A31]+1" office:value-type="float" office:value="1" calcext:value-type="float">
            <text:p>1</text:p>
          </table:table-cell>
          <table:table-cell table:style-name="ce12" office:value-type="float" office:value="-88.300015" calcext:value-type="float">
            <text:p>-88.300015000</text:p>
          </table:table-cell>
          <table:table-cell table:style-name="ce12" office:value-type="float" office:value="42.259422" calcext:value-type="float">
            <text:p>42.25942200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RADIANS([.B32]-[.B31])" office:value-type="float" office:value="0.000283197124428655" calcext:value-type="float">
            <text:p>2.83E-04</text:p>
          </table:table-cell>
          <table:table-cell table:style-name="ce23" table:formula="of:=RADIANS([.C32]-[.C31])" office:value-type="float" office:value="0.000273458187202437" calcext:value-type="float">
            <text:p>2.73E-04</text:p>
          </table:table-cell>
          <table:table-cell table:style-name="ce25" table:formula="of:=SIN([.F32]/2)*SIN([.F32]/2)+COS(RADIANS([.C31]))*COS(RADIANS([.C32]))*SIN([.E32]/2)*SIN([.E32]/2)" office:value-type="float" office:value="0.0000000296802287257747" calcext:value-type="float">
            <text:p>2.96802287257747E-08</text:p>
          </table:table-cell>
          <table:table-cell table:style-name="ce25" table:formula="of:=2*ATAN(SQRT([.G32])/SQRT(1-[.G32]))" office:value-type="float" office:value="0.000344559016828255" calcext:value-type="float">
            <text:p>0.000344559</text:p>
          </table:table-cell>
          <table:table-cell table:style-name="ce27" table:formula="of:=[.$J$3]*[.H32]" office:value-type="float" office:value="1.36410914762306" calcext:value-type="float">
            <text:p>1.36411</text:p>
          </table:table-cell>
          <table:table-cell table:style-name="ce29" table:formula="of:=([.I32]-[.M32])/[.$C$9]" office:value-type="float" office:value="3.94821750397412" calcext:value-type="float">
            <text:p>3.94822</text:p>
          </table:table-cell>
          <table:table-cell table:formula="of:=1+(QUOTIENT(([.I32]-[.M32]);[.$C$9]))" office:value-type="float" office:value="4" calcext:value-type="float">
            <text:p>4</text:p>
          </table:table-cell>
          <table:table-cell table:style-name="ce18" table:formula="of:=([.I32]-[.M32])-([.$C$9]*([.K32]-1))" office:value-type="float" office:value="0.32760914762306" calcext:value-type="float">
            <text:p>0.3276</text:p>
          </table:table-cell>
          <table:table-cell table:style-name="ce9" office:value-type="float" office:value="0" calcext:value-type="float">
            <text:p>0</text:p>
          </table:table-cell>
          <table:table-cell table:style-name="ce33" table:formula="of:=([.K32]-1)*[.$C$9]+[.M32]+[.L32]" office:value-type="float" office:value="1.36410914762306" calcext:value-type="float">
            <text:p>1.3641</text:p>
          </table:table-cell>
          <table:table-cell table:style-name="ce34" table:formula="of:=DEGREES([.$M32]*[.E32]/[.$I32])" office:value-type="float" office:value="0" calcext:value-type="float">
            <text:p>0.0000000E+00</text:p>
          </table:table-cell>
          <table:table-cell table:style-name="ce34" table:formula="of:=DEGREES([.$M32]*[.F32]/[.$I32])" office:value-type="float" office:value="0" calcext:value-type="float">
            <text:p>0.0000000E+00</text:p>
          </table:table-cell>
          <table:table-cell table:style-name="ce34" table:formula="of:=DEGREES([.$C$9]*[.E32]/[.$I32])" office:value-type="float" office:value="0.00410970266548657" calcext:value-type="float">
            <text:p>4.1097027E-03</text:p>
          </table:table-cell>
          <table:table-cell table:style-name="ce34" table:formula="of:=DEGREES([.$C$9]*[.F32]/[.$I32])" office:value-type="float" office:value="0.00396837306562448" calcext:value-type="float">
            <text:p>3.9683731E-0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table:formula="of:=[.A32]+1" office:value-type="float" office:value="2" calcext:value-type="float">
            <text:p>2</text:p>
          </table:table-cell>
          <table:table-cell table:style-name="ce12" office:value-type="float" office:value="-88.296338" calcext:value-type="float">
            <text:p>-88.296338000</text:p>
          </table:table-cell>
          <table:table-cell table:style-name="ce12" office:value-type="float" office:value="42.312494" calcext:value-type="float">
            <text:p>42.312494000</text:p>
          </table:table-cell>
          <table:table-cell table:style-name="ce9" office:value-type="float" office:value="1" calcext:value-type="float">
            <text:p>1</text:p>
          </table:table-cell>
          <table:table-cell table:style-name="ce23" table:formula="of:=RADIANS([.B33]-[.B32])" office:value-type="float" office:value="0.0000641757565957644" calcext:value-type="float">
            <text:p>6.42E-05</text:p>
          </table:table-cell>
          <table:table-cell table:style-name="ce23" table:formula="of:=RADIANS([.C33]-[.C32])" office:value-type="float" office:value="0.000926281140618435" calcext:value-type="float">
            <text:p>9.26E-04</text:p>
          </table:table-cell>
          <table:table-cell table:style-name="ce25" table:formula="of:=SIN([.F33]/2)*SIN([.F33]/2)+COS(RADIANS([.C32]))*COS(RADIANS([.C33]))*SIN([.E33]/2)*SIN([.E33]/2)" office:value-type="float" office:value="0.000000215062687953375" calcext:value-type="float">
            <text:p>2.15062687953375E-07</text:p>
          </table:table-cell>
          <table:table-cell table:style-name="ce25" table:formula="of:=2*ATAN(SQRT([.G33])/SQRT(1-[.G33]))" office:value-type="float" office:value="0.000927497069258328" calcext:value-type="float">
            <text:p>0.0009274971</text:p>
          </table:table-cell>
          <table:table-cell table:style-name="ce27" table:formula="of:=[.$J$3]*[.H33]" office:value-type="float" office:value="3.67196089719372" calcext:value-type="float">
            <text:p>3.67196</text:p>
          </table:table-cell>
          <table:table-cell table:style-name="ce29" table:formula="of:=([.I33]-[.M33])/[.$C$9]" office:value-type="float" office:value="10.5761795797881" calcext:value-type="float">
            <text:p>10.57618</text:p>
          </table:table-cell>
          <table:table-cell table:formula="of:=1+(QUOTIENT(([.I33]-[.M33]);[.$C$9]))" office:value-type="float" office:value="11" calcext:value-type="float">
            <text:p>11</text:p>
          </table:table-cell>
          <table:table-cell table:style-name="ce18" table:formula="of:=([.I33]-[.M33])-([.$C$9]*([.K33]-1))" office:value-type="float" office:value="0.199070044816779" calcext:value-type="float">
            <text:p>0.1991</text:p>
          </table:table-cell>
          <table:table-cell table:style-name="ce18" table:formula="of:=[.$C$9]-[.L32]" office:value-type="float" office:value="0.0178908523769404" calcext:value-type="float">
            <text:p>0.0179</text:p>
          </table:table-cell>
          <table:table-cell table:style-name="ce33" table:formula="of:=([.K33]-1)*[.$C$9]+[.M33]+[.L33]" office:value-type="float" office:value="3.67196089719372" calcext:value-type="float">
            <text:p>3.6720</text:p>
          </table:table-cell>
          <table:table-cell table:style-name="ce34" table:formula="of:=DEGREES([.$M33]*[.E33]/[.$I33])" office:value-type="float" office:value="0.0000179154043389233" calcext:value-type="float">
            <text:p>1.7915404E-05</text:p>
          </table:table-cell>
          <table:table-cell table:style-name="ce34" table:formula="of:=DEGREES([.$M33]*[.F33]/[.$I33])" office:value-type="float" office:value="0.000258582088408033" calcext:value-type="float">
            <text:p>2.5858209E-04</text:p>
          </table:table-cell>
          <table:table-cell table:style-name="ce34" table:formula="of:=DEGREES([.$C$9]*[.E33]/[.$I33])" office:value-type="float" office:value="0.00034597413631762" calcext:value-type="float">
            <text:p>3.4597414E-04</text:p>
          </table:table-cell>
          <table:table-cell table:style-name="ce34" table:formula="of:=DEGREES([.$C$9]*[.F33]/[.$I33])" office:value-type="float" office:value="0.00499361962541964" calcext:value-type="float">
            <text:p>4.9936196E-0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" table:formula="of:=[.A33]+1" office:value-type="float" office:value="3" calcext:value-type="float">
            <text:p>3</text:p>
          </table:table-cell>
          <table:table-cell table:style-name="ce12" office:value-type="float" office:value="-88.275981" calcext:value-type="float">
            <text:p>-88.275981000</text:p>
          </table:table-cell>
          <table:table-cell table:style-name="ce12" office:value-type="float" office:value="42.342519" calcext:value-type="float">
            <text:p>42.342519000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formula="of:=RADIANS([.B34]-[.B33])" office:value-type="float" office:value="0.000355296675828559" calcext:value-type="float">
            <text:p>3.55E-04</text:p>
          </table:table-cell>
          <table:table-cell table:style-name="ce23" table:formula="of:=RADIANS([.C34]-[.C33])" office:value-type="float" office:value="0.000524035107911332" calcext:value-type="float">
            <text:p>5.24E-04</text:p>
          </table:table-cell>
          <table:table-cell table:style-name="ce25" table:formula="of:=SIN([.F34]/2)*SIN([.F34]/2)+COS(RADIANS([.C33]))*COS(RADIANS([.C34]))*SIN([.E34]/2)*SIN([.E34]/2)" office:value-type="float" office:value="0.0000000859025553495247" calcext:value-type="float">
            <text:p>8.59025553495247E-08</text:p>
          </table:table-cell>
          <table:table-cell table:style-name="ce25" table:formula="of:=2*ATAN(SQRT([.G34])/SQRT(1-[.G34]))" office:value-type="float" office:value="0.000586182762657772" calcext:value-type="float">
            <text:p>0.0005861828</text:p>
          </table:table-cell>
          <table:table-cell table:style-name="ce27" table:formula="of:=[.$J$3]*[.H34]" office:value-type="float" office:value="2.32069755736212" calcext:value-type="float">
            <text:p>2.32070</text:p>
          </table:table-cell>
          <table:table-cell table:style-name="ce29" table:formula="of:=([.I34]-[.M34])/[.$C$9]" office:value-type="float" office:value="6.29310449255832" calcext:value-type="float">
            <text:p>6.29310</text:p>
          </table:table-cell>
          <table:table-cell table:formula="of:=1+(QUOTIENT(([.I34]-[.M34]);[.$C$9]))" office:value-type="float" office:value="7" calcext:value-type="float">
            <text:p>7</text:p>
          </table:table-cell>
          <table:table-cell table:style-name="ce18" table:formula="of:=([.I34]-[.M34])-([.$C$9]*([.K34]-1))" office:value-type="float" office:value="0.101267602178898" calcext:value-type="float">
            <text:p>0.1013</text:p>
          </table:table-cell>
          <table:table-cell table:style-name="ce18" table:formula="of:=[.$C$9]-[.L33]" office:value-type="float" office:value="0.146429955183221" calcext:value-type="float">
            <text:p>0.1464</text:p>
          </table:table-cell>
          <table:table-cell table:style-name="ce33" table:formula="of:=([.K34]-1)*[.$C$9]+[.M34]+[.L34]" office:value-type="float" office:value="2.32069755736212" calcext:value-type="float">
            <text:p>2.3207</text:p>
          </table:table-cell>
          <table:table-cell table:style-name="ce34" table:formula="of:=DEGREES([.$M34]*[.E34]/[.$I34])" office:value-type="float" office:value="0.00128447353607496" calcext:value-type="float">
            <text:p>1.2844735E-03</text:p>
          </table:table-cell>
          <table:table-cell table:style-name="ce34" table:formula="of:=DEGREES([.$M34]*[.F34]/[.$I34])" office:value-type="float" office:value="0.00189449908732354" calcext:value-type="float">
            <text:p>1.8944991E-03</text:p>
          </table:table-cell>
          <table:table-cell table:style-name="ce34" table:formula="of:=DEGREES([.$C$9]*[.E34]/[.$I34])" office:value-type="float" office:value="0.00303070233244701" calcext:value-type="float">
            <text:p>3.0307023E-03</text:p>
          </table:table-cell>
          <table:table-cell table:style-name="ce34" table:formula="of:=DEGREES([.$C$9]*[.F34]/[.$I34])" office:value-type="float" office:value="0.00447005145805908" calcext:value-type="float">
            <text:p>4.4700515E-0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2"/>
          <table:table-cell table:number-columns-repeated="5"/>
          <table:table-cell table:style-name="ce25" table:number-columns-repeated="2"/>
          <table:table-cell table:style-name="ce29" table:formula="of:=SUM([.I32:.I34])" office:value-type="string" office:string-value="7.35677" calcext:value-type="string">
            <text:p>7.35677</text:p>
          </table:table-cell>
          <table:table-cell/>
          <table:table-cell table:style-name="ce31" table:formula="of:=SUM([.K32:.K34])" office:value-type="string" office:string-value="22" calcext:value-type="string">
            <text:p>22</text:p>
          </table:table-cell>
          <table:table-cell table:number-columns-repeated="2"/>
          <table:table-cell table:style-name="ce33" table:formula="of:=SUM([.N32:.N34])" office:value-type="string" office:string-value="7.3568" calcext:value-type="string">
            <text:p>7.3568</text:p>
          </table:table-cell>
          <table:table-cell table:number-columns-repeated="1010"/>
        </table:table-row>
        <table:table-row table:style-name="ro1" table:number-rows-repeated="2">
          <table:table-cell table:style-name="ce2"/>
          <table:table-cell table:number-columns-repeated="5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13"/>
          <table:table-cell table:number-columns-repeated="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14"/>
          <table:table-cell table:style-name="ce10"/>
          <table:table-cell table:style-name="ce11" table:number-columns-repeated="2"/>
          <table:table-cell/>
          <table:table-cell table:style-name="ce25" table:number-columns-repeated="2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 table:number-rows-repeated="4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 table:number-rows-repeated="36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 table:number-rows-repeated="29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 table:number-rows-repeated="4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 table:number-rows-repeated="26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 table:number-rows-repeated="7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 table:number-rows-repeated="12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 table:number-rows-repeated="10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 table:number-rows-repeated="3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 table:number-rows-repeated="9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1" table:number-rows-repeated="5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1" table:number-rows-repeated="756">
          <table:table-cell table:style-name="ce2"/>
          <table:table-cell table:number-columns-repeated="5"/>
          <table:table-cell table:style-name="ce25" table:number-columns-repeated="2"/>
          <table:table-cell table:number-columns-repeated="1016"/>
        </table:table-row>
        <table:table-row table:style-name="ro2" table:number-rows-repeated="1047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-W" table:style-name="ta2">
        <table:table-column table:style-name="co1" table:number-columns-repeated="6" table:default-cell-style-name="Default"/>
        <table:table-column table:style-name="co4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7" office:value-type="string" calcext:value-type="string">
            <text:p>UP-W Line</text:p>
          </table:table-cell>
          <table:table-cell table:style-name="ce15"/>
          <table:table-cell table:style-name="ce9" table:number-columns-repeated="2"/>
          <table:table-cell/>
          <table:table-cell table:style-name="ce24" table:number-columns-repeated="2"/>
          <table:table-cell table:style-name="ce8"/>
          <table:table-cell table:style-name="ce15"/>
          <table:table-cell table:style-name="ce9"/>
          <table:table-cell table:number-columns-repeated="5"/>
          <table:table-cell table:style-name="ce35" office:value-type="string" calcext:value-type="string">
            <text:p>function getDistanceFromLatLonInKm(lat1,lon1,lat2,lon2) {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9" table:number-columns-repeated="2"/>
          <table:table-cell table:style-name="ce24" office:value-type="string" calcext:value-type="string">
            <text:p>UP-NW Line</text:p>
          </table:table-cell>
          <table:table-cell table:style-name="ce24" table:formula="of:=[$'UP-NW'.C4]" office:value-type="string" office:string-value="10" calcext:value-type="string">
            <text:p>10</text:p>
          </table:table-cell>
          <table:table-cell table:style-name="ce40" office:value-type="string" calcext:value-type="string">
            <text:p>feet</text:p>
          </table:table-cell>
          <table:table-cell table:style-name="ce8"/>
          <table:table-cell table:style-name="ce15"/>
          <table:table-cell table:style-name="ce9"/>
          <table:table-cell table:number-columns-repeated="5"/>
          <table:table-cell table:style-name="ce35" office:value-type="string" calcext:value-type="string">
            <text:p>var R = 6371; // Radius of the earth in km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8" office:value-type="string" calcext:value-type="string">
            <text:p>Length</text:p>
          </table:table-cell>
          <table:table-cell table:style-name="ce16" office:value-type="float" office:value="43.8" calcext:value-type="float">
            <text:p>43.8000</text:p>
          </table:table-cell>
          <table:table-cell table:style-name="ce9" office:value-type="string" calcext:value-type="string">
            <text:p>miles</text:p>
          </table:table-cell>
          <table:table-cell table:style-name="ce9" office:value-type="string" calcext:value-type="string">
            <text:p>(M)</text:p>
          </table:table-cell>
          <table:table-cell/>
          <table:table-cell table:style-name="ce24" table:number-columns-repeated="2"/>
          <table:table-cell table:style-name="ce8" office:value-type="string" calcext:value-type="string">
            <text:p>Earth Radius</text:p>
          </table:table-cell>
          <table:table-cell table:style-name="ce15" office:value-type="float" office:value="3959" calcext:value-type="float">
            <text:p>3959</text:p>
          </table:table-cell>
          <table:table-cell table:style-name="ce9" office:value-type="string" calcext:value-type="string">
            <text:p>miles</text:p>
          </table:table-cell>
          <table:table-cell table:number-columns-repeated="5"/>
          <table:table-cell table:style-name="ce36" office:value-type="string" calcext:value-type="string">
            <text:p>var dLat = deg2rad(lat2-lat1);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39" table:formula="of:=[.G2]*[.C3]/[$'UP-NW'.C3]" office:value-type="string" office:string-value="6.9304" calcext:value-type="string">
            <text:p>6.9304</text:p>
          </table:table-cell>
          <table:table-cell table:style-name="ce9" office:value-type="string" calcext:value-type="string">
            <text:p>feet</text:p>
          </table:table-cell>
          <table:table-cell table:style-name="ce9" office:value-type="string" calcext:value-type="string">
            <text:p>(F)</text:p>
          </table:table-cell>
          <table:table-cell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dLon = deg2rad(lon2-lon1);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8" office:value-type="string" calcext:value-type="string">
            <text:p>Miles Per Foot</text:p>
          </table:table-cell>
          <table:table-cell table:style-name="ce18" table:formula="of:=[.C3]/[.C4]" office:value-type="string" office:string-value="6.3200" calcext:value-type="string">
            <text:p>6.3200</text:p>
          </table:table-cell>
          <table:table-cell table:style-name="ce20" office:value-type="string" calcext:value-type="string">
            <text:p>(for accurate scaling of each line, this will be used for all other lines, and F will be calculated)</text:p>
          </table:table-cell>
          <table:table-cell table:number-columns-repeated="2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a = Math.sin(dLat/2) * Math.sin(dLat/2) + Math.cos(deg2rad(lat1)) * Math.cos(deg2rad(lat2)) * Math.sin(dLon/2) * Math.sin(dLon/2);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number-columns-repeated="4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c = 2 * Math.atan2(Math.sqrt(a), Math.sqrt(1-a));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8" office:value-type="string" calcext:value-type="string">
            <text:p>LED Spacing</text:p>
          </table:table-cell>
          <table:table-cell table:style-name="ce17" office:value-type="float" office:value="0.656" calcext:value-type="float">
            <text:p>0.656</text:p>
          </table:table-cell>
          <table:table-cell table:style-name="ce9" office:value-type="string" calcext:value-type="string">
            <text:p>inches</text:p>
          </table:table-cell>
          <table:table-cell table:number-columns-repeated="2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d = R * c; // Distance in km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19" table:formula="of:=[.C7]/12" office:value-type="string" office:string-value="0.0547" calcext:value-type="string">
            <text:p>0.0547</text:p>
          </table:table-cell>
          <table:table-cell table:style-name="ce9" office:value-type="string" calcext:value-type="string">
            <text:p>feet</text:p>
          </table:table-cell>
          <table:table-cell table:style-name="ce9" office:value-type="string" calcext:value-type="string">
            <text:p>(FLED)</text:p>
          </table:table-cell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/>
          <table:table-cell table:style-name="ce18" table:formula="of:=([.C3]/[.C4])*[.C8]" office:value-type="string" office:string-value="0.3455" calcext:value-type="string">
            <text:p>0.3455</text:p>
          </table:table-cell>
          <table:table-cell table:style-name="ce9" office:value-type="string" calcext:value-type="string">
            <text:p>miles</text:p>
          </table:table-cell>
          <table:table-cell table:style-name="ce9" office:value-type="string" calcext:value-type="string">
            <text:p>(MLED)</text:p>
          </table:table-cell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5"/>
          <table:table-cell table:style-name="ce37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number-columns-repeated="4"/>
          <table:table-cell table:style-name="ce25" table:number-columns-repeated="2"/>
          <table:table-cell table:number-columns-repeated="8"/>
          <table:table-cell table:style-name="ce38"/>
          <table:table-cell table:number-columns-repeated="1007"/>
        </table:table-row>
        <table:table-row table:style-name="ro1">
          <table:table-cell table:style-name="ce2"/>
          <table:table-cell table:style-name="ce9" office:value-type="string" calcext:value-type="string">
            <text:p>From KML – Line Segments from Simplified Files</text:p>
          </table:table-cell>
          <table:table-cell table:number-columns-repeated="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5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Main</text:p>
          </table:table-cell>
          <table:table-cell table:number-columns-repeated="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11" office:value-type="string" calcext:value-type="string">
            <text:p>lon</text:p>
          </table:table-cell>
          <table:table-cell table:style-name="ce11" office:value-type="string" calcext:value-type="string">
            <text:p>lat</text:p>
          </table:table-cell>
          <table:table-cell table:style-name="ce21" office:value-type="string" calcext:value-type="string">
            <text:p>segment</text:p>
          </table:table-cell>
          <table:table-cell table:style-name="ce11" office:value-type="string" calcext:value-type="string">
            <text:p>dlon (rad)</text:p>
          </table:table-cell>
          <table:table-cell table:style-name="ce11" office:value-type="string" calcext:value-type="string">
            <text:p>dlat (rad)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c</text:p>
          </table:table-cell>
          <table:table-cell table:style-name="ce11" office:value-type="string" calcext:value-type="string">
            <text:p>length (miles)</text:p>
          </table:table-cell>
          <table:table-cell table:style-name="ce2" office:value-type="string" calcext:value-type="string">
            <text:p>(M-MO)/MLED</text:p>
          </table:table-cell>
          <table:table-cell table:style-name="ce11" office:value-type="string" calcext:value-type="string">
            <text:p>num LEDs</text:p>
          </table:table-cell>
          <table:table-cell table:style-name="ce11" office:value-type="string" calcext:value-type="string">
            <text:p>Remainder (MR)</text:p>
          </table:table-cell>
          <table:table-cell table:style-name="ce11" office:value-type="string" calcext:value-type="string">
            <text:p>Offset (MO)</text:p>
          </table:table-cell>
          <table:table-cell table:style-name="ce32" office:value-type="string" calcext:value-type="string">
            <text:p>double check</text:p>
          </table:table-cell>
          <table:table-cell table:style-name="ce30" office:value-type="string" calcext:value-type="string">
            <text:p>dlon(offset) (deg)</text:p>
          </table:table-cell>
          <table:table-cell table:style-name="ce30" office:value-type="string" calcext:value-type="string">
            <text:p>dlat(offset) (deg)</text:p>
          </table:table-cell>
          <table:table-cell table:style-name="ce30" office:value-type="string" calcext:value-type="string">
            <text:p>dlon(LED) (deg)</text:p>
          </table:table-cell>
          <table:table-cell table:style-name="ce30" office:value-type="string" calcext:value-type="string">
            <text:p>dlat(LED) (deg)</text:p>
          </table:table-cell>
          <table:table-cell table:style-name="ce30" office:value-type="string" calcext:value-type="string">
            <text:p>segment</text:p>
          </table:table-cell>
          <table:table-cell table:number-columns-repeated="100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" office:value-type="float" office:value="-87.640794" calcext:value-type="float">
            <text:p>-87.640794</text:p>
          </table:table-cell>
          <table:table-cell table:style-name="ce9" office:value-type="float" office:value="41.882681" calcext:value-type="float">
            <text:p>41.882681</text:p>
          </table:table-cell>
          <table:table-cell table:number-columns-repeated="3"/>
          <table:table-cell table:style-name="ce25" table:number-columns-repeated="2"/>
          <table:table-cell/>
          <table:table-cell table:style-name="ce25"/>
          <table:table-cell table:number-columns-repeated="1014"/>
        </table:table-row>
        <table:table-row table:style-name="ro1">
          <table:table-cell table:style-name="ce4" table:formula="of:=[.A15]+1" office:value-type="float" office:value="1" calcext:value-type="float">
            <text:p>1</text:p>
          </table:table-cell>
          <table:table-cell table:style-name="ce9" office:value-type="float" office:value="-87.641716" calcext:value-type="float">
            <text:p>-87.641716</text:p>
          </table:table-cell>
          <table:table-cell table:style-name="ce9" office:value-type="float" office:value="41.8896909" calcext:value-type="float">
            <text:p>41.8896909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RADIANS([.B16]-[.B15])" office:value-type="float" office:value="-0.0000160919357034358" calcext:value-type="float">
            <text:p>-1.61E-05</text:p>
          </table:table-cell>
          <table:table-cell table:style-name="ce23" table:formula="of:=RADIANS([.C16]-[.C15])" office:value-type="float" office:value="0.000122345835235549" calcext:value-type="float">
            <text:p>1.22E-04</text:p>
          </table:table-cell>
          <table:table-cell table:style-name="ce25" table:formula="of:=SIN([.F16]/2)*SIN([.F16]/2)+COS(RADIANS([.C15]))*COS(RADIANS([.C16]))*SIN([.E16]/2)*SIN([.E16]/2)" office:value-type="float" office:value="0.00000000377800597034587" calcext:value-type="float">
            <text:p>3.77800597034587E-09</text:p>
          </table:table-cell>
          <table:table-cell table:style-name="ce25" table:formula="of:=2*ATAN(SQRT([.G16])/SQRT(1-[.G16]))" office:value-type="float" office:value="0.000122930972095785" calcext:value-type="float">
            <text:p>0.000122931</text:p>
          </table:table-cell>
          <table:table-cell table:style-name="ce27" table:formula="of:=[.$J$3]*[.H16]" office:value-type="float" office:value="0.486683718527212" calcext:value-type="float">
            <text:p>0.48668</text:p>
          </table:table-cell>
          <table:table-cell table:style-name="ce29" table:formula="of:=([.I16]-[.M16])/[.$C$9]" office:value-type="float" office:value="1.40863594363882" calcext:value-type="float">
            <text:p>1.40864</text:p>
          </table:table-cell>
          <table:table-cell table:formula="of:=1+(QUOTIENT(([.I16]-[.M16]);[.$C$9]))" office:value-type="float" office:value="2" calcext:value-type="float">
            <text:p>2</text:p>
          </table:table-cell>
          <table:table-cell table:style-name="ce18" table:formula="of:=([.I16]-[.M16])-([.$C$9]*([.K16]-1))" office:value-type="float" office:value="0.141183718527212" calcext:value-type="float">
            <text:p>0.1412</text:p>
          </table:table-cell>
          <table:table-cell table:style-name="ce9" office:value-type="float" office:value="0" calcext:value-type="float">
            <text:p>0</text:p>
          </table:table-cell>
          <table:table-cell table:style-name="ce33" table:formula="of:=([.K16]-1)*[.$C$9]+[.M16]+[.L16]" office:value-type="float" office:value="0.486683718527212" calcext:value-type="float">
            <text:p>0.4867</text:p>
          </table:table-cell>
          <table:table-cell table:style-name="ce34" table:formula="of:=DEGREES([.$M16]*[.E16]/[.$I16])" office:value-type="float" office:value="-0" calcext:value-type="float">
            <text:p>-0.0000000E+00</text:p>
          </table:table-cell>
          <table:table-cell table:style-name="ce34" table:formula="of:=DEGREES([.$M16]*[.F16]/[.$I16])" office:value-type="float" office:value="0" calcext:value-type="float">
            <text:p>0.0000000E+00</text:p>
          </table:table-cell>
          <table:table-cell table:style-name="ce34" table:formula="of:=DEGREES([.$C$9]*[.E16]/[.$I16])" office:value-type="float" office:value="-0.000654533915712121" calcext:value-type="float">
            <text:p>-6.5453392E-04</text:p>
          </table:table-cell>
          <table:table-cell table:style-name="ce34" table:formula="of:=DEGREES([.$C$9]*[.F16]/[.$I16])" office:value-type="float" office:value="0.00497637450730654" calcext:value-type="float">
            <text:p>4.9763745E-0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table:formula="of:=[.A16]+1" office:value-type="float" office:value="2" calcext:value-type="float">
            <text:p>2</text:p>
          </table:table-cell>
          <table:table-cell table:style-name="ce9" office:value-type="float" office:value="-87.6617575" calcext:value-type="float">
            <text:p>-87.6617575</text:p>
          </table:table-cell>
          <table:table-cell table:style-name="ce9" office:value-type="float" office:value="41.8891159" calcext:value-type="float">
            <text:p>41.8891159</text:p>
          </table:table-cell>
          <table:table-cell table:style-name="ce9" table:formula="of:=[.D16]+1" office:value-type="float" office:value="1" calcext:value-type="float">
            <text:p>1</text:p>
          </table:table-cell>
          <table:table-cell table:style-name="ce23" table:formula="of:=RADIANS([.B17]-[.B16])" office:value-type="float" office:value="-0.000349790162038282" calcext:value-type="float">
            <text:p>-3.50E-04</text:p>
          </table:table-cell>
          <table:table-cell table:style-name="ce23" table:formula="of:=RADIANS([.C17]-[.C16])" office:value-type="float" office:value="-0.0000100356431989285" calcext:value-type="float">
            <text:p>-1.00E-05</text:p>
          </table:table-cell>
          <table:table-cell table:style-name="ce25" table:formula="of:=SIN([.F17]/2)*SIN([.F17]/2)+COS(RADIANS([.C16]))*COS(RADIANS([.C17]))*SIN([.E17]/2)*SIN([.E17]/2)" office:value-type="float" office:value="0.0000000169767047802938" calcext:value-type="float">
            <text:p>0.000000017</text:p>
          </table:table-cell>
          <table:table-cell table:style-name="ce25" table:formula="of:=2*ATAN(SQRT([.G17])/SQRT(1-[.G17]))" office:value-type="float" office:value="0.000260589369517356" calcext:value-type="float">
            <text:p>0.0002605894</text:p>
          </table:table-cell>
          <table:table-cell table:style-name="ce27" table:formula="of:=[.$J$3]*[.H17]" office:value-type="float" office:value="1.03167331391921" calcext:value-type="float">
            <text:p>1.03167</text:p>
          </table:table-cell>
          <table:table-cell table:style-name="ce29" table:formula="of:=([.I17]-[.M17])/[.$C$9]" office:value-type="float" office:value="2.39466579579283" calcext:value-type="float">
            <text:p>2.39467</text:p>
          </table:table-cell>
          <table:table-cell table:formula="of:=1+(QUOTIENT(([.I17]-[.M17]);[.$C$9]))" office:value-type="float" office:value="3" calcext:value-type="float">
            <text:p>3</text:p>
          </table:table-cell>
          <table:table-cell table:style-name="ce18" table:formula="of:=([.I17]-[.M17])-([.$C$9]*([.K17]-1))" office:value-type="float" office:value="0.136357032446424" calcext:value-type="float">
            <text:p>0.1364</text:p>
          </table:table-cell>
          <table:table-cell table:style-name="ce18" table:formula="of:=[.$C$9]-[.L16]" office:value-type="float" office:value="0.204316281472788" calcext:value-type="float">
            <text:p>0.2043</text:p>
          </table:table-cell>
          <table:table-cell table:style-name="ce33" table:formula="of:=([.K17]-1)*[.$C$9]+[.M17]+[.L17]" office:value-type="float" office:value="1.03167331391921" calcext:value-type="float">
            <text:p>1.0317</text:p>
          </table:table-cell>
          <table:table-cell table:style-name="ce34" table:formula="of:=DEGREES([.$M17]*[.E17]/[.$I17])" office:value-type="float" office:value="-0.00396909050557806" calcext:value-type="float">
            <text:p>-3.9690905E-03</text:p>
          </table:table-cell>
          <table:table-cell table:style-name="ce34" table:formula="of:=DEGREES([.$M17]*[.F17]/[.$I17])" office:value-type="float" office:value="-0.000113875061282818" calcext:value-type="float">
            <text:p>-1.1387506E-04</text:p>
          </table:table-cell>
          <table:table-cell table:style-name="ce34" table:formula="of:=DEGREES([.$C$9]*[.E17]/[.$I17])" office:value-type="float" office:value="-0.00671175473531636" calcext:value-type="float">
            <text:p>-6.7117547E-03</text:p>
          </table:table-cell>
          <table:table-cell table:style-name="ce34" table:formula="of:=DEGREES([.$C$9]*[.F17]/[.$I17])" office:value-type="float" office:value="-0.000192563379626961" calcext:value-type="float">
            <text:p>-1.9256338E-04</text:p>
          </table:table-cell>
          <table:table-cell table:style-name="ce9" table:formula="of:=[.S16]+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" table:formula="of:=[.A17]+1" office:value-type="float" office:value="3" calcext:value-type="float">
            <text:p>3</text:p>
          </table:table-cell>
          <table:table-cell table:style-name="ce9" office:value-type="float" office:value="-87.824192" calcext:value-type="float">
            <text:p>-87.824192</text:p>
          </table:table-cell>
          <table:table-cell table:style-name="ce9" office:value-type="float" office:value="41.8867517" calcext:value-type="float">
            <text:p>41.8867517</text:p>
          </table:table-cell>
          <table:table-cell table:style-name="ce9" table:formula="of:=[.D17]+1" office:value-type="float" office:value="2" calcext:value-type="float">
            <text:p>2</text:p>
          </table:table-cell>
          <table:table-cell table:style-name="ce23" table:formula="of:=RADIANS([.B18]-[.B17])" office:value-type="float" office:value="-0.00283501684383079" calcext:value-type="float">
            <text:p>-2.84E-03</text:p>
          </table:table-cell>
          <table:table-cell table:style-name="ce23" table:formula="of:=RADIANS([.C18]-[.C17])" office:value-type="float" office:value="-0.0000412630741756913" calcext:value-type="float">
            <text:p>-4.13E-05</text:p>
          </table:table-cell>
          <table:table-cell table:style-name="ce25" table:formula="of:=SIN([.F18]/2)*SIN([.F18]/2)+COS(RADIANS([.C17]))*COS(RADIANS([.C18]))*SIN([.E18]/2)*SIN([.E18]/2)" office:value-type="float" office:value="0.00000111401382625697" calcext:value-type="float">
            <text:p>0.000001114</text:p>
          </table:table-cell>
          <table:table-cell table:style-name="ce25" table:formula="of:=2*ATAN(SQRT([.G18])/SQRT(1-[.G18]))" office:value-type="float" office:value="0.00211093745992895" calcext:value-type="float">
            <text:p>0.0021109375</text:p>
          </table:table-cell>
          <table:table-cell table:style-name="ce27" table:formula="of:=[.$J$3]*[.H18]" office:value-type="float" office:value="8.3572014038587" calcext:value-type="float">
            <text:p>8.35720</text:p>
          </table:table-cell>
          <table:table-cell table:style-name="ce29" table:formula="of:=([.I18]-[.M18])/[.$C$9]" office:value-type="float" office:value="23.5833818706371" calcext:value-type="float">
            <text:p>23.58338</text:p>
          </table:table-cell>
          <table:table-cell table:formula="of:=1+(QUOTIENT(([.I18]-[.M18]);[.$C$9]))" office:value-type="float" office:value="24" calcext:value-type="float">
            <text:p>24</text:p>
          </table:table-cell>
          <table:table-cell table:style-name="ce18" table:formula="of:=([.I18]-[.M18])-([.$C$9]*([.K18]-1))" office:value-type="float" office:value="0.201558436305126" calcext:value-type="float">
            <text:p>0.2016</text:p>
          </table:table-cell>
          <table:table-cell table:style-name="ce18" table:formula="of:=[.$C$9]-[.L17]" office:value-type="float" office:value="0.209142967553576" calcext:value-type="float">
            <text:p>0.2091</text:p>
          </table:table-cell>
          <table:table-cell table:style-name="ce33" table:formula="of:=([.K18]-1)*[.$C$9]+[.M18]+[.L18]" office:value-type="float" office:value="8.3572014038587" calcext:value-type="float">
            <text:p>8.3572</text:p>
          </table:table-cell>
          <table:table-cell table:style-name="ce34" table:formula="of:=DEGREES([.$M18]*[.E18]/[.$I18])" office:value-type="float" office:value="-0.00406500115545815" calcext:value-type="float">
            <text:p>-4.0650012E-03</text:p>
          </table:table-cell>
          <table:table-cell table:style-name="ce34" table:formula="of:=DEGREES([.$M18]*[.F18]/[.$I18])" office:value-type="float" office:value="-0.0000591652372602101" calcext:value-type="float">
            <text:p>-5.9165237E-05</text:p>
          </table:table-cell>
          <table:table-cell table:style-name="ce34" table:formula="of:=DEGREES([.$C$9]*[.E18]/[.$I18])" office:value-type="float" office:value="-0.00671530061775092" calcext:value-type="float">
            <text:p>-6.7153006E-03</text:p>
          </table:table-cell>
          <table:table-cell table:style-name="ce34" table:formula="of:=DEGREES([.$C$9]*[.F18]/[.$I18])" office:value-type="float" office:value="-0.0000977397887794914" calcext:value-type="float">
            <text:p>-9.7739789E-05</text:p>
          </table:table-cell>
          <table:table-cell table:style-name="ce9" table:formula="of:=[.S17]+1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table:formula="of:=[.A18]+1" office:value-type="float" office:value="4" calcext:value-type="float">
            <text:p>4</text:p>
          </table:table-cell>
          <table:table-cell table:style-name="ce9" office:value-type="float" office:value="-87.867412" calcext:value-type="float">
            <text:p>-87.867412</text:p>
          </table:table-cell>
          <table:table-cell table:style-name="ce9" office:value-type="float" office:value="41.891474" calcext:value-type="float">
            <text:p>41.891474</text:p>
          </table:table-cell>
          <table:table-cell table:style-name="ce9" table:formula="of:=[.D18]+1" office:value-type="float" office:value="3" calcext:value-type="float">
            <text:p>3</text:p>
          </table:table-cell>
          <table:table-cell table:style-name="ce23" table:formula="of:=RADIANS([.B19]-[.B18])" office:value-type="float" office:value="-0.000754331302712039" calcext:value-type="float">
            <text:p>-7.54E-04</text:p>
          </table:table-cell>
          <table:table-cell table:style-name="ce23" table:formula="of:=RADIANS([.C19]-[.C18])" office:value-type="float" office:value="0.0000824196832670069" calcext:value-type="float">
            <text:p>8.24E-05</text:p>
          </table:table-cell>
          <table:table-cell table:style-name="ce25" table:formula="of:=SIN([.F19]/2)*SIN([.F19]/2)+COS(RADIANS([.C18]))*COS(RADIANS([.C19]))*SIN([.E19]/2)*SIN([.E19]/2)" office:value-type="float" office:value="0.0000000805337496152311" calcext:value-type="float">
            <text:p>8.05337496152311E-08</text:p>
          </table:table-cell>
          <table:table-cell table:style-name="ce25" table:formula="of:=2*ATAN(SQRT([.G19])/SQRT(1-[.G19]))" office:value-type="float" office:value="0.000567569385281222" calcext:value-type="float">
            <text:p>0.0005675694</text:p>
          </table:table-cell>
          <table:table-cell table:style-name="ce27" table:formula="of:=[.$J$3]*[.H19]" office:value-type="float" office:value="2.24700719632836" calcext:value-type="float">
            <text:p>2.24701</text:p>
          </table:table-cell>
          <table:table-cell table:style-name="ce29" table:formula="of:=([.I19]-[.M19])/[.$C$9]" office:value-type="float" office:value="6.08702064438056" calcext:value-type="float">
            <text:p>6.08702</text:p>
          </table:table-cell>
          <table:table-cell table:formula="of:=1+(QUOTIENT(([.I19]-[.M19]);[.$C$9]))" office:value-type="float" office:value="7" calcext:value-type="float">
            <text:p>7</text:p>
          </table:table-cell>
          <table:table-cell table:style-name="ce18" table:formula="of:=([.I19]-[.M19])-([.$C$9]*([.K19]-1))" office:value-type="float" office:value="0.0300656326334847" calcext:value-type="float">
            <text:p>0.0301</text:p>
          </table:table-cell>
          <table:table-cell table:style-name="ce18" table:formula="of:=[.$C$9]-[.L18]" office:value-type="float" office:value="0.143941563694874" calcext:value-type="float">
            <text:p>0.1439</text:p>
          </table:table-cell>
          <table:table-cell table:style-name="ce33" table:formula="of:=([.K19]-1)*[.$C$9]+[.M19]+[.L19]" office:value-type="float" office:value="2.24700719632836" calcext:value-type="float">
            <text:p>2.2470</text:p>
          </table:table-cell>
          <table:table-cell table:style-name="ce34" table:formula="of:=DEGREES([.$M19]*[.E19]/[.$I19])" office:value-type="float" office:value="-0.00276864016860233" calcext:value-type="float">
            <text:p>-2.7686402E-03</text:p>
          </table:table-cell>
          <table:table-cell table:style-name="ce34" table:formula="of:=DEGREES([.$M19]*[.F19]/[.$I19])" office:value-type="float" office:value="0.000302506928926463" calcext:value-type="float">
            <text:p>3.0250693E-04</text:p>
          </table:table-cell>
          <table:table-cell table:style-name="ce34" table:formula="of:=DEGREES([.$C$9]*[.E19]/[.$I19])" office:value-type="float" office:value="-0.00664551053703865" calcext:value-type="float">
            <text:p>-6.6455105E-03</text:p>
          </table:table-cell>
          <table:table-cell table:style-name="ce34" table:formula="of:=DEGREES([.$C$9]*[.F19]/[.$I19])" office:value-type="float" office:value="0.000726101212611842" calcext:value-type="float">
            <text:p>7.2610121E-04</text:p>
          </table:table-cell>
          <table:table-cell table:style-name="ce9" table:formula="of:=[.S18]+1" office:value-type="float" office:value="3" calcext:value-type="float">
            <text:p>3</text:p>
          </table:table-cell>
          <table:table-cell table:style-name="ce9" table:number-columns-repeated="8"/>
          <table:table-cell table:number-columns-repeated="997"/>
        </table:table-row>
        <table:table-row table:style-name="ro1">
          <table:table-cell table:style-name="ce4" table:formula="of:=[.A19]+1" office:value-type="float" office:value="5" calcext:value-type="float">
            <text:p>5</text:p>
          </table:table-cell>
          <table:table-cell table:style-name="ce9" office:value-type="float" office:value="-87.8834581" calcext:value-type="float">
            <text:p>-87.8834581</text:p>
          </table:table-cell>
          <table:table-cell table:style-name="ce9" office:value-type="float" office:value="41.8913841" calcext:value-type="float">
            <text:p>41.8913841</text:p>
          </table:table-cell>
          <table:table-cell table:style-name="ce9" table:formula="of:=[.D19]+1" office:value-type="float" office:value="4" calcext:value-type="float">
            <text:p>4</text:p>
          </table:table-cell>
          <table:table-cell table:style-name="ce23" table:formula="of:=RADIANS([.B20]-[.B19])" office:value-type="float" office:value="-0.000280057277104209" calcext:value-type="float">
            <text:p>-2.80E-04</text:p>
          </table:table-cell>
          <table:table-cell table:style-name="ce23" table:formula="of:=RADIANS([.C20]-[.C19])" office:value-type="float" office:value="-0.00000156905099752505" calcext:value-type="float">
            <text:p>-1.57E-06</text:p>
          </table:table-cell>
          <table:table-cell table:style-name="ce25" table:formula="of:=SIN([.F20]/2)*SIN([.F20]/2)+COS(RADIANS([.C19]))*COS(RADIANS([.C20]))*SIN([.E20]/2)*SIN([.E20]/2)" office:value-type="float" office:value="0.0000000108663679444738" calcext:value-type="float">
            <text:p>1.08663679444738E-08</text:p>
          </table:table-cell>
          <table:table-cell table:style-name="ce25" table:formula="of:=2*ATAN(SQRT([.G20])/SQRT(1-[.G20]))" office:value-type="float" office:value="0.000208483745014647" calcext:value-type="float">
            <text:p>0.0002084837</text:p>
          </table:table-cell>
          <table:table-cell table:style-name="ce27" table:formula="of:=[.$J$3]*[.H20]" office:value-type="float" office:value="0.825387146512987" calcext:value-type="float">
            <text:p>0.82539</text:p>
          </table:table-cell>
          <table:table-cell table:style-name="ce29" table:formula="of:=([.I20]-[.M20])/[.$C$9]" office:value-type="float" office:value="1.47598488899123" calcext:value-type="float">
            <text:p>1.47598</text:p>
          </table:table-cell>
          <table:table-cell table:formula="of:=1+(QUOTIENT(([.I20]-[.M20]);[.$C$9]))" office:value-type="float" office:value="2" calcext:value-type="float">
            <text:p>2</text:p>
          </table:table-cell>
          <table:table-cell table:style-name="ce18" table:formula="of:=([.I20]-[.M20])-([.$C$9]*([.K20]-1))" office:value-type="float" office:value="0.164452779146472" calcext:value-type="float">
            <text:p>0.1645</text:p>
          </table:table-cell>
          <table:table-cell table:style-name="ce18" table:formula="of:=[.$C$9]-[.L19]" office:value-type="float" office:value="0.315434367366515" calcext:value-type="float">
            <text:p>0.3154</text:p>
          </table:table-cell>
          <table:table-cell table:style-name="ce33" table:formula="of:=([.K20]-1)*[.$C$9]+[.M20]+[.L20]" office:value-type="float" office:value="0.825387146512987" calcext:value-type="float">
            <text:p>0.8254</text:p>
          </table:table-cell>
          <table:table-cell table:style-name="ce34" table:formula="of:=DEGREES([.$M20]*[.E20]/[.$I20])" office:value-type="float" office:value="-0.00613226341551618" calcext:value-type="float">
            <text:p>-6.1322634E-03</text:p>
          </table:table-cell>
          <table:table-cell table:style-name="ce34" table:formula="of:=DEGREES([.$M20]*[.F20]/[.$I20])" office:value-type="float" office:value="-0.0000343566649247316" calcext:value-type="float">
            <text:p>-3.4356665E-05</text:p>
          </table:table-cell>
          <table:table-cell table:style-name="ce34" table:formula="of:=DEGREES([.$C$9]*[.E20]/[.$I20])" office:value-type="float" office:value="-0.00671676021782067" calcext:value-type="float">
            <text:p>-6.7167602E-03</text:p>
          </table:table-cell>
          <table:table-cell table:style-name="ce34" table:formula="of:=DEGREES([.$C$9]*[.F20]/[.$I20])" office:value-type="float" office:value="-0.0000376313710855174" calcext:value-type="float">
            <text:p>-3.7631371E-05</text:p>
          </table:table-cell>
          <table:table-cell table:style-name="ce9" table:formula="of:=[.S19]+1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4" table:formula="of:=[.A20]+1" office:value-type="float" office:value="6" calcext:value-type="float">
            <text:p>6</text:p>
          </table:table-cell>
          <table:table-cell table:style-name="ce9" office:value-type="float" office:value="-87.9076624" calcext:value-type="float">
            <text:p>-87.9076624</text:p>
          </table:table-cell>
          <table:table-cell table:style-name="ce9" office:value-type="float" office:value="41.8940676" calcext:value-type="float">
            <text:p>41.8940676</text:p>
          </table:table-cell>
          <table:table-cell table:style-name="ce9" table:formula="of:=[.D20]+1" office:value-type="float" office:value="5" calcext:value-type="float">
            <text:p>5</text:p>
          </table:table-cell>
          <table:table-cell table:style-name="ce23" table:formula="of:=RADIANS([.B21]-[.B20])" office:value-type="float" office:value="-0.000422444728140604" calcext:value-type="float">
            <text:p>-4.22E-04</text:p>
          </table:table-cell>
          <table:table-cell table:style-name="ce23" table:formula="of:=RADIANS([.C21]-[.C20])" office:value-type="float" office:value="0.000046835910477203" calcext:value-type="float">
            <text:p>4.68E-05</text:p>
          </table:table-cell>
          <table:table-cell table:style-name="ce25" table:formula="of:=SIN([.F21]/2)*SIN([.F21]/2)+COS(RADIANS([.C20]))*COS(RADIANS([.C21]))*SIN([.E21]/2)*SIN([.E21]/2)" office:value-type="float" office:value="0.0000000252706643100451" calcext:value-type="float">
            <text:p>2.52706643100451E-08</text:p>
          </table:table-cell>
          <table:table-cell table:style-name="ce25" table:formula="of:=2*ATAN(SQRT([.G21])/SQRT(1-[.G21]))" office:value-type="float" office:value="0.000317934990354405" calcext:value-type="float">
            <text:p>0.000317935</text:p>
          </table:table-cell>
          <table:table-cell table:style-name="ce27" table:formula="of:=[.$J$3]*[.H21]" office:value-type="float" office:value="1.25870462681309" calcext:value-type="float">
            <text:p>1.25870</text:p>
          </table:table-cell>
          <table:table-cell table:style-name="ce29" table:formula="of:=([.I21]-[.M21])/[.$C$9]" office:value-type="float" office:value="3.11912418512174" calcext:value-type="float">
            <text:p>3.11912</text:p>
          </table:table-cell>
          <table:table-cell table:formula="of:=1+(QUOTIENT(([.I21]-[.M21]);[.$C$9]))" office:value-type="float" office:value="4" calcext:value-type="float">
            <text:p>4</text:p>
          </table:table-cell>
          <table:table-cell table:style-name="ce18" table:formula="of:=([.I21]-[.M21])-([.$C$9]*([.K21]-1))" office:value-type="float" office:value="0.0411574059595612" calcext:value-type="float">
            <text:p>0.0412</text:p>
          </table:table-cell>
          <table:table-cell table:style-name="ce18" table:formula="of:=[.$C$9]-[.L20]" office:value-type="float" office:value="0.181047220853529" calcext:value-type="float">
            <text:p>0.1810</text:p>
          </table:table-cell>
          <table:table-cell table:style-name="ce33" table:formula="of:=([.K21]-1)*[.$C$9]+[.M21]+[.L21]" office:value-type="float" office:value="1.25870462681309" calcext:value-type="float">
            <text:p>1.2587</text:p>
          </table:table-cell>
          <table:table-cell table:style-name="ce34" table:formula="of:=DEGREES([.$M21]*[.E21]/[.$I21])" office:value-type="float" office:value="-0.00348145319748415" calcext:value-type="float">
            <text:p>-3.4814532E-03</text:p>
          </table:table-cell>
          <table:table-cell table:style-name="ce34" table:formula="of:=DEGREES([.$M21]*[.F21]/[.$I21])" office:value-type="float" office:value="0.00038598429433748" calcext:value-type="float">
            <text:p>3.8598429E-04</text:p>
          </table:table-cell>
          <table:table-cell table:style-name="ce34" table:formula="of:=DEGREES([.$C$9]*[.E21]/[.$I21])" office:value-type="float" office:value="-0.0066438030590036" calcext:value-type="float">
            <text:p>-6.6438031E-03</text:p>
          </table:table-cell>
          <table:table-cell table:style-name="ce34" table:formula="of:=DEGREES([.$C$9]*[.F21]/[.$I21])" office:value-type="float" office:value="0.000736590007098141" calcext:value-type="float">
            <text:p>7.3659001E-04</text:p>
          </table:table-cell>
          <table:table-cell table:style-name="ce9" table:formula="of:=[.S20]+1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4" table:formula="of:=[.A21]+1" office:value-type="float" office:value="7" calcext:value-type="float">
            <text:p>7</text:p>
          </table:table-cell>
          <table:table-cell table:style-name="ce9" office:value-type="float" office:value="-87.9217815" calcext:value-type="float">
            <text:p>-87.9217815</text:p>
          </table:table-cell>
          <table:table-cell table:style-name="ce9" office:value-type="float" office:value="41.8976454" calcext:value-type="float">
            <text:p>41.8976454</text:p>
          </table:table-cell>
          <table:table-cell table:style-name="ce9" table:formula="of:=[.D21]+1" office:value-type="float" office:value="6" calcext:value-type="float">
            <text:p>6</text:p>
          </table:table-cell>
          <table:table-cell table:style-name="ce23" table:formula="of:=RADIANS([.B22]-[.B21])" office:value-type="float" office:value="-0.000246424782418119" calcext:value-type="float">
            <text:p>-2.46E-04</text:p>
          </table:table-cell>
          <table:table-cell table:style-name="ce23" table:formula="of:=RADIANS([.C22]-[.C21])" office:value-type="float" office:value="0.0000624443899778912" calcext:value-type="float">
            <text:p>6.24E-05</text:p>
          </table:table-cell>
          <table:table-cell table:style-name="ce25" table:formula="of:=SIN([.F22]/2)*SIN([.F22]/2)+COS(RADIANS([.C21]))*COS(RADIANS([.C22]))*SIN([.E22]/2)*SIN([.E22]/2)" office:value-type="float" office:value="0.00000000938634847251452" calcext:value-type="float">
            <text:p>9.38634847251452E-09</text:p>
          </table:table-cell>
          <table:table-cell table:style-name="ce25" table:formula="of:=2*ATAN(SQRT([.G22])/SQRT(1-[.G22]))" office:value-type="float" office:value="0.00019376633868536" calcext:value-type="float">
            <text:p>0.0001937663</text:p>
          </table:table-cell>
          <table:table-cell table:style-name="ce27" table:formula="of:=[.$J$3]*[.H22]" office:value-type="float" office:value="0.767120934855339" calcext:value-type="float">
            <text:p>0.76712</text:p>
          </table:table-cell>
          <table:table-cell table:style-name="ce29" table:formula="of:=([.I22]-[.M22])/[.$C$9]" office:value-type="float" office:value="1.33944527008654" calcext:value-type="float">
            <text:p>1.33945</text:p>
          </table:table-cell>
          <table:table-cell table:formula="of:=1+(QUOTIENT(([.I22]-[.M22]);[.$C$9]))" office:value-type="float" office:value="2" calcext:value-type="float">
            <text:p>2</text:p>
          </table:table-cell>
          <table:table-cell table:style-name="ce18" table:formula="of:=([.I22]-[.M22])-([.$C$9]*([.K22]-1))" office:value-type="float" office:value="0.1172783408149" calcext:value-type="float">
            <text:p>0.1173</text:p>
          </table:table-cell>
          <table:table-cell table:style-name="ce18" table:formula="of:=[.$C$9]-[.L21]" office:value-type="float" office:value="0.304342594040439" calcext:value-type="float">
            <text:p>0.3043</text:p>
          </table:table-cell>
          <table:table-cell table:style-name="ce33" table:formula="of:=([.K22]-1)*[.$C$9]+[.M22]+[.L22]" office:value-type="float" office:value="0.767120934855339" calcext:value-type="float">
            <text:p>0.7671</text:p>
          </table:table-cell>
          <table:table-cell table:style-name="ce34" table:formula="of:=DEGREES([.$M22]*[.E22]/[.$I22])" office:value-type="float" office:value="-0.00560152033958372" calcext:value-type="float">
            <text:p>-5.6015203E-03</text:p>
          </table:table-cell>
          <table:table-cell table:style-name="ce34" table:formula="of:=DEGREES([.$M22]*[.F22]/[.$I22])" office:value-type="float" office:value="0.00141943321252715" calcext:value-type="float">
            <text:p>1.4194332E-03</text:p>
          </table:table-cell>
          <table:table-cell table:style-name="ce34" table:formula="of:=DEGREES([.$C$9]*[.E22]/[.$I22])" office:value-type="float" office:value="-0.00635903522945271" calcext:value-type="float">
            <text:p>-6.3590352E-03</text:p>
          </table:table-cell>
          <table:table-cell table:style-name="ce34" table:formula="of:=DEGREES([.$C$9]*[.F22]/[.$I22])" office:value-type="float" office:value="0.00161138856187501" calcext:value-type="float">
            <text:p>1.6113886E-03</text:p>
          </table:table-cell>
          <table:table-cell table:style-name="ce9" table:formula="of:=[.S21]+1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4" table:formula="of:=[.A22]+1" office:value-type="float" office:value="8" calcext:value-type="float">
            <text:p>8</text:p>
          </table:table-cell>
          <table:table-cell table:style-name="ce9" office:value-type="float" office:value="-87.9445696" calcext:value-type="float">
            <text:p>-87.9445696</text:p>
          </table:table-cell>
          <table:table-cell table:style-name="ce9" office:value-type="float" office:value="41.9000731" calcext:value-type="float">
            <text:p>41.9000731</text:p>
          </table:table-cell>
          <table:table-cell table:style-name="ce9" table:formula="of:=[.D22]+1" office:value-type="float" office:value="7" calcext:value-type="float">
            <text:p>7</text:p>
          </table:table-cell>
          <table:table-cell table:style-name="ce23" table:formula="of:=RADIANS([.B23]-[.B22])" office:value-type="float" office:value="-0.000397727375273714" calcext:value-type="float">
            <text:p>-3.98E-04</text:p>
          </table:table-cell>
          <table:table-cell table:style-name="ce23" table:formula="of:=RADIANS([.C23]-[.C22])" office:value-type="float" office:value="0.0000423713582506378" calcext:value-type="float">
            <text:p>4.24E-05</text:p>
          </table:table-cell>
          <table:table-cell table:style-name="ce25" table:formula="of:=SIN([.F23]/2)*SIN([.F23]/2)+COS(RADIANS([.C22]))*COS(RADIANS([.C23]))*SIN([.E23]/2)*SIN([.E23]/2)" office:value-type="float" office:value="0.0000000223585112247031" calcext:value-type="float">
            <text:p>2.23585112247031E-08</text:p>
          </table:table-cell>
          <table:table-cell table:style-name="ce25" table:formula="of:=2*ATAN(SQRT([.G23])/SQRT(1-[.G23]))" office:value-type="float" office:value="0.000299055255037175" calcext:value-type="float">
            <text:p>0.0002990553</text:p>
          </table:table-cell>
          <table:table-cell table:style-name="ce27" table:formula="of:=[.$J$3]*[.H23]" office:value-type="float" office:value="1.18395975469218" calcext:value-type="float">
            <text:p>1.18396</text:p>
          </table:table-cell>
          <table:table-cell table:style-name="ce29" table:formula="of:=([.I23]-[.M23])/[.$C$9]" office:value-type="float" office:value="2.76624629669197" calcext:value-type="float">
            <text:p>2.76625</text:p>
          </table:table-cell>
          <table:table-cell table:formula="of:=1+(QUOTIENT(([.I23]-[.M23]);[.$C$9]))" office:value-type="float" office:value="3" calcext:value-type="float">
            <text:p>3</text:p>
          </table:table-cell>
          <table:table-cell table:style-name="ce18" table:formula="of:=([.I23]-[.M23])-([.$C$9]*([.K23]-1))" office:value-type="float" office:value="0.264738095507076" calcext:value-type="float">
            <text:p>0.2647</text:p>
          </table:table-cell>
          <table:table-cell table:style-name="ce18" table:formula="of:=[.$C$9]-[.L22]" office:value-type="float" office:value="0.2282216591851" calcext:value-type="float">
            <text:p>0.2282</text:p>
          </table:table-cell>
          <table:table-cell table:style-name="ce33" table:formula="of:=([.K23]-1)*[.$C$9]+[.M23]+[.L23]" office:value-type="float" office:value="1.18395975469218" calcext:value-type="float">
            <text:p>1.1840</text:p>
          </table:table-cell>
          <table:table-cell table:style-name="ce34" table:formula="of:=DEGREES([.$M23]*[.E23]/[.$I23])" office:value-type="float" office:value="-0.00439266450659724" calcext:value-type="float">
            <text:p>-4.3926645E-03</text:p>
          </table:table-cell>
          <table:table-cell table:style-name="ce34" table:formula="of:=DEGREES([.$M23]*[.F23]/[.$I23])" office:value-type="float" office:value="0.000467966685360303" calcext:value-type="float">
            <text:p>4.6796669E-04</text:p>
          </table:table-cell>
          <table:table-cell table:style-name="ce34" table:formula="of:=DEGREES([.$C$9]*[.E23]/[.$I23])" office:value-type="float" office:value="-0.00664996298970221" calcext:value-type="float">
            <text:p>-6.6499630E-03</text:p>
          </table:table-cell>
          <table:table-cell table:style-name="ce34" table:formula="of:=DEGREES([.$C$9]*[.F23]/[.$I23])" office:value-type="float" office:value="0.00070844498444756" calcext:value-type="float">
            <text:p>7.0844498E-04</text:p>
          </table:table-cell>
          <table:table-cell table:style-name="ce9" table:formula="of:=[.S22]+1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4" table:formula="of:=[.A23]+1" office:value-type="float" office:value="9" calcext:value-type="float">
            <text:p>9</text:p>
          </table:table-cell>
          <table:table-cell table:style-name="ce9" office:value-type="float" office:value="-87.990816" calcext:value-type="float">
            <text:p>-87.990816</text:p>
          </table:table-cell>
          <table:table-cell table:style-name="ce9" office:value-type="float" office:value="41.89485" calcext:value-type="float">
            <text:p>41.89485</text:p>
          </table:table-cell>
          <table:table-cell table:style-name="ce9" table:formula="of:=[.D23]+1" office:value-type="float" office:value="8" calcext:value-type="float">
            <text:p>8</text:p>
          </table:table-cell>
          <table:table-cell table:style-name="ce23" table:formula="of:=RADIANS([.B24]-[.B23])" office:value-type="float" office:value="-0.000807151947194325" calcext:value-type="float">
            <text:p>-8.07E-04</text:p>
          </table:table-cell>
          <table:table-cell table:style-name="ce23" table:formula="of:=RADIANS([.C24]-[.C23])" office:value-type="float" office:value="-0.0000911602921609513" calcext:value-type="float">
            <text:p>-9.12E-05</text:p>
          </table:table-cell>
          <table:table-cell table:style-name="ce25" table:formula="of:=SIN([.F24]/2)*SIN([.F24]/2)+COS(RADIANS([.C23]))*COS(RADIANS([.C24]))*SIN([.E24]/2)*SIN([.E24]/2)" office:value-type="float" office:value="0.0000000923166215898959" calcext:value-type="float">
            <text:p>9.23166215898959E-08</text:p>
          </table:table-cell>
          <table:table-cell table:style-name="ce25" table:formula="of:=2*ATAN(SQRT([.G24])/SQRT(1-[.G24]))" office:value-type="float" office:value="0.00060767301875493" calcext:value-type="float">
            <text:p>0.000607673</text:p>
          </table:table-cell>
          <table:table-cell table:style-name="ce27" table:formula="of:=[.$J$3]*[.H24]" office:value-type="float" office:value="2.40577748125077" calcext:value-type="float">
            <text:p>2.40578</text:p>
          </table:table-cell>
          <table:table-cell table:style-name="ce29" table:formula="of:=([.I24]-[.M24])/[.$C$9]" office:value-type="float" office:value="6.72942279814137" calcext:value-type="float">
            <text:p>6.72942</text:p>
          </table:table-cell>
          <table:table-cell table:formula="of:=1+(QUOTIENT(([.I24]-[.M24]);[.$C$9]))" office:value-type="float" office:value="7" calcext:value-type="float">
            <text:p>7</text:p>
          </table:table-cell>
          <table:table-cell table:style-name="ce18" table:formula="of:=([.I24]-[.M24])-([.$C$9]*([.K24]-1))" office:value-type="float" office:value="0.252015576757842" calcext:value-type="float">
            <text:p>0.2520</text:p>
          </table:table-cell>
          <table:table-cell table:style-name="ce18" table:formula="of:=[.$C$9]-[.L23]" office:value-type="float" office:value="0.0807619044929239" calcext:value-type="float">
            <text:p>0.0808</text:p>
          </table:table-cell>
          <table:table-cell table:style-name="ce33" table:formula="of:=([.K24]-1)*[.$C$9]+[.M24]+[.L24]" office:value-type="float" office:value="2.40577748125077" calcext:value-type="float">
            <text:p>2.4058</text:p>
          </table:table-cell>
          <table:table-cell table:style-name="ce34" table:formula="of:=DEGREES([.$M24]*[.E24]/[.$I24])" office:value-type="float" office:value="-0.00155249077233853" calcext:value-type="float">
            <text:p>-1.5524908E-03</text:p>
          </table:table-cell>
          <table:table-cell table:style-name="ce34" table:formula="of:=DEGREES([.$M24]*[.F24]/[.$I24])" office:value-type="float" office:value="-0.00017533936810226" calcext:value-type="float">
            <text:p>-1.7533937E-04</text:p>
          </table:table-cell>
          <table:table-cell table:style-name="ce34" table:formula="of:=DEGREES([.$C$9]*[.E24]/[.$I24])" office:value-type="float" office:value="-0.00664156653078877" calcext:value-type="float">
            <text:p>-6.6415665E-03</text:p>
          </table:table-cell>
          <table:table-cell table:style-name="ce34" table:formula="of:=DEGREES([.$C$9]*[.F24]/[.$I24])" office:value-type="float" office:value="-0.000750103059848453" calcext:value-type="float">
            <text:p>-7.5010306E-04</text:p>
          </table:table-cell>
          <table:table-cell table:style-name="ce9" table:formula="of:=[.S23]+1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4" table:formula="of:=[.A24]+1" office:value-type="float" office:value="10" calcext:value-type="float">
            <text:p>10</text:p>
          </table:table-cell>
          <table:table-cell table:style-name="ce9" office:value-type="float" office:value="-88.0234051" calcext:value-type="float">
            <text:p>-88.0234051</text:p>
          </table:table-cell>
          <table:table-cell table:style-name="ce9" office:value-type="float" office:value="41.8850584" calcext:value-type="float">
            <text:p>41.8850584</text:p>
          </table:table-cell>
          <table:table-cell table:style-name="ce9" table:formula="of:=[.D24]+1" office:value-type="float" office:value="9" calcext:value-type="float">
            <text:p>9</text:p>
          </table:table-cell>
          <table:table-cell table:style-name="ce23" table:formula="of:=RADIANS([.B25]-[.B24])" office:value-type="float" office:value="-0.000568787095261855" calcext:value-type="float">
            <text:p>-5.69E-04</text:p>
          </table:table-cell>
          <table:table-cell table:style-name="ce23" table:formula="of:=RADIANS([.C25]-[.C24])" office:value-type="float" office:value="-0.000170895659038273" calcext:value-type="float">
            <text:p>-1.71E-04</text:p>
          </table:table-cell>
          <table:table-cell table:style-name="ce25" table:formula="of:=SIN([.F25]/2)*SIN([.F25]/2)+COS(RADIANS([.C24]))*COS(RADIANS([.C25]))*SIN([.E25]/2)*SIN([.E25]/2)" office:value-type="float" office:value="0.0000000521227495291774" calcext:value-type="float">
            <text:p>5.21227495291774E-08</text:p>
          </table:table-cell>
          <table:table-cell table:style-name="ce25" table:formula="of:=2*ATAN(SQRT([.G25])/SQRT(1-[.G25]))" office:value-type="float" office:value="0.000456608149006437" calcext:value-type="float">
            <text:p>0.0004566081</text:p>
          </table:table-cell>
          <table:table-cell table:style-name="ce27" table:formula="of:=[.$J$3]*[.H25]" office:value-type="float" office:value="1.80771166191648" calcext:value-type="float">
            <text:p>1.80771</text:p>
          </table:table-cell>
          <table:table-cell table:style-name="ce29" table:formula="of:=([.I25]-[.M25])/[.$C$9]" office:value-type="float" office:value="4.96158390354363" calcext:value-type="float">
            <text:p>4.96158</text:p>
          </table:table-cell>
          <table:table-cell table:formula="of:=1+(QUOTIENT(([.I25]-[.M25]);[.$C$9]))" office:value-type="float" office:value="5" calcext:value-type="float">
            <text:p>5</text:p>
          </table:table-cell>
          <table:table-cell table:style-name="ce18" table:formula="of:=([.I25]-[.M25])-([.$C$9]*([.K25]-1))" office:value-type="float" office:value="0.332227238674325" calcext:value-type="float">
            <text:p>0.3322</text:p>
          </table:table-cell>
          <table:table-cell table:style-name="ce18" table:formula="of:=[.$C$9]-[.L24]" office:value-type="float" office:value="0.0934844232421584" calcext:value-type="float">
            <text:p>0.0935</text:p>
          </table:table-cell>
          <table:table-cell table:style-name="ce33" table:formula="of:=([.K25]-1)*[.$C$9]+[.M25]+[.L25]" office:value-type="float" office:value="1.80771166191648" calcext:value-type="float">
            <text:p>1.8077</text:p>
          </table:table-cell>
          <table:table-cell table:style-name="ce34" table:formula="of:=DEGREES([.$M25]*[.E25]/[.$I25])" office:value-type="float" office:value="-0.00168532033159096" calcext:value-type="float">
            <text:p>-1.6853203E-03</text:p>
          </table:table-cell>
          <table:table-cell table:style-name="ce34" table:formula="of:=DEGREES([.$M25]*[.F25]/[.$I25])" office:value-type="float" office:value="-0.000506365090131387" calcext:value-type="float">
            <text:p>-5.0636509E-04</text:p>
          </table:table-cell>
          <table:table-cell table:style-name="ce34" table:formula="of:=DEGREES([.$C$9]*[.E25]/[.$I25])" office:value-type="float" office:value="-0.00622861172343512" calcext:value-type="float">
            <text:p>-6.2286117E-03</text:p>
          </table:table-cell>
          <table:table-cell table:style-name="ce34" table:formula="of:=DEGREES([.$C$9]*[.F25]/[.$I25])" office:value-type="float" office:value="-0.00187142555489926" calcext:value-type="float">
            <text:p>-1.8714256E-03</text:p>
          </table:table-cell>
          <table:table-cell table:style-name="ce9" table:formula="of:=[.S24]+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4" table:formula="of:=[.A25]+1" office:value-type="float" office:value="11" calcext:value-type="float">
            <text:p>11</text:p>
          </table:table-cell>
          <table:table-cell table:style-name="ce9" office:value-type="float" office:value="-88.0374384" calcext:value-type="float">
            <text:p>-88.0374384</text:p>
          </table:table-cell>
          <table:table-cell table:style-name="ce9" office:value-type="float" office:value="41.8836845" calcext:value-type="float">
            <text:p>41.8836845</text:p>
          </table:table-cell>
          <table:table-cell table:style-name="ce9" table:formula="of:=[.D25]+1" office:value-type="float" office:value="10" calcext:value-type="float">
            <text:p>10</text:p>
          </table:table-cell>
          <table:table-cell table:style-name="ce23" table:formula="of:=RADIANS([.B26]-[.B25])" office:value-type="float" office:value="-0.000244927289920018" calcext:value-type="float">
            <text:p>-2.45E-04</text:p>
          </table:table-cell>
          <table:table-cell table:style-name="ce23" table:formula="of:=RADIANS([.C26]-[.C25])" office:value-type="float" office:value="-0.0000239790785931023" calcext:value-type="float">
            <text:p>-2.40E-05</text:p>
          </table:table-cell>
          <table:table-cell table:style-name="ce25" table:formula="of:=SIN([.F26]/2)*SIN([.F26]/2)+COS(RADIANS([.C25]))*COS(RADIANS([.C26]))*SIN([.E26]/2)*SIN([.E26]/2)" office:value-type="float" office:value="0.00000000845633971248235" calcext:value-type="float">
            <text:p>8.45633971248235E-09</text:p>
          </table:table-cell>
          <table:table-cell table:style-name="ce25" table:formula="of:=2*ATAN(SQRT([.G26])/SQRT(1-[.G26]))" office:value-type="float" office:value="0.000183916717416541" calcext:value-type="float">
            <text:p>0.0001839167</text:p>
          </table:table-cell>
          <table:table-cell table:style-name="ce27" table:formula="of:=[.$J$3]*[.H26]" office:value-type="float" office:value="0.728126284252084" calcext:value-type="float">
            <text:p>0.72813</text:p>
          </table:table-cell>
          <table:table-cell table:style-name="ce29" table:formula="of:=([.I26]-[.M26])/[.$C$9]" office:value-type="float" office:value="2.06904058734127" calcext:value-type="float">
            <text:p>2.06904</text:p>
          </table:table-cell>
          <table:table-cell table:formula="of:=1+(QUOTIENT(([.I26]-[.M26]);[.$C$9]))" office:value-type="float" office:value="3" calcext:value-type="float">
            <text:p>3</text:p>
          </table:table-cell>
          <table:table-cell table:style-name="ce18" table:formula="of:=([.I26]-[.M26])-([.$C$9]*([.K26]-1))" office:value-type="float" office:value="0.0238535229264093" calcext:value-type="float">
            <text:p>0.0239</text:p>
          </table:table-cell>
          <table:table-cell table:style-name="ce18" table:formula="of:=[.$C$9]-[.L25]" office:value-type="float" office:value="0.0132727613256748" calcext:value-type="float">
            <text:p>0.0133</text:p>
          </table:table-cell>
          <table:table-cell table:style-name="ce33" table:formula="of:=([.K26]-1)*[.$C$9]+[.M26]+[.L26]" office:value-type="float" office:value="0.728126284252084" calcext:value-type="float">
            <text:p>0.7281</text:p>
          </table:table-cell>
          <table:table-cell table:style-name="ce34" table:formula="of:=DEGREES([.$M26]*[.E26]/[.$I26])" office:value-type="float" office:value="-0.000255808155178517" calcext:value-type="float">
            <text:p>-2.5580816E-04</text:p>
          </table:table-cell>
          <table:table-cell table:style-name="ce34" table:formula="of:=DEGREES([.$M26]*[.F26]/[.$I26])" office:value-type="float" office:value="-0.0000250443462620489" calcext:value-type="float">
            <text:p>-2.5044346E-05</text:p>
          </table:table-cell>
          <table:table-cell table:style-name="ce34" table:formula="of:=DEGREES([.$C$9]*[.E26]/[.$I26])" office:value-type="float" office:value="-0.00665887944833396" calcext:value-type="float">
            <text:p>-6.6588794E-03</text:p>
          </table:table-cell>
          <table:table-cell table:style-name="ce34" table:formula="of:=DEGREES([.$C$9]*[.F26]/[.$I26])" office:value-type="float" office:value="-0.00065192324499951" calcext:value-type="float">
            <text:p>-6.5192324E-04</text:p>
          </table:table-cell>
          <table:table-cell table:style-name="ce9" table:formula="of:=[.S25]+1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4" table:formula="of:=[.A26]+1" office:value-type="float" office:value="12" calcext:value-type="float">
            <text:p>12</text:p>
          </table:table-cell>
          <table:table-cell table:style-name="ce9" office:value-type="float" office:value="-88.0670929" calcext:value-type="float">
            <text:p>-88.0670929</text:p>
          </table:table-cell>
          <table:table-cell table:style-name="ce9" office:value-type="float" office:value="41.8758562" calcext:value-type="float">
            <text:p>41.8758562</text:p>
          </table:table-cell>
          <table:table-cell table:style-name="ce9" table:formula="of:=[.D26]+1" office:value-type="float" office:value="11" calcext:value-type="float">
            <text:p>11</text:p>
          </table:table-cell>
          <table:table-cell table:style-name="ce23" table:formula="of:=RADIANS([.B27]-[.B26])" office:value-type="float" office:value="-0.000517568663032773" calcext:value-type="float">
            <text:p>-5.18E-04</text:p>
          </table:table-cell>
          <table:table-cell table:style-name="ce23" table:formula="of:=RADIANS([.C27]-[.C26])" office:value-type="float" office:value="-0.00013662960983387" calcext:value-type="float">
            <text:p>-1.37E-04</text:p>
          </table:table-cell>
          <table:table-cell table:style-name="ce25" table:formula="of:=SIN([.F27]/2)*SIN([.F27]/2)+COS(RADIANS([.C26]))*COS(RADIANS([.C27]))*SIN([.E27]/2)*SIN([.E27]/2)" office:value-type="float" office:value="0.0000000417914047248434" calcext:value-type="float">
            <text:p>4.17914047248434E-08</text:p>
          </table:table-cell>
          <table:table-cell table:style-name="ce25" table:formula="of:=2*ATAN(SQRT([.G27])/SQRT(1-[.G27]))" office:value-type="float" office:value="0.000408858925826585" calcext:value-type="float">
            <text:p>0.0004088589</text:p>
          </table:table-cell>
          <table:table-cell table:style-name="ce27" table:formula="of:=[.$J$3]*[.H27]" office:value-type="float" office:value="1.61867248734745" calcext:value-type="float">
            <text:p>1.61867</text:p>
          </table:table-cell>
          <table:table-cell table:style-name="ce29" table:formula="of:=([.I27]-[.M27])/[.$C$9]" office:value-type="float" office:value="3.75405502250032" calcext:value-type="float">
            <text:p>3.75406</text:p>
          </table:table-cell>
          <table:table-cell table:formula="of:=1+(QUOTIENT(([.I27]-[.M27]);[.$C$9]))" office:value-type="float" office:value="4" calcext:value-type="float">
            <text:p>4</text:p>
          </table:table-cell>
          <table:table-cell table:style-name="ce18" table:formula="of:=([.I27]-[.M27])-([.$C$9]*([.K27]-1))" office:value-type="float" office:value="0.26052601027386" calcext:value-type="float">
            <text:p>0.2605</text:p>
          </table:table-cell>
          <table:table-cell table:style-name="ce18" table:formula="of:=[.$C$9]-[.L26]" office:value-type="float" office:value="0.321646477073591" calcext:value-type="float">
            <text:p>0.3216</text:p>
          </table:table-cell>
          <table:table-cell table:style-name="ce33" table:formula="of:=([.K27]-1)*[.$C$9]+[.M27]+[.L27]" office:value-type="float" office:value="1.61867248734745" calcext:value-type="float">
            <text:p>1.6187</text:p>
          </table:table-cell>
          <table:table-cell table:style-name="ce34" table:formula="of:=DEGREES([.$M27]*[.E27]/[.$I27])" office:value-type="float" office:value="-0.00589264692452483" calcext:value-type="float">
            <text:p>-5.8926469E-03</text:p>
          </table:table-cell>
          <table:table-cell table:style-name="ce34" table:formula="of:=DEGREES([.$M27]*[.F27]/[.$I27])" office:value-type="float" office:value="-0.00155556181757396" calcext:value-type="float">
            <text:p>-1.5555618E-03</text:p>
          </table:table-cell>
          <table:table-cell table:style-name="ce34" table:formula="of:=DEGREES([.$C$9]*[.E27]/[.$I27])" office:value-type="float" office:value="-0.00632964965432382" calcext:value-type="float">
            <text:p>-6.3296497E-03</text:p>
          </table:table-cell>
          <table:table-cell table:style-name="ce34" table:formula="of:=DEGREES([.$C$9]*[.F27]/[.$I27])" office:value-type="float" office:value="-0.00167092334684218" calcext:value-type="float">
            <text:p>-1.6709233E-03</text:p>
          </table:table-cell>
          <table:table-cell table:style-name="ce9" table:formula="of:=[.S26]+1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4" table:formula="of:=[.A27]+1" office:value-type="float" office:value="13" calcext:value-type="float">
            <text:p>13</text:p>
          </table:table-cell>
          <table:table-cell table:style-name="ce9" office:value-type="float" office:value="-88.0742453" calcext:value-type="float">
            <text:p>-88.0742453</text:p>
          </table:table-cell>
          <table:table-cell table:style-name="ce9" office:value-type="float" office:value="41.8768126" calcext:value-type="float">
            <text:p>41.8768126</text:p>
          </table:table-cell>
          <table:table-cell table:style-name="ce9" table:formula="of:=[.D27]+1" office:value-type="float" office:value="12" calcext:value-type="float">
            <text:p>12</text:p>
          </table:table-cell>
          <table:table-cell table:style-name="ce23" table:formula="of:=RADIANS([.B28]-[.B27])" office:value-type="float" office:value="-0.000124832929419562" calcext:value-type="float">
            <text:p>-1.25E-04</text:p>
          </table:table-cell>
          <table:table-cell table:style-name="ce23" table:formula="of:=RADIANS([.C28]-[.C27])" office:value-type="float" office:value="0.0000166923289660693" calcext:value-type="float">
            <text:p>1.67E-05</text:p>
          </table:table-cell>
          <table:table-cell table:style-name="ce25" table:formula="of:=SIN([.F28]/2)*SIN([.F28]/2)+COS(RADIANS([.C27]))*COS(RADIANS([.C28]))*SIN([.E28]/2)*SIN([.E28]/2)" office:value-type="float" office:value="0.00000000222953840439002" calcext:value-type="float">
            <text:p>2.22953840439002E-09</text:p>
          </table:table-cell>
          <table:table-cell table:style-name="ce25" table:formula="of:=2*ATAN(SQRT([.G28])/SQRT(1-[.G28]))" office:value-type="float" office:value="0.0000944359763235806" calcext:value-type="float">
            <text:p>0.000094436</text:p>
          </table:table-cell>
          <table:table-cell table:style-name="ce27" table:formula="of:=[.$J$3]*[.H28]" office:value-type="float" office:value="0.373872030265055" calcext:value-type="float">
            <text:p>0.37387</text:p>
          </table:table-cell>
          <table:table-cell table:style-name="ce29" table:formula="of:=([.I28]-[.M28])/[.$C$9]" office:value-type="float" office:value="0.836173778694401" calcext:value-type="float">
            <text:p>0.83617</text:p>
          </table:table-cell>
          <table:table-cell table:formula="of:=1+(QUOTIENT(([.I28]-[.M28]);[.$C$9]))" office:value-type="float" office:value="1" calcext:value-type="float">
            <text:p>1</text:p>
          </table:table-cell>
          <table:table-cell table:style-name="ce18" table:formula="of:=([.I28]-[.M28])-([.$C$9]*([.K28]-1))" office:value-type="float" office:value="0.288898040538915" calcext:value-type="float">
            <text:p>0.2889</text:p>
          </table:table-cell>
          <table:table-cell table:style-name="ce18" table:formula="of:=[.$C$9]-[.L27]" office:value-type="float" office:value="0.08497398972614" calcext:value-type="float">
            <text:p>0.0850</text:p>
          </table:table-cell>
          <table:table-cell table:style-name="ce33" table:formula="of:=([.K28]-1)*[.$C$9]+[.M28]+[.L28]" office:value-type="float" office:value="0.373872030265055" calcext:value-type="float">
            <text:p>0.3739</text:p>
          </table:table-cell>
          <table:table-cell table:style-name="ce34" table:formula="of:=DEGREES([.$M28]*[.E28]/[.$I28])" office:value-type="float" office:value="-0.00162560425738715" calcext:value-type="float">
            <text:p>-1.6256043E-03</text:p>
          </table:table-cell>
          <table:table-cell table:style-name="ce34" table:formula="of:=DEGREES([.$M28]*[.F28]/[.$I28])" office:value-type="float" office:value="0.000217371499324096" calcext:value-type="float">
            <text:p>2.1737150E-04</text:p>
          </table:table-cell>
          <table:table-cell table:style-name="ce34" table:formula="of:=DEGREES([.$C$9]*[.E28]/[.$I28])" office:value-type="float" office:value="-0.00660962575415575" calcext:value-type="float">
            <text:p>-6.6096258E-03</text:p>
          </table:table-cell>
          <table:table-cell table:style-name="ce34" table:formula="of:=DEGREES([.$C$9]*[.F28]/[.$I28])" office:value-type="float" office:value="0.000883821664235355" calcext:value-type="float">
            <text:p>8.8382166E-04</text:p>
          </table:table-cell>
          <table:table-cell table:style-name="ce9" table:formula="of:=[.S27]+1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4" table:formula="of:=[.A28]+1" office:value-type="float" office:value="14" calcext:value-type="float">
            <text:p>14</text:p>
          </table:table-cell>
          <table:table-cell table:style-name="ce9" office:value-type="float" office:value="-88.0818012" calcext:value-type="float">
            <text:p>-88.0818012</text:p>
          </table:table-cell>
          <table:table-cell table:style-name="ce9" office:value-type="float" office:value="41.8749179" calcext:value-type="float">
            <text:p>41.8749179</text:p>
          </table:table-cell>
          <table:table-cell table:style-name="ce9" table:formula="of:=[.D28]+1" office:value-type="float" office:value="13" calcext:value-type="float">
            <text:p>13</text:p>
          </table:table-cell>
          <table:table-cell table:style-name="ce23" table:formula="of:=RADIANS([.B29]-[.B28])" office:value-type="float" office:value="-0.000131875332951437" calcext:value-type="float">
            <text:p>-1.32E-04</text:p>
          </table:table-cell>
          <table:table-cell table:style-name="ce23" table:formula="of:=RADIANS([.C29]-[.C28])" office:value-type="float" office:value="-0.0000330687533375564" calcext:value-type="float">
            <text:p>-3.31E-05</text:p>
          </table:table-cell>
          <table:table-cell table:style-name="ce25" table:formula="of:=SIN([.F29]/2)*SIN([.F29]/2)+COS(RADIANS([.C28]))*COS(RADIANS([.C29]))*SIN([.E29]/2)*SIN([.E29]/2)" office:value-type="float" office:value="0.00000000268387265485196" calcext:value-type="float">
            <text:p>2.68387265485196E-09</text:p>
          </table:table-cell>
          <table:table-cell table:style-name="ce25" table:formula="of:=2*ATAN(SQRT([.G29])/SQRT(1-[.G29]))" office:value-type="float" office:value="0.000103612212740642" calcext:value-type="float">
            <text:p>0.0001036122</text:p>
          </table:table-cell>
          <table:table-cell table:style-name="ce27" table:formula="of:=[.$J$3]*[.H29]" office:value-type="float" office:value="0.410200750240202" calcext:value-type="float">
            <text:p>0.41020</text:p>
          </table:table-cell>
          <table:table-cell table:style-name="ce29" table:formula="of:=([.I29]-[.M29])/[.$C$9]" office:value-type="float" office:value="1.02344078373116" calcext:value-type="float">
            <text:p>1.02344</text:p>
          </table:table-cell>
          <table:table-cell table:formula="of:=1+(QUOTIENT(([.I29]-[.M29]);[.$C$9]))" office:value-type="float" office:value="2" calcext:value-type="float">
            <text:p>2</text:p>
          </table:table-cell>
          <table:table-cell table:style-name="ce18" table:formula="of:=([.I29]-[.M29])-([.$C$9]*([.K29]-1))" office:value-type="float" office:value="0.0080987907791174" calcext:value-type="float">
            <text:p>0.0081</text:p>
          </table:table-cell>
          <table:table-cell table:style-name="ce18" table:formula="of:=[.$C$9]-[.L28]" office:value-type="float" office:value="0.0566019594610846" calcext:value-type="float">
            <text:p>0.0566</text:p>
          </table:table-cell>
          <table:table-cell table:style-name="ce33" table:formula="of:=([.K29]-1)*[.$C$9]+[.M29]+[.L29]" office:value-type="float" office:value="0.410200750240202" calcext:value-type="float">
            <text:p>0.4102</text:p>
          </table:table-cell>
          <table:table-cell table:style-name="ce34" table:formula="of:=DEGREES([.$M29]*[.E29]/[.$I29])" office:value-type="float" office:value="-0.00104260839416204" calcext:value-type="float">
            <text:p>-1.0426084E-03</text:p>
          </table:table-cell>
          <table:table-cell table:style-name="ce34" table:formula="of:=DEGREES([.$M29]*[.F29]/[.$I29])" office:value-type="float" office:value="-0.000261442068373065" calcext:value-type="float">
            <text:p>-2.6144207E-04</text:p>
          </table:table-cell>
          <table:table-cell table:style-name="ce34" table:formula="of:=DEGREES([.$C$9]*[.E29]/[.$I29])" office:value-type="float" office:value="-0.00636411183663431" calcext:value-type="float">
            <text:p>-6.3641118E-03</text:p>
          </table:table-cell>
          <table:table-cell table:style-name="ce34" table:formula="of:=DEGREES([.$C$9]*[.F29]/[.$I29])" office:value-type="float" office:value="-0.00159584995789761" calcext:value-type="float">
            <text:p>-1.5958500E-03</text:p>
          </table:table-cell>
          <table:table-cell table:style-name="ce9" table:formula="of:=[.S28]+1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style-name="ce4" table:formula="of:=[.A29]+1" office:value-type="float" office:value="15" calcext:value-type="float">
            <text:p>15</text:p>
          </table:table-cell>
          <table:table-cell table:style-name="ce9" office:value-type="float" office:value="-88.0907822" calcext:value-type="float">
            <text:p>-88.0907822</text:p>
          </table:table-cell>
          <table:table-cell table:style-name="ce9" office:value-type="float" office:value="41.8677712" calcext:value-type="float">
            <text:p>41.8677712</text:p>
          </table:table-cell>
          <table:table-cell table:style-name="ce9" table:formula="of:=[.D29]+1" office:value-type="float" office:value="14" calcext:value-type="float">
            <text:p>14</text:p>
          </table:table-cell>
          <table:table-cell table:style-name="ce23" table:formula="of:=RADIANS([.B30]-[.B29])" office:value-type="float" office:value="-0.00015674802012171" calcext:value-type="float">
            <text:p>-1.57E-04</text:p>
          </table:table-cell>
          <table:table-cell table:style-name="ce23" table:formula="of:=RADIANS([.C30]-[.C29])" office:value-type="float" office:value="-0.000124733445652276" calcext:value-type="float">
            <text:p>-1.25E-04</text:p>
          </table:table-cell>
          <table:table-cell table:style-name="ce25" table:formula="of:=SIN([.F30]/2)*SIN([.F30]/2)+COS(RADIANS([.C29]))*COS(RADIANS([.C30]))*SIN([.E30]/2)*SIN([.E30]/2)" office:value-type="float" office:value="0.00000000729559696059452" calcext:value-type="float">
            <text:p>7.29559696059452E-09</text:p>
          </table:table-cell>
          <table:table-cell table:style-name="ce25" table:formula="of:=2*ATAN(SQRT([.G30])/SQRT(1-[.G30]))" office:value-type="float" office:value="0.000170828533662693" calcext:value-type="float">
            <text:p>0.0001708285</text:p>
          </table:table-cell>
          <table:table-cell table:style-name="ce27" table:formula="of:=[.$J$3]*[.H30]" office:value-type="float" office:value="0.6763101647706" calcext:value-type="float">
            <text:p>0.67631</text:p>
          </table:table-cell>
          <table:table-cell table:style-name="ce29" table:formula="of:=([.I30]-[.M30])/[.$C$9]" office:value-type="float" office:value="0.980923170910905" calcext:value-type="float">
            <text:p>0.98092</text:p>
          </table:table-cell>
          <table:table-cell table:formula="of:=1+(QUOTIENT(([.I30]-[.M30]);[.$C$9]))" office:value-type="float" office:value="1" calcext:value-type="float">
            <text:p>1</text:p>
          </table:table-cell>
          <table:table-cell table:style-name="ce18" table:formula="of:=([.I30]-[.M30])-([.$C$9]*([.K30]-1))" office:value-type="float" office:value="0.338908955549718" calcext:value-type="float">
            <text:p>0.3389</text:p>
          </table:table-cell>
          <table:table-cell table:style-name="ce18" table:formula="of:=[.$C$9]-[.L29]" office:value-type="float" office:value="0.337401209220883" calcext:value-type="float">
            <text:p>0.3374</text:p>
          </table:table-cell>
          <table:table-cell table:style-name="ce33" table:formula="of:=([.K30]-1)*[.$C$9]+[.M30]+[.L30]" office:value-type="float" office:value="0.6763101647706" calcext:value-type="float">
            <text:p>0.6763</text:p>
          </table:table-cell>
          <table:table-cell table:style-name="ce34" table:formula="of:=DEGREES([.$M30]*[.E30]/[.$I30])" office:value-type="float" office:value="-0.0044804890091257" calcext:value-type="float">
            <text:p>-4.4804890E-03</text:p>
          </table:table-cell>
          <table:table-cell table:style-name="ce34" table:formula="of:=DEGREES([.$M30]*[.F30]/[.$I30])" office:value-type="float" office:value="-0.00356538367681746" calcext:value-type="float">
            <text:p>-3.5653837E-03</text:p>
          </table:table-cell>
          <table:table-cell table:style-name="ce34" table:formula="of:=DEGREES([.$C$9]*[.E30]/[.$I30])" office:value-type="float" office:value="-0.00458803617280314" calcext:value-type="float">
            <text:p>-4.5880362E-03</text:p>
          </table:table-cell>
          <table:table-cell table:style-name="ce34" table:formula="of:=DEGREES([.$C$9]*[.F30]/[.$I30])" office:value-type="float" office:value="-0.00365096516158008" calcext:value-type="float">
            <text:p>-3.6509652E-03</text:p>
          </table:table-cell>
          <table:table-cell table:style-name="ce9" table:formula="of:=[.S29]+1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4" table:formula="of:=[.A30]+1" office:value-type="float" office:value="16" calcext:value-type="float">
            <text:p>16</text:p>
          </table:table-cell>
          <table:table-cell table:style-name="ce9" office:value-type="float" office:value="-88.1095362" calcext:value-type="float">
            <text:p>-88.1095362</text:p>
          </table:table-cell>
          <table:table-cell table:style-name="ce9" office:value-type="float" office:value="41.8641598" calcext:value-type="float">
            <text:p>41.8641598</text:p>
          </table:table-cell>
          <table:table-cell table:style-name="ce9" table:formula="of:=[.D30]+1" office:value-type="float" office:value="15" calcext:value-type="float">
            <text:p>15</text:p>
          </table:table-cell>
          <table:table-cell table:style-name="ce23" table:formula="of:=RADIANS([.B31]-[.B30])" office:value-type="float" office:value="-0.000327319047918791" calcext:value-type="float">
            <text:p>-3.27E-04</text:p>
          </table:table-cell>
          <table:table-cell table:style-name="ce23" table:formula="of:=RADIANS([.C31]-[.C30])" office:value-type="float" office:value="-0.0000630308206064697" calcext:value-type="float">
            <text:p>-6.30E-05</text:p>
          </table:table-cell>
          <table:table-cell table:style-name="ce25" table:formula="of:=SIN([.F31]/2)*SIN([.F31]/2)+COS(RADIANS([.C30]))*COS(RADIANS([.C31]))*SIN([.E31]/2)*SIN([.E31]/2)" office:value-type="float" office:value="0.0000000158476081880021" calcext:value-type="float">
            <text:p>1.58476081880021E-08</text:p>
          </table:table-cell>
          <table:table-cell table:style-name="ce25" table:formula="of:=2*ATAN(SQRT([.G31])/SQRT(1-[.G31]))" office:value-type="float" office:value="0.000251774567990634" calcext:value-type="float">
            <text:p>0.0002517746</text:p>
          </table:table-cell>
          <table:table-cell table:style-name="ce27" table:formula="of:=[.$J$3]*[.H31]" office:value-type="float" office:value="0.996775514674921" calcext:value-type="float">
            <text:p>0.99678</text:p>
          </table:table-cell>
          <table:table-cell table:style-name="ce29" table:formula="of:=([.I31]-[.M31])/[.$C$9]" office:value-type="float" office:value="2.8659463682334" calcext:value-type="float">
            <text:p>2.86595</text:p>
          </table:table-cell>
          <table:table-cell table:formula="of:=1+(QUOTIENT(([.I31]-[.M31]);[.$C$9]))" office:value-type="float" office:value="3" calcext:value-type="float">
            <text:p>3</text:p>
          </table:table-cell>
          <table:table-cell table:style-name="ce18" table:formula="of:=([.I31]-[.M31])-([.$C$9]*([.K31]-1))" office:value-type="float" office:value="0.299184470224639" calcext:value-type="float">
            <text:p>0.2992</text:p>
          </table:table-cell>
          <table:table-cell table:style-name="ce18" table:formula="of:=[.$C$9]-[.L30]" office:value-type="float" office:value="0.00659104445028241" calcext:value-type="float">
            <text:p>0.0066</text:p>
          </table:table-cell>
          <table:table-cell table:style-name="ce33" table:formula="of:=([.K31]-1)*[.$C$9]+[.M31]+[.L31]" office:value-type="float" office:value="0.996775514674921" calcext:value-type="float">
            <text:p>0.9968</text:p>
          </table:table-cell>
          <table:table-cell table:style-name="ce34" table:formula="of:=DEGREES([.$M31]*[.E31]/[.$I31])" office:value-type="float" office:value="-0.000124008310598223" calcext:value-type="float">
            <text:p>-1.2400831E-04</text:p>
          </table:table-cell>
          <table:table-cell table:style-name="ce34" table:formula="of:=DEGREES([.$M31]*[.F31]/[.$I31])" office:value-type="float" office:value="-0.0000238798983093927" calcext:value-type="float">
            <text:p>-2.3879898E-05</text:p>
          </table:table-cell>
          <table:table-cell table:style-name="ce34" table:formula="of:=DEGREES([.$C$9]*[.E31]/[.$I31])" office:value-type="float" office:value="-0.00650046766257967" calcext:value-type="float">
            <text:p>-6.5004677E-03</text:p>
          </table:table-cell>
          <table:table-cell table:style-name="ce34" table:formula="of:=DEGREES([.$C$9]*[.F31]/[.$I31])" office:value-type="float" office:value="-0.00125177503021417" calcext:value-type="float">
            <text:p>-1.2517750E-03</text:p>
          </table:table-cell>
          <table:table-cell table:style-name="ce9" table:formula="of:=[.S30]+1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4" table:formula="of:=[.A31]+1" office:value-type="float" office:value="17" calcext:value-type="float">
            <text:p>17</text:p>
          </table:table-cell>
          <table:table-cell table:style-name="ce9" office:value-type="float" office:value="-88.1175613" calcext:value-type="float">
            <text:p>-88.1175613</text:p>
          </table:table-cell>
          <table:table-cell table:style-name="ce9" office:value-type="float" office:value="41.8653742" calcext:value-type="float">
            <text:p>41.8653742</text:p>
          </table:table-cell>
          <table:table-cell table:style-name="ce9" table:formula="of:=[.D31]+1" office:value-type="float" office:value="16" calcext:value-type="float">
            <text:p>16</text:p>
          </table:table-cell>
          <table:table-cell table:style-name="ce23" table:formula="of:=RADIANS([.B32]-[.B31])" office:value-type="float" office:value="-0.000140064417802002" calcext:value-type="float">
            <text:p>-1.40E-04</text:p>
          </table:table-cell>
          <table:table-cell table:style-name="ce23" table:formula="of:=RADIANS([.C32]-[.C31])" office:value-type="float" office:value="0.000021195278436131" calcext:value-type="float">
            <text:p>2.12E-05</text:p>
          </table:table-cell>
          <table:table-cell table:style-name="ce25" table:formula="of:=SIN([.F32]/2)*SIN([.F32]/2)+COS(RADIANS([.C31]))*COS(RADIANS([.C32]))*SIN([.E32]/2)*SIN([.E32]/2)" office:value-type="float" office:value="0.00000000283240516732745" calcext:value-type="float">
            <text:p>2.83240516732745E-09</text:p>
          </table:table-cell>
          <table:table-cell table:style-name="ce25" table:formula="of:=2*ATAN(SQRT([.G32])/SQRT(1-[.G32]))" office:value-type="float" office:value="0.000106440690903463" calcext:value-type="float">
            <text:p>0.0001064407</text:p>
          </table:table-cell>
          <table:table-cell table:style-name="ce27" table:formula="of:=[.$J$3]*[.H32]" office:value-type="float" office:value="0.421398695286809" calcext:value-type="float">
            <text:p>0.42140</text:p>
          </table:table-cell>
          <table:table-cell table:style-name="ce29" table:formula="of:=([.I32]-[.M32])/[.$C$9]" office:value-type="float" office:value="1.0856242127683" calcext:value-type="float">
            <text:p>1.08562</text:p>
          </table:table-cell>
          <table:table-cell table:formula="of:=1+(QUOTIENT(([.I32]-[.M32]);[.$C$9]))" office:value-type="float" office:value="2" calcext:value-type="float">
            <text:p>2</text:p>
          </table:table-cell>
          <table:table-cell table:style-name="ce18" table:formula="of:=([.I32]-[.M32])-([.$C$9]*([.K32]-1))" office:value-type="float" office:value="0.0295831655114474" calcext:value-type="float">
            <text:p>0.0296</text:p>
          </table:table-cell>
          <table:table-cell table:style-name="ce18" table:formula="of:=[.$C$9]-[.L31]" office:value-type="float" office:value="0.0463155297753614" calcext:value-type="float">
            <text:p>0.0463</text:p>
          </table:table-cell>
          <table:table-cell table:style-name="ce33" table:formula="of:=([.K32]-1)*[.$C$9]+[.M32]+[.L32]" office:value-type="float" office:value="0.421398695286809" calcext:value-type="float">
            <text:p>0.4214</text:p>
          </table:table-cell>
          <table:table-cell table:style-name="ce34" table:formula="of:=DEGREES([.$M32]*[.E32]/[.$I32])" office:value-type="float" office:value="-0.000882031107732366" calcext:value-type="float">
            <text:p>-8.8203111E-04</text:p>
          </table:table-cell>
          <table:table-cell table:style-name="ce34" table:formula="of:=DEGREES([.$M32]*[.F32]/[.$I32])" office:value-type="float" office:value="0.000133473548893367" calcext:value-type="float">
            <text:p>1.3347355E-04</text:p>
          </table:table-cell>
          <table:table-cell table:style-name="ce34" table:formula="of:=DEGREES([.$C$9]*[.E32]/[.$I32])" office:value-type="float" office:value="-0.00657968826438097" calcext:value-type="float">
            <text:p>-6.5796883E-03</text:p>
          </table:table-cell>
          <table:table-cell table:style-name="ce34" table:formula="of:=DEGREES([.$C$9]*[.F32]/[.$I32])" office:value-type="float" office:value="0.000995672755257793" calcext:value-type="float">
            <text:p>9.9567276E-04</text:p>
          </table:table-cell>
          <table:table-cell table:style-name="ce9" table:formula="of:=[.S31]+1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4" table:formula="of:=[.A32]+1" office:value-type="float" office:value="18" calcext:value-type="float">
            <text:p>18</text:p>
          </table:table-cell>
          <table:table-cell table:style-name="ce9" office:value-type="float" office:value="-88.1288481" calcext:value-type="float">
            <text:p>-88.1288481</text:p>
          </table:table-cell>
          <table:table-cell table:style-name="ce9" office:value-type="float" office:value="41.8705515" calcext:value-type="float">
            <text:p>41.8705515</text:p>
          </table:table-cell>
          <table:table-cell table:style-name="ce9" table:formula="of:=[.D32]+1" office:value-type="float" office:value="17" calcext:value-type="float">
            <text:p>17</text:p>
          </table:table-cell>
          <table:table-cell table:style-name="ce23" table:formula="of:=RADIANS([.B33]-[.B32])" office:value-type="float" office:value="-0.000196991822013982" calcext:value-type="float">
            <text:p>-1.97E-04</text:p>
          </table:table-cell>
          <table:table-cell table:style-name="ce23" table:formula="of:=RADIANS([.C33]-[.C32])" office:value-type="float" office:value="0.0000903609313634975" calcext:value-type="float">
            <text:p>9.04E-05</text:p>
          </table:table-cell>
          <table:table-cell table:style-name="ce25" table:formula="of:=SIN([.F33]/2)*SIN([.F33]/2)+COS(RADIANS([.C32]))*COS(RADIANS([.C33]))*SIN([.E33]/2)*SIN([.E33]/2)" office:value-type="float" office:value="0.00000000742126410176947" calcext:value-type="float">
            <text:p>7.42126410176947E-09</text:p>
          </table:table-cell>
          <table:table-cell table:style-name="ce25" table:formula="of:=2*ATAN(SQRT([.G33])/SQRT(1-[.G33]))" office:value-type="float" office:value="0.00017229351839379" calcext:value-type="float">
            <text:p>0.0001722935</text:p>
          </table:table-cell>
          <table:table-cell table:style-name="ce27" table:formula="of:=[.$J$3]*[.H33]" office:value-type="float" office:value="0.682110039321016" calcext:value-type="float">
            <text:p>0.68211</text:p>
          </table:table-cell>
          <table:table-cell table:style-name="ce29" table:formula="of:=([.I33]-[.M33])/[.$C$9]" office:value-type="float" office:value="1.05989350168586" calcext:value-type="float">
            <text:p>1.05989</text:p>
          </table:table-cell>
          <table:table-cell table:formula="of:=1+(QUOTIENT(([.I33]-[.M33]);[.$C$9]))" office:value-type="float" office:value="2" calcext:value-type="float">
            <text:p>2</text:p>
          </table:table-cell>
          <table:table-cell table:style-name="ce18" table:formula="of:=([.I33]-[.M33])-([.$C$9]*([.K33]-1))" office:value-type="float" office:value="0.0206932048324638" calcext:value-type="float">
            <text:p>0.0207</text:p>
          </table:table-cell>
          <table:table-cell table:style-name="ce18" table:formula="of:=[.$C$9]-[.L32]" office:value-type="float" office:value="0.315916834488553" calcext:value-type="float">
            <text:p>0.3159</text:p>
          </table:table-cell>
          <table:table-cell table:style-name="ce33" table:formula="of:=([.K33]-1)*[.$C$9]+[.M33]+[.L33]" office:value-type="float" office:value="0.682110039321016" calcext:value-type="float">
            <text:p>0.6821</text:p>
          </table:table-cell>
          <table:table-cell table:style-name="ce34" table:formula="of:=DEGREES([.$M33]*[.E33]/[.$I33])" office:value-type="float" office:value="-0.00522744120736397" calcext:value-type="float">
            <text:p>-5.2274412E-03</text:p>
          </table:table-cell>
          <table:table-cell table:style-name="ce34" table:formula="of:=DEGREES([.$M33]*[.F33]/[.$I33])" office:value-type="float" office:value="0.00239784804930535" calcext:value-type="float">
            <text:p>2.3978480E-03</text:p>
          </table:table-cell>
          <table:table-cell table:style-name="ce34" table:formula="of:=DEGREES([.$C$9]*[.E33]/[.$I33])" office:value-type="float" office:value="-0.00571695060210442" calcext:value-type="float">
            <text:p>-5.7169506E-03</text:p>
          </table:table-cell>
          <table:table-cell table:style-name="ce34" table:formula="of:=DEGREES([.$C$9]*[.F33]/[.$I33])" office:value-type="float" office:value="0.0026223879533872" calcext:value-type="float">
            <text:p>2.6223880E-03</text:p>
          </table:table-cell>
          <table:table-cell table:style-name="ce9" table:formula="of:=[.S32]+1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4" table:formula="of:=[.A33]+1" office:value-type="float" office:value="19" calcext:value-type="float">
            <text:p>19</text:p>
          </table:table-cell>
          <table:table-cell table:style-name="ce9" office:value-type="float" office:value="-88.1549835" calcext:value-type="float">
            <text:p>-88.1549835</text:p>
          </table:table-cell>
          <table:table-cell table:style-name="ce9" office:value-type="float" office:value="41.8692732" calcext:value-type="float">
            <text:p>41.8692732</text:p>
          </table:table-cell>
          <table:table-cell table:style-name="ce9" table:formula="of:=[.D33]+1" office:value-type="float" office:value="18" calcext:value-type="float">
            <text:p>18</text:p>
          </table:table-cell>
          <table:table-cell table:style-name="ce23" table:formula="of:=RADIANS([.B34]-[.B33])" office:value-type="float" office:value="-0.000456148781325746" calcext:value-type="float">
            <text:p>-4.56E-04</text:p>
          </table:table-cell>
          <table:table-cell table:style-name="ce23" table:formula="of:=RADIANS([.C34]-[.C33])" office:value-type="float" office:value="-0.0000223105438281671" calcext:value-type="float">
            <text:p>-2.23E-05</text:p>
          </table:table-cell>
          <table:table-cell table:style-name="ce25" table:formula="of:=SIN([.F34]/2)*SIN([.F34]/2)+COS(RADIANS([.C33]))*COS(RADIANS([.C34]))*SIN([.E34]/2)*SIN([.E34]/2)" office:value-type="float" office:value="0.0000000289695095323125" calcext:value-type="float">
            <text:p>0.000000029</text:p>
          </table:table-cell>
          <table:table-cell table:style-name="ce25" table:formula="of:=2*ATAN(SQRT([.G34])/SQRT(1-[.G34]))" office:value-type="float" office:value="0.000340408635683977" calcext:value-type="float">
            <text:p>0.0003404086</text:p>
          </table:table-cell>
          <table:table-cell table:style-name="ce27" table:formula="of:=[.$J$3]*[.H34]" office:value-type="float" office:value="1.34767778867286" calcext:value-type="float">
            <text:p>1.34768</text:p>
          </table:table-cell>
          <table:table-cell table:style-name="ce29" table:formula="of:=([.I34]-[.M34])/[.$C$9]" office:value-type="float" office:value="2.96055280319921" calcext:value-type="float">
            <text:p>2.96055</text:p>
          </table:table-cell>
          <table:table-cell table:formula="of:=1+(QUOTIENT(([.I34]-[.M34]);[.$C$9]))" office:value-type="float" office:value="3" calcext:value-type="float">
            <text:p>3</text:p>
          </table:table-cell>
          <table:table-cell table:style-name="ce18" table:formula="of:=([.I34]-[.M34])-([.$C$9]*([.K34]-1))" office:value-type="float" office:value="0.331870993505329" calcext:value-type="float">
            <text:p>0.3319</text:p>
          </table:table-cell>
          <table:table-cell table:style-name="ce18" table:formula="of:=[.$C$9]-[.L33]" office:value-type="float" office:value="0.324806795167536" calcext:value-type="float">
            <text:p>0.3248</text:p>
          </table:table-cell>
          <table:table-cell table:style-name="ce33" table:formula="of:=([.K34]-1)*[.$C$9]+[.M34]+[.L34]" office:value-type="float" office:value="1.34767778867286" calcext:value-type="float">
            <text:p>1.3477</text:p>
          </table:table-cell>
          <table:table-cell table:style-name="ce34" table:formula="of:=DEGREES([.$M34]*[.E34]/[.$I34])" office:value-type="float" office:value="-0.0062989503765448" calcext:value-type="float">
            <text:p>-6.2989504E-03</text:p>
          </table:table-cell>
          <table:table-cell table:style-name="ce34" table:formula="of:=DEGREES([.$M34]*[.F34]/[.$I34])" office:value-type="float" office:value="-0.000308085901356371" calcext:value-type="float">
            <text:p>-3.0808590E-04</text:p>
          </table:table-cell>
          <table:table-cell table:style-name="ce34" table:formula="of:=DEGREES([.$C$9]*[.E34]/[.$I34])" office:value-type="float" office:value="-0.00670025192660668" calcext:value-type="float">
            <text:p>-6.7002519E-03</text:p>
          </table:table-cell>
          <table:table-cell table:style-name="ce34" table:formula="of:=DEGREES([.$C$9]*[.F34]/[.$I34])" office:value-type="float" office:value="-0.000327713830197802" calcext:value-type="float">
            <text:p>-3.2771383E-04</text:p>
          </table:table-cell>
          <table:table-cell table:style-name="ce9" table:formula="of:=[.S33]+1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4" table:formula="of:=[.A34]+1" office:value-type="float" office:value="20" calcext:value-type="float">
            <text:p>20</text:p>
          </table:table-cell>
          <table:table-cell table:style-name="ce9" office:value-type="float" office:value="-88.1757975" calcext:value-type="float">
            <text:p>-88.1757975</text:p>
          </table:table-cell>
          <table:table-cell table:style-name="ce9" office:value-type="float" office:value="41.8756964" calcext:value-type="float">
            <text:p>41.8756964</text:p>
          </table:table-cell>
          <table:table-cell table:style-name="ce9" table:formula="of:=[.D34]+1" office:value-type="float" office:value="19" calcext:value-type="float">
            <text:p>19</text:p>
          </table:table-cell>
          <table:table-cell table:style-name="ce23" table:formula="of:=RADIANS([.B35]-[.B34])" office:value-type="float" office:value="-0.000363272830510125" calcext:value-type="float">
            <text:p>-3.63E-04</text:p>
          </table:table-cell>
          <table:table-cell table:style-name="ce23" table:formula="of:=RADIANS([.C35]-[.C34])" office:value-type="float" office:value="0.000112105988514107" calcext:value-type="float">
            <text:p>1.12E-04</text:p>
          </table:table-cell>
          <table:table-cell table:style-name="ce25" table:formula="of:=SIN([.F35]/2)*SIN([.F35]/2)+COS(RADIANS([.C34]))*COS(RADIANS([.C35]))*SIN([.E35]/2)*SIN([.E35]/2)" office:value-type="float" office:value="0.0000000214351275981284" calcext:value-type="float">
            <text:p>2.14351275981284E-08</text:p>
          </table:table-cell>
          <table:table-cell table:style-name="ce25" table:formula="of:=2*ATAN(SQRT([.G35])/SQRT(1-[.G35]))" office:value-type="float" office:value="0.000292814806669904" calcext:value-type="float">
            <text:p>0.0002928148</text:p>
          </table:table-cell>
          <table:table-cell table:style-name="ce27" table:formula="of:=[.$J$3]*[.H35]" office:value-type="float" office:value="1.15925381960615" calcext:value-type="float">
            <text:p>1.15925</text:p>
          </table:table-cell>
          <table:table-cell table:style-name="ce29" table:formula="of:=([.I35]-[.M35])/[.$C$9]" office:value-type="float" office:value="3.31584605820978" calcext:value-type="float">
            <text:p>3.31585</text:p>
          </table:table-cell>
          <table:table-cell table:formula="of:=1+(QUOTIENT(([.I35]-[.M35]);[.$C$9]))" office:value-type="float" office:value="4" calcext:value-type="float">
            <text:p>4</text:p>
          </table:table-cell>
          <table:table-cell table:style-name="ce18" table:formula="of:=([.I35]-[.M35])-([.$C$9]*([.K35]-1))" office:value-type="float" office:value="0.109124813111479" calcext:value-type="float">
            <text:p>0.1091</text:p>
          </table:table-cell>
          <table:table-cell table:style-name="ce18" table:formula="of:=[.$C$9]-[.L34]" office:value-type="float" office:value="0.0136290064946715" calcext:value-type="float">
            <text:p>0.0136</text:p>
          </table:table-cell>
          <table:table-cell table:style-name="ce33" table:formula="of:=([.K35]-1)*[.$C$9]+[.M35]+[.L35]" office:value-type="float" office:value="1.15925381960615" calcext:value-type="float">
            <text:p>1.1593</text:p>
          </table:table-cell>
          <table:table-cell table:style-name="ce34" table:formula="of:=DEGREES([.$M35]*[.E35]/[.$I35])" office:value-type="float" office:value="-0.000244704081524172" calcext:value-type="float">
            <text:p>-2.4470408E-04</text:p>
          </table:table-cell>
          <table:table-cell table:style-name="ce34" table:formula="of:=DEGREES([.$M35]*[.F35]/[.$I35])" office:value-type="float" office:value="0.0000755156748556767" calcext:value-type="float">
            <text:p>7.5515675E-05</text:p>
          </table:table-cell>
          <table:table-cell table:style-name="ce34" table:formula="of:=DEGREES([.$C$9]*[.E35]/[.$I35])" office:value-type="float" office:value="-0.00620333259065187" calcext:value-type="float">
            <text:p>-6.2033326E-03</text:p>
          </table:table-cell>
          <table:table-cell table:style-name="ce34" table:formula="of:=DEGREES([.$C$9]*[.F35]/[.$I35])" office:value-type="float" office:value="0.00191434831826054" calcext:value-type="float">
            <text:p>1.9143483E-03</text:p>
          </table:table-cell>
          <table:table-cell table:style-name="ce9" table:formula="of:=[.S34]+1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4" table:formula="of:=[.A35]+1" office:value-type="float" office:value="21" calcext:value-type="float">
            <text:p>21</text:p>
          </table:table-cell>
          <table:table-cell table:style-name="ce9" office:value-type="float" office:value="-88.1879854" calcext:value-type="float">
            <text:p>-88.1879854</text:p>
          </table:table-cell>
          <table:table-cell table:style-name="ce9" office:value-type="float" office:value="41.877358" calcext:value-type="float">
            <text:p>41.877358</text:p>
          </table:table-cell>
          <table:table-cell table:style-name="ce9" table:formula="of:=[.D35]+1" office:value-type="float" office:value="20" calcext:value-type="float">
            <text:p>20</text:p>
          </table:table-cell>
          <table:table-cell table:style-name="ce23" table:formula="of:=RADIANS([.B36]-[.B35])" office:value-type="float" office:value="-0.000212718983903829" calcext:value-type="float">
            <text:p>-2.13E-04</text:p>
          </table:table-cell>
          <table:table-cell table:style-name="ce23" table:formula="of:=RADIANS([.C36]-[.C35])" office:value-type="float" office:value="0.0000290003908511114" calcext:value-type="float">
            <text:p>2.90E-05</text:p>
          </table:table-cell>
          <table:table-cell table:style-name="ce25" table:formula="of:=SIN([.F36]/2)*SIN([.F36]/2)+COS(RADIANS([.C35]))*COS(RADIANS([.C36]))*SIN([.E36]/2)*SIN([.E36]/2)" office:value-type="float" office:value="0.00000000648189630477859" calcext:value-type="float">
            <text:p>6.48189630477859E-09</text:p>
          </table:table-cell>
          <table:table-cell table:style-name="ce25" table:formula="of:=2*ATAN(SQRT([.G36])/SQRT(1-[.G36]))" office:value-type="float" office:value="0.000161020449866265" calcext:value-type="float">
            <text:p>0.0001610204</text:p>
          </table:table-cell>
          <table:table-cell table:style-name="ce27" table:formula="of:=[.$J$3]*[.H36]" office:value-type="float" office:value="0.637479961020543" calcext:value-type="float">
            <text:p>0.63748</text:p>
          </table:table-cell>
          <table:table-cell table:style-name="ce29" table:formula="of:=([.I36]-[.M36])/[.$C$9]" office:value-type="float" office:value="1.16094001195954" calcext:value-type="float">
            <text:p>1.16094</text:p>
          </table:table-cell>
          <table:table-cell table:formula="of:=1+(QUOTIENT(([.I36]-[.M36]);[.$C$9]))" office:value-type="float" office:value="2" calcext:value-type="float">
            <text:p>2</text:p>
          </table:table-cell>
          <table:table-cell table:style-name="ce18" table:formula="of:=([.I36]-[.M36])-([.$C$9]*([.K36]-1))" office:value-type="float" office:value="0.0556047741320216" calcext:value-type="float">
            <text:p>0.0556</text:p>
          </table:table-cell>
          <table:table-cell table:style-name="ce18" table:formula="of:=[.$C$9]-[.L35]" office:value-type="float" office:value="0.236375186888521" calcext:value-type="float">
            <text:p>0.2364</text:p>
          </table:table-cell>
          <table:table-cell table:style-name="ce33" table:formula="of:=([.K36]-1)*[.$C$9]+[.M36]+[.L36]" office:value-type="float" office:value="0.637479961020543" calcext:value-type="float">
            <text:p>0.6375</text:p>
          </table:table-cell>
          <table:table-cell table:style-name="ce34" table:formula="of:=DEGREES([.$M36]*[.E36]/[.$I36])" office:value-type="float" office:value="-0.00451922776626062" calcext:value-type="float">
            <text:p>-4.5192278E-03</text:p>
          </table:table-cell>
          <table:table-cell table:style-name="ce34" table:formula="of:=DEGREES([.$M36]*[.F36]/[.$I36])" office:value-type="float" office:value="0.000616115069569932" calcext:value-type="float">
            <text:p>6.1611507E-04</text:p>
          </table:table-cell>
          <table:table-cell table:style-name="ce34" table:formula="of:=DEGREES([.$C$9]*[.E36]/[.$I36])" office:value-type="float" office:value="-0.0066055714806454" calcext:value-type="float">
            <text:p>-6.6055715E-03</text:p>
          </table:table-cell>
          <table:table-cell table:style-name="ce34" table:formula="of:=DEGREES([.$C$9]*[.F36]/[.$I36])" office:value-type="float" office:value="0.000900550346838239" calcext:value-type="float">
            <text:p>9.0055035E-04</text:p>
          </table:table-cell>
          <table:table-cell table:style-name="ce9" table:formula="of:=[.S35]+1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4" table:formula="of:=[.A36]+1" office:value-type="float" office:value="22" calcext:value-type="float">
            <text:p>22</text:p>
          </table:table-cell>
          <table:table-cell table:style-name="ce9" office:value-type="float" office:value="-88.2060528" calcext:value-type="float">
            <text:p>-88.2060528</text:p>
          </table:table-cell>
          <table:table-cell table:style-name="ce9" office:value-type="float" office:value="41.8833011" calcext:value-type="float">
            <text:p>41.8833011</text:p>
          </table:table-cell>
          <table:table-cell table:style-name="ce9" table:formula="of:=[.D36]+1" office:value-type="float" office:value="21" calcext:value-type="float">
            <text:p>21</text:p>
          </table:table-cell>
          <table:table-cell table:style-name="ce23" table:formula="of:=RADIANS([.B37]-[.B36])" office:value-type="float" office:value="-0.000315335617274693" calcext:value-type="float">
            <text:p>-3.15E-04</text:p>
          </table:table-cell>
          <table:table-cell table:style-name="ce23" table:formula="of:=RADIANS([.C37]-[.C36])" office:value-type="float" office:value="0.000103726662775207" calcext:value-type="float">
            <text:p>1.04E-04</text:p>
          </table:table-cell>
          <table:table-cell table:style-name="ce25" table:formula="of:=SIN([.F37]/2)*SIN([.F37]/2)+COS(RADIANS([.C36]))*COS(RADIANS([.C37]))*SIN([.E37]/2)*SIN([.E37]/2)" office:value-type="float" office:value="0.0000000164702435939836" calcext:value-type="float">
            <text:p>1.64702435939836E-08</text:p>
          </table:table-cell>
          <table:table-cell table:style-name="ce25" table:formula="of:=2*ATAN(SQRT([.G37])/SQRT(1-[.G37]))" office:value-type="float" office:value="0.000256672894434972" calcext:value-type="float">
            <text:p>0.0002566729</text:p>
          </table:table-cell>
          <table:table-cell table:style-name="ce27" table:formula="of:=[.$J$3]*[.H37]" office:value-type="float" office:value="1.01616798906805" calcext:value-type="float">
            <text:p>1.01617</text:p>
          </table:table-cell>
          <table:table-cell table:style-name="ce29" table:formula="of:=([.I37]-[.M37])/[.$C$9]" office:value-type="float" office:value="2.1020919340089" calcext:value-type="float">
            <text:p>2.10209</text:p>
          </table:table-cell>
          <table:table-cell table:formula="of:=1+(QUOTIENT(([.I37]-[.M37]);[.$C$9]))" office:value-type="float" office:value="3" calcext:value-type="float">
            <text:p>3</text:p>
          </table:table-cell>
          <table:table-cell table:style-name="ce18" table:formula="of:=([.I37]-[.M37])-([.$C$9]*([.K37]-1))" office:value-type="float" office:value="0.035272763200075" calcext:value-type="float">
            <text:p>0.0353</text:p>
          </table:table-cell>
          <table:table-cell table:style-name="ce18" table:formula="of:=[.$C$9]-[.L36]" office:value-type="float" office:value="0.289895225867978" calcext:value-type="float">
            <text:p>0.2899</text:p>
          </table:table-cell>
          <table:table-cell table:style-name="ce33" table:formula="of:=([.K37]-1)*[.$C$9]+[.M37]+[.L37]" office:value-type="float" office:value="1.01616798906805" calcext:value-type="float">
            <text:p>1.0162</text:p>
          </table:table-cell>
          <table:table-cell table:style-name="ce34" table:formula="of:=DEGREES([.$M37]*[.E37]/[.$I37])" office:value-type="float" office:value="-0.00515431804602356" calcext:value-type="float">
            <text:p>-5.1543180E-03</text:p>
          </table:table-cell>
          <table:table-cell table:style-name="ce34" table:formula="of:=DEGREES([.$M37]*[.F37]/[.$I37])" office:value-type="float" office:value="0.00169546407226913" calcext:value-type="float">
            <text:p>1.6954641E-03</text:p>
          </table:table-cell>
          <table:table-cell table:style-name="ce34" table:formula="of:=DEGREES([.$C$9]*[.E37]/[.$I37])" office:value-type="float" office:value="-0.00614296727229356" calcext:value-type="float">
            <text:p>-6.1429673E-03</text:p>
          </table:table-cell>
          <table:table-cell table:style-name="ce34" table:formula="of:=DEGREES([.$C$9]*[.F37]/[.$I37])" office:value-type="float" office:value="0.00202067086553455" calcext:value-type="float">
            <text:p>2.0206709E-03</text:p>
          </table:table-cell>
          <table:table-cell table:style-name="ce9" table:formula="of:=[.S36]+1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4" table:formula="of:=[.A37]+1" office:value-type="float" office:value="23" calcext:value-type="float">
            <text:p>23</text:p>
          </table:table-cell>
          <table:table-cell table:style-name="ce9" office:value-type="float" office:value="-88.2526588" calcext:value-type="float">
            <text:p>-88.2526588</text:p>
          </table:table-cell>
          <table:table-cell table:style-name="ce9" office:value-type="float" office:value="41.8828858" calcext:value-type="float">
            <text:p>41.8828858</text:p>
          </table:table-cell>
          <table:table-cell table:style-name="ce9" table:formula="of:=[.D37]+1" office:value-type="float" office:value="22" calcext:value-type="float">
            <text:p>22</text:p>
          </table:table-cell>
          <table:table-cell table:style-name="ce23" table:formula="of:=RADIANS([.B38]-[.B37])" office:value-type="float" office:value="-0.000813428151184674" calcext:value-type="float">
            <text:p>-8.13E-04</text:p>
          </table:table-cell>
          <table:table-cell table:style-name="ce23" table:formula="of:=RADIANS([.C38]-[.C37])" office:value-type="float" office:value="-0.00000724835238353645" calcext:value-type="float">
            <text:p>-7.25E-06</text:p>
          </table:table-cell>
          <table:table-cell table:style-name="ce25" table:formula="of:=SIN([.F38]/2)*SIN([.F38]/2)+COS(RADIANS([.C37]))*COS(RADIANS([.C38]))*SIN([.E38]/2)*SIN([.E38]/2)" office:value-type="float" office:value="0.0000000917022514398497" calcext:value-type="float">
            <text:p>9.17022514398497E-08</text:p>
          </table:table-cell>
          <table:table-cell table:style-name="ce25" table:formula="of:=2*ATAN(SQRT([.G38])/SQRT(1-[.G38]))" office:value-type="float" office:value="0.000605647601309378" calcext:value-type="float">
            <text:p>0.0006056476</text:p>
          </table:table-cell>
          <table:table-cell table:style-name="ce27" table:formula="of:=[.$J$3]*[.H38]" office:value-type="float" office:value="2.39775885358383" calcext:value-type="float">
            <text:p>2.39776</text:p>
          </table:table-cell>
          <table:table-cell table:style-name="ce29" table:formula="of:=([.I38]-[.M38])/[.$C$9]" office:value-type="float" office:value="6.04205967231231" calcext:value-type="float">
            <text:p>6.04206</text:p>
          </table:table-cell>
          <table:table-cell table:formula="of:=1+(QUOTIENT(([.I38]-[.M38]);[.$C$9]))" office:value-type="float" office:value="7" calcext:value-type="float">
            <text:p>7</text:p>
          </table:table-cell>
          <table:table-cell table:style-name="ce18" table:formula="of:=([.I38]-[.M38])-([.$C$9]*([.K38]-1))" office:value-type="float" office:value="0.014531616783902" calcext:value-type="float">
            <text:p>0.0145</text:p>
          </table:table-cell>
          <table:table-cell table:style-name="ce18" table:formula="of:=[.$C$9]-[.L37]" office:value-type="float" office:value="0.310227236799925" calcext:value-type="float">
            <text:p>0.3102</text:p>
          </table:table-cell>
          <table:table-cell table:style-name="ce33" table:formula="of:=([.K38]-1)*[.$C$9]+[.M38]+[.L38]" office:value-type="float" office:value="2.39775885358383" calcext:value-type="float">
            <text:p>2.3978</text:p>
          </table:table-cell>
          <table:table-cell table:style-name="ce34" table:formula="of:=DEGREES([.$M38]*[.E38]/[.$I38])" office:value-type="float" office:value="-0.00602998528258602" calcext:value-type="float">
            <text:p>-6.0299853E-03</text:p>
          </table:table-cell>
          <table:table-cell table:style-name="ce34" table:formula="of:=DEGREES([.$M38]*[.F38]/[.$I38])" office:value-type="float" office:value="-0.0000537324140209147" calcext:value-type="float">
            <text:p>-5.3732414E-05</text:p>
          </table:table-cell>
          <table:table-cell table:style-name="ce34" table:formula="of:=DEGREES([.$C$9]*[.E38]/[.$I38])" office:value-type="float" office:value="-0.0067155931781615" calcext:value-type="float">
            <text:p>-6.7155932E-03</text:p>
          </table:table-cell>
          <table:table-cell table:style-name="ce34" table:formula="of:=DEGREES([.$C$9]*[.F38]/[.$I38])" office:value-type="float" office:value="-0.0000598417767431519" calcext:value-type="float">
            <text:p>-5.9841777E-05</text:p>
          </table:table-cell>
          <table:table-cell table:style-name="ce9" table:formula="of:=[.S37]+1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4" table:formula="of:=[.A38]+1" office:value-type="float" office:value="24" calcext:value-type="float">
            <text:p>24</text:p>
          </table:table-cell>
          <table:table-cell table:style-name="ce9" office:value-type="float" office:value="-88.3348417" calcext:value-type="float">
            <text:p>-88.3348417</text:p>
          </table:table-cell>
          <table:table-cell table:style-name="ce9" office:value-type="float" office:value="41.8808409" calcext:value-type="float">
            <text:p>41.8808409</text:p>
          </table:table-cell>
          <table:table-cell table:style-name="ce9" table:formula="of:=[.D38]+1" office:value-type="float" office:value="23" calcext:value-type="float">
            <text:p>23</text:p>
          </table:table-cell>
          <table:table-cell table:style-name="ce23" table:formula="of:=RADIANS([.B39]-[.B38])" office:value-type="float" office:value="-0.00143436219383711" calcext:value-type="float">
            <text:p>-1.43E-03</text:p>
          </table:table-cell>
          <table:table-cell table:style-name="ce23" table:formula="of:=RADIANS([.C39]-[.C38])" office:value-type="float" office:value="-0.0000356902378739316" calcext:value-type="float">
            <text:p>-3.57E-05</text:p>
          </table:table-cell>
          <table:table-cell table:style-name="ce25" table:formula="of:=SIN([.F39]/2)*SIN([.F39]/2)+COS(RADIANS([.C38]))*COS(RADIANS([.C39]))*SIN([.E39]/2)*SIN([.E39]/2)" office:value-type="float" office:value="0.000000285429283861671" calcext:value-type="float">
            <text:p>2.85429283861671E-07</text:p>
          </table:table-cell>
          <table:table-cell table:style-name="ce25" table:formula="of:=2*ATAN(SQRT([.G39])/SQRT(1-[.G39]))" office:value-type="float" office:value="0.00106851169580553" calcext:value-type="float">
            <text:p>0.0010685117</text:p>
          </table:table-cell>
          <table:table-cell table:style-name="ce27" table:formula="of:=[.$J$3]*[.H39]" office:value-type="float" office:value="4.23023780369408" calcext:value-type="float">
            <text:p>4.23024</text:p>
          </table:table-cell>
          <table:table-cell table:style-name="ce29" table:formula="of:=([.I39]-[.M39])/[.$C$9]" office:value-type="float" office:value="11.2858738653487" calcext:value-type="float">
            <text:p>11.28587</text:p>
          </table:table-cell>
          <table:table-cell table:formula="of:=1+(QUOTIENT(([.I39]-[.M39]);[.$C$9]))" office:value-type="float" office:value="12" calcext:value-type="float">
            <text:p>12</text:p>
          </table:table-cell>
          <table:table-cell table:style-name="ce18" table:formula="of:=([.I39]-[.M39])-([.$C$9]*([.K39]-1))" office:value-type="float" office:value="0.0987694204779799" calcext:value-type="float">
            <text:p>0.0988</text:p>
          </table:table-cell>
          <table:table-cell table:style-name="ce18" table:formula="of:=[.$C$9]-[.L38]" office:value-type="float" office:value="0.330968383216098" calcext:value-type="float">
            <text:p>0.3310</text:p>
          </table:table-cell>
          <table:table-cell table:style-name="ce33" table:formula="of:=([.K39]-1)*[.$C$9]+[.M39]+[.L39]" office:value-type="float" office:value="4.23023780369408" calcext:value-type="float">
            <text:p>4.2302</text:p>
          </table:table-cell>
          <table:table-cell table:style-name="ce34" table:formula="of:=DEGREES([.$M39]*[.E39]/[.$I39])" office:value-type="float" office:value="-0.00642988474956543" calcext:value-type="float">
            <text:p>-6.4298847E-03</text:p>
          </table:table-cell>
          <table:table-cell table:style-name="ce34" table:formula="of:=DEGREES([.$M39]*[.F39]/[.$I39])" office:value-type="float" office:value="-0.000159990354737428" calcext:value-type="float">
            <text:p>-1.5999035E-04</text:p>
          </table:table-cell>
          <table:table-cell table:style-name="ce34" table:formula="of:=DEGREES([.$C$9]*[.E39]/[.$I39])" office:value-type="float" office:value="-0.00671219758028779" calcext:value-type="float">
            <text:p>-6.7121976E-03</text:p>
          </table:table-cell>
          <table:table-cell table:style-name="ce34" table:formula="of:=DEGREES([.$C$9]*[.F39]/[.$I39])" office:value-type="float" office:value="-0.000167014948753246" calcext:value-type="float">
            <text:p>-1.6701495E-04</text:p>
          </table:table-cell>
          <table:table-cell table:style-name="ce9" table:formula="of:=[.S38]+1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4" table:formula="of:=[.A39]+1" office:value-type="float" office:value="25" calcext:value-type="float">
            <text:p>25</text:p>
          </table:table-cell>
          <table:table-cell table:style-name="ce9" office:value-type="float" office:value="-88.4691238" calcext:value-type="float">
            <text:p>-88.4691238</text:p>
          </table:table-cell>
          <table:table-cell table:style-name="ce9" office:value-type="float" office:value="41.8911925" calcext:value-type="float">
            <text:p>41.8911925</text:p>
          </table:table-cell>
          <table:table-cell table:style-name="ce9" table:formula="of:=[.D39]+1" office:value-type="float" office:value="24" calcext:value-type="float">
            <text:p>24</text:p>
          </table:table-cell>
          <table:table-cell table:style-name="ce23" table:formula="of:=RADIANS([.B40]-[.B39])" office:value-type="float" office:value="-0.0023436647714924" calcext:value-type="float">
            <text:p>-2.34E-03</text:p>
          </table:table-cell>
          <table:table-cell table:style-name="ce23" table:formula="of:=RADIANS([.C40]-[.C39])" office:value-type="float" office:value="0.000180669502849443" calcext:value-type="float">
            <text:p>1.81E-04</text:p>
          </table:table-cell>
          <table:table-cell table:style-name="ce25" table:formula="of:=SIN([.F40]/2)*SIN([.F40]/2)+COS(RADIANS([.C39]))*COS(RADIANS([.C40]))*SIN([.E40]/2)*SIN([.E40]/2)" office:value-type="float" office:value="0.000000769240621658933" calcext:value-type="float">
            <text:p>7.69240621658933E-07</text:p>
          </table:table-cell>
          <table:table-cell table:style-name="ce25" table:formula="of:=2*ATAN(SQRT([.G40])/SQRT(1-[.G40]))" office:value-type="float" office:value="0.00175412749696563" calcext:value-type="float">
            <text:p>0.0017541275</text:p>
          </table:table-cell>
          <table:table-cell table:style-name="ce27" table:formula="of:=[.$J$3]*[.H40]" office:value-type="float" office:value="6.94459076048692" calcext:value-type="float">
            <text:p>6.94459</text:p>
          </table:table-cell>
          <table:table-cell table:style-name="ce29" table:formula="of:=([.I40]-[.M40])/[.$C$9]" office:value-type="float" office:value="19.3859918407088" calcext:value-type="float">
            <text:p>19.38599</text:p>
          </table:table-cell>
          <table:table-cell table:formula="of:=1+(QUOTIENT(([.I40]-[.M40]);[.$C$9]))" office:value-type="float" office:value="20" calcext:value-type="float">
            <text:p>20</text:p>
          </table:table-cell>
          <table:table-cell table:style-name="ce18" table:formula="of:=([.I40]-[.M40])-([.$C$9]*([.K40]-1))" office:value-type="float" office:value="0.133360180964902" calcext:value-type="float">
            <text:p>0.1334</text:p>
          </table:table-cell>
          <table:table-cell table:style-name="ce18" table:formula="of:=[.$C$9]-[.L39]" office:value-type="float" office:value="0.24673057952202" calcext:value-type="float">
            <text:p>0.2467</text:p>
          </table:table-cell>
          <table:table-cell table:style-name="ce33" table:formula="of:=([.K40]-1)*[.$C$9]+[.M40]+[.L40]" office:value-type="float" office:value="6.94459076048692" calcext:value-type="float">
            <text:p>6.9446</text:p>
          </table:table-cell>
          <table:table-cell table:style-name="ce34" table:formula="of:=DEGREES([.$M40]*[.E40]/[.$I40])" office:value-type="float" office:value="-0.00477083553158323" calcext:value-type="float">
            <text:p>-4.7708355E-03</text:p>
          </table:table-cell>
          <table:table-cell table:style-name="ce34" table:formula="of:=DEGREES([.$M40]*[.F40]/[.$I40])" office:value-type="float" office:value="0.000367776353577535" calcext:value-type="float">
            <text:p>3.6777635E-04</text:p>
          </table:table-cell>
          <table:table-cell table:style-name="ce34" table:formula="of:=DEGREES([.$C$9]*[.E40]/[.$I40])" office:value-type="float" office:value="-0.00668066228091884" calcext:value-type="float">
            <text:p>-6.6806623E-03</text:p>
          </table:table-cell>
          <table:table-cell table:style-name="ce34" table:formula="of:=DEGREES([.$C$9]*[.F40]/[.$I40])" office:value-type="float" office:value="0.00051500195236115" calcext:value-type="float">
            <text:p>5.1500195E-04</text:p>
          </table:table-cell>
          <table:table-cell table:style-name="ce9" table:formula="of:=[.S39]+1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table:number-columns-repeated="3"/>
          <table:table-cell table:style-name="ce23" table:number-columns-repeated="2"/>
          <table:table-cell table:style-name="ce25" table:number-columns-repeated="2"/>
          <table:table-cell table:style-name="ce28" table:formula="of:=SUM([.I16:.I40])" office:value-type="string" office:string-value="44.01186" calcext:value-type="string">
            <text:p>44.01186</text:p>
          </table:table-cell>
          <table:table-cell table:style-name="ce29"/>
          <table:table-cell table:style-name="ce31" table:formula="of:=SUM([.K16:.K40])" office:value-type="string" office:string-value="128" calcext:value-type="string">
            <text:p>128</text:p>
          </table:table-cell>
          <table:table-cell table:style-name="ce18"/>
          <table:table-cell table:style-name="ce9"/>
          <table:table-cell table:number-columns-repeated="1011"/>
        </table:table-row>
        <table:table-row table:style-name="ro1" table:number-rows-repeated="101">
          <table:table-cell table:style-name="ce4"/>
          <table:table-cell table:style-name="ce9" table:number-columns-repeated="3"/>
          <table:table-cell table:style-name="ce23" table:number-columns-repeated="2"/>
          <table:table-cell table:style-name="ce25" table:number-columns-repeated="2"/>
          <table:table-cell table:style-name="ce27"/>
          <table:table-cell table:style-name="ce29"/>
          <table:table-cell/>
          <table:table-cell table:style-name="ce18"/>
          <table:table-cell table:style-name="ce9"/>
          <table:table-cell table:number-columns-repeated="1011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D-W" table:style-name="ta3"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7" office:value-type="string" calcext:value-type="string">
            <text:p>MD-W Line</text:p>
          </table:table-cell>
          <table:table-cell table:style-name="ce15"/>
          <table:table-cell table:style-name="ce9" table:number-columns-repeated="2"/>
          <table:table-cell/>
          <table:table-cell table:style-name="ce24" table:number-columns-repeated="2"/>
          <table:table-cell table:style-name="ce8"/>
          <table:table-cell table:style-name="ce15"/>
          <table:table-cell table:style-name="ce9"/>
          <table:table-cell table:number-columns-repeated="5"/>
          <table:table-cell table:style-name="ce35" office:value-type="string" calcext:value-type="string">
            <text:p>function getDistanceFromLatLonInKm(lat1,lon1,lat2,lon2) {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8"/>
          <table:table-cell table:style-name="ce15"/>
          <table:table-cell table:style-name="ce9" table:number-columns-repeated="2"/>
          <table:table-cell table:style-name="ce24" office:value-type="string" calcext:value-type="string">
            <text:p>UP-NW Line</text:p>
          </table:table-cell>
          <table:table-cell table:style-name="ce24" table:formula="of:=[$'UP-NW'.C4]" office:value-type="string" office:string-value="10" calcext:value-type="string">
            <text:p>10</text:p>
          </table:table-cell>
          <table:table-cell table:style-name="ce40" office:value-type="string" calcext:value-type="string">
            <text:p>feet</text:p>
          </table:table-cell>
          <table:table-cell table:style-name="ce8"/>
          <table:table-cell table:style-name="ce15"/>
          <table:table-cell table:style-name="ce9"/>
          <table:table-cell table:number-columns-repeated="5"/>
          <table:table-cell table:style-name="ce35" office:value-type="string" calcext:value-type="string">
            <text:p>var R = 6371; // Radius of the earth in km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8" office:value-type="string" calcext:value-type="string">
            <text:p>Length</text:p>
          </table:table-cell>
          <table:table-cell table:style-name="ce16" office:value-type="float" office:value="40" calcext:value-type="float">
            <text:p>40.0000</text:p>
          </table:table-cell>
          <table:table-cell table:style-name="ce9" office:value-type="string" calcext:value-type="string">
            <text:p>miles</text:p>
          </table:table-cell>
          <table:table-cell table:style-name="ce9" office:value-type="string" calcext:value-type="string">
            <text:p>(M)</text:p>
          </table:table-cell>
          <table:table-cell/>
          <table:table-cell table:style-name="ce24" table:number-columns-repeated="2"/>
          <table:table-cell table:style-name="ce8" office:value-type="string" calcext:value-type="string">
            <text:p>Earth Radius</text:p>
          </table:table-cell>
          <table:table-cell table:style-name="ce15" office:value-type="float" office:value="3959" calcext:value-type="float">
            <text:p>3959</text:p>
          </table:table-cell>
          <table:table-cell table:style-name="ce9" office:value-type="string" calcext:value-type="string">
            <text:p>miles</text:p>
          </table:table-cell>
          <table:table-cell table:number-columns-repeated="5"/>
          <table:table-cell table:style-name="ce36" office:value-type="string" calcext:value-type="string">
            <text:p>var dLat = deg2rad(lat2-lat1);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39" table:formula="of:=[.G2]*[.C3]/[$'UP-NW'.C3]" office:value-type="string" office:string-value="6.3291" calcext:value-type="string">
            <text:p>6.3291</text:p>
          </table:table-cell>
          <table:table-cell table:style-name="ce9" office:value-type="string" calcext:value-type="string">
            <text:p>feet</text:p>
          </table:table-cell>
          <table:table-cell table:style-name="ce9" office:value-type="string" calcext:value-type="string">
            <text:p>(F)</text:p>
          </table:table-cell>
          <table:table-cell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dLon = deg2rad(lon2-lon1);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8" office:value-type="string" calcext:value-type="string">
            <text:p>Miles Per Foot</text:p>
          </table:table-cell>
          <table:table-cell table:style-name="ce18" table:formula="of:=[.C3]/[.C4]" office:value-type="string" office:string-value="6.3200" calcext:value-type="string">
            <text:p>6.3200</text:p>
          </table:table-cell>
          <table:table-cell table:style-name="ce20" office:value-type="string" calcext:value-type="string">
            <text:p>(for accurate scaling of each line, this will be used for all other lines, and F will be calculated)</text:p>
          </table:table-cell>
          <table:table-cell table:number-columns-repeated="2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a = Math.sin(dLat/2) * Math.sin(dLat/2) + Math.cos(deg2rad(lat1)) * Math.cos(deg2rad(lat2)) * Math.sin(dLon/2) * Math.sin(dLon/2);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number-columns-repeated="4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c = 2 * Math.atan2(Math.sqrt(a), Math.sqrt(1-a));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8" office:value-type="string" calcext:value-type="string">
            <text:p>LED Spacing</text:p>
          </table:table-cell>
          <table:table-cell table:style-name="ce17" office:value-type="float" office:value="0.656" calcext:value-type="float">
            <text:p>0.656</text:p>
          </table:table-cell>
          <table:table-cell table:style-name="ce9" office:value-type="string" calcext:value-type="string">
            <text:p>inches</text:p>
          </table:table-cell>
          <table:table-cell table:number-columns-repeated="2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d = R * c; // Distance in km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19" table:formula="of:=[.C7]/12" office:value-type="string" office:string-value="0.0547" calcext:value-type="string">
            <text:p>0.0547</text:p>
          </table:table-cell>
          <table:table-cell table:style-name="ce9" office:value-type="string" calcext:value-type="string">
            <text:p>feet</text:p>
          </table:table-cell>
          <table:table-cell table:style-name="ce9" office:value-type="string" calcext:value-type="string">
            <text:p>(FLED)</text:p>
          </table:table-cell>
          <table:table-cell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/>
          <table:table-cell table:style-name="ce18" table:formula="of:=([.C3]/[.C4])*[.C8]" office:value-type="string" office:string-value="0.3455" calcext:value-type="string">
            <text:p>0.3455</text:p>
          </table:table-cell>
          <table:table-cell table:style-name="ce9" office:value-type="string" calcext:value-type="string">
            <text:p>miles</text:p>
          </table:table-cell>
          <table:table-cell table:style-name="ce9" office:value-type="string" calcext:value-type="string">
            <text:p>(MLED)</text:p>
          </table:table-cell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5"/>
          <table:table-cell table:style-name="ce37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number-columns-repeated="4"/>
          <table:table-cell table:style-name="ce25" table:number-columns-repeated="2"/>
          <table:table-cell table:number-columns-repeated="8"/>
          <table:table-cell table:style-name="ce38"/>
          <table:table-cell table:number-columns-repeated="1007"/>
        </table:table-row>
        <table:table-row table:style-name="ro1">
          <table:table-cell table:style-name="ce2"/>
          <table:table-cell table:style-name="ce9" office:value-type="string" calcext:value-type="string">
            <text:p>From KML – Line Segments from Simplified Files</text:p>
          </table:table-cell>
          <table:table-cell table:number-columns-repeated="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5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Main</text:p>
          </table:table-cell>
          <table:table-cell table:number-columns-repeated="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11" office:value-type="string" calcext:value-type="string">
            <text:p>lon</text:p>
          </table:table-cell>
          <table:table-cell table:style-name="ce11" office:value-type="string" calcext:value-type="string">
            <text:p>lat</text:p>
          </table:table-cell>
          <table:table-cell table:style-name="ce21" office:value-type="string" calcext:value-type="string">
            <text:p>segment</text:p>
          </table:table-cell>
          <table:table-cell table:style-name="ce11" office:value-type="string" calcext:value-type="string">
            <text:p>dlon (rad)</text:p>
          </table:table-cell>
          <table:table-cell table:style-name="ce11" office:value-type="string" calcext:value-type="string">
            <text:p>dlat (rad)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c</text:p>
          </table:table-cell>
          <table:table-cell table:style-name="ce11" office:value-type="string" calcext:value-type="string">
            <text:p>length (miles)</text:p>
          </table:table-cell>
          <table:table-cell table:style-name="ce2" office:value-type="string" calcext:value-type="string">
            <text:p>(M-MO)/MLED</text:p>
          </table:table-cell>
          <table:table-cell table:style-name="ce11" office:value-type="string" calcext:value-type="string">
            <text:p>num LEDs</text:p>
          </table:table-cell>
          <table:table-cell table:style-name="ce11" office:value-type="string" calcext:value-type="string">
            <text:p>Remainder (MR)</text:p>
          </table:table-cell>
          <table:table-cell table:style-name="ce11" office:value-type="string" calcext:value-type="string">
            <text:p>Offset (MO)</text:p>
          </table:table-cell>
          <table:table-cell table:style-name="ce32" office:value-type="string" calcext:value-type="string">
            <text:p>double check</text:p>
          </table:table-cell>
          <table:table-cell table:style-name="ce30" office:value-type="string" calcext:value-type="string">
            <text:p>dlon(offset) (deg)</text:p>
          </table:table-cell>
          <table:table-cell table:style-name="ce30" office:value-type="string" calcext:value-type="string">
            <text:p>dlat(offset) (deg)</text:p>
          </table:table-cell>
          <table:table-cell table:style-name="ce30" office:value-type="string" calcext:value-type="string">
            <text:p>dlon(LED) (deg)</text:p>
          </table:table-cell>
          <table:table-cell table:style-name="ce30" office:value-type="string" calcext:value-type="string">
            <text:p>dlat(LED) (deg)</text:p>
          </table:table-cell>
          <table:table-cell table:style-name="ce30" office:value-type="string" calcext:value-type="string">
            <text:p>segment</text:p>
          </table:table-cell>
          <table:table-cell table:number-columns-repeated="100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" office:value-type="float" office:value="-87.639177" calcext:value-type="float">
            <text:p>-87.639177</text:p>
          </table:table-cell>
          <table:table-cell table:style-name="ce9" office:value-type="float" office:value="41.880523" calcext:value-type="float">
            <text:p>41.880523</text:p>
          </table:table-cell>
          <table:table-cell table:number-columns-repeated="1021"/>
        </table:table-row>
        <table:table-row table:style-name="ro1">
          <table:table-cell table:style-name="ce4" table:formula="of:=[.A15]+1" office:value-type="float" office:value="1" calcext:value-type="float">
            <text:p>1</text:p>
          </table:table-cell>
          <table:table-cell table:style-name="ce9" office:value-type="float" office:value="-87.6394844" calcext:value-type="float">
            <text:p>-87.6394844</text:p>
          </table:table-cell>
          <table:table-cell table:style-name="ce9" office:value-type="float" office:value="41.8875504" calcext:value-type="float">
            <text:p>41.8875504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RADIANS([.B16]-[.B15])" office:value-type="float" office:value="-0.00000536514212057751" calcext:value-type="float">
            <text:p>-5.37E-06</text:p>
          </table:table-cell>
          <table:table-cell table:style-name="ce23" table:formula="of:=RADIANS([.C16]-[.C15])" office:value-type="float" office:value="0.000122651267854745" calcext:value-type="float">
            <text:p>1.23E-04</text:p>
          </table:table-cell>
          <table:table-cell table:style-name="ce25" table:formula="of:=SIN([.F16]/2)*SIN([.F16]/2)+COS(RADIANS([.C15]))*COS(RADIANS([.C16]))*SIN([.E16]/2)*SIN([.E16]/2)" office:value-type="float" office:value="0.00000000376482205056336" calcext:value-type="float">
            <text:p>3.76482205056336E-09</text:p>
          </table:table-cell>
          <table:table-cell table:style-name="ce25" table:formula="of:=2*ATAN(SQRT([.G16])/SQRT(1-[.G16]))" office:value-type="float" office:value="0.000122716291588167" calcext:value-type="float">
            <text:p>0.0001227163</text:p>
          </table:table-cell>
          <table:table-cell table:style-name="ce27" table:formula="of:=[.$J$3]*[.H16]" office:value-type="float" office:value="0.485833798397552" calcext:value-type="float">
            <text:p>0.48583</text:p>
          </table:table-cell>
          <table:table-cell table:style-name="ce29" table:formula="of:=([.I16]-[.M16])/[.$C$9]" office:value-type="float" office:value="1.4061759722071" calcext:value-type="float">
            <text:p>1.40618</text:p>
          </table:table-cell>
          <table:table-cell table:formula="of:=1+(QUOTIENT(([.I16]-[.M16]);[.$C$9]))" office:value-type="float" office:value="2" calcext:value-type="float">
            <text:p>2</text:p>
          </table:table-cell>
          <table:table-cell table:style-name="ce18" table:formula="of:=([.I16]-[.M16])-([.$C$9]*([.K16]-1))" office:value-type="float" office:value="0.140333798397552" calcext:value-type="float">
            <text:p>0.1403</text:p>
          </table:table-cell>
          <table:table-cell table:style-name="ce9" office:value-type="float" office:value="0" calcext:value-type="float">
            <text:p>0</text:p>
          </table:table-cell>
          <table:table-cell table:style-name="ce33" table:formula="of:=([.K16]-1)*[.$C$9]+[.M16]+[.L16]" office:value-type="float" office:value="0.485833798397552" calcext:value-type="float">
            <text:p>0.4858</text:p>
          </table:table-cell>
          <table:table-cell table:style-name="ce34" table:formula="of:=DEGREES([.$M16]*[.E16]/[.$I16])" office:value-type="float" office:value="-0" calcext:value-type="float">
            <text:p>-0.0000000E+00</text:p>
          </table:table-cell>
          <table:table-cell table:style-name="ce34" table:formula="of:=DEGREES([.$M16]*[.F16]/[.$I16])" office:value-type="float" office:value="0" calcext:value-type="float">
            <text:p>0.0000000E+00</text:p>
          </table:table-cell>
          <table:table-cell table:style-name="ce34" table:formula="of:=DEGREES([.$C$9]*[.E16]/[.$I16])" office:value-type="float" office:value="-0.000218607063463382" calcext:value-type="float">
            <text:p>-2.1860706E-04</text:p>
          </table:table-cell>
          <table:table-cell table:style-name="ce34" table:formula="of:=DEGREES([.$C$9]*[.F16]/[.$I16])" office:value-type="float" office:value="0.0049975253018834" calcext:value-type="float">
            <text:p>4.9975253E-0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table:formula="of:=[.A16]+1" office:value-type="float" office:value="2" calcext:value-type="float">
            <text:p>2</text:p>
          </table:table-cell>
          <table:table-cell table:style-name="ce9" office:value-type="float" office:value="-87.651499" calcext:value-type="float">
            <text:p>-87.651499</text:p>
          </table:table-cell>
          <table:table-cell table:style-name="ce9" office:value-type="float" office:value="41.888496" calcext:value-type="float">
            <text:p>41.888496</text:p>
          </table:table-cell>
          <table:table-cell table:style-name="ce9" table:formula="of:=[.D16]+1" office:value-type="float" office:value="1" calcext:value-type="float">
            <text:p>1</text:p>
          </table:table-cell>
          <table:table-cell table:style-name="ce23" table:formula="of:=RADIANS([.B17]-[.B16])" office:value-type="float" office:value="-0.00020969432831012" calcext:value-type="float">
            <text:p>-2.10E-04</text:p>
          </table:table-cell>
          <table:table-cell table:style-name="ce23" table:formula="of:=RADIANS([.C17]-[.C16])" office:value-type="float" office:value="0.0000165038334068834" calcext:value-type="float">
            <text:p>1.65E-05</text:p>
          </table:table-cell>
          <table:table-cell table:style-name="ce25" table:formula="of:=SIN([.F17]/2)*SIN([.F17]/2)+COS(RADIANS([.C16]))*COS(RADIANS([.C17]))*SIN([.E17]/2)*SIN([.E17]/2)" office:value-type="float" office:value="0.00000000616045699318857" calcext:value-type="float">
            <text:p>6.16045699318857E-09</text:p>
          </table:table-cell>
          <table:table-cell table:style-name="ce25" table:formula="of:=2*ATAN(SQRT([.G17])/SQRT(1-[.G17]))" office:value-type="float" office:value="0.000156977157648353" calcext:value-type="float">
            <text:p>0.0001569772</text:p>
          </table:table-cell>
          <table:table-cell table:style-name="ce27" table:formula="of:=[.$J$3]*[.H17]" office:value-type="float" office:value="0.62147256712983" calcext:value-type="float">
            <text:p>0.62147</text:p>
          </table:table-cell>
          <table:table-cell table:style-name="ce29" table:formula="of:=([.I17]-[.M17])/[.$C$9]" office:value-type="float" office:value="1.20493882931225" calcext:value-type="float">
            <text:p>1.20494</text:p>
          </table:table-cell>
          <table:table-cell table:formula="of:=1+(QUOTIENT(([.I17]-[.M17]);[.$C$9]))" office:value-type="float" office:value="2" calcext:value-type="float">
            <text:p>2</text:p>
          </table:table-cell>
          <table:table-cell table:style-name="ce18" table:formula="of:=([.I17]-[.M17])-([.$C$9]*([.K17]-1))" office:value-type="float" office:value="0.0708063655273819" calcext:value-type="float">
            <text:p>0.0708</text:p>
          </table:table-cell>
          <table:table-cell table:style-name="ce18" table:formula="of:=[.$C$9]-[.L16]" office:value-type="float" office:value="0.205166201602448" calcext:value-type="float">
            <text:p>0.2052</text:p>
          </table:table-cell>
          <table:table-cell table:style-name="ce33" table:formula="of:=([.K17]-1)*[.$C$9]+[.M17]+[.L17]" office:value-type="float" office:value="0.62147256712983" calcext:value-type="float">
            <text:p>0.6215</text:p>
          </table:table-cell>
          <table:table-cell table:style-name="ce34" table:formula="of:=DEGREES([.$M17]*[.E17]/[.$I17])" office:value-type="float" office:value="-0.00396636951677053" calcext:value-type="float">
            <text:p>-3.9663695E-03</text:p>
          </table:table-cell>
          <table:table-cell table:style-name="ce34" table:formula="of:=DEGREES([.$M17]*[.F17]/[.$I17])" office:value-type="float" office:value="0.000312170110953651" calcext:value-type="float">
            <text:p>3.1217011E-04</text:p>
          </table:table-cell>
          <table:table-cell table:style-name="ce34" table:formula="of:=DEGREES([.$C$9]*[.E17]/[.$I17])" office:value-type="float" office:value="-0.00667936851850293" calcext:value-type="float">
            <text:p>-6.6793685E-03</text:p>
          </table:table-cell>
          <table:table-cell table:style-name="ce34" table:formula="of:=DEGREES([.$C$9]*[.F17]/[.$I17])" office:value-type="float" office:value="0.000525694644108474" calcext:value-type="float">
            <text:p>5.2569464E-04</text:p>
          </table:table-cell>
          <table:table-cell table:style-name="ce9" table:formula="of:=[.S16]+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" table:formula="of:=[.A17]+1" office:value-type="float" office:value="3" calcext:value-type="float">
            <text:p>3</text:p>
          </table:table-cell>
          <table:table-cell table:style-name="ce9" office:value-type="float" office:value="-87.661269" calcext:value-type="float">
            <text:p>-87.661269</text:p>
          </table:table-cell>
          <table:table-cell table:style-name="ce9" office:value-type="float" office:value="41.888658" calcext:value-type="float">
            <text:p>41.888658</text:p>
          </table:table-cell>
          <table:table-cell table:style-name="ce9" table:formula="of:=[.D17]+1" office:value-type="float" office:value="2" calcext:value-type="float">
            <text:p>2</text:p>
          </table:table-cell>
          <table:table-cell table:style-name="ce23" table:formula="of:=RADIANS([.B18]-[.B17])" office:value-type="float" office:value="-0.000170518667919901" calcext:value-type="float">
            <text:p>-1.71E-04</text:p>
          </table:table-cell>
          <table:table-cell table:style-name="ce23" table:formula="of:=RADIANS([.C18]-[.C17])" office:value-type="float" office:value="0.00000282743338816098" calcext:value-type="float">
            <text:p>2.83E-06</text:p>
          </table:table-cell>
          <table:table-cell table:style-name="ce25" table:formula="of:=SIN([.F18]/2)*SIN([.F18]/2)+COS(RADIANS([.C17]))*COS(RADIANS([.C18]))*SIN([.E18]/2)*SIN([.E18]/2)" office:value-type="float" office:value="0.00000000403054831026064" calcext:value-type="float">
            <text:p>0.000000004</text:p>
          </table:table-cell>
          <table:table-cell table:style-name="ce25" table:formula="of:=2*ATAN(SQRT([.G18])/SQRT(1-[.G18]))" office:value-type="float" office:value="0.000126973198993736" calcext:value-type="float">
            <text:p>0.0001269732</text:p>
          </table:table-cell>
          <table:table-cell table:style-name="ce27" table:formula="of:=[.$J$3]*[.H18]" office:value-type="float" office:value="0.502686894816202" calcext:value-type="float">
            <text:p>0.50269</text:p>
          </table:table-cell>
          <table:table-cell table:style-name="ce29" table:formula="of:=([.I18]-[.M18])/[.$C$9]" office:value-type="float" office:value="0.659893662354803" calcext:value-type="float">
            <text:p>0.65989</text:p>
          </table:table-cell>
          <table:table-cell table:formula="of:=1+(QUOTIENT(([.I18]-[.M18]);[.$C$9]))" office:value-type="float" office:value="1" calcext:value-type="float">
            <text:p>1</text:p>
          </table:table-cell>
          <table:table-cell table:style-name="ce18" table:formula="of:=([.I18]-[.M18])-([.$C$9]*([.K18]-1))" office:value-type="float" office:value="0.227993260343584" calcext:value-type="float">
            <text:p>0.2280</text:p>
          </table:table-cell>
          <table:table-cell table:style-name="ce18" table:formula="of:=[.$C$9]-[.L17]" office:value-type="float" office:value="0.274693634472618" calcext:value-type="float">
            <text:p>0.2747</text:p>
          </table:table-cell>
          <table:table-cell table:style-name="ce33" table:formula="of:=([.K18]-1)*[.$C$9]+[.M18]+[.L18]" office:value-type="float" office:value="0.502686894816202" calcext:value-type="float">
            <text:p>0.5027</text:p>
          </table:table-cell>
          <table:table-cell table:style-name="ce34" table:formula="of:=DEGREES([.$M18]*[.E18]/[.$I18])" office:value-type="float" office:value="-0.0053388239010679" calcext:value-type="float">
            <text:p>-5.3388239E-03</text:p>
          </table:table-cell>
          <table:table-cell table:style-name="ce34" table:formula="of:=DEGREES([.$M18]*[.F18]/[.$I18])" office:value-type="float" office:value="0.0000885250227176415" calcext:value-type="float">
            <text:p>8.8525023E-05</text:p>
          </table:table-cell>
          <table:table-cell table:style-name="ce34" table:formula="of:=DEGREES([.$C$9]*[.E18]/[.$I18])" office:value-type="float" office:value="-0.00671498508278258" calcext:value-type="float">
            <text:p>-6.7149851E-03</text:p>
          </table:table-cell>
          <table:table-cell table:style-name="ce34" table:formula="of:=DEGREES([.$C$9]*[.F18]/[.$I18])" office:value-type="float" office:value="0.000111343662577641" calcext:value-type="float">
            <text:p>1.1134366E-04</text:p>
          </table:table-cell>
          <table:table-cell table:style-name="ce9" table:formula="of:=[.S17]+1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table:formula="of:=[.A18]+1" office:value-type="float" office:value="4" calcext:value-type="float">
            <text:p>4</text:p>
          </table:table-cell>
          <table:table-cell table:style-name="ce9" office:value-type="float" office:value="-87.6867342" calcext:value-type="float">
            <text:p>-87.6867342</text:p>
          </table:table-cell>
          <table:table-cell table:style-name="ce9" office:value-type="float" office:value="41.8883811" calcext:value-type="float">
            <text:p>41.8883811</text:p>
          </table:table-cell>
          <table:table-cell table:style-name="ce9" table:formula="of:=[.D18]+1" office:value-type="float" office:value="3" calcext:value-type="float">
            <text:p>3</text:p>
          </table:table-cell>
          <table:table-cell table:style-name="ce23" table:formula="of:=RADIANS([.B19]-[.B18])" office:value-type="float" office:value="-0.000444451584678848" calcext:value-type="float">
            <text:p>-4.44E-04</text:p>
          </table:table-cell>
          <table:table-cell table:style-name="ce23" table:formula="of:=RADIANS([.C19]-[.C18])" office:value-type="float" office:value="-0.0000048328166988231" calcext:value-type="float">
            <text:p>-4.83E-06</text:p>
          </table:table-cell>
          <table:table-cell table:style-name="ce25" table:formula="of:=SIN([.F19]/2)*SIN([.F19]/2)+COS(RADIANS([.C18]))*COS(RADIANS([.C19]))*SIN([.E19]/2)*SIN([.E19]/2)" office:value-type="float" office:value="0.0000000273745635325755" calcext:value-type="float">
            <text:p>2.73745635325755E-08</text:p>
          </table:table-cell>
          <table:table-cell table:style-name="ce25" table:formula="of:=2*ATAN(SQRT([.G19])/SQRT(1-[.G19]))" office:value-type="float" office:value="0.000330905205654819" calcext:value-type="float">
            <text:p>0.0003309052</text:p>
          </table:table-cell>
          <table:table-cell table:style-name="ce27" table:formula="of:=[.$J$3]*[.H19]" office:value-type="float" office:value="1.31005370918743" calcext:value-type="float">
            <text:p>1.31005</text:p>
          </table:table-cell>
          <table:table-cell table:style-name="ce29" table:formula="of:=([.I19]-[.M19])/[.$C$9]" office:value-type="float" office:value="3.45165548344721" calcext:value-type="float">
            <text:p>3.45166</text:p>
          </table:table-cell>
          <table:table-cell table:formula="of:=1+(QUOTIENT(([.I19]-[.M19]);[.$C$9]))" office:value-type="float" office:value="4" calcext:value-type="float">
            <text:p>4</text:p>
          </table:table-cell>
          <table:table-cell table:style-name="ce18" table:formula="of:=([.I19]-[.M19])-([.$C$9]*([.K19]-1))" office:value-type="float" office:value="0.156046969531011" calcext:value-type="float">
            <text:p>0.1560</text:p>
          </table:table-cell>
          <table:table-cell table:style-name="ce18" table:formula="of:=[.$C$9]-[.L18]" office:value-type="float" office:value="0.117506739656416" calcext:value-type="float">
            <text:p>0.1175</text:p>
          </table:table-cell>
          <table:table-cell table:style-name="ce33" table:formula="of:=([.K19]-1)*[.$C$9]+[.M19]+[.L19]" office:value-type="float" office:value="1.31005370918743" calcext:value-type="float">
            <text:p>1.3101</text:p>
          </table:table-cell>
          <table:table-cell table:style-name="ce34" table:formula="of:=DEGREES([.$M19]*[.E19]/[.$I19])" office:value-type="float" office:value="-0.00228412973125697" calcext:value-type="float">
            <text:p>-2.2841297E-03</text:p>
          </table:table-cell>
          <table:table-cell table:style-name="ce34" table:formula="of:=DEGREES([.$M19]*[.F19]/[.$I19])" office:value-type="float" office:value="-0.0000248368566746667" calcext:value-type="float">
            <text:p>-2.4836857E-05</text:p>
          </table:table-cell>
          <table:table-cell table:style-name="ce34" table:formula="of:=DEGREES([.$C$9]*[.E19]/[.$I19])" office:value-type="float" office:value="-0.00671592816256132" calcext:value-type="float">
            <text:p>-6.7159282E-03</text:p>
          </table:table-cell>
          <table:table-cell table:style-name="ce34" table:formula="of:=DEGREES([.$C$9]*[.F19]/[.$I19])" office:value-type="float" office:value="-0.0000730267387742028" calcext:value-type="float">
            <text:p>-7.3026739E-05</text:p>
          </table:table-cell>
          <table:table-cell table:style-name="ce9" table:formula="of:=[.S18]+1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4" table:formula="of:=[.A19]+1" office:value-type="float" office:value="5" calcext:value-type="float">
            <text:p>5</text:p>
          </table:table-cell>
          <table:table-cell table:style-name="ce9" office:value-type="float" office:value="-87.706089" calcext:value-type="float">
            <text:p>-87.706089</text:p>
          </table:table-cell>
          <table:table-cell table:style-name="ce9" office:value-type="float" office:value="41.8964315" calcext:value-type="float">
            <text:p>41.8964315</text:p>
          </table:table-cell>
          <table:table-cell table:style-name="ce9" table:formula="of:=[.D19]+1" office:value-type="float" office:value="4" calcext:value-type="float">
            <text:p>4</text:p>
          </table:table-cell>
          <table:table-cell table:style-name="ce23" table:formula="of:=RADIANS([.B20]-[.B19])" office:value-type="float" office:value="-0.000337804986065035" calcext:value-type="float">
            <text:p>-3.38E-04</text:p>
          </table:table-cell>
          <table:table-cell table:style-name="ce23" table:formula="of:=RADIANS([.C20]-[.C19])" office:value-type="float" office:value="0.000140505986102585" calcext:value-type="float">
            <text:p>1.41E-04</text:p>
          </table:table-cell>
          <table:table-cell table:style-name="ce25" table:formula="of:=SIN([.F20]/2)*SIN([.F20]/2)+COS(RADIANS([.C19]))*COS(RADIANS([.C20]))*SIN([.E20]/2)*SIN([.E20]/2)" office:value-type="float" office:value="0.0000000207437732338705" calcext:value-type="float">
            <text:p>2.07437732338705E-08</text:p>
          </table:table-cell>
          <table:table-cell table:style-name="ce25" table:formula="of:=2*ATAN(SQRT([.G20])/SQRT(1-[.G20]))" office:value-type="float" office:value="0.000288053976728704" calcext:value-type="float">
            <text:p>0.000288054</text:p>
          </table:table-cell>
          <table:table-cell table:style-name="ce27" table:formula="of:=[.$J$3]*[.H20]" office:value-type="float" office:value="1.14040569386894" calcext:value-type="float">
            <text:p>1.14041</text:p>
          </table:table-cell>
          <table:table-cell table:style-name="ce29" table:formula="of:=([.I20]-[.M20])/[.$C$9]" office:value-type="float" office:value="2.75239555253242" calcext:value-type="float">
            <text:p>2.75240</text:p>
          </table:table-cell>
          <table:table-cell table:formula="of:=1+(QUOTIENT(([.I20]-[.M20]);[.$C$9]))" office:value-type="float" office:value="3" calcext:value-type="float">
            <text:p>3</text:p>
          </table:table-cell>
          <table:table-cell table:style-name="ce18" table:formula="of:=([.I20]-[.M20])-([.$C$9]*([.K20]-1))" office:value-type="float" office:value="0.259952663399951" calcext:value-type="float">
            <text:p>0.2600</text:p>
          </table:table-cell>
          <table:table-cell table:style-name="ce18" table:formula="of:=[.$C$9]-[.L19]" office:value-type="float" office:value="0.189453030468989" calcext:value-type="float">
            <text:p>0.1895</text:p>
          </table:table-cell>
          <table:table-cell table:style-name="ce33" table:formula="of:=([.K20]-1)*[.$C$9]+[.M20]+[.L20]" office:value-type="float" office:value="1.14040569386894" calcext:value-type="float">
            <text:p>1.1404</text:p>
          </table:table-cell>
          <table:table-cell table:style-name="ce34" table:formula="of:=DEGREES([.$M20]*[.E20]/[.$I20])" office:value-type="float" office:value="-0.00321536934955271" calcext:value-type="float">
            <text:p>-3.2153693E-03</text:p>
          </table:table-cell>
          <table:table-cell table:style-name="ce34" table:formula="of:=DEGREES([.$M20]*[.F20]/[.$I20])" office:value-type="float" office:value="0.00133739482772451" calcext:value-type="float">
            <text:p>1.3373948E-03</text:p>
          </table:table-cell>
          <table:table-cell table:style-name="ce34" table:formula="of:=DEGREES([.$C$9]*[.E20]/[.$I20])" office:value-type="float" office:value="-0.0058637758790156" calcext:value-type="float">
            <text:p>-5.8637759E-03</text:p>
          </table:table-cell>
          <table:table-cell table:style-name="ce34" table:formula="of:=DEGREES([.$C$9]*[.F20]/[.$I20])" office:value-type="float" office:value="0.00243896818031874" calcext:value-type="float">
            <text:p>2.4389682E-03</text:p>
          </table:table-cell>
          <table:table-cell table:style-name="ce9" table:formula="of:=[.S19]+1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4" table:formula="of:=[.A20]+1" office:value-type="float" office:value="6" calcext:value-type="float">
            <text:p>6</text:p>
          </table:table-cell>
          <table:table-cell table:style-name="ce9" office:value-type="float" office:value="-87.7144575" calcext:value-type="float">
            <text:p>-87.7144575</text:p>
          </table:table-cell>
          <table:table-cell table:style-name="ce9" office:value-type="float" office:value="41.9025645" calcext:value-type="float">
            <text:p>41.9025645</text:p>
          </table:table-cell>
          <table:table-cell table:style-name="ce9" table:formula="of:=[.D20]+1" office:value-type="float" office:value="5" calcext:value-type="float">
            <text:p>5</text:p>
          </table:table-cell>
          <table:table-cell table:style-name="ce23" table:formula="of:=RADIANS([.B21]-[.B20])" office:value-type="float" office:value="-0.000146057878452952" calcext:value-type="float">
            <text:p>-1.46E-04</text:p>
          </table:table-cell>
          <table:table-cell table:style-name="ce23" table:formula="of:=RADIANS([.C21]-[.C20])" office:value-type="float" office:value="0.000107041043024784" calcext:value-type="float">
            <text:p>1.07E-04</text:p>
          </table:table-cell>
          <table:table-cell table:style-name="ce25" table:formula="of:=SIN([.F21]/2)*SIN([.F21]/2)+COS(RADIANS([.C20]))*COS(RADIANS([.C21]))*SIN([.E21]/2)*SIN([.E21]/2)" office:value-type="float" office:value="0.00000000581909811995592" calcext:value-type="float">
            <text:p>5.81909811995592E-09</text:p>
          </table:table-cell>
          <table:table-cell table:style-name="ce25" table:formula="of:=2*ATAN(SQRT([.G21])/SQRT(1-[.G21]))" office:value-type="float" office:value="0.000152566026771929" calcext:value-type="float">
            <text:p>0.000152566</text:p>
          </table:table-cell>
          <table:table-cell table:style-name="ce27" table:formula="of:=[.$J$3]*[.H21]" office:value-type="float" office:value="0.604008899990066" calcext:value-type="float">
            <text:p>0.60401</text:p>
          </table:table-cell>
          <table:table-cell table:style-name="ce29" table:formula="of:=([.I21]-[.M21])/[.$C$9]" office:value-type="float" office:value="1.5006123397685" calcext:value-type="float">
            <text:p>1.50061</text:p>
          </table:table-cell>
          <table:table-cell table:formula="of:=1+(QUOTIENT(([.I21]-[.M21]);[.$C$9]))" office:value-type="float" office:value="2" calcext:value-type="float">
            <text:p>2</text:p>
          </table:table-cell>
          <table:table-cell table:style-name="ce18" table:formula="of:=([.I21]-[.M21])-([.$C$9]*([.K21]-1))" office:value-type="float" office:value="0.172961563390017" calcext:value-type="float">
            <text:p>0.1730</text:p>
          </table:table-cell>
          <table:table-cell table:style-name="ce18" table:formula="of:=[.$C$9]-[.L20]" office:value-type="float" office:value="0.085547336600049" calcext:value-type="float">
            <text:p>0.0855</text:p>
          </table:table-cell>
          <table:table-cell table:style-name="ce33" table:formula="of:=([.K21]-1)*[.$C$9]+[.M21]+[.L21]" office:value-type="float" office:value="0.604008899990066" calcext:value-type="float">
            <text:p>0.6040</text:p>
          </table:table-cell>
          <table:table-cell table:style-name="ce34" table:formula="of:=DEGREES([.$M21]*[.E21]/[.$I21])" office:value-type="float" office:value="-0.00118525221457554" calcext:value-type="float">
            <text:p>-1.1852522E-03</text:p>
          </table:table-cell>
          <table:table-cell table:style-name="ce34" table:formula="of:=DEGREES([.$M21]*[.F21]/[.$I21])" office:value-type="float" office:value="0.000868632590308837" calcext:value-type="float">
            <text:p>8.6863259E-04</text:p>
          </table:table-cell>
          <table:table-cell table:style-name="ce34" table:formula="of:=DEGREES([.$C$9]*[.E21]/[.$I21])" office:value-type="float" office:value="-0.00478687772654297" calcext:value-type="float">
            <text:p>-4.7868777E-03</text:p>
          </table:table-cell>
          <table:table-cell table:style-name="ce34" table:formula="of:=DEGREES([.$C$9]*[.F21]/[.$I21])" office:value-type="float" office:value="0.00350814615485681" calcext:value-type="float">
            <text:p>3.5081462E-03</text:p>
          </table:table-cell>
          <table:table-cell table:style-name="ce9" table:formula="of:=[.S20]+1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4" table:formula="of:=[.A21]+1" office:value-type="float" office:value="7" calcext:value-type="float">
            <text:p>7</text:p>
          </table:table-cell>
          <table:table-cell table:style-name="ce9" office:value-type="float" office:value="-87.7191353" calcext:value-type="float">
            <text:p>-87.7191353</text:p>
          </table:table-cell>
          <table:table-cell table:style-name="ce9" office:value-type="float" office:value="41.908122" calcext:value-type="float">
            <text:p>41.908122</text:p>
          </table:table-cell>
          <table:table-cell table:style-name="ce9" table:formula="of:=[.D21]+1" office:value-type="float" office:value="6" calcext:value-type="float">
            <text:p>6</text:p>
          </table:table-cell>
          <table:table-cell table:style-name="ce23" table:formula="of:=RADIANS([.B22]-[.B21])" office:value-type="float" office:value="-0.0000816430117499701" calcext:value-type="float">
            <text:p>-8.16E-05</text:p>
          </table:table-cell>
          <table:table-cell table:style-name="ce23" table:formula="of:=RADIANS([.C22]-[.C21])" office:value-type="float" office:value="0.0000969966731796177" calcext:value-type="float">
            <text:p>9.70E-05</text:p>
          </table:table-cell>
          <table:table-cell table:style-name="ce25" table:formula="of:=SIN([.F22]/2)*SIN([.F22]/2)+COS(RADIANS([.C21]))*COS(RADIANS([.C22]))*SIN([.E22]/2)*SIN([.E22]/2)" office:value-type="float" office:value="0.00000000327511663214876" calcext:value-type="float">
            <text:p>3.27511663214876E-09</text:p>
          </table:table-cell>
          <table:table-cell table:style-name="ce25" table:formula="of:=2*ATAN(SQRT([.G22])/SQRT(1-[.G22]))" office:value-type="float" office:value="0.000114457269506558" calcext:value-type="float">
            <text:p>0.0001144573</text:p>
          </table:table-cell>
          <table:table-cell table:style-name="ce27" table:formula="of:=[.$J$3]*[.H22]" office:value-type="float" office:value="0.453136329976463" calcext:value-type="float">
            <text:p>0.45314</text:p>
          </table:table-cell>
          <table:table-cell table:style-name="ce29" table:formula="of:=([.I22]-[.M22])/[.$C$9]" office:value-type="float" office:value="0.812150197876933" calcext:value-type="float">
            <text:p>0.81215</text:p>
          </table:table-cell>
          <table:table-cell table:formula="of:=1+(QUOTIENT(([.I22]-[.M22]);[.$C$9]))" office:value-type="float" office:value="1" calcext:value-type="float">
            <text:p>1</text:p>
          </table:table-cell>
          <table:table-cell table:style-name="ce18" table:formula="of:=([.I22]-[.M22])-([.$C$9]*([.K22]-1))" office:value-type="float" office:value="0.28059789336648" calcext:value-type="float">
            <text:p>0.2806</text:p>
          </table:table-cell>
          <table:table-cell table:style-name="ce18" table:formula="of:=[.$C$9]-[.L21]" office:value-type="float" office:value="0.172538436609983" calcext:value-type="float">
            <text:p>0.1725</text:p>
          </table:table-cell>
          <table:table-cell table:style-name="ce33" table:formula="of:=([.K22]-1)*[.$C$9]+[.M22]+[.L22]" office:value-type="float" office:value="0.453136329976463" calcext:value-type="float">
            <text:p>0.4531</text:p>
          </table:table-cell>
          <table:table-cell table:style-name="ce34" table:formula="of:=DEGREES([.$M22]*[.E22]/[.$I22])" office:value-type="float" office:value="-0.00178114233042818" calcext:value-type="float">
            <text:p>-1.7811423E-03</text:p>
          </table:table-cell>
          <table:table-cell table:style-name="ce34" table:formula="of:=DEGREES([.$M22]*[.F22]/[.$I22])" office:value-type="float" office:value="0.00211610126583783" calcext:value-type="float">
            <text:p>2.1161013E-03</text:p>
          </table:table-cell>
          <table:table-cell table:style-name="ce34" table:formula="of:=DEGREES([.$C$9]*[.E22]/[.$I22])" office:value-type="float" office:value="-0.00356665266739371" calcext:value-type="float">
            <text:p>-3.5666527E-03</text:p>
          </table:table-cell>
          <table:table-cell table:style-name="ce34" table:formula="of:=DEGREES([.$C$9]*[.F22]/[.$I22])" office:value-type="float" office:value="0.00423739197892251" calcext:value-type="float">
            <text:p>4.2373920E-03</text:p>
          </table:table-cell>
          <table:table-cell table:style-name="ce9" table:formula="of:=[.S21]+1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4" table:formula="of:=[.A22]+1" office:value-type="float" office:value="8" calcext:value-type="float">
            <text:p>8</text:p>
          </table:table-cell>
          <table:table-cell table:style-name="ce9" office:value-type="float" office:value="-87.7223969" calcext:value-type="float">
            <text:p>-87.7223969</text:p>
          </table:table-cell>
          <table:table-cell table:style-name="ce9" office:value-type="float" office:value="41.9135194" calcext:value-type="float">
            <text:p>41.9135194</text:p>
          </table:table-cell>
          <table:table-cell table:style-name="ce9" table:formula="of:=[.D22]+1" office:value-type="float" office:value="7" calcext:value-type="float">
            <text:p>7</text:p>
          </table:table-cell>
          <table:table-cell table:style-name="ce23" table:formula="of:=RADIANS([.B23]-[.B22])" office:value-type="float" office:value="-0.0000569256588830796" calcext:value-type="float">
            <text:p>-5.69E-05</text:p>
          </table:table-cell>
          <table:table-cell table:style-name="ce23" table:formula="of:=RADIANS([.C23]-[.C22])" office:value-type="float" office:value="0.0000942024010471361" calcext:value-type="float">
            <text:p>9.42E-05</text:p>
          </table:table-cell>
          <table:table-cell table:style-name="ce25" table:formula="of:=SIN([.F23]/2)*SIN([.F23]/2)+COS(RADIANS([.C22]))*COS(RADIANS([.C23]))*SIN([.E23]/2)*SIN([.E23]/2)" office:value-type="float" office:value="0.00000000266718421244395" calcext:value-type="float">
            <text:p>2.66718421244395E-09</text:p>
          </table:table-cell>
          <table:table-cell table:style-name="ce25" table:formula="of:=2*ATAN(SQRT([.G23])/SQRT(1-[.G23]))" office:value-type="float" office:value="0.000103289577689431" calcext:value-type="float">
            <text:p>0.0001032896</text:p>
          </table:table-cell>
          <table:table-cell table:style-name="ce27" table:formula="of:=[.$J$3]*[.H23]" office:value-type="float" office:value="0.408923438072456" calcext:value-type="float">
            <text:p>0.40892</text:p>
          </table:table-cell>
          <table:table-cell table:style-name="ce29" table:formula="of:=([.I23]-[.M23])/[.$C$9]" office:value-type="float" office:value="0.995720206769715" calcext:value-type="float">
            <text:p>0.99572</text:p>
          </table:table-cell>
          <table:table-cell table:formula="of:=1+(QUOTIENT(([.I23]-[.M23]);[.$C$9]))" office:value-type="float" office:value="1" calcext:value-type="float">
            <text:p>1</text:p>
          </table:table-cell>
          <table:table-cell table:style-name="ce18" table:formula="of:=([.I23]-[.M23])-([.$C$9]*([.K23]-1))" office:value-type="float" office:value="0.344021331438937" calcext:value-type="float">
            <text:p>0.3440</text:p>
          </table:table-cell>
          <table:table-cell table:style-name="ce18" table:formula="of:=[.$C$9]-[.L22]" office:value-type="float" office:value="0.0649021066335196" calcext:value-type="float">
            <text:p>0.0649</text:p>
          </table:table-cell>
          <table:table-cell table:style-name="ce33" table:formula="of:=([.K23]-1)*[.$C$9]+[.M23]+[.L23]" office:value-type="float" office:value="0.408923438072456" calcext:value-type="float">
            <text:p>0.4089</text:p>
          </table:table-cell>
          <table:table-cell table:style-name="ce34" table:formula="of:=DEGREES([.$M23]*[.E23]/[.$I23])" office:value-type="float" office:value="-0.000517663433511729" calcext:value-type="float">
            <text:p>-5.1766343E-04</text:p>
          </table:table-cell>
          <table:table-cell table:style-name="ce34" table:formula="of:=DEGREES([.$M23]*[.F23]/[.$I23])" office:value-type="float" office:value="0.000856646006878353" calcext:value-type="float">
            <text:p>8.5664601E-04</text:p>
          </table:table-cell>
          <table:table-cell table:style-name="ce34" table:formula="of:=DEGREES([.$C$9]*[.E23]/[.$I23])" office:value-type="float" office:value="-0.00275573052332836" calcext:value-type="float">
            <text:p>-2.7557305E-03</text:p>
          </table:table-cell>
          <table:table-cell table:style-name="ce34" table:formula="of:=DEGREES([.$C$9]*[.F23]/[.$I23])" office:value-type="float" office:value="0.00456027101011868" calcext:value-type="float">
            <text:p>4.5602710E-03</text:p>
          </table:table-cell>
          <table:table-cell table:style-name="ce9" table:formula="of:=[.S22]+1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4" table:formula="of:=[.A23]+1" office:value-type="float" office:value="9" calcext:value-type="float">
            <text:p>9</text:p>
          </table:table-cell>
          <table:table-cell table:style-name="ce9" office:value-type="float" office:value="-87.738451" calcext:value-type="float">
            <text:p>-87.738451</text:p>
          </table:table-cell>
          <table:table-cell table:style-name="ce9" office:value-type="float" office:value="41.913513" calcext:value-type="float">
            <text:p>41.913513</text:p>
          </table:table-cell>
          <table:table-cell table:style-name="ce9" table:formula="of:=[.D23]+1" office:value-type="float" office:value="8" calcext:value-type="float">
            <text:p>8</text:p>
          </table:table-cell>
          <table:table-cell table:style-name="ce23" table:formula="of:=RADIANS([.B24]-[.B23])" office:value-type="float" office:value="-0.000280196903444264" calcext:value-type="float">
            <text:p>-2.80E-04</text:p>
          </table:table-cell>
          <table:table-cell table:style-name="ce23" table:formula="of:=RADIANS([.C24]-[.C23])" office:value-type="float" office:value="-0.000000111701072068843" calcext:value-type="float">
            <text:p>-1.12E-07</text:p>
          </table:table-cell>
          <table:table-cell table:style-name="ce25" table:formula="of:=SIN([.F24]/2)*SIN([.F24]/2)+COS(RADIANS([.C23]))*COS(RADIANS([.C24]))*SIN([.E24]/2)*SIN([.E24]/2)" office:value-type="float" office:value="0.0000000108690707022163" calcext:value-type="float">
            <text:p>1.08690707022163E-08</text:p>
          </table:table-cell>
          <table:table-cell table:style-name="ce25" table:formula="of:=2*ATAN(SQRT([.G24])/SQRT(1-[.G24]))" office:value-type="float" office:value="0.000208509671157912" calcext:value-type="float">
            <text:p>0.0002085097</text:p>
          </table:table-cell>
          <table:table-cell table:style-name="ce27" table:formula="of:=[.$J$3]*[.H24]" office:value-type="float" office:value="0.825489788114174" calcext:value-type="float">
            <text:p>0.82549</text:p>
          </table:table-cell>
          <table:table-cell table:style-name="ce29" table:formula="of:=([.I24]-[.M24])/[.$C$9]" office:value-type="float" office:value="2.38498153271523" calcext:value-type="float">
            <text:p>2.38498</text:p>
          </table:table-cell>
          <table:table-cell table:formula="of:=1+(QUOTIENT(([.I24]-[.M24]);[.$C$9]))" office:value-type="float" office:value="3" calcext:value-type="float">
            <text:p>3</text:p>
          </table:table-cell>
          <table:table-cell table:style-name="ce18" table:formula="of:=([.I24]-[.M24])-([.$C$9]*([.K24]-1))" office:value-type="float" office:value="0.133011119553111" calcext:value-type="float">
            <text:p>0.1330</text:p>
          </table:table-cell>
          <table:table-cell table:style-name="ce18" table:formula="of:=[.$C$9]-[.L23]" office:value-type="float" office:value="0.00147866856106343" calcext:value-type="float">
            <text:p>0.0015</text:p>
          </table:table-cell>
          <table:table-cell table:style-name="ce33" table:formula="of:=([.K24]-1)*[.$C$9]+[.M24]+[.L24]" office:value-type="float" office:value="0.825489788114174" calcext:value-type="float">
            <text:p>0.8255</text:p>
          </table:table-cell>
          <table:table-cell table:style-name="ce34" table:formula="of:=DEGREES([.$M24]*[.E24]/[.$I24])" office:value-type="float" office:value="-0.0000287571006788418" calcext:value-type="float">
            <text:p>-2.8757101E-05</text:p>
          </table:table-cell>
          <table:table-cell table:style-name="ce34" table:formula="of:=DEGREES([.$M24]*[.F24]/[.$I24])" office:value-type="float" office:value="-0.0000000114640773539356" calcext:value-type="float">
            <text:p>-1.1464077E-08</text:p>
          </table:table-cell>
          <table:table-cell table:style-name="ce34" table:formula="of:=DEGREES([.$C$9]*[.E24]/[.$I24])" office:value-type="float" office:value="-0.0067192733694117" calcext:value-type="float">
            <text:p>-6.7192734E-03</text:p>
          </table:table-cell>
          <table:table-cell table:style-name="ce34" table:formula="of:=DEGREES([.$C$9]*[.F24]/[.$I24])" office:value-type="float" office:value="-0.00000267865215375661" calcext:value-type="float">
            <text:p>-2.6786522E-06</text:p>
          </table:table-cell>
          <table:table-cell table:style-name="ce9" table:formula="of:=[.S23]+1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4" table:formula="of:=[.A24]+1" office:value-type="float" office:value="10" calcext:value-type="float">
            <text:p>10</text:p>
          </table:table-cell>
          <table:table-cell table:style-name="ce9" office:value-type="float" office:value="-87.7655268" calcext:value-type="float">
            <text:p>-87.7655268</text:p>
          </table:table-cell>
          <table:table-cell table:style-name="ce9" office:value-type="float" office:value="41.9167448" calcext:value-type="float">
            <text:p>41.9167448</text:p>
          </table:table-cell>
          <table:table-cell table:style-name="ce9" table:formula="of:=[.D24]+1" office:value-type="float" office:value="9" calcext:value-type="float">
            <text:p>9</text:p>
          </table:table-cell>
          <table:table-cell table:style-name="ce23" table:formula="of:=RADIANS([.B25]-[.B24])" office:value-type="float" office:value="-0.000472561857611581" calcext:value-type="float">
            <text:p>-4.73E-04</text:p>
          </table:table-cell>
          <table:table-cell table:style-name="ce23" table:formula="of:=RADIANS([.C25]-[.C24])" office:value-type="float" office:value="0.0000564055507658598" calcext:value-type="float">
            <text:p>5.64E-05</text:p>
          </table:table-cell>
          <table:table-cell table:style-name="ce25" table:formula="of:=SIN([.F25]/2)*SIN([.F25]/2)+COS(RADIANS([.C24]))*COS(RADIANS([.C25]))*SIN([.E25]/2)*SIN([.E25]/2)" office:value-type="float" office:value="0.000000031709809459114" calcext:value-type="float">
            <text:p>3.1709809459114E-08</text:p>
          </table:table-cell>
          <table:table-cell table:style-name="ce25" table:formula="of:=2*ATAN(SQRT([.G25])/SQRT(1-[.G25]))" office:value-type="float" office:value="0.000356144969327294" calcext:value-type="float">
            <text:p>0.000356145</text:p>
          </table:table-cell>
          <table:table-cell table:style-name="ce27" table:formula="of:=[.$J$3]*[.H25]" office:value-type="float" office:value="1.40997793356676" calcext:value-type="float">
            <text:p>1.40998</text:p>
          </table:table-cell>
          <table:table-cell table:style-name="ce29" table:formula="of:=([.I25]-[.M25])/[.$C$9]" office:value-type="float" office:value="3.46595963276372" calcext:value-type="float">
            <text:p>3.46596</text:p>
          </table:table-cell>
          <table:table-cell table:formula="of:=1+(QUOTIENT(([.I25]-[.M25]);[.$C$9]))" office:value-type="float" office:value="4" calcext:value-type="float">
            <text:p>4</text:p>
          </table:table-cell>
          <table:table-cell table:style-name="ce18" table:formula="of:=([.I25]-[.M25])-([.$C$9]*([.K25]-1))" office:value-type="float" office:value="0.160989053119866" calcext:value-type="float">
            <text:p>0.1610</text:p>
          </table:table-cell>
          <table:table-cell table:style-name="ce18" table:formula="of:=[.$C$9]-[.L24]" office:value-type="float" office:value="0.212488880446889" calcext:value-type="float">
            <text:p>0.2125</text:p>
          </table:table-cell>
          <table:table-cell table:style-name="ce33" table:formula="of:=([.K25]-1)*[.$C$9]+[.M25]+[.L25]" office:value-type="float" office:value="1.40997793356676" calcext:value-type="float">
            <text:p>1.4100</text:p>
          </table:table-cell>
          <table:table-cell table:style-name="ce34" table:formula="of:=DEGREES([.$M25]*[.E25]/[.$I25])" office:value-type="float" office:value="-0.00408042302807622" calcext:value-type="float">
            <text:p>-4.0804230E-03</text:p>
          </table:table-cell>
          <table:table-cell table:style-name="ce34" table:formula="of:=DEGREES([.$M25]*[.F25]/[.$I25])" office:value-type="float" office:value="0.000487044192308711" calcext:value-type="float">
            <text:p>4.8704419E-04</text:p>
          </table:table-cell>
          <table:table-cell table:style-name="ce34" table:formula="of:=DEGREES([.$C$9]*[.E25]/[.$I25])" office:value-type="float" office:value="-0.0066346349664763" calcext:value-type="float">
            <text:p>-6.6346350E-03</text:p>
          </table:table-cell>
          <table:table-cell table:style-name="ce34" table:formula="of:=DEGREES([.$C$9]*[.F25]/[.$I25])" office:value-type="float" office:value="0.000791917996314725" calcext:value-type="float">
            <text:p>7.9191800E-04</text:p>
          </table:table-cell>
          <table:table-cell table:style-name="ce9" table:formula="of:=[.S24]+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4" table:formula="of:=[.A25]+1" office:value-type="float" office:value="11" calcext:value-type="float">
            <text:p>11</text:p>
          </table:table-cell>
          <table:table-cell table:style-name="ce9" office:value-type="float" office:value="-87.7867699" calcext:value-type="float">
            <text:p>-87.7867699</text:p>
          </table:table-cell>
          <table:table-cell table:style-name="ce9" office:value-type="float" office:value="41.9163616" calcext:value-type="float">
            <text:p>41.9163616</text:p>
          </table:table-cell>
          <table:table-cell table:style-name="ce9" table:formula="of:=[.D25]+1" office:value-type="float" office:value="10" calcext:value-type="float">
            <text:p>10</text:p>
          </table:table-cell>
          <table:table-cell table:style-name="ce23" table:formula="of:=RADIANS([.B26]-[.B25])" office:value-type="float" office:value="-0.000370762038330275" calcext:value-type="float">
            <text:p>-3.71E-04</text:p>
          </table:table-cell>
          <table:table-cell table:style-name="ce23" table:formula="of:=RADIANS([.C26]-[.C25])" office:value-type="float" office:value="-0.00000668810169354781" calcext:value-type="float">
            <text:p>-6.69E-06</text:p>
          </table:table-cell>
          <table:table-cell table:style-name="ce25" table:formula="of:=SIN([.F26]/2)*SIN([.F26]/2)+COS(RADIANS([.C25]))*COS(RADIANS([.C26]))*SIN([.E26]/2)*SIN([.E26]/2)" office:value-type="float" office:value="0.0000000190401322440396" calcext:value-type="float">
            <text:p>0.000000019</text:p>
          </table:table-cell>
          <table:table-cell table:style-name="ce25" table:formula="of:=2*ATAN(SQRT([.G26])/SQRT(1-[.G26]))" office:value-type="float" office:value="0.000275971972235456" calcext:value-type="float">
            <text:p>0.000275972</text:p>
          </table:table-cell>
          <table:table-cell table:style-name="ce27" table:formula="of:=[.$J$3]*[.H26]" office:value-type="float" office:value="1.09257303808017" calcext:value-type="float">
            <text:p>1.09257</text:p>
          </table:table-cell>
          <table:table-cell table:style-name="ce29" table:formula="of:=([.I26]-[.M26])/[.$C$9]" office:value-type="float" office:value="2.62825496729388" calcext:value-type="float">
            <text:p>2.62825</text:p>
          </table:table-cell>
          <table:table-cell table:formula="of:=1+(QUOTIENT(([.I26]-[.M26]);[.$C$9]))" office:value-type="float" office:value="3" calcext:value-type="float">
            <text:p>3</text:p>
          </table:table-cell>
          <table:table-cell table:style-name="ce18" table:formula="of:=([.I26]-[.M26])-([.$C$9]*([.K26]-1))" office:value-type="float" office:value="0.217062091200036" calcext:value-type="float">
            <text:p>0.2171</text:p>
          </table:table-cell>
          <table:table-cell table:style-name="ce18" table:formula="of:=[.$C$9]-[.L25]" office:value-type="float" office:value="0.184510946880134" calcext:value-type="float">
            <text:p>0.1845</text:p>
          </table:table-cell>
          <table:table-cell table:style-name="ce33" table:formula="of:=([.K26]-1)*[.$C$9]+[.M26]+[.L26]" office:value-type="float" office:value="1.09257303808017" calcext:value-type="float">
            <text:p>1.0926</text:p>
          </table:table-cell>
          <table:table-cell table:style-name="ce34" table:formula="of:=DEGREES([.$M26]*[.E26]/[.$I26])" office:value-type="float" office:value="-0.00358748052446483" calcext:value-type="float">
            <text:p>-3.5874805E-03</text:p>
          </table:table-cell>
          <table:table-cell table:style-name="ce34" table:formula="of:=DEGREES([.$M26]*[.F26]/[.$I26])" office:value-type="float" office:value="-0.0000647138382324613" calcext:value-type="float">
            <text:p>-6.4713838E-05</text:p>
          </table:table-cell>
          <table:table-cell table:style-name="ce34" table:formula="of:=DEGREES([.$C$9]*[.E26]/[.$I26])" office:value-type="float" office:value="-0.00671762051065626" calcext:value-type="float">
            <text:p>-6.7176205E-03</text:p>
          </table:table-cell>
          <table:table-cell table:style-name="ce34" table:formula="of:=DEGREES([.$C$9]*[.F26]/[.$I26])" office:value-type="float" office:value="-0.000121177802658183" calcext:value-type="float">
            <text:p>-1.2117780E-04</text:p>
          </table:table-cell>
          <table:table-cell table:style-name="ce9" table:formula="of:=[.S25]+1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4" table:formula="of:=[.A26]+1" office:value-type="float" office:value="12" calcext:value-type="float">
            <text:p>12</text:p>
          </table:table-cell>
          <table:table-cell table:style-name="ce9" office:value-type="float" office:value="-87.8053093" calcext:value-type="float">
            <text:p>-87.8053093</text:p>
          </table:table-cell>
          <table:table-cell table:style-name="ce9" office:value-type="float" office:value="41.9232271" calcext:value-type="float">
            <text:p>41.9232271</text:p>
          </table:table-cell>
          <table:table-cell table:style-name="ce9" table:formula="of:=[.D26]+1" office:value-type="float" office:value="11" calcext:value-type="float">
            <text:p>11</text:p>
          </table:table-cell>
          <table:table-cell table:style-name="ce23" table:formula="of:=RADIANS([.B27]-[.B26])" office:value-type="float" office:value="-0.000323573571344389" calcext:value-type="float">
            <text:p>-3.24E-04</text:p>
          </table:table-cell>
          <table:table-cell table:style-name="ce23" table:formula="of:=RADIANS([.C27]-[.C26])" office:value-type="float" office:value="0.000119825579795608" calcext:value-type="float">
            <text:p>1.20E-04</text:p>
          </table:table-cell>
          <table:table-cell table:style-name="ce25" table:formula="of:=SIN([.F27]/2)*SIN([.F27]/2)+COS(RADIANS([.C26]))*COS(RADIANS([.C27]))*SIN([.E27]/2)*SIN([.E27]/2)" office:value-type="float" office:value="0.0000000180814735206338" calcext:value-type="float">
            <text:p>1.80814735206338E-08</text:p>
          </table:table-cell>
          <table:table-cell table:style-name="ce25" table:formula="of:=2*ATAN(SQRT([.G27])/SQRT(1-[.G27]))" office:value-type="float" office:value="0.000268934740259519" calcext:value-type="float">
            <text:p>0.0002689347</text:p>
          </table:table-cell>
          <table:table-cell table:style-name="ce27" table:formula="of:=[.$J$3]*[.H27]" office:value-type="float" office:value="1.06471263668743" calcext:value-type="float">
            <text:p>1.06471</text:p>
          </table:table-cell>
          <table:table-cell table:style-name="ce29" table:formula="of:=([.I27]-[.M27])/[.$C$9]" office:value-type="float" office:value="2.70991238172929" calcext:value-type="float">
            <text:p>2.70991</text:p>
          </table:table-cell>
          <table:table-cell table:formula="of:=1+(QUOTIENT(([.I27]-[.M27]);[.$C$9]))" office:value-type="float" office:value="3" calcext:value-type="float">
            <text:p>3</text:p>
          </table:table-cell>
          <table:table-cell table:style-name="ce18" table:formula="of:=([.I27]-[.M27])-([.$C$9]*([.K27]-1))" office:value-type="float" office:value="0.24527472788747" calcext:value-type="float">
            <text:p>0.2453</text:p>
          </table:table-cell>
          <table:table-cell table:style-name="ce18" table:formula="of:=[.$C$9]-[.L26]" office:value-type="float" office:value="0.128437908799964" calcext:value-type="float">
            <text:p>0.1284</text:p>
          </table:table-cell>
          <table:table-cell table:style-name="ce33" table:formula="of:=([.K27]-1)*[.$C$9]+[.M27]+[.L27]" office:value-type="float" office:value="1.06471263668743" calcext:value-type="float">
            <text:p>1.0647</text:p>
          </table:table-cell>
          <table:table-cell table:style-name="ce34" table:formula="of:=DEGREES([.$M27]*[.E27]/[.$I27])" office:value-type="float" office:value="-0.00223643609022574" calcext:value-type="float">
            <text:p>-2.2364361E-03</text:p>
          </table:table-cell>
          <table:table-cell table:style-name="ce34" table:formula="of:=DEGREES([.$M27]*[.F27]/[.$I27])" office:value-type="float" office:value="0.000828195733272358" calcext:value-type="float">
            <text:p>8.2819573E-04</text:p>
          </table:table-cell>
          <table:table-cell table:style-name="ce34" table:formula="of:=DEGREES([.$C$9]*[.E27]/[.$I27])" office:value-type="float" office:value="-0.00601604834890622" calcext:value-type="float">
            <text:p>-6.0160483E-03</text:p>
          </table:table-cell>
          <table:table-cell table:style-name="ce34" table:formula="of:=DEGREES([.$C$9]*[.F27]/[.$I27])" office:value-type="float" office:value="0.00222785958226127" calcext:value-type="float">
            <text:p>2.2278596E-03</text:p>
          </table:table-cell>
          <table:table-cell table:style-name="ce9" table:formula="of:=[.S26]+1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4" table:formula="of:=[.A27]+1" office:value-type="float" office:value="13" calcext:value-type="float">
            <text:p>13</text:p>
          </table:table-cell>
          <table:table-cell table:style-name="ce9" office:value-type="float" office:value="-87.8193426" calcext:value-type="float">
            <text:p>-87.8193426</text:p>
          </table:table-cell>
          <table:table-cell table:style-name="ce9" office:value-type="float" office:value="41.925973" calcext:value-type="float">
            <text:p>41.925973</text:p>
          </table:table-cell>
          <table:table-cell table:style-name="ce9" table:formula="of:=[.D27]+1" office:value-type="float" office:value="12" calcext:value-type="float">
            <text:p>12</text:p>
          </table:table-cell>
          <table:table-cell table:style-name="ce23" table:formula="of:=RADIANS([.B28]-[.B27])" office:value-type="float" office:value="-0.000244927289920018" calcext:value-type="float">
            <text:p>-2.45E-04</text:p>
          </table:table-cell>
          <table:table-cell table:style-name="ce23" table:formula="of:=RADIANS([.C28]-[.C27])" office:value-type="float" office:value="0.0000479249959305253" calcext:value-type="float">
            <text:p>4.79E-05</text:p>
          </table:table-cell>
          <table:table-cell table:style-name="ce25" table:formula="of:=SIN([.F28]/2)*SIN([.F28]/2)+COS(RADIANS([.C27]))*COS(RADIANS([.C28]))*SIN([.E28]/2)*SIN([.E28]/2)" office:value-type="float" office:value="0.00000000887632341693777" calcext:value-type="float">
            <text:p>8.87632341693777E-09</text:p>
          </table:table-cell>
          <table:table-cell table:style-name="ce25" table:formula="of:=2*ATAN(SQRT([.G28])/SQRT(1-[.G28]))" office:value-type="float" office:value="0.000188428484504873" calcext:value-type="float">
            <text:p>0.0001884285</text:p>
          </table:table-cell>
          <table:table-cell table:style-name="ce27" table:formula="of:=[.$J$3]*[.H28]" office:value-type="float" office:value="0.745988370154793" calcext:value-type="float">
            <text:p>0.74599</text:p>
          </table:table-cell>
          <table:table-cell table:style-name="ce29" table:formula="of:=([.I28]-[.M28])/[.$C$9]" office:value-type="float" office:value="1.86906830113535" calcext:value-type="float">
            <text:p>1.86907</text:p>
          </table:table-cell>
          <table:table-cell table:formula="of:=1+(QUOTIENT(([.I28]-[.M28]);[.$C$9]))" office:value-type="float" office:value="2" calcext:value-type="float">
            <text:p>2</text:p>
          </table:table-cell>
          <table:table-cell table:style-name="ce18" table:formula="of:=([.I28]-[.M28])-([.$C$9]*([.K28]-1))" office:value-type="float" office:value="0.300263098042263" calcext:value-type="float">
            <text:p>0.3003</text:p>
          </table:table-cell>
          <table:table-cell table:style-name="ce18" table:formula="of:=[.$C$9]-[.L27]" office:value-type="float" office:value="0.10022527211253" calcext:value-type="float">
            <text:p>0.1002</text:p>
          </table:table-cell>
          <table:table-cell table:style-name="ce33" table:formula="of:=([.K28]-1)*[.$C$9]+[.M28]+[.L28]" office:value-type="float" office:value="0.745988370154793" calcext:value-type="float">
            <text:p>0.7460</text:p>
          </table:table-cell>
          <table:table-cell table:style-name="ce34" table:formula="of:=DEGREES([.$M28]*[.E28]/[.$I28])" office:value-type="float" office:value="-0.00188540648541791" calcext:value-type="float">
            <text:p>-1.8854065E-03</text:p>
          </table:table-cell>
          <table:table-cell table:style-name="ce34" table:formula="of:=DEGREES([.$M28]*[.F28]/[.$I28])" office:value-type="float" office:value="0.000368918049803867" calcext:value-type="float">
            <text:p>3.6891805E-04</text:p>
          </table:table-cell>
          <table:table-cell table:style-name="ce34" table:formula="of:=DEGREES([.$C$9]*[.E28]/[.$I28])" office:value-type="float" office:value="-0.00649943798586553" calcext:value-type="float">
            <text:p>-6.4994380E-03</text:p>
          </table:table-cell>
          <table:table-cell table:style-name="ce34" table:formula="of:=DEGREES([.$C$9]*[.F28]/[.$I28])" office:value-type="float" office:value="0.00127174697080519" calcext:value-type="float">
            <text:p>1.2717470E-03</text:p>
          </table:table-cell>
          <table:table-cell table:style-name="ce9" table:formula="of:=[.S27]+1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4" table:formula="of:=[.A28]+1" office:value-type="float" office:value="14" calcext:value-type="float">
            <text:p>14</text:p>
          </table:table-cell>
          <table:table-cell table:style-name="ce9" office:value-type="float" office:value="-87.8442764" calcext:value-type="float">
            <text:p>-87.8442764</text:p>
          </table:table-cell>
          <table:table-cell table:style-name="ce9" office:value-type="float" office:value="41.9330929" calcext:value-type="float">
            <text:p>41.9330929</text:p>
          </table:table-cell>
          <table:table-cell table:style-name="ce9" table:formula="of:=[.D28]+1" office:value-type="float" office:value="13" calcext:value-type="float">
            <text:p>13</text:p>
          </table:table-cell>
          <table:table-cell table:style-name="ce23" table:formula="of:=RADIANS([.B29]-[.B28])" office:value-type="float" office:value="-0.000435176905033753" calcext:value-type="float">
            <text:p>-4.35E-04</text:p>
          </table:table-cell>
          <table:table-cell table:style-name="ce23" table:formula="of:=RADIANS([.C29]-[.C28])" office:value-type="float" office:value="0.000124265697412732" calcext:value-type="float">
            <text:p>1.24E-04</text:p>
          </table:table-cell>
          <table:table-cell table:style-name="ce25" table:formula="of:=SIN([.F29]/2)*SIN([.F29]/2)+COS(RADIANS([.C28]))*COS(RADIANS([.C29]))*SIN([.E29]/2)*SIN([.E29]/2)" office:value-type="float" office:value="0.0000000300651957139004" calcext:value-type="float">
            <text:p>3.00651957139004E-08</text:p>
          </table:table-cell>
          <table:table-cell table:style-name="ce25" table:formula="of:=2*ATAN(SQRT([.G29])/SQRT(1-[.G29]))" office:value-type="float" office:value="0.00034678636660172" calcext:value-type="float">
            <text:p>0.0003467864</text:p>
          </table:table-cell>
          <table:table-cell table:style-name="ce27" table:formula="of:=[.$J$3]*[.H29]" office:value-type="float" office:value="1.37292722537621" calcext:value-type="float">
            <text:p>1.37293</text:p>
          </table:table-cell>
          <table:table-cell table:style-name="ce29" table:formula="of:=([.I29]-[.M29])/[.$C$9]" office:value-type="float" office:value="3.84280846141382" calcext:value-type="float">
            <text:p>3.84281</text:p>
          </table:table-cell>
          <table:table-cell table:formula="of:=1+(QUOTIENT(([.I29]-[.M29]);[.$C$9]))" office:value-type="float" office:value="4" calcext:value-type="float">
            <text:p>4</text:p>
          </table:table-cell>
          <table:table-cell table:style-name="ce18" table:formula="of:=([.I29]-[.M29])-([.$C$9]*([.K29]-1))" office:value-type="float" office:value="0.291190323418473" calcext:value-type="float">
            <text:p>0.2912</text:p>
          </table:table-cell>
          <table:table-cell table:style-name="ce18" table:formula="of:=[.$C$9]-[.L28]" office:value-type="float" office:value="0.0452369019577373" calcext:value-type="float">
            <text:p>0.0452</text:p>
          </table:table-cell>
          <table:table-cell table:style-name="ce33" table:formula="of:=([.K29]-1)*[.$C$9]+[.M29]+[.L29]" office:value-type="float" office:value="1.37292722537621" calcext:value-type="float">
            <text:p>1.3729</text:p>
          </table:table-cell>
          <table:table-cell table:style-name="ce34" table:formula="of:=DEGREES([.$M29]*[.E29]/[.$I29])" office:value-type="float" office:value="-0.000821549638747043" calcext:value-type="float">
            <text:p>-8.2154964E-04</text:p>
          </table:table-cell>
          <table:table-cell table:style-name="ce34" table:formula="of:=DEGREES([.$M29]*[.F29]/[.$I29])" office:value-type="float" office:value="0.000234595259162848" calcext:value-type="float">
            <text:p>2.3459526E-04</text:p>
          </table:table-cell>
          <table:table-cell table:style-name="ce34" table:formula="of:=DEGREES([.$C$9]*[.E29]/[.$I29])" office:value-type="float" office:value="-0.00627464277841764" calcext:value-type="float">
            <text:p>-6.2746428E-03</text:p>
          </table:table-cell>
          <table:table-cell table:style-name="ce34" table:formula="of:=DEGREES([.$C$9]*[.F29]/[.$I29])" office:value-type="float" office:value="0.00179173768611492" calcext:value-type="float">
            <text:p>1.7917377E-03</text:p>
          </table:table-cell>
          <table:table-cell table:style-name="ce9" table:formula="of:=[.S28]+1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style-name="ce4" table:formula="of:=[.A29]+1" office:value-type="float" office:value="15" calcext:value-type="float">
            <text:p>15</text:p>
          </table:table-cell>
          <table:table-cell table:style-name="ce9" office:value-type="float" office:value="-87.857523" calcext:value-type="float">
            <text:p>-87.857523</text:p>
          </table:table-cell>
          <table:table-cell table:style-name="ce9" office:value-type="float" office:value="41.933874" calcext:value-type="float">
            <text:p>41.933874</text:p>
          </table:table-cell>
          <table:table-cell table:style-name="ce9" table:formula="of:=[.D29]+1" office:value-type="float" office:value="14" calcext:value-type="float">
            <text:p>14</text:p>
          </table:table-cell>
          <table:table-cell table:style-name="ce23" table:formula="of:=RADIANS([.B30]-[.B29])" office:value-type="float" office:value="-0.00023119678469472" calcext:value-type="float">
            <text:p>-2.31E-04</text:p>
          </table:table-cell>
          <table:table-cell table:style-name="ce23" table:formula="of:=RADIANS([.C30]-[.C29])" office:value-type="float" office:value="0.0000136327667874087" calcext:value-type="float">
            <text:p>1.36E-05</text:p>
          </table:table-cell>
          <table:table-cell table:style-name="ce25" table:formula="of:=SIN([.F30]/2)*SIN([.F30]/2)+COS(RADIANS([.C29]))*COS(RADIANS([.C30]))*SIN([.E30]/2)*SIN([.E30]/2)" office:value-type="float" office:value="0.00000000744179017249452" calcext:value-type="float">
            <text:p>7.44179017249452E-09</text:p>
          </table:table-cell>
          <table:table-cell table:style-name="ce25" table:formula="of:=2*ATAN(SQRT([.G30])/SQRT(1-[.G30]))" office:value-type="float" office:value="0.000172531622503871" calcext:value-type="float">
            <text:p>0.0001725316</text:p>
          </table:table-cell>
          <table:table-cell table:style-name="ce27" table:formula="of:=[.$J$3]*[.H30]" office:value-type="float" office:value="0.683052693492827" calcext:value-type="float">
            <text:p>0.68305</text:p>
          </table:table-cell>
          <table:table-cell table:style-name="ce29" table:formula="of:=([.I30]-[.M30])/[.$C$9]" office:value-type="float" office:value="1.81980612709494" calcext:value-type="float">
            <text:p>1.81981</text:p>
          </table:table-cell>
          <table:table-cell table:formula="of:=1+(QUOTIENT(([.I30]-[.M30]);[.$C$9]))" office:value-type="float" office:value="2" calcext:value-type="float">
            <text:p>2</text:p>
          </table:table-cell>
          <table:table-cell table:style-name="ce18" table:formula="of:=([.I30]-[.M30])-([.$C$9]*([.K30]-1))" office:value-type="float" office:value="0.2832430169113" calcext:value-type="float">
            <text:p>0.2832</text:p>
          </table:table-cell>
          <table:table-cell table:style-name="ce18" table:formula="of:=[.$C$9]-[.L29]" office:value-type="float" office:value="0.0543096765815269" calcext:value-type="float">
            <text:p>0.0543</text:p>
          </table:table-cell>
          <table:table-cell table:style-name="ce33" table:formula="of:=([.K30]-1)*[.$C$9]+[.M30]+[.L30]" office:value-type="float" office:value="0.683052693492827" calcext:value-type="float">
            <text:p>0.6831</text:p>
          </table:table-cell>
          <table:table-cell table:style-name="ce34" table:formula="of:=DEGREES([.$M30]*[.E30]/[.$I30])" office:value-type="float" office:value="-0.00105324020922337" calcext:value-type="float">
            <text:p>-1.0532402E-03</text:p>
          </table:table-cell>
          <table:table-cell table:style-name="ce34" table:formula="of:=DEGREES([.$M30]*[.F30]/[.$I30])" office:value-type="float" office:value="0.0000621054404472943" calcext:value-type="float">
            <text:p>6.2105440E-05</text:p>
          </table:table-cell>
          <table:table-cell table:style-name="ce34" table:formula="of:=DEGREES([.$C$9]*[.E30]/[.$I30])" office:value-type="float" office:value="-0.00670036198319863" calcext:value-type="float">
            <text:p>-6.7003620E-03</text:p>
          </table:table-cell>
          <table:table-cell table:style-name="ce34" table:formula="of:=DEGREES([.$C$9]*[.F30]/[.$I30])" office:value-type="float" office:value="0.000395094042630311" calcext:value-type="float">
            <text:p>3.9509404E-04</text:p>
          </table:table-cell>
          <table:table-cell table:style-name="ce9" table:formula="of:=[.S29]+1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4" table:formula="of:=[.A30]+1" office:value-type="float" office:value="16" calcext:value-type="float">
            <text:p>16</text:p>
          </table:table-cell>
          <table:table-cell table:style-name="ce9" office:value-type="float" office:value="-87.8841448" calcext:value-type="float">
            <text:p>-87.8841448</text:p>
          </table:table-cell>
          <table:table-cell table:style-name="ce9" office:value-type="float" office:value="41.9418081" calcext:value-type="float">
            <text:p>41.9418081</text:p>
          </table:table-cell>
          <table:table-cell table:style-name="ce9" table:formula="of:=[.D30]+1" office:value-type="float" office:value="15" calcext:value-type="float">
            <text:p>15</text:p>
          </table:table-cell>
          <table:table-cell table:style-name="ce23" table:formula="of:=RADIANS([.B31]-[.B30])" office:value-type="float" office:value="-0.000464638062807442" calcext:value-type="float">
            <text:p>-4.65E-04</text:p>
          </table:table-cell>
          <table:table-cell table:style-name="ce23" table:formula="of:=RADIANS([.C31]-[.C30])" office:value-type="float" office:value="0.000138476168182481" calcext:value-type="float">
            <text:p>1.38E-04</text:p>
          </table:table-cell>
          <table:table-cell table:style-name="ce25" table:formula="of:=SIN([.F31]/2)*SIN([.F31]/2)+COS(RADIANS([.C30]))*COS(RADIANS([.C31]))*SIN([.E31]/2)*SIN([.E31]/2)" office:value-type="float" office:value="0.0000000346590154391442" calcext:value-type="float">
            <text:p>3.46590154391442E-08</text:p>
          </table:table-cell>
          <table:table-cell table:style-name="ce25" table:formula="of:=2*ATAN(SQRT([.G31])/SQRT(1-[.G31]))" office:value-type="float" office:value="0.000372338640699887" calcext:value-type="float">
            <text:p>0.0003723386</text:p>
          </table:table-cell>
          <table:table-cell table:style-name="ce27" table:formula="of:=[.$J$3]*[.H31]" office:value-type="float" office:value="1.47408867853085" calcext:value-type="float">
            <text:p>1.47409</text:p>
          </table:table-cell>
          <table:table-cell table:style-name="ce29" table:formula="of:=([.I31]-[.M31])/[.$C$9]" office:value-type="float" office:value="4.08634354686586" calcext:value-type="float">
            <text:p>4.08634</text:p>
          </table:table-cell>
          <table:table-cell table:formula="of:=1+(QUOTIENT(([.I31]-[.M31]);[.$C$9]))" office:value-type="float" office:value="5" calcext:value-type="float">
            <text:p>5</text:p>
          </table:table-cell>
          <table:table-cell table:style-name="ce18" table:formula="of:=([.I31]-[.M31])-([.$C$9]*([.K31]-1))" office:value-type="float" office:value="0.029831695442154" calcext:value-type="float">
            <text:p>0.0298</text:p>
          </table:table-cell>
          <table:table-cell table:style-name="ce18" table:formula="of:=[.$C$9]-[.L30]" office:value-type="float" office:value="0.0622569830886999" calcext:value-type="float">
            <text:p>0.0623</text:p>
          </table:table-cell>
          <table:table-cell table:style-name="ce33" table:formula="of:=([.K31]-1)*[.$C$9]+[.M31]+[.L31]" office:value-type="float" office:value="1.47408867853085" calcext:value-type="float">
            <text:p>1.4741</text:p>
          </table:table-cell>
          <table:table-cell table:style-name="ce34" table:formula="of:=DEGREES([.$M31]*[.E31]/[.$I31])" office:value-type="float" office:value="-0.00112435091357098" calcext:value-type="float">
            <text:p>-1.1243509E-03</text:p>
          </table:table-cell>
          <table:table-cell table:style-name="ce34" table:formula="of:=DEGREES([.$M31]*[.F31]/[.$I31])" office:value-type="float" office:value="0.00033509051166199" calcext:value-type="float">
            <text:p>3.3509051E-04</text:p>
          </table:table-cell>
          <table:table-cell table:style-name="ce34" table:formula="of:=DEGREES([.$C$9]*[.E31]/[.$I31])" office:value-type="float" office:value="-0.00623967338869145" calcext:value-type="float">
            <text:p>-6.2396734E-03</text:p>
          </table:table-cell>
          <table:table-cell table:style-name="ce34" table:formula="of:=DEGREES([.$C$9]*[.F31]/[.$I31])" office:value-type="float" office:value="0.0018596110192855" calcext:value-type="float">
            <text:p>1.8596110E-03</text:p>
          </table:table-cell>
          <table:table-cell table:style-name="ce9" table:formula="of:=[.S30]+1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4" table:formula="of:=[.A31]+1" office:value-type="float" office:value="17" calcext:value-type="float">
            <text:p>17</text:p>
          </table:table-cell>
          <table:table-cell table:style-name="ce9" office:value-type="float" office:value="-87.8995514" calcext:value-type="float">
            <text:p>-87.8995514</text:p>
          </table:table-cell>
          <table:table-cell table:style-name="ce9" office:value-type="float" office:value="41.9481601" calcext:value-type="float">
            <text:p>41.9481601</text:p>
          </table:table-cell>
          <table:table-cell table:style-name="ce9" table:formula="of:=[.D31]+1" office:value-type="float" office:value="16" calcext:value-type="float">
            <text:p>16</text:p>
          </table:table-cell>
          <table:table-cell table:style-name="ce23" table:formula="of:=RADIANS([.B32]-[.B31])" office:value-type="float" office:value="-0.000268895896537858" calcext:value-type="float">
            <text:p>-2.69E-04</text:p>
          </table:table-cell>
          <table:table-cell table:style-name="ce23" table:formula="of:=RADIANS([.C32]-[.C31])" office:value-type="float" office:value="0.000110863314086674" calcext:value-type="float">
            <text:p>1.11E-04</text:p>
          </table:table-cell>
          <table:table-cell table:style-name="ce25" table:formula="of:=SIN([.F32]/2)*SIN([.F32]/2)+COS(RADIANS([.C31]))*COS(RADIANS([.C32]))*SIN([.E32]/2)*SIN([.E32]/2)" office:value-type="float" office:value="0.0000000130727953744178" calcext:value-type="float">
            <text:p>1.30727953744178E-08</text:p>
          </table:table-cell>
          <table:table-cell table:style-name="ce25" table:formula="of:=2*ATAN(SQRT([.G32])/SQRT(1-[.G32]))" office:value-type="float" office:value="0.000228672651896844" calcext:value-type="float">
            <text:p>0.0002286727</text:p>
          </table:table-cell>
          <table:table-cell table:style-name="ce27" table:formula="of:=[.$J$3]*[.H32]" office:value-type="float" office:value="0.905315028859607" calcext:value-type="float">
            <text:p>0.90532</text:p>
          </table:table-cell>
          <table:table-cell table:style-name="ce29" table:formula="of:=([.I32]-[.M32])/[.$C$9]" office:value-type="float" office:value="1.70664753777644" calcext:value-type="float">
            <text:p>1.70665</text:p>
          </table:table-cell>
          <table:table-cell table:formula="of:=1+(QUOTIENT(([.I32]-[.M32]);[.$C$9]))" office:value-type="float" office:value="2" calcext:value-type="float">
            <text:p>2</text:p>
          </table:table-cell>
          <table:table-cell table:style-name="ce18" table:formula="of:=([.I32]-[.M32])-([.$C$9]*([.K32]-1))" office:value-type="float" office:value="0.244146724301761" calcext:value-type="float">
            <text:p>0.2441</text:p>
          </table:table-cell>
          <table:table-cell table:style-name="ce18" table:formula="of:=[.$C$9]-[.L31]" office:value-type="float" office:value="0.315668304557846" calcext:value-type="float">
            <text:p>0.3157</text:p>
          </table:table-cell>
          <table:table-cell table:style-name="ce33" table:formula="of:=([.K32]-1)*[.$C$9]+[.M32]+[.L32]" office:value-type="float" office:value="0.905315028859607" calcext:value-type="float">
            <text:p>0.9053</text:p>
          </table:table-cell>
          <table:table-cell table:style-name="ce34" table:formula="of:=DEGREES([.$M32]*[.E32]/[.$I32])" office:value-type="float" office:value="-0.00537202536793069" calcext:value-type="float">
            <text:p>-5.3720254E-03</text:p>
          </table:table-cell>
          <table:table-cell table:style-name="ce34" table:formula="of:=DEGREES([.$M32]*[.F32]/[.$I32])" office:value-type="float" office:value="0.00221483683207725" calcext:value-type="float">
            <text:p>2.2148368E-03</text:p>
          </table:table-cell>
          <table:table-cell table:style-name="ce34" table:formula="of:=DEGREES([.$C$9]*[.E32]/[.$I32])" office:value-type="float" office:value="-0.00587969947511767" calcext:value-type="float">
            <text:p>-5.8796995E-03</text:p>
          </table:table-cell>
          <table:table-cell table:style-name="ce34" table:formula="of:=DEGREES([.$C$9]*[.F32]/[.$I32])" office:value-type="float" office:value="0.00242414621434527" calcext:value-type="float">
            <text:p>2.4241462E-03</text:p>
          </table:table-cell>
          <table:table-cell table:style-name="ce9" table:formula="of:=[.S31]+1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4" table:formula="of:=[.A32]+1" office:value-type="float" office:value="18" calcext:value-type="float">
            <text:p>18</text:p>
          </table:table-cell>
          <table:table-cell table:style-name="ce9" office:value-type="float" office:value="-87.9248714" calcext:value-type="float">
            <text:p>-87.9248714</text:p>
          </table:table-cell>
          <table:table-cell table:style-name="ce9" office:value-type="float" office:value="41.95432" calcext:value-type="float">
            <text:p>41.95432</text:p>
          </table:table-cell>
          <table:table-cell table:style-name="ce9" table:formula="of:=[.D32]+1" office:value-type="float" office:value="17" calcext:value-type="float">
            <text:p>17</text:p>
          </table:table-cell>
          <table:table-cell table:style-name="ce23" table:formula="of:=RADIANS([.B33]-[.B32])" office:value-type="float" office:value="-0.000441917366604852" calcext:value-type="float">
            <text:p>-4.42E-04</text:p>
          </table:table-cell>
          <table:table-cell table:style-name="ce23" table:formula="of:=RADIANS([.C33]-[.C32])" office:value-type="float" office:value="0.000107510536593601" calcext:value-type="float">
            <text:p>1.08E-04</text:p>
          </table:table-cell>
          <table:table-cell table:style-name="ce25" table:formula="of:=SIN([.F33]/2)*SIN([.F33]/2)+COS(RADIANS([.C32]))*COS(RADIANS([.C33]))*SIN([.E33]/2)*SIN([.E33]/2)" office:value-type="float" office:value="0.0000000298939990103772" calcext:value-type="float">
            <text:p>2.98939990103772E-08</text:p>
          </table:table-cell>
          <table:table-cell table:style-name="ce25" table:formula="of:=2*ATAN(SQRT([.G33])/SQRT(1-[.G33]))" office:value-type="float" office:value="0.00034579762467814" calcext:value-type="float">
            <text:p>0.0003457976</text:p>
          </table:table-cell>
          <table:table-cell table:style-name="ce27" table:formula="of:=[.$J$3]*[.H33]" office:value-type="float" office:value="1.36901279610076" calcext:value-type="float">
            <text:p>1.36901</text:p>
          </table:table-cell>
          <table:table-cell table:style-name="ce29" table:formula="of:=([.I33]-[.M33])/[.$C$9]" office:value-type="float" office:value="3.66905794617226" calcext:value-type="float">
            <text:p>3.66906</text:p>
          </table:table-cell>
          <table:table-cell table:formula="of:=1+(QUOTIENT(([.I33]-[.M33]);[.$C$9]))" office:value-type="float" office:value="4" calcext:value-type="float">
            <text:p>4</text:p>
          </table:table-cell>
          <table:table-cell table:style-name="ce18" table:formula="of:=([.I33]-[.M33])-([.$C$9]*([.K33]-1))" office:value-type="float" office:value="0.231159520402517" calcext:value-type="float">
            <text:p>0.2312</text:p>
          </table:table-cell>
          <table:table-cell table:style-name="ce18" table:formula="of:=[.$C$9]-[.L32]" office:value-type="float" office:value="0.101353275698239" calcext:value-type="float">
            <text:p>0.1014</text:p>
          </table:table-cell>
          <table:table-cell table:style-name="ce33" table:formula="of:=([.K33]-1)*[.$C$9]+[.M33]+[.L33]" office:value-type="float" office:value="1.36901279610076" calcext:value-type="float">
            <text:p>1.3690</text:p>
          </table:table-cell>
          <table:table-cell table:style-name="ce34" table:formula="of:=DEGREES([.$M33]*[.E33]/[.$I33])" office:value-type="float" office:value="-0.00187453685457728" calcext:value-type="float">
            <text:p>-1.8745369E-03</text:p>
          </table:table-cell>
          <table:table-cell table:style-name="ce34" table:formula="of:=DEGREES([.$M33]*[.F33]/[.$I33])" office:value-type="float" office:value="0.000456041057287272" calcext:value-type="float">
            <text:p>4.5604106E-04</text:p>
          </table:table-cell>
          <table:table-cell table:style-name="ce34" table:formula="of:=DEGREES([.$C$9]*[.E33]/[.$I33])" office:value-type="float" office:value="-0.00639004984096141" calcext:value-type="float">
            <text:p>-6.3900498E-03</text:p>
          </table:table-cell>
          <table:table-cell table:style-name="ce34" table:formula="of:=DEGREES([.$C$9]*[.F33]/[.$I33])" office:value-type="float" office:value="0.00155458404484" calcext:value-type="float">
            <text:p>1.5545840E-03</text:p>
          </table:table-cell>
          <table:table-cell table:style-name="ce9" table:formula="of:=[.S32]+1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4" table:formula="of:=[.A33]+1" office:value-type="float" office:value="19" calcext:value-type="float">
            <text:p>19</text:p>
          </table:table-cell>
          <table:table-cell table:style-name="ce9" office:value-type="float" office:value="-87.9731083" calcext:value-type="float">
            <text:p>-87.9731083</text:p>
          </table:table-cell>
          <table:table-cell table:style-name="ce9" office:value-type="float" office:value="41.9617239" calcext:value-type="float">
            <text:p>41.9617239</text:p>
          </table:table-cell>
          <table:table-cell table:style-name="ce9" table:formula="of:=[.D33]+1" office:value-type="float" office:value="18" calcext:value-type="float">
            <text:p>18</text:p>
          </table:table-cell>
          <table:table-cell table:style-name="ce23" table:formula="of:=RADIANS([.B34]-[.B33])" office:value-type="float" office:value="-0.000841892725955362" calcext:value-type="float">
            <text:p>-8.42E-04</text:p>
          </table:table-cell>
          <table:table-cell table:style-name="ce23" table:formula="of:=RADIANS([.C34]-[.C33])" office:value-type="float" office:value="0.000129222432488407" calcext:value-type="float">
            <text:p>1.29E-04</text:p>
          </table:table-cell>
          <table:table-cell table:style-name="ce25" table:formula="of:=SIN([.F34]/2)*SIN([.F34]/2)+COS(RADIANS([.C33]))*COS(RADIANS([.C34]))*SIN([.E34]/2)*SIN([.E34]/2)" office:value-type="float" office:value="0.000000102162629712591" calcext:value-type="float">
            <text:p>1.02162629712591E-07</text:p>
          </table:table-cell>
          <table:table-cell table:style-name="ce25" table:formula="of:=2*ATAN(SQRT([.G34])/SQRT(1-[.G34]))" office:value-type="float" office:value="0.000639257798362004" calcext:value-type="float">
            <text:p>0.0006392578</text:p>
          </table:table-cell>
          <table:table-cell table:style-name="ce27" table:formula="of:=[.$J$3]*[.H34]" office:value-type="float" office:value="2.53082162371517" calcext:value-type="float">
            <text:p>2.53082</text:p>
          </table:table-cell>
          <table:table-cell table:style-name="ce29" table:formula="of:=([.I34]-[.M34])/[.$C$9]" office:value-type="float" office:value="6.99415671235222" calcext:value-type="float">
            <text:p>6.99416</text:p>
          </table:table-cell>
          <table:table-cell table:formula="of:=1+(QUOTIENT(([.I34]-[.M34]);[.$C$9]))" office:value-type="float" office:value="7" calcext:value-type="float">
            <text:p>7</text:p>
          </table:table-cell>
          <table:table-cell table:style-name="ce18" table:formula="of:=([.I34]-[.M34])-([.$C$9]*([.K34]-1))" office:value-type="float" office:value="0.34348114411769" calcext:value-type="float">
            <text:p>0.3435</text:p>
          </table:table-cell>
          <table:table-cell table:style-name="ce18" table:formula="of:=[.$C$9]-[.L33]" office:value-type="float" office:value="0.114340479597483" calcext:value-type="float">
            <text:p>0.1143</text:p>
          </table:table-cell>
          <table:table-cell table:style-name="ce33" table:formula="of:=([.K34]-1)*[.$C$9]+[.M34]+[.L34]" office:value-type="float" office:value="2.53082162371517" calcext:value-type="float">
            <text:p>2.5308</text:p>
          </table:table-cell>
          <table:table-cell table:style-name="ce34" table:formula="of:=DEGREES([.$M34]*[.E34]/[.$I34])" office:value-type="float" office:value="-0.00217930423409297" calcext:value-type="float">
            <text:p>-2.1793042E-03</text:p>
          </table:table-cell>
          <table:table-cell table:style-name="ce34" table:formula="of:=DEGREES([.$M34]*[.F34]/[.$I34])" office:value-type="float" office:value="0.000334502230010607" calcext:value-type="float">
            <text:p>3.3450223E-04</text:p>
          </table:table-cell>
          <table:table-cell table:style-name="ce34" table:formula="of:=DEGREES([.$C$9]*[.E34]/[.$I34])" office:value-type="float" office:value="-0.00658515353031368" calcext:value-type="float">
            <text:p>-6.5851535E-03</text:p>
          </table:table-cell>
          <table:table-cell table:style-name="ce34" table:formula="of:=DEGREES([.$C$9]*[.F34]/[.$I34])" office:value-type="float" office:value="0.00101075770256966" calcext:value-type="float">
            <text:p>1.0107577E-03</text:p>
          </table:table-cell>
          <table:table-cell table:style-name="ce9" table:formula="of:=[.S33]+1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4" table:formula="of:=[.A34]+1" office:value-type="float" office:value="20" calcext:value-type="float">
            <text:p>20</text:p>
          </table:table-cell>
          <table:table-cell table:style-name="ce9" office:value-type="float" office:value="-87.9957247" calcext:value-type="float">
            <text:p>-87.9957247</text:p>
          </table:table-cell>
          <table:table-cell table:style-name="ce9" office:value-type="float" office:value="41.9692865" calcext:value-type="float">
            <text:p>41.9692865</text:p>
          </table:table-cell>
          <table:table-cell table:style-name="ce9" table:formula="of:=[.D34]+1" office:value-type="float" office:value="19" calcext:value-type="float">
            <text:p>19</text:p>
          </table:table-cell>
          <table:table-cell table:style-name="ce23" table:formula="of:=RADIANS([.B35]-[.B34])" office:value-type="float" office:value="-0.000394730644947867" calcext:value-type="float">
            <text:p>-3.95E-04</text:p>
          </table:table-cell>
          <table:table-cell table:style-name="ce23" table:formula="of:=RADIANS([.C35]-[.C34])" office:value-type="float" office:value="0.000131992270011323" calcext:value-type="float">
            <text:p>1.32E-04</text:p>
          </table:table-cell>
          <table:table-cell table:style-name="ce25" table:formula="of:=SIN([.F35]/2)*SIN([.F35]/2)+COS(RADIANS([.C34]))*COS(RADIANS([.C35]))*SIN([.E35]/2)*SIN([.E35]/2)" office:value-type="float" office:value="0.0000000258911985978601" calcext:value-type="float">
            <text:p>2.58911985978601E-08</text:p>
          </table:table-cell>
          <table:table-cell table:style-name="ce25" table:formula="of:=2*ATAN(SQRT([.G35])/SQRT(1-[.G35]))" office:value-type="float" office:value="0.000321814846278487" calcext:value-type="float">
            <text:p>0.0003218148</text:p>
          </table:table-cell>
          <table:table-cell table:style-name="ce27" table:formula="of:=[.$J$3]*[.H35]" office:value-type="float" office:value="1.27406497641653" calcext:value-type="float">
            <text:p>1.27406</text:p>
          </table:table-cell>
          <table:table-cell table:style-name="ce29" table:formula="of:=([.I35]-[.M35])/[.$C$9]" office:value-type="float" office:value="3.68175432860845" calcext:value-type="float">
            <text:p>3.68175</text:p>
          </table:table-cell>
          <table:table-cell table:formula="of:=1+(QUOTIENT(([.I35]-[.M35]);[.$C$9]))" office:value-type="float" office:value="4" calcext:value-type="float">
            <text:p>4</text:p>
          </table:table-cell>
          <table:table-cell table:style-name="ce18" table:formula="of:=([.I35]-[.M35])-([.$C$9]*([.K35]-1))" office:value-type="float" office:value="0.235546120534219" calcext:value-type="float">
            <text:p>0.2355</text:p>
          </table:table-cell>
          <table:table-cell table:style-name="ce18" table:formula="of:=[.$C$9]-[.L34]" office:value-type="float" office:value="0.0020188558823101" calcext:value-type="float">
            <text:p>0.0020</text:p>
          </table:table-cell>
          <table:table-cell table:style-name="ce33" table:formula="of:=([.K35]-1)*[.$C$9]+[.M35]+[.L35]" office:value-type="float" office:value="1.27406497641653" calcext:value-type="float">
            <text:p>1.2741</text:p>
          </table:table-cell>
          <table:table-cell table:style-name="ce34" table:formula="of:=DEGREES([.$M35]*[.E35]/[.$I35])" office:value-type="float" office:value="-0.0000358374596443895" calcext:value-type="float">
            <text:p>-3.5837460E-05</text:p>
          </table:table-cell>
          <table:table-cell table:style-name="ce34" table:formula="of:=DEGREES([.$M35]*[.F35]/[.$I35])" office:value-type="float" office:value="0.0000119835328481448" calcext:value-type="float">
            <text:p>1.1983533E-05</text:p>
          </table:table-cell>
          <table:table-cell table:style-name="ce34" table:formula="of:=DEGREES([.$C$9]*[.E35]/[.$I35])" office:value-type="float" office:value="-0.00613309866030086" calcext:value-type="float">
            <text:p>-6.1330987E-03</text:p>
          </table:table-cell>
          <table:table-cell table:style-name="ce34" table:formula="of:=DEGREES([.$C$9]*[.F35]/[.$I35])" office:value-type="float" office:value="0.00205082028653597" calcext:value-type="float">
            <text:p>2.0508203E-03</text:p>
          </table:table-cell>
          <table:table-cell table:style-name="ce9" table:formula="of:=[.S34]+1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4" table:formula="of:=[.A35]+1" office:value-type="float" office:value="21" calcext:value-type="float">
            <text:p>21</text:p>
          </table:table-cell>
          <table:table-cell table:style-name="ce9" office:value-type="float" office:value="-88.0119467" calcext:value-type="float">
            <text:p>-88.0119467</text:p>
          </table:table-cell>
          <table:table-cell table:style-name="ce9" office:value-type="float" office:value="41.971169" calcext:value-type="float">
            <text:p>41.971169</text:p>
          </table:table-cell>
          <table:table-cell table:style-name="ce9" table:formula="of:=[.D35]+1" office:value-type="float" office:value="20" calcext:value-type="float">
            <text:p>20</text:p>
          </table:table-cell>
          <table:table-cell table:style-name="ce23" table:formula="of:=RADIANS([.B36]-[.B35])" office:value-type="float" office:value="-0.000283127311258504" calcext:value-type="float">
            <text:p>-2.83E-04</text:p>
          </table:table-cell>
          <table:table-cell table:style-name="ce23" table:formula="of:=RADIANS([.C36]-[.C35])" office:value-type="float" office:value="0.000032855823168805" calcext:value-type="float">
            <text:p>3.29E-05</text:p>
          </table:table-cell>
          <table:table-cell table:style-name="ce25" table:formula="of:=SIN([.F36]/2)*SIN([.F36]/2)+COS(RADIANS([.C35]))*COS(RADIANS([.C36]))*SIN([.E36]/2)*SIN([.E36]/2)" office:value-type="float" office:value="0.0000000113477555241243" calcext:value-type="float">
            <text:p>1.13477555241243E-08</text:p>
          </table:table-cell>
          <table:table-cell table:style-name="ce25" table:formula="of:=2*ATAN(SQRT([.G36])/SQRT(1-[.G36]))" office:value-type="float" office:value="0.000213051689193474" calcext:value-type="float">
            <text:p>0.0002130517</text:p>
          </table:table-cell>
          <table:table-cell table:style-name="ce27" table:formula="of:=[.$J$3]*[.H36]" office:value-type="float" office:value="0.843471637516963" calcext:value-type="float">
            <text:p>0.84347</text:p>
          </table:table-cell>
          <table:table-cell table:style-name="ce29" table:formula="of:=([.I36]-[.M36])/[.$C$9]" office:value-type="float" office:value="2.12306152836811" calcext:value-type="float">
            <text:p>2.12306</text:p>
          </table:table-cell>
          <table:table-cell table:formula="of:=1+(QUOTIENT(([.I36]-[.M36]);[.$C$9]))" office:value-type="float" office:value="3" calcext:value-type="float">
            <text:p>3</text:p>
          </table:table-cell>
          <table:table-cell table:style-name="ce18" table:formula="of:=([.I36]-[.M36])-([.$C$9]*([.K36]-1))" office:value-type="float" office:value="0.0425177580511819" calcext:value-type="float">
            <text:p>0.0425</text:p>
          </table:table-cell>
          <table:table-cell table:style-name="ce18" table:formula="of:=[.$C$9]-[.L35]" office:value-type="float" office:value="0.109953879465781" calcext:value-type="float">
            <text:p>0.1100</text:p>
          </table:table-cell>
          <table:table-cell table:style-name="ce33" table:formula="of:=([.K36]-1)*[.$C$9]+[.M36]+[.L36]" office:value-type="float" office:value="0.843471637516963" calcext:value-type="float">
            <text:p>0.8435</text:p>
          </table:table-cell>
          <table:table-cell table:style-name="ce34" table:formula="of:=DEGREES([.$M36]*[.E36]/[.$I36])" office:value-type="float" office:value="-0.00211467908742566" calcext:value-type="float">
            <text:p>-2.1146791E-03</text:p>
          </table:table-cell>
          <table:table-cell table:style-name="ce34" table:formula="of:=DEGREES([.$M36]*[.F36]/[.$I36])" office:value-type="float" office:value="0.000245400282460884" calcext:value-type="float">
            <text:p>2.4540028E-04</text:p>
          </table:table-cell>
          <table:table-cell table:style-name="ce34" table:formula="of:=DEGREES([.$C$9]*[.E36]/[.$I36])" office:value-type="float" office:value="-0.00664480078606907" calcext:value-type="float">
            <text:p>-6.6448008E-03</text:p>
          </table:table-cell>
          <table:table-cell table:style-name="ce34" table:formula="of:=DEGREES([.$C$9]*[.F36]/[.$I36])" office:value-type="float" office:value="0.000771103284415006" calcext:value-type="float">
            <text:p>7.7110328E-04</text:p>
          </table:table-cell>
          <table:table-cell table:style-name="ce9" table:formula="of:=[.S35]+1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4" table:formula="of:=[.A36]+1" office:value-type="float" office:value="22" calcext:value-type="float">
            <text:p>22</text:p>
          </table:table-cell>
          <table:table-cell table:style-name="ce9" office:value-type="float" office:value="-88.037178" calcext:value-type="float">
            <text:p>-88.037178</text:p>
          </table:table-cell>
          <table:table-cell table:style-name="ce9" office:value-type="float" office:value="41.975504" calcext:value-type="float">
            <text:p>41.975504</text:p>
          </table:table-cell>
          <table:table-cell table:style-name="ce9" table:formula="of:=[.D36]+1" office:value-type="float" office:value="21" calcext:value-type="float">
            <text:p>21</text:p>
          </table:table-cell>
          <table:table-cell table:style-name="ce23" table:formula="of:=RADIANS([.B37]-[.B36])" office:value-type="float" office:value="-0.000440369259558472" calcext:value-type="float">
            <text:p>-4.40E-04</text:p>
          </table:table-cell>
          <table:table-cell table:style-name="ce23" table:formula="of:=RADIANS([.C37]-[.C36])" office:value-type="float" office:value="0.0000756600230739112" calcext:value-type="float">
            <text:p>7.57E-05</text:p>
          </table:table-cell>
          <table:table-cell table:style-name="ce25" table:formula="of:=SIN([.F37]/2)*SIN([.F37]/2)+COS(RADIANS([.C36]))*COS(RADIANS([.C37]))*SIN([.E37]/2)*SIN([.E37]/2)" office:value-type="float" office:value="0.0000000282280180862838" calcext:value-type="float">
            <text:p>2.82280180862838E-08</text:p>
          </table:table-cell>
          <table:table-cell table:style-name="ce25" table:formula="of:=2*ATAN(SQRT([.G37])/SQRT(1-[.G37]))" office:value-type="float" office:value="0.000336023917909965" calcext:value-type="float">
            <text:p>0.0003360239</text:p>
          </table:table-cell>
          <table:table-cell table:style-name="ce27" table:formula="of:=[.$J$3]*[.H37]" office:value-type="float" office:value="1.33031869100555" calcext:value-type="float">
            <text:p>1.33032</text:p>
          </table:table-cell>
          <table:table-cell table:style-name="ce29" table:formula="of:=([.I37]-[.M37])/[.$C$9]" office:value-type="float" office:value="2.97347742129301" calcext:value-type="float">
            <text:p>2.97348</text:p>
          </table:table-cell>
          <table:table-cell table:formula="of:=1+(QUOTIENT(([.I37]-[.M37]);[.$C$9]))" office:value-type="float" office:value="3" calcext:value-type="float">
            <text:p>3</text:p>
          </table:table-cell>
          <table:table-cell table:style-name="ce18" table:formula="of:=([.I37]-[.M37])-([.$C$9]*([.K37]-1))" office:value-type="float" office:value="0.336336449056735" calcext:value-type="float">
            <text:p>0.3363</text:p>
          </table:table-cell>
          <table:table-cell table:style-name="ce18" table:formula="of:=[.$C$9]-[.L36]" office:value-type="float" office:value="0.302982241948818" calcext:value-type="float">
            <text:p>0.3030</text:p>
          </table:table-cell>
          <table:table-cell table:style-name="ce33" table:formula="of:=([.K37]-1)*[.$C$9]+[.M37]+[.L37]" office:value-type="float" office:value="1.33031869100555" calcext:value-type="float">
            <text:p>1.3303</text:p>
          </table:table-cell>
          <table:table-cell table:style-name="ce34" table:formula="of:=DEGREES([.$M37]*[.E37]/[.$I37])" office:value-type="float" office:value="-0.00574646954370407" calcext:value-type="float">
            <text:p>-5.7464695E-03</text:p>
          </table:table-cell>
          <table:table-cell table:style-name="ce34" table:formula="of:=DEGREES([.$M37]*[.F37]/[.$I37])" office:value-type="float" office:value="0.000987303288849226" calcext:value-type="float">
            <text:p>9.8730329E-04</text:p>
          </table:table-cell>
          <table:table-cell table:style-name="ce34" table:formula="of:=DEGREES([.$C$9]*[.E37]/[.$I37])" office:value-type="float" office:value="-0.00655287654675532" calcext:value-type="float">
            <text:p>-6.5528765E-03</text:p>
          </table:table-cell>
          <table:table-cell table:style-name="ce34" table:formula="of:=DEGREES([.$C$9]*[.F37]/[.$I37])" office:value-type="float" office:value="0.0011258524067395" calcext:value-type="float">
            <text:p>1.1258524E-03</text:p>
          </table:table-cell>
          <table:table-cell table:style-name="ce9" table:formula="of:=[.S36]+1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4" table:formula="of:=[.A37]+1" office:value-type="float" office:value="23" calcext:value-type="float">
            <text:p>23</text:p>
          </table:table-cell>
          <table:table-cell table:style-name="ce9" office:value-type="float" office:value="-88.1074333" calcext:value-type="float">
            <text:p>-88.1074333</text:p>
          </table:table-cell>
          <table:table-cell table:style-name="ce9" office:value-type="float" office:value="41.9896404" calcext:value-type="float">
            <text:p>41.9896404</text:p>
          </table:table-cell>
          <table:table-cell table:style-name="ce9" table:formula="of:=[.D37]+1" office:value-type="float" office:value="22" calcext:value-type="float">
            <text:p>22</text:p>
          </table:table-cell>
          <table:table-cell table:style-name="ce23" table:formula="of:=RADIANS([.B38]-[.B37])" office:value-type="float" office:value="-0.00122618630197636" calcext:value-type="float">
            <text:p>-1.23E-03</text:p>
          </table:table-cell>
          <table:table-cell table:style-name="ce23" table:formula="of:=RADIANS([.C38]-[.C37])" office:value-type="float" office:value="0.000246726724378894" calcext:value-type="float">
            <text:p>2.47E-04</text:p>
          </table:table-cell>
          <table:table-cell table:style-name="ce25" table:formula="of:=SIN([.F38]/2)*SIN([.F38]/2)+COS(RADIANS([.C37]))*COS(RADIANS([.C38]))*SIN([.E38]/2)*SIN([.E38]/2)" office:value-type="float" office:value="0.000000222919043812709" calcext:value-type="float">
            <text:p>2.22919043812709E-07</text:p>
          </table:table-cell>
          <table:table-cell table:style-name="ce25" table:formula="of:=2*ATAN(SQRT([.G38])/SQRT(1-[.G38]))" office:value-type="float" office:value="0.000944286101511636" calcext:value-type="float">
            <text:p>0.0009442861</text:p>
          </table:table-cell>
          <table:table-cell table:style-name="ce27" table:formula="of:=[.$J$3]*[.H38]" office:value-type="float" office:value="3.73842867588456" calcext:value-type="float">
            <text:p>3.73843</text:p>
          </table:table-cell>
          <table:table-cell table:style-name="ce29" table:formula="of:=([.I38]-[.M38])/[.$C$9]" office:value-type="float" office:value="10.7938209115522" calcext:value-type="float">
            <text:p>10.79382</text:p>
          </table:table-cell>
          <table:table-cell table:formula="of:=1+(QUOTIENT(([.I38]-[.M38]);[.$C$9]))" office:value-type="float" office:value="11" calcext:value-type="float">
            <text:p>11</text:p>
          </table:table-cell>
          <table:table-cell table:style-name="ce18" table:formula="of:=([.I38]-[.M38])-([.$C$9]*([.K38]-1))" office:value-type="float" office:value="0.2742651249413" calcext:value-type="float">
            <text:p>0.2743</text:p>
          </table:table-cell>
          <table:table-cell table:style-name="ce18" table:formula="of:=[.$C$9]-[.L37]" office:value-type="float" office:value="0.00916355094326537" calcext:value-type="float">
            <text:p>0.0092</text:p>
          </table:table-cell>
          <table:table-cell table:style-name="ce33" table:formula="of:=([.K38]-1)*[.$C$9]+[.M38]+[.L38]" office:value-type="float" office:value="3.73842867588456" calcext:value-type="float">
            <text:p>3.7384</text:p>
          </table:table-cell>
          <table:table-cell table:style-name="ce34" table:formula="of:=DEGREES([.$M38]*[.E38]/[.$I38])" office:value-type="float" office:value="-0.000172208185951831" calcext:value-type="float">
            <text:p>-1.7220819E-04</text:p>
          </table:table-cell>
          <table:table-cell table:style-name="ce34" table:formula="of:=DEGREES([.$M38]*[.F38]/[.$I38])" office:value-type="float" office:value="0.0000346508206482524" calcext:value-type="float">
            <text:p>3.4650821E-05</text:p>
          </table:table-cell>
          <table:table-cell table:style-name="ce34" table:formula="of:=DEGREES([.$C$9]*[.E38]/[.$I38])" office:value-type="float" office:value="-0.00649288999589017" calcext:value-type="float">
            <text:p>-6.4928900E-03</text:p>
          </table:table-cell>
          <table:table-cell table:style-name="ce34" table:formula="of:=DEGREES([.$C$9]*[.F38]/[.$I38])" office:value-type="float" office:value="0.00130646499463942" calcext:value-type="float">
            <text:p>1.3064650E-03</text:p>
          </table:table-cell>
          <table:table-cell table:style-name="ce9" table:formula="of:=[.S37]+1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4" table:formula="of:=[.A38]+1" office:value-type="float" office:value="24" calcext:value-type="float">
            <text:p>24</text:p>
          </table:table-cell>
          <table:table-cell table:style-name="ce9" office:value-type="float" office:value="-88.1503916" calcext:value-type="float">
            <text:p>-88.1503916</text:p>
          </table:table-cell>
          <table:table-cell table:style-name="ce9" office:value-type="float" office:value="41.9881093" calcext:value-type="float">
            <text:p>41.9881093</text:p>
          </table:table-cell>
          <table:table-cell table:style-name="ce9" table:formula="of:=[.D38]+1" office:value-type="float" office:value="23" calcext:value-type="float">
            <text:p>23</text:p>
          </table:table-cell>
          <table:table-cell table:style-name="ce23" table:formula="of:=RADIANS([.B39]-[.B38])" office:value-type="float" office:value="-0.000749763776059643" calcext:value-type="float">
            <text:p>-7.50E-04</text:p>
          </table:table-cell>
          <table:table-cell table:style-name="ce23" table:formula="of:=RADIANS([.C39]-[.C38])" office:value-type="float" office:value="-0.0000267227361773047" calcext:value-type="float">
            <text:p>-2.67E-05</text:p>
          </table:table-cell>
          <table:table-cell table:style-name="ce25" table:formula="of:=SIN([.F39]/2)*SIN([.F39]/2)+COS(RADIANS([.C38]))*COS(RADIANS([.C39]))*SIN([.E39]/2)*SIN([.E39]/2)" office:value-type="float" office:value="0.0000000778189039977802" calcext:value-type="float">
            <text:p>7.78189039977802E-08</text:p>
          </table:table-cell>
          <table:table-cell table:style-name="ce25" table:formula="of:=2*ATAN(SQRT([.G39])/SQRT(1-[.G39]))" office:value-type="float" office:value="0.000557920804474521" calcext:value-type="float">
            <text:p>0.0005579208</text:p>
          </table:table-cell>
          <table:table-cell table:style-name="ce27" table:formula="of:=[.$J$3]*[.H39]" office:value-type="float" office:value="2.20880846491463" calcext:value-type="float">
            <text:p>2.20881</text:p>
          </table:table-cell>
          <table:table-cell table:style-name="ce29" table:formula="of:=([.I39]-[.M39])/[.$C$9]" office:value-type="float" office:value="6.18689895761485" calcext:value-type="float">
            <text:p>6.18690</text:p>
          </table:table-cell>
          <table:table-cell table:formula="of:=1+(QUOTIENT(([.I39]-[.M39]);[.$C$9]))" office:value-type="float" office:value="7" calcext:value-type="float">
            <text:p>7</text:p>
          </table:table-cell>
          <table:table-cell table:style-name="ce18" table:formula="of:=([.I39]-[.M39])-([.$C$9]*([.K39]-1))" office:value-type="float" office:value="0.0645735898559288" calcext:value-type="float">
            <text:p>0.0646</text:p>
          </table:table-cell>
          <table:table-cell table:style-name="ce18" table:formula="of:=[.$C$9]-[.L38]" office:value-type="float" office:value="0.0712348750587003" calcext:value-type="float">
            <text:p>0.0712</text:p>
          </table:table-cell>
          <table:table-cell table:style-name="ce33" table:formula="of:=([.K39]-1)*[.$C$9]+[.M39]+[.L39]" office:value-type="float" office:value="2.20880846491463" calcext:value-type="float">
            <text:p>2.2088</text:p>
          </table:table-cell>
          <table:table-cell table:style-name="ce34" table:formula="of:=DEGREES([.$M39]*[.E39]/[.$I39])" office:value-type="float" office:value="-0.0013854207740702" calcext:value-type="float">
            <text:p>-1.3854208E-03</text:p>
          </table:table-cell>
          <table:table-cell table:style-name="ce34" table:formula="of:=DEGREES([.$M39]*[.F39]/[.$I39])" office:value-type="float" office:value="-0.0000493785309749214" calcext:value-type="float">
            <text:p>-4.9378531E-05</text:p>
          </table:table-cell>
          <table:table-cell table:style-name="ce34" table:formula="of:=DEGREES([.$C$9]*[.E39]/[.$I39])" office:value-type="float" office:value="-0.00671950188789994" calcext:value-type="float">
            <text:p>-6.7195019E-03</text:p>
          </table:table-cell>
          <table:table-cell table:style-name="ce34" table:formula="of:=DEGREES([.$C$9]*[.F39]/[.$I39])" office:value-type="float" office:value="-0.000239493400357297" calcext:value-type="float">
            <text:p>-2.3949340E-04</text:p>
          </table:table-cell>
          <table:table-cell table:style-name="ce9" table:formula="of:=[.S38]+1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4" table:formula="of:=[.A39]+1" office:value-type="float" office:value="25" calcext:value-type="float">
            <text:p>25</text:p>
          </table:table-cell>
          <table:table-cell table:style-name="ce9" office:value-type="float" office:value="-88.1949806" calcext:value-type="float">
            <text:p>-88.1949806</text:p>
          </table:table-cell>
          <table:table-cell table:style-name="ce9" office:value-type="float" office:value="41.9936274" calcext:value-type="float">
            <text:p>41.9936274</text:p>
          </table:table-cell>
          <table:table-cell table:style-name="ce9" table:formula="of:=[.D39]+1" office:value-type="float" office:value="24" calcext:value-type="float">
            <text:p>24</text:p>
          </table:table-cell>
          <table:table-cell table:style-name="ce23" table:formula="of:=RADIANS([.B40]-[.B39])" office:value-type="float" office:value="-0.000778224860171538" calcext:value-type="float">
            <text:p>-7.78E-04</text:p>
          </table:table-cell>
          <table:table-cell table:style-name="ce23" table:formula="of:=RADIANS([.C40]-[.C39])" office:value-type="float" office:value="0.0000963090134543567" calcext:value-type="float">
            <text:p>9.63E-05</text:p>
          </table:table-cell>
          <table:table-cell table:style-name="ce25" table:formula="of:=SIN([.F40]/2)*SIN([.F40]/2)+COS(RADIANS([.C39]))*COS(RADIANS([.C40]))*SIN([.E40]/2)*SIN([.E40]/2)" office:value-type="float" office:value="0.0000000859603400964089" calcext:value-type="float">
            <text:p>0.000000086</text:p>
          </table:table-cell>
          <table:table-cell table:style-name="ce25" table:formula="of:=2*ATAN(SQRT([.G40])/SQRT(1-[.G40]))" office:value-type="float" office:value="0.00058637988560137" calcext:value-type="float">
            <text:p>0.0005863799</text:p>
          </table:table-cell>
          <table:table-cell table:style-name="ce27" table:formula="of:=[.$J$3]*[.H40]" office:value-type="float" office:value="2.32147796709582" calcext:value-type="float">
            <text:p>2.32148</text:p>
          </table:table-cell>
          <table:table-cell table:style-name="ce29" table:formula="of:=([.I40]-[.M40])/[.$C$9]" office:value-type="float" office:value="5.90608265398481" calcext:value-type="float">
            <text:p>5.90608</text:p>
          </table:table-cell>
          <table:table-cell table:formula="of:=1+(QUOTIENT(([.I40]-[.M40]);[.$C$9]))" office:value-type="float" office:value="6" calcext:value-type="float">
            <text:p>6</text:p>
          </table:table-cell>
          <table:table-cell table:style-name="ce18" table:formula="of:=([.I40]-[.M40])-([.$C$9]*([.K40]-1))" office:value-type="float" office:value="0.313051556951753" calcext:value-type="float">
            <text:p>0.3131</text:p>
          </table:table-cell>
          <table:table-cell table:style-name="ce18" table:formula="of:=[.$C$9]-[.L39]" office:value-type="float" office:value="0.280926410144071" calcext:value-type="float">
            <text:p>0.2809</text:p>
          </table:table-cell>
          <table:table-cell table:style-name="ce33" table:formula="of:=([.K40]-1)*[.$C$9]+[.M40]+[.L40]" office:value-type="float" office:value="2.32147796709582" calcext:value-type="float">
            <text:p>2.3215</text:p>
          </table:table-cell>
          <table:table-cell table:style-name="ce34" table:formula="of:=DEGREES([.$M40]*[.E40]/[.$I40])" office:value-type="float" office:value="-0.00539579865906757" calcext:value-type="float">
            <text:p>-5.3957987E-03</text:p>
          </table:table-cell>
          <table:table-cell table:style-name="ce34" table:formula="of:=DEGREES([.$M40]*[.F40]/[.$I40])" office:value-type="float" office:value="0.000667755647819568" calcext:value-type="float">
            <text:p>6.6775565E-04</text:p>
          </table:table-cell>
          <table:table-cell table:style-name="ce34" table:formula="of:=DEGREES([.$C$9]*[.E40]/[.$I40])" office:value-type="float" office:value="-0.00663607396596062" calcext:value-type="float">
            <text:p>-6.6360740E-03</text:p>
          </table:table-cell>
          <table:table-cell table:style-name="ce34" table:formula="of:=DEGREES([.$C$9]*[.F40]/[.$I40])" office:value-type="float" office:value="0.000821245593119362" calcext:value-type="float">
            <text:p>8.2124559E-04</text:p>
          </table:table-cell>
          <table:table-cell table:style-name="ce9" table:formula="of:=[.S39]+1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style-name="ce4" table:formula="of:=[.A40]+1" office:value-type="float" office:value="26" calcext:value-type="float">
            <text:p>26</text:p>
          </table:table-cell>
          <table:table-cell table:style-name="ce9" office:value-type="float" office:value="-88.2117176" calcext:value-type="float">
            <text:p>-88.2117176</text:p>
          </table:table-cell>
          <table:table-cell table:style-name="ce9" office:value-type="float" office:value="41.9995916" calcext:value-type="float">
            <text:p>41.9995916</text:p>
          </table:table-cell>
          <table:table-cell table:style-name="ce9" table:formula="of:=[.D40]+1" office:value-type="float" office:value="25" calcext:value-type="float">
            <text:p>25</text:p>
          </table:table-cell>
          <table:table-cell table:style-name="ce23" table:formula="of:=RADIANS([.B41]-[.B40])" office:value-type="float" office:value="-0.0002921157569064" calcext:value-type="float">
            <text:p>-2.92E-04</text:p>
          </table:table-cell>
          <table:table-cell table:style-name="ce23" table:formula="of:=RADIANS([.C41]-[.C40])" office:value-type="float" office:value="0.000104094927247465" calcext:value-type="float">
            <text:p>1.04E-04</text:p>
          </table:table-cell>
          <table:table-cell table:style-name="ce25" table:formula="of:=SIN([.F41]/2)*SIN([.F41]/2)+COS(RADIANS([.C40]))*COS(RADIANS([.C41]))*SIN([.E41]/2)*SIN([.E41]/2)" office:value-type="float" office:value="0.0000000144915935430289" calcext:value-type="float">
            <text:p>1.44915935430289E-08</text:p>
          </table:table-cell>
          <table:table-cell table:style-name="ce25" table:formula="of:=2*ATAN(SQRT([.G41])/SQRT(1-[.G41]))" office:value-type="float" office:value="0.000240762070210662" calcext:value-type="float">
            <text:p>0.0002407621</text:p>
          </table:table-cell>
          <table:table-cell table:style-name="ce27" table:formula="of:=[.$J$3]*[.H41]" office:value-type="float" office:value="0.953177035964012" calcext:value-type="float">
            <text:p>0.95318</text:p>
          </table:table-cell>
          <table:table-cell table:style-name="ce29" table:formula="of:=([.I41]-[.M41])/[.$C$9]" office:value-type="float" office:value="2.66491633260713" calcext:value-type="float">
            <text:p>2.66492</text:p>
          </table:table-cell>
          <table:table-cell table:formula="of:=1+(QUOTIENT(([.I41]-[.M41]);[.$C$9]))" office:value-type="float" office:value="3" calcext:value-type="float">
            <text:p>3</text:p>
          </table:table-cell>
          <table:table-cell table:style-name="ce18" table:formula="of:=([.I41]-[.M41])-([.$C$9]*([.K41]-1))" office:value-type="float" office:value="0.229728592915765" calcext:value-type="float">
            <text:p>0.2297</text:p>
          </table:table-cell>
          <table:table-cell table:style-name="ce18" table:formula="of:=[.$C$9]-[.L40]" office:value-type="float" office:value="0.0324484430482467" calcext:value-type="float">
            <text:p>0.0324</text:p>
          </table:table-cell>
          <table:table-cell table:style-name="ce33" table:formula="of:=([.K41]-1)*[.$C$9]+[.M41]+[.L41]" office:value-type="float" office:value="0.953177035964012" calcext:value-type="float">
            <text:p>0.9532</text:p>
          </table:table-cell>
          <table:table-cell table:style-name="ce34" table:formula="of:=DEGREES([.$M41]*[.E41]/[.$I41])" office:value-type="float" office:value="-0.000569767808924859" calcext:value-type="float">
            <text:p>-5.6976781E-04</text:p>
          </table:table-cell>
          <table:table-cell table:style-name="ce34" table:formula="of:=DEGREES([.$M41]*[.F41]/[.$I41])" office:value-type="float" office:value="0.000203035739140168" calcext:value-type="float">
            <text:p>2.0303574E-04</text:p>
          </table:table-cell>
          <table:table-cell table:style-name="ce34" table:formula="of:=DEGREES([.$C$9]*[.E41]/[.$I41])" office:value-type="float" office:value="-0.00606669409964728" calcext:value-type="float">
            <text:p>-6.0666941E-03</text:p>
          </table:table-cell>
          <table:table-cell table:style-name="ce34" table:formula="of:=DEGREES([.$C$9]*[.F41]/[.$I41])" office:value-type="float" office:value="0.00216185558637208" calcext:value-type="float">
            <text:p>2.1618556E-03</text:p>
          </table:table-cell>
          <table:table-cell table:style-name="ce9" table:formula="of:=[.S40]+1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style-name="ce4" table:formula="of:=[.A41]+1" office:value-type="float" office:value="27" calcext:value-type="float">
            <text:p>27</text:p>
          </table:table-cell>
          <table:table-cell table:style-name="ce9" office:value-type="float" office:value="-88.230772" calcext:value-type="float">
            <text:p>-88.230772</text:p>
          </table:table-cell>
          <table:table-cell table:style-name="ce9" office:value-type="float" office:value="42.002143" calcext:value-type="float">
            <text:p>42.002143</text:p>
          </table:table-cell>
          <table:table-cell table:style-name="ce9" table:formula="of:=[.D41]+1" office:value-type="float" office:value="26" calcext:value-type="float">
            <text:p>26</text:p>
          </table:table-cell>
          <table:table-cell table:style-name="ce23" table:formula="of:=RADIANS([.B42]-[.B41])" office:value-type="float" office:value="-0.000332562016992037" calcext:value-type="float">
            <text:p>-3.33E-04</text:p>
          </table:table-cell>
          <table:table-cell table:style-name="ce23" table:formula="of:=RADIANS([.C42]-[.C41])" office:value-type="float" office:value="0.0000445303305352861" calcext:value-type="float">
            <text:p>4.45E-05</text:p>
          </table:table-cell>
          <table:table-cell table:style-name="ce25" table:formula="of:=SIN([.F42]/2)*SIN([.F42]/2)+COS(RADIANS([.C41]))*COS(RADIANS([.C42]))*SIN([.E42]/2)*SIN([.E42]/2)" office:value-type="float" office:value="0.0000000157650813561034" calcext:value-type="float">
            <text:p>1.57650813561034E-08</text:p>
          </table:table-cell>
          <table:table-cell table:style-name="ce25" table:formula="of:=2*ATAN(SQRT([.G42])/SQRT(1-[.G42]))" office:value-type="float" office:value="0.000251118150988329" calcext:value-type="float">
            <text:p>0.0002511182</text:p>
          </table:table-cell>
          <table:table-cell table:style-name="ce27" table:formula="of:=[.$J$3]*[.H42]" office:value-type="float" office:value="0.994176759762796" calcext:value-type="float">
            <text:p>0.99418</text:p>
          </table:table-cell>
          <table:table-cell table:style-name="ce29" table:formula="of:=([.I42]-[.M42])/[.$C$9]" office:value-type="float" office:value="2.54241780804215" calcext:value-type="float">
            <text:p>2.54242</text:p>
          </table:table-cell>
          <table:table-cell table:formula="of:=1+(QUOTIENT(([.I42]-[.M42]);[.$C$9]))" office:value-type="float" office:value="3" calcext:value-type="float">
            <text:p>3</text:p>
          </table:table-cell>
          <table:table-cell table:style-name="ce18" table:formula="of:=([.I42]-[.M42])-([.$C$9]*([.K42]-1))" office:value-type="float" office:value="0.187405352678561" calcext:value-type="float">
            <text:p>0.1874</text:p>
          </table:table-cell>
          <table:table-cell table:style-name="ce18" table:formula="of:=[.$C$9]-[.L41]" office:value-type="float" office:value="0.115771407084235" calcext:value-type="float">
            <text:p>0.1158</text:p>
          </table:table-cell>
          <table:table-cell table:style-name="ce33" table:formula="of:=([.K42]-1)*[.$C$9]+[.M42]+[.L42]" office:value-type="float" office:value="0.994176759762796" calcext:value-type="float">
            <text:p>0.9942</text:p>
          </table:table-cell>
          <table:table-cell table:style-name="ce34" table:formula="of:=DEGREES([.$M42]*[.E42]/[.$I42])" office:value-type="float" office:value="-0.00221887574566958" calcext:value-type="float">
            <text:p>-2.2188757E-03</text:p>
          </table:table-cell>
          <table:table-cell table:style-name="ce34" table:formula="of:=DEGREES([.$M42]*[.F42]/[.$I42])" office:value-type="float" office:value="0.000297109306904889" calcext:value-type="float">
            <text:p>2.9710931E-04</text:p>
          </table:table-cell>
          <table:table-cell table:style-name="ce34" table:formula="of:=DEGREES([.$C$9]*[.E42]/[.$I42])" office:value-type="float" office:value="-0.0066218558574748" calcext:value-type="float">
            <text:p>-6.6218559E-03</text:p>
          </table:table-cell>
          <table:table-cell table:style-name="ce34" table:formula="of:=DEGREES([.$C$9]*[.F42]/[.$I42])" office:value-type="float" office:value="0.000886672004089492" calcext:value-type="float">
            <text:p>8.8667200E-04</text:p>
          </table:table-cell>
          <table:table-cell table:style-name="ce9" table:formula="of:=[.S41]+1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4" table:formula="of:=[.A42]+1" office:value-type="float" office:value="28" calcext:value-type="float">
            <text:p>28</text:p>
          </table:table-cell>
          <table:table-cell table:style-name="ce9" office:value-type="float" office:value="-88.258474" calcext:value-type="float">
            <text:p>-88.258474</text:p>
          </table:table-cell>
          <table:table-cell table:style-name="ce9" office:value-type="float" office:value="42.012514" calcext:value-type="float">
            <text:p>42.012514</text:p>
          </table:table-cell>
          <table:table-cell table:style-name="ce9" table:formula="of:=[.D42]+1" office:value-type="float" office:value="27" calcext:value-type="float">
            <text:p>27</text:p>
          </table:table-cell>
          <table:table-cell table:style-name="ce23" table:formula="of:=RADIANS([.B43]-[.B42])" office:value-type="float" office:value="-0.000483491109387556" calcext:value-type="float">
            <text:p>-4.83E-04</text:p>
          </table:table-cell>
          <table:table-cell table:style-name="ce23" table:formula="of:=RADIANS([.C43]-[.C42])" office:value-type="float" office:value="0.000181008096724443" calcext:value-type="float">
            <text:p>1.81E-04</text:p>
          </table:table-cell>
          <table:table-cell table:style-name="ce25" table:formula="of:=SIN([.F43]/2)*SIN([.F43]/2)+COS(RADIANS([.C42]))*COS(RADIANS([.C43]))*SIN([.E43]/2)*SIN([.E43]/2)" office:value-type="float" office:value="0.000000040458373551359" calcext:value-type="float">
            <text:p>4.0458373551359E-08</text:p>
          </table:table-cell>
          <table:table-cell table:style-name="ce25" table:formula="of:=2*ATAN(SQRT([.G43])/SQRT(1-[.G43]))" office:value-type="float" office:value="0.000402285341999858" calcext:value-type="float">
            <text:p>0.0004022853</text:p>
          </table:table-cell>
          <table:table-cell table:style-name="ce27" table:formula="of:=[.$J$3]*[.H43]" office:value-type="float" office:value="1.59264766897744" calcext:value-type="float">
            <text:p>1.59265</text:p>
          </table:table-cell>
          <table:table-cell table:style-name="ce29" table:formula="of:=([.I43]-[.M43])/[.$C$9]" office:value-type="float" office:value="4.15210715385238" calcext:value-type="float">
            <text:p>4.15211</text:p>
          </table:table-cell>
          <table:table-cell table:formula="of:=1+(QUOTIENT(([.I43]-[.M43]);[.$C$9]))" office:value-type="float" office:value="5" calcext:value-type="float">
            <text:p>5</text:p>
          </table:table-cell>
          <table:table-cell table:style-name="ce18" table:formula="of:=([.I43]-[.M43])-([.$C$9]*([.K43]-1))" office:value-type="float" office:value="0.052553021655998" calcext:value-type="float">
            <text:p>0.0526</text:p>
          </table:table-cell>
          <table:table-cell table:style-name="ce18" table:formula="of:=[.$C$9]-[.L42]" office:value-type="float" office:value="0.158094647321439" calcext:value-type="float">
            <text:p>0.1581</text:p>
          </table:table-cell>
          <table:table-cell table:style-name="ce33" table:formula="of:=([.K43]-1)*[.$C$9]+[.M43]+[.L43]" office:value-type="float" office:value="1.59264766897744" calcext:value-type="float">
            <text:p>1.5926</text:p>
          </table:table-cell>
          <table:table-cell table:style-name="ce34" table:formula="of:=DEGREES([.$M43]*[.E43]/[.$I43])" office:value-type="float" office:value="-0.00274984731739895" calcext:value-type="float">
            <text:p>-2.7498473E-03</text:p>
          </table:table-cell>
          <table:table-cell table:style-name="ce34" table:formula="of:=DEGREES([.$M43]*[.F43]/[.$I43])" office:value-type="float" office:value="0.0010294804176145" calcext:value-type="float">
            <text:p>1.0294804E-03</text:p>
          </table:table-cell>
          <table:table-cell table:style-name="ce34" table:formula="of:=DEGREES([.$C$9]*[.E43]/[.$I43])" office:value-type="float" office:value="-0.00600951559245168" calcext:value-type="float">
            <text:p>-6.0095156E-03</text:p>
          </table:table-cell>
          <table:table-cell table:style-name="ce34" table:formula="of:=DEGREES([.$C$9]*[.F43]/[.$I43])" office:value-type="float" office:value="0.00224982622949041" calcext:value-type="float">
            <text:p>2.2498262E-03</text:p>
          </table:table-cell>
          <table:table-cell table:style-name="ce9" table:formula="of:=[.S42]+1"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table:style-name="ce4" table:formula="of:=[.A43]+1" office:value-type="float" office:value="29" calcext:value-type="float">
            <text:p>29</text:p>
          </table:table-cell>
          <table:table-cell table:style-name="ce9" office:value-type="float" office:value="-88.2703829" calcext:value-type="float">
            <text:p>-88.2703829</text:p>
          </table:table-cell>
          <table:table-cell table:style-name="ce9" office:value-type="float" office:value="42.011901" calcext:value-type="float">
            <text:p>42.011901</text:p>
          </table:table-cell>
          <table:table-cell table:style-name="ce9" table:formula="of:=[.D43]+1" office:value-type="float" office:value="28" calcext:value-type="float">
            <text:p>28</text:p>
          </table:table-cell>
          <table:table-cell table:style-name="ce23" table:formula="of:=RADIANS([.B44]-[.B43])" office:value-type="float" office:value="-0.000207849515290658" calcext:value-type="float">
            <text:p>-2.08E-04</text:p>
          </table:table-cell>
          <table:table-cell table:style-name="ce23" table:formula="of:=RADIANS([.C44]-[.C43])" office:value-type="float" office:value="-0.0000106988683147481" calcext:value-type="float">
            <text:p>-1.07E-05</text:p>
          </table:table-cell>
          <table:table-cell table:style-name="ce25" table:formula="of:=SIN([.F44]/2)*SIN([.F44]/2)+COS(RADIANS([.C43]))*COS(RADIANS([.C44]))*SIN([.E44]/2)*SIN([.E44]/2)" office:value-type="float" office:value="0.00000000599097773789999" calcext:value-type="float">
            <text:p>0.000000006</text:p>
          </table:table-cell>
          <table:table-cell table:style-name="ce25" table:formula="of:=2*ATAN(SQRT([.G44])/SQRT(1-[.G44]))" office:value-type="float" office:value="0.000154802813280172" calcext:value-type="float">
            <text:p>0.0001548028</text:p>
          </table:table-cell>
          <table:table-cell table:style-name="ce27" table:formula="of:=[.$J$3]*[.H44]" office:value-type="float" office:value="0.6128643377762" calcext:value-type="float">
            <text:p>0.61286</text:p>
          </table:table-cell>
          <table:table-cell table:style-name="ce29" table:formula="of:=([.I44]-[.M44])/[.$C$9]" office:value-type="float" office:value="0.925954730628648" calcext:value-type="float">
            <text:p>0.92595</text:p>
          </table:table-cell>
          <table:table-cell table:formula="of:=1+(QUOTIENT(([.I44]-[.M44]);[.$C$9]))" office:value-type="float" office:value="1" calcext:value-type="float">
            <text:p>1</text:p>
          </table:table-cell>
          <table:table-cell table:style-name="ce18" table:formula="of:=([.I44]-[.M44])-([.$C$9]*([.K44]-1))" office:value-type="float" office:value="0.319917359432198" calcext:value-type="float">
            <text:p>0.3199</text:p>
          </table:table-cell>
          <table:table-cell table:style-name="ce18" table:formula="of:=[.$C$9]-[.L43]" office:value-type="float" office:value="0.292946978344002" calcext:value-type="float">
            <text:p>0.2929</text:p>
          </table:table-cell>
          <table:table-cell table:style-name="ce33" table:formula="of:=([.K44]-1)*[.$C$9]+[.M44]+[.L44]" office:value-type="float" office:value="0.6128643377762" calcext:value-type="float">
            <text:p>0.6129</text:p>
          </table:table-cell>
          <table:table-cell table:style-name="ce34" table:formula="of:=DEGREES([.$M44]*[.E44]/[.$I44])" office:value-type="float" office:value="-0.00569241193419424" calcext:value-type="float">
            <text:p>-5.6924119E-03</text:p>
          </table:table-cell>
          <table:table-cell table:style-name="ce34" table:formula="of:=DEGREES([.$M44]*[.F44]/[.$I44])" office:value-type="float" office:value="-0.000293011824406125" calcext:value-type="float">
            <text:p>-2.9301182E-04</text:p>
          </table:table-cell>
          <table:table-cell table:style-name="ce34" table:formula="of:=DEGREES([.$C$9]*[.E44]/[.$I44])" office:value-type="float" office:value="-0.00671359825720619" calcext:value-type="float">
            <text:p>-6.7135983E-03</text:p>
          </table:table-cell>
          <table:table-cell table:style-name="ce34" table:formula="of:=DEGREES([.$C$9]*[.F44]/[.$I44])" office:value-type="float" office:value="-0.000345576479076829" calcext:value-type="float">
            <text:p>-3.4557648E-04</text:p>
          </table:table-cell>
          <table:table-cell table:style-name="ce9" table:formula="of:=[.S43]+1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4" table:formula="of:=[.A44]+1" office:value-type="float" office:value="30" calcext:value-type="float">
            <text:p>30</text:p>
          </table:table-cell>
          <table:table-cell table:style-name="ce9" office:value-type="float" office:value="-88.280098" calcext:value-type="float">
            <text:p>-88.280098</text:p>
          </table:table-cell>
          <table:table-cell table:style-name="ce9" office:value-type="float" office:value="42.029289" calcext:value-type="float">
            <text:p>42.029289</text:p>
          </table:table-cell>
          <table:table-cell table:style-name="ce9" table:formula="of:=[.D44]+1" office:value-type="float" office:value="29" calcext:value-type="float">
            <text:p>29</text:p>
          </table:table-cell>
          <table:table-cell table:style-name="ce23" table:formula="of:=RADIANS([.B45]-[.B44])" office:value-type="float" office:value="-0.000169560482160396" calcext:value-type="float">
            <text:p>-1.70E-04</text:p>
          </table:table-cell>
          <table:table-cell table:style-name="ce23" table:formula="of:=RADIANS([.C45]-[.C44])" office:value-type="float" office:value="0.000303477850336719" calcext:value-type="float">
            <text:p>3.03E-04</text:p>
          </table:table-cell>
          <table:table-cell table:style-name="ce25" table:formula="of:=SIN([.F45]/2)*SIN([.F45]/2)+COS(RADIANS([.C44]))*COS(RADIANS([.C45]))*SIN([.E45]/2)*SIN([.E45]/2)" office:value-type="float" office:value="0.0000000269916351932139" calcext:value-type="float">
            <text:p>0.000000027</text:p>
          </table:table-cell>
          <table:table-cell table:style-name="ce25" table:formula="of:=2*ATAN(SQRT([.G45])/SQRT(1-[.G45]))" office:value-type="float" office:value="0.000328582625444885" calcext:value-type="float">
            <text:p>0.0003285826</text:p>
          </table:table-cell>
          <table:table-cell table:style-name="ce27" table:formula="of:=[.$J$3]*[.H45]" office:value-type="float" office:value="1.3008586141363" calcext:value-type="float">
            <text:p>1.30086</text:p>
          </table:table-cell>
          <table:table-cell table:style-name="ce29" table:formula="of:=([.I45]-[.M45])/[.$C$9]" office:value-type="float" office:value="3.69110267313602" calcext:value-type="float">
            <text:p>3.69110</text:p>
          </table:table-cell>
          <table:table-cell table:formula="of:=1+(QUOTIENT(([.I45]-[.M45]);[.$C$9]))" office:value-type="float" office:value="4" calcext:value-type="float">
            <text:p>4</text:p>
          </table:table-cell>
          <table:table-cell table:style-name="ce18" table:formula="of:=([.I45]-[.M45])-([.$C$9]*([.K45]-1))" office:value-type="float" office:value="0.238775973568496" calcext:value-type="float">
            <text:p>0.2388</text:p>
          </table:table-cell>
          <table:table-cell table:style-name="ce18" table:formula="of:=[.$C$9]-[.L44]" office:value-type="float" office:value="0.0255826405678021" calcext:value-type="float">
            <text:p>0.0256</text:p>
          </table:table-cell>
          <table:table-cell table:style-name="ce33" table:formula="of:=([.K45]-1)*[.$C$9]+[.M45]+[.L45]" office:value-type="float" office:value="1.3008586141363" calcext:value-type="float">
            <text:p>1.3009</text:p>
          </table:table-cell>
          <table:table-cell table:style-name="ce34" table:formula="of:=DEGREES([.$M45]*[.E45]/[.$I45])" office:value-type="float" office:value="-0.00019105682099443" calcext:value-type="float">
            <text:p>-1.9105682E-04</text:p>
          </table:table-cell>
          <table:table-cell table:style-name="ce34" table:formula="of:=DEGREES([.$M45]*[.F45]/[.$I45])" office:value-type="float" office:value="0.00034195180733627" calcext:value-type="float">
            <text:p>3.4195181E-04</text:p>
          </table:table-cell>
          <table:table-cell table:style-name="ce34" table:formula="of:=DEGREES([.$C$9]*[.E45]/[.$I45])" office:value-type="float" office:value="-0.00258027045639122" calcext:value-type="float">
            <text:p>-2.5802705E-03</text:p>
          </table:table-cell>
          <table:table-cell table:style-name="ce34" table:formula="of:=DEGREES([.$C$9]*[.F45]/[.$I45])" office:value-type="float" office:value="0.00461814522709496" calcext:value-type="float">
            <text:p>4.6181452E-03</text:p>
          </table:table-cell>
          <table:table-cell table:style-name="ce9" table:formula="of:=[.S44]+1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4" table:formula="of:=[.A45]+1" office:value-type="float" office:value="31" calcext:value-type="float">
            <text:p>31</text:p>
          </table:table-cell>
          <table:table-cell table:style-name="ce9" office:value-type="float" office:value="-88.2923126" calcext:value-type="float">
            <text:p>-88.2923126</text:p>
          </table:table-cell>
          <table:table-cell table:style-name="ce9" office:value-type="float" office:value="42.0436518" calcext:value-type="float">
            <text:p>42.0436518</text:p>
          </table:table-cell>
          <table:table-cell table:style-name="ce9" table:formula="of:=[.D45]+1" office:value-type="float" office:value="30" calcext:value-type="float">
            <text:p>30</text:p>
          </table:table-cell>
          <table:table-cell table:style-name="ce23" table:formula="of:=RADIANS([.B46]-[.B45])" office:value-type="float" office:value="-0.000213184986814225" calcext:value-type="float">
            <text:p>-2.13E-04</text:p>
          </table:table-cell>
          <table:table-cell table:style-name="ce23" table:formula="of:=RADIANS([.C46]-[.C45])" office:value-type="float" office:value="0.000250678149805453" calcext:value-type="float">
            <text:p>2.51E-04</text:p>
          </table:table-cell>
          <table:table-cell table:style-name="ce25" table:formula="of:=SIN([.F46]/2)*SIN([.F46]/2)+COS(RADIANS([.C45]))*COS(RADIANS([.C46]))*SIN([.E46]/2)*SIN([.E46]/2)" office:value-type="float" office:value="0.0000000219774942570937" calcext:value-type="float">
            <text:p>0.000000022</text:p>
          </table:table-cell>
          <table:table-cell table:style-name="ce25" table:formula="of:=2*ATAN(SQRT([.G46])/SQRT(1-[.G46]))" office:value-type="float" office:value="0.000296496168056838" calcext:value-type="float">
            <text:p>0.0002964962</text:p>
          </table:table-cell>
          <table:table-cell table:style-name="ce27" table:formula="of:=[.$J$3]*[.H46]" office:value-type="float" office:value="1.17382832933702" calcext:value-type="float">
            <text:p>1.17383</text:p>
          </table:table-cell>
          <table:table-cell table:style-name="ce29" table:formula="of:=([.I46]-[.M46])/[.$C$9]" office:value-type="float" office:value="3.08857974791756" calcext:value-type="float">
            <text:p>3.08858</text:p>
          </table:table-cell>
          <table:table-cell table:formula="of:=1+(QUOTIENT(([.I46]-[.M46]);[.$C$9]))" office:value-type="float" office:value="4" calcext:value-type="float">
            <text:p>4</text:p>
          </table:table-cell>
          <table:table-cell table:style-name="ce18" table:formula="of:=([.I46]-[.M46])-([.$C$9]*([.K46]-1))" office:value-type="float" office:value="0.0306043029055161" calcext:value-type="float">
            <text:p>0.0306</text:p>
          </table:table-cell>
          <table:table-cell table:style-name="ce18" table:formula="of:=[.$C$9]-[.L45]" office:value-type="float" office:value="0.106724026431504" calcext:value-type="float">
            <text:p>0.1067</text:p>
          </table:table-cell>
          <table:table-cell table:style-name="ce33" table:formula="of:=([.K46]-1)*[.$C$9]+[.M46]+[.L46]" office:value-type="float" office:value="1.17382832933702" calcext:value-type="float">
            <text:p>1.1738</text:p>
          </table:table-cell>
          <table:table-cell table:style-name="ce34" table:formula="of:=DEGREES([.$M46]*[.E46]/[.$I46])" office:value-type="float" office:value="-0.00111054679859983" calcext:value-type="float">
            <text:p>-1.1105468E-03</text:p>
          </table:table-cell>
          <table:table-cell table:style-name="ce34" table:formula="of:=DEGREES([.$M46]*[.F46]/[.$I46])" office:value-type="float" office:value="0.0013058603277161" calcext:value-type="float">
            <text:p>1.3058603E-03</text:p>
          </table:table-cell>
          <table:table-cell table:style-name="ce34" table:formula="of:=DEGREES([.$C$9]*[.E46]/[.$I46])" office:value-type="float" office:value="-0.00359519718048211" calcext:value-type="float">
            <text:p>-3.5951972E-03</text:p>
          </table:table-cell>
          <table:table-cell table:style-name="ce34" table:formula="of:=DEGREES([.$C$9]*[.F46]/[.$I46])" office:value-type="float" office:value="0.00422748989437235" calcext:value-type="float">
            <text:p>4.2274899E-03</text:p>
          </table:table-cell>
          <table:table-cell table:style-name="ce9" table:formula="of:=[.S45]+1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style-name="ce4" table:formula="of:=[.A46]+1" office:value-type="float" office:value="32" calcext:value-type="float">
            <text:p>32</text:p>
          </table:table-cell>
          <table:table-cell table:style-name="ce9" office:value-type="float" office:value="-88.2954026" calcext:value-type="float">
            <text:p>-88.2954026</text:p>
          </table:table-cell>
          <table:table-cell table:style-name="ce9" office:value-type="float" office:value="42.0562394" calcext:value-type="float">
            <text:p>42.0562394</text:p>
          </table:table-cell>
          <table:table-cell table:style-name="ce9" table:formula="of:=[.D46]+1" office:value-type="float" office:value="31" calcext:value-type="float">
            <text:p>31</text:p>
          </table:table-cell>
          <table:table-cell table:style-name="ce23" table:formula="of:=RADIANS([.B47]-[.B46])" office:value-type="float" office:value="-0.0000539306738866293" calcext:value-type="float">
            <text:p>-5.39E-05</text:p>
          </table:table-cell>
          <table:table-cell table:style-name="ce23" table:formula="of:=RADIANS([.C47]-[.C46])" office:value-type="float" office:value="0.000219695064924097" calcext:value-type="float">
            <text:p>2.20E-04</text:p>
          </table:table-cell>
          <table:table-cell table:style-name="ce25" table:formula="of:=SIN([.F47]/2)*SIN([.F47]/2)+COS(RADIANS([.C46]))*COS(RADIANS([.C47]))*SIN([.E47]/2)*SIN([.E47]/2)" office:value-type="float" office:value="0.0000000124674174531698" calcext:value-type="float">
            <text:p>1.24674174531698E-08</text:p>
          </table:table-cell>
          <table:table-cell table:style-name="ce25" table:formula="of:=2*ATAN(SQRT([.G47])/SQRT(1-[.G47]))" office:value-type="float" office:value="0.000223315180898944" calcext:value-type="float">
            <text:p>0.0002233152</text:p>
          </table:table-cell>
          <table:table-cell table:style-name="ce27" table:formula="of:=[.$J$3]*[.H47]" office:value-type="float" office:value="0.884104801178919" calcext:value-type="float">
            <text:p>0.88410</text:p>
          </table:table-cell>
          <table:table-cell table:style-name="ce29" table:formula="of:=([.I47]-[.M47])/[.$C$9]" office:value-type="float" office:value="1.6474937889564" calcext:value-type="float">
            <text:p>1.64749</text:p>
          </table:table-cell>
          <table:table-cell table:formula="of:=1+(QUOTIENT(([.I47]-[.M47]);[.$C$9]))" office:value-type="float" office:value="2" calcext:value-type="float">
            <text:p>2</text:p>
          </table:table-cell>
          <table:table-cell table:style-name="ce18" table:formula="of:=([.I47]-[.M47])-([.$C$9]*([.K47]-1))" office:value-type="float" office:value="0.223709104084435" calcext:value-type="float">
            <text:p>0.2237</text:p>
          </table:table-cell>
          <table:table-cell table:style-name="ce18" table:formula="of:=[.$C$9]-[.L46]" office:value-type="float" office:value="0.314895697094484" calcext:value-type="float">
            <text:p>0.3149</text:p>
          </table:table-cell>
          <table:table-cell table:style-name="ce33" table:formula="of:=([.K47]-1)*[.$C$9]+[.M47]+[.L47]" office:value-type="float" office:value="0.884104801178919" calcext:value-type="float">
            <text:p>0.8841</text:p>
          </table:table-cell>
          <table:table-cell table:style-name="ce34" table:formula="of:=DEGREES([.$M47]*[.E47]/[.$I47])" office:value-type="float" office:value="-0.00110057959500338" calcext:value-type="float">
            <text:p>-1.1005796E-03</text:p>
          </table:table-cell>
          <table:table-cell table:style-name="ce34" table:formula="of:=DEGREES([.$M47]*[.F47]/[.$I47])" office:value-type="float" office:value="0.0044833837249408" calcext:value-type="float">
            <text:p>4.4833837E-03</text:p>
          </table:table-cell>
          <table:table-cell table:style-name="ce34" table:formula="of:=DEGREES([.$C$9]*[.E47]/[.$I47])" office:value-type="float" office:value="-0.00120754349323349" calcext:value-type="float">
            <text:p>-1.2075435E-03</text:p>
          </table:table-cell>
          <table:table-cell table:style-name="ce34" table:formula="of:=DEGREES([.$C$9]*[.F47]/[.$I47])" office:value-type="float" office:value="0.00491911795321315" calcext:value-type="float">
            <text:p>4.9191180E-03</text:p>
          </table:table-cell>
          <table:table-cell table:style-name="ce9" table:formula="of:=[.S46]+1"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style-name="ce4" table:formula="of:=[.A47]+1" office:value-type="float" office:value="33" calcext:value-type="float">
            <text:p>33</text:p>
          </table:table-cell>
          <table:table-cell table:style-name="ce9" office:value-type="float" office:value="-88.3070326" calcext:value-type="float">
            <text:p>-88.3070326</text:p>
          </table:table-cell>
          <table:table-cell table:style-name="ce9" office:value-type="float" office:value="42.0585654" calcext:value-type="float">
            <text:p>42.0585654</text:p>
          </table:table-cell>
          <table:table-cell table:style-name="ce9" table:formula="of:=[.D47]+1" office:value-type="float" office:value="32" calcext:value-type="float">
            <text:p>32</text:p>
          </table:table-cell>
          <table:table-cell table:style-name="ce23" table:formula="of:=RADIANS([.B48]-[.B47])" office:value-type="float" office:value="-0.000202981792006883" calcext:value-type="float">
            <text:p>-2.03E-04</text:p>
          </table:table-cell>
          <table:table-cell table:style-name="ce23" table:formula="of:=RADIANS([.C48]-[.C47])" office:value-type="float" office:value="0.000040596358401327" calcext:value-type="float">
            <text:p>4.06E-05</text:p>
          </table:table-cell>
          <table:table-cell table:style-name="ce25" table:formula="of:=SIN([.F48]/2)*SIN([.F48]/2)+COS(RADIANS([.C47]))*COS(RADIANS([.C48]))*SIN([.E48]/2)*SIN([.E48]/2)" office:value-type="float" office:value="0.00000000609029552350659" calcext:value-type="float">
            <text:p>6.09029552350659E-09</text:p>
          </table:table-cell>
          <table:table-cell table:style-name="ce25" table:formula="of:=2*ATAN(SQRT([.G48])/SQRT(1-[.G48]))" office:value-type="float" office:value="0.000156080691129563" calcext:value-type="float">
            <text:p>0.0001560807</text:p>
          </table:table-cell>
          <table:table-cell table:style-name="ce27" table:formula="of:=[.$J$3]*[.H48]" office:value-type="float" office:value="0.617923456181939" calcext:value-type="float">
            <text:p>0.61792</text:p>
          </table:table-cell>
          <table:table-cell table:style-name="ce29" table:formula="of:=([.I48]-[.M48])/[.$C$9]" office:value-type="float" office:value="1.43598425547431" calcext:value-type="float">
            <text:p>1.43598</text:p>
          </table:table-cell>
          <table:table-cell table:formula="of:=1+(QUOTIENT(([.I48]-[.M48]);[.$C$9]))" office:value-type="float" office:value="2" calcext:value-type="float">
            <text:p>2</text:p>
          </table:table-cell>
          <table:table-cell table:style-name="ce18" table:formula="of:=([.I48]-[.M48])-([.$C$9]*([.K48]-1))" office:value-type="float" office:value="0.150632560266374" calcext:value-type="float">
            <text:p>0.1506</text:p>
          </table:table-cell>
          <table:table-cell table:style-name="ce18" table:formula="of:=[.$C$9]-[.L47]" office:value-type="float" office:value="0.121790895915565" calcext:value-type="float">
            <text:p>0.1218</text:p>
          </table:table-cell>
          <table:table-cell table:style-name="ce33" table:formula="of:=([.K48]-1)*[.$C$9]+[.M48]+[.L48]" office:value-type="float" office:value="0.617923456181939" calcext:value-type="float">
            <text:p>0.6179</text:p>
          </table:table-cell>
          <table:table-cell table:style-name="ce34" table:formula="of:=DEGREES([.$M48]*[.E48]/[.$I48])" office:value-type="float" office:value="-0.00229223879645148" calcext:value-type="float">
            <text:p>-2.2922388E-03</text:p>
          </table:table-cell>
          <table:table-cell table:style-name="ce34" table:formula="of:=DEGREES([.$M48]*[.F48]/[.$I48])" office:value-type="float" office:value="0.000458447759289735" calcext:value-type="float">
            <text:p>4.5844776E-04</text:p>
          </table:table-cell>
          <table:table-cell table:style-name="ce34" table:formula="of:=DEGREES([.$C$9]*[.E48]/[.$I48])" office:value-type="float" office:value="-0.00650269051902727" calcext:value-type="float">
            <text:p>-6.5026905E-03</text:p>
          </table:table-cell>
          <table:table-cell table:style-name="ce34" table:formula="of:=DEGREES([.$C$9]*[.F48]/[.$I48])" office:value-type="float" office:value="0.00130053810380387" calcext:value-type="float">
            <text:p>1.3005381E-03</text:p>
          </table:table-cell>
          <table:table-cell table:style-name="ce9" table:formula="of:=[.S47]+1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style-name="ce4" table:formula="of:=[.A48]+1" office:value-type="float" office:value="34" calcext:value-type="float">
            <text:p>34</text:p>
          </table:table-cell>
          <table:table-cell table:style-name="ce9" office:value-type="float" office:value="-88.3227396" calcext:value-type="float">
            <text:p>-88.3227396</text:p>
          </table:table-cell>
          <table:table-cell table:style-name="ce9" office:value-type="float" office:value="42.05796" calcext:value-type="float">
            <text:p>42.05796</text:p>
          </table:table-cell>
          <table:table-cell table:style-name="ce9" table:formula="of:=[.D48]+1" office:value-type="float" office:value="33" calcext:value-type="float">
            <text:p>33</text:p>
          </table:table-cell>
          <table:table-cell table:style-name="ce23" table:formula="of:=RADIANS([.B49]-[.B48])" office:value-type="float" office:value="-0.000274138865610856" calcext:value-type="float">
            <text:p>-2.74E-04</text:p>
          </table:table-cell>
          <table:table-cell table:style-name="ce23" table:formula="of:=RADIANS([.C49]-[.C48])" office:value-type="float" office:value="-0.0000105662232915345" calcext:value-type="float">
            <text:p>-1.06E-05</text:p>
          </table:table-cell>
          <table:table-cell table:style-name="ce25" table:formula="of:=SIN([.F49]/2)*SIN([.F49]/2)+COS(RADIANS([.C48]))*COS(RADIANS([.C49]))*SIN([.E49]/2)*SIN([.E49]/2)" office:value-type="float" office:value="0.0000000103848653759822" calcext:value-type="float">
            <text:p>1.03848653759822E-08</text:p>
          </table:table-cell>
          <table:table-cell table:style-name="ce25" table:formula="of:=2*ATAN(SQRT([.G49])/SQRT(1-[.G49]))" office:value-type="float" office:value="0.000203812319666213" calcext:value-type="float">
            <text:p>0.0002038123</text:p>
          </table:table-cell>
          <table:table-cell table:style-name="ce27" table:formula="of:=[.$J$3]*[.H49]" office:value-type="float" office:value="0.806892973558538" calcext:value-type="float">
            <text:p>0.80689</text:p>
          </table:table-cell>
          <table:table-cell table:style-name="ce29" table:formula="of:=([.I49]-[.M49])/[.$C$9]" office:value-type="float" office:value="1.77141977952217" calcext:value-type="float">
            <text:p>1.77142</text:p>
          </table:table-cell>
          <table:table-cell table:formula="of:=1+(QUOTIENT(([.I49]-[.M49]);[.$C$9]))" office:value-type="float" office:value="2" calcext:value-type="float">
            <text:p>2</text:p>
          </table:table-cell>
          <table:table-cell table:style-name="ce18" table:formula="of:=([.I49]-[.M49])-([.$C$9]*([.K49]-1))" office:value-type="float" office:value="0.266525533824911" calcext:value-type="float">
            <text:p>0.2665</text:p>
          </table:table-cell>
          <table:table-cell table:style-name="ce18" table:formula="of:=[.$C$9]-[.L48]" office:value-type="float" office:value="0.194867439733627" calcext:value-type="float">
            <text:p>0.1949</text:p>
          </table:table-cell>
          <table:table-cell table:style-name="ce33" table:formula="of:=([.K49]-1)*[.$C$9]+[.M49]+[.L49]" office:value-type="float" office:value="0.806892973558538" calcext:value-type="float">
            <text:p>0.8069</text:p>
          </table:table-cell>
          <table:table-cell table:style-name="ce34" table:formula="of:=DEGREES([.$M49]*[.E49]/[.$I49])" office:value-type="float" office:value="-0.00379329474440543" calcext:value-type="float">
            <text:p>-3.7932947E-03</text:p>
          </table:table-cell>
          <table:table-cell table:style-name="ce34" table:formula="of:=DEGREES([.$M49]*[.F49]/[.$I49])" office:value-type="float" office:value="-0.000146206190759129" calcext:value-type="float">
            <text:p>-1.4620619E-04</text:p>
          </table:table-cell>
          <table:table-cell table:style-name="ce34" table:formula="of:=DEGREES([.$C$9]*[.E49]/[.$I49])" office:value-type="float" office:value="-0.00672551215320308" calcext:value-type="float">
            <text:p>-6.7255122E-03</text:p>
          </table:table-cell>
          <table:table-cell table:style-name="ce34" table:formula="of:=DEGREES([.$C$9]*[.F49]/[.$I49])" office:value-type="float" office:value="-0.000259223598238523" calcext:value-type="float">
            <text:p>-2.5922360E-04</text:p>
          </table:table-cell>
          <table:table-cell table:style-name="ce9" table:formula="of:=[.S48]+1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style-name="ce4" table:formula="of:=[.A49]+1" office:value-type="float" office:value="35" calcext:value-type="float">
            <text:p>35</text:p>
          </table:table-cell>
          <table:table-cell table:style-name="ce9" office:value-type="float" office:value="-88.332994" calcext:value-type="float">
            <text:p>-88.332994</text:p>
          </table:table-cell>
          <table:table-cell table:style-name="ce9" office:value-type="float" office:value="42.059175" calcext:value-type="float">
            <text:p>42.059175</text:p>
          </table:table-cell>
          <table:table-cell table:style-name="ce9" table:formula="of:=[.D49]+1" office:value-type="float" office:value="34" calcext:value-type="float">
            <text:p>34</text:p>
          </table:table-cell>
          <table:table-cell table:style-name="ce23" table:formula="of:=RADIANS([.B50]-[.B49])" office:value-type="float" office:value="-0.000178973042816398" calcext:value-type="float">
            <text:p>-1.79E-04</text:p>
          </table:table-cell>
          <table:table-cell table:style-name="ce23" table:formula="of:=RADIANS([.C50]-[.C49])" office:value-type="float" office:value="0.0000212057504117654" calcext:value-type="float">
            <text:p>2.12E-05</text:p>
          </table:table-cell>
          <table:table-cell table:style-name="ce25" table:formula="of:=SIN([.F50]/2)*SIN([.F50]/2)+COS(RADIANS([.C49]))*COS(RADIANS([.C50]))*SIN([.E50]/2)*SIN([.E50]/2)" office:value-type="float" office:value="0.00000000452672157687016" calcext:value-type="float">
            <text:p>4.52672157687016E-09</text:p>
          </table:table-cell>
          <table:table-cell table:style-name="ce25" table:formula="of:=2*ATAN(SQRT([.G50])/SQRT(1-[.G50]))" office:value-type="float" office:value="0.00013456183089867" calcext:value-type="float">
            <text:p>0.0001345618</text:p>
          </table:table-cell>
          <table:table-cell table:style-name="ce27" table:formula="of:=[.$J$3]*[.H50]" office:value-type="float" office:value="0.532730288527835" calcext:value-type="float">
            <text:p>0.53273</text:p>
          </table:table-cell>
          <table:table-cell table:style-name="ce29" table:formula="of:=([.I50]-[.M50])/[.$C$9]" office:value-type="float" office:value="1.31333088958827" calcext:value-type="float">
            <text:p>1.31333</text:p>
          </table:table-cell>
          <table:table-cell table:formula="of:=1+(QUOTIENT(([.I50]-[.M50]);[.$C$9]))" office:value-type="float" office:value="2" calcext:value-type="float">
            <text:p>2</text:p>
          </table:table-cell>
          <table:table-cell table:style-name="ce18" table:formula="of:=([.I50]-[.M50])-([.$C$9]*([.K50]-1))" office:value-type="float" office:value="0.108255822352746" calcext:value-type="float">
            <text:p>0.1083</text:p>
          </table:table-cell>
          <table:table-cell table:style-name="ce18" table:formula="of:=[.$C$9]-[.L49]" office:value-type="float" office:value="0.078974466175089" calcext:value-type="float">
            <text:p>0.0790</text:p>
          </table:table-cell>
          <table:table-cell table:style-name="ce33" table:formula="of:=([.K50]-1)*[.$C$9]+[.M50]+[.L50]" office:value-type="float" office:value="0.532730288527835" calcext:value-type="float">
            <text:p>0.5327</text:p>
          </table:table-cell>
          <table:table-cell table:style-name="ce34" table:formula="of:=DEGREES([.$M50]*[.E50]/[.$I50])" office:value-type="float" office:value="-0.00152016092079778" calcext:value-type="float">
            <text:p>-1.5201609E-03</text:p>
          </table:table-cell>
          <table:table-cell table:style-name="ce34" table:formula="of:=DEGREES([.$M50]*[.F50]/[.$I50])" office:value-type="float" office:value="0.00018011736608416" calcext:value-type="float">
            <text:p>1.8011737E-04</text:p>
          </table:table-cell>
          <table:table-cell table:style-name="ce34" table:formula="of:=DEGREES([.$C$9]*[.E50]/[.$I50])" office:value-type="float" office:value="-0.00665044822172287" calcext:value-type="float">
            <text:p>-6.6504482E-03</text:p>
          </table:table-cell>
          <table:table-cell table:style-name="ce34" table:formula="of:=DEGREES([.$C$9]*[.F50]/[.$I50])" office:value-type="float" office:value="0.000787983167168363" calcext:value-type="float">
            <text:p>7.8798317E-04</text:p>
          </table:table-cell>
          <table:table-cell table:style-name="ce9" table:formula="of:=[.S49]+1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table:number-columns-repeated="3"/>
          <table:table-cell table:style-name="ce23" table:number-columns-repeated="2"/>
          <table:table-cell table:style-name="ce25" table:number-columns-repeated="2"/>
          <table:table-cell table:style-name="ce28" table:formula="of:=SUM([.I16:.I50])" office:value-type="string" office:string-value="40.18626" calcext:value-type="string">
            <text:p>40.18626</text:p>
          </table:table-cell>
          <table:table-cell table:style-name="ce29"/>
          <table:table-cell table:style-name="ce31" table:formula="of:=SUM([.K16:.K50])" office:value-type="string" office:string-value="117" calcext:value-type="string">
            <text:p>117</text:p>
          </table:table-cell>
          <table:table-cell table:style-name="ce18"/>
          <table:table-cell table:style-name="ce9"/>
          <table:table-cell table:number-columns-repeated="1011"/>
        </table:table-row>
        <table:table-row table:style-name="ro1">
          <table:table-cell table:style-name="ce4"/>
          <table:table-cell table:style-name="ce9" table:number-columns-repeated="3"/>
          <table:table-cell table:style-name="ce23" table:number-columns-repeated="2"/>
          <table:table-cell table:style-name="ce25" table:number-columns-repeated="2"/>
          <table:table-cell table:style-name="ce27"/>
          <table:table-cell table:style-name="ce29"/>
          <table:table-cell/>
          <table:table-cell table:style-name="ce18"/>
          <table:table-cell/>
          <table:table-cell table:style-name="ce41"/>
          <table:table-cell table:style-name="ce34" table:number-columns-repeated="4"/>
          <table:table-cell table:style-name="ce9"/>
          <table:table-cell table:number-columns-repeated="1005"/>
        </table:table-row>
        <table:table-row table:style-name="ro1">
          <table:table-cell table:style-name="ce4"/>
          <table:table-cell table:style-name="ce9" table:number-columns-repeated="3"/>
          <table:table-cell table:style-name="ce23" table:number-columns-repeated="2"/>
          <table:table-cell table:style-name="ce25" table:number-columns-repeated="2"/>
          <table:table-cell table:style-name="ce27"/>
          <table:table-cell table:style-name="ce29"/>
          <table:table-cell/>
          <table:table-cell table:style-name="ce18"/>
          <table:table-cell/>
          <table:table-cell table:style-name="ce41"/>
          <table:table-cell table:style-name="ce34" table:number-columns-repeated="4"/>
          <table:table-cell table:style-name="ce9"/>
          <table:table-cell table:number-columns-repeated="1005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-NW Stations" table:style-name="ta4">
        <table:table-column table:style-name="co1" table:number-columns-repeated="1024" table:default-cell-style-name="Default"/>
        <table:table-row table:style-name="ro1">
          <table:table-cell table:style-name="ce42"/>
          <table:table-cell table:style-name="ce43"/>
          <table:table-cell table:number-columns-repeated="1022"/>
        </table:table-row>
        <table:table-row table:style-name="ro1">
          <table:table-cell table:style-name="ce9" office:value-type="string" calcext:value-type="string">
            <text:p>harvard</text:p>
          </table:table-cell>
          <table:table-cell table:style-name="ce44" office:value-type="string" calcext:value-type="string">
            <text:p>42.419667, -88.61744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woodstock</text:p>
          </table:table-cell>
          <table:table-cell table:style-name="ce44" office:value-type="string" calcext:value-type="string">
            <text:p>42.317018, -88.447387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l </text:p>
          </table:table-cell>
          <table:table-cell table:style-name="ce44" office:value-type="string" calcext:value-type="string">
            <text:p>42.244296, -88.317259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r</text:p>
          </table:table-cell>
          <table:table-cell table:style-name="ce44" office:value-type="string" calcext:value-type="string">
            <text:p>42.234068, -88.297949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ary</text:p>
          </table:table-cell>
          <table:table-cell table:style-name="ce44" office:value-type="string" calcext:value-type="string">
            <text:p>42.209134, -88.241398</text:p>
          </table:table-cell>
          <table:table-cell table:number-columns-repeated="2"/>
          <table:table-cell table:style-name="ce42"/>
          <table:table-cell table:number-columns-repeated="1019"/>
        </table:table-row>
        <table:table-row table:style-name="ro1">
          <table:table-cell table:style-name="ce9" office:value-type="string" calcext:value-type="string">
            <text:p>frg</text:p>
          </table:table-cell>
          <table:table-cell table:style-name="ce44" office:value-type="string" calcext:value-type="string">
            <text:p>42.197771, -88.219297</text:p>
          </table:table-cell>
          <table:table-cell table:number-columns-repeated="2"/>
          <table:table-cell table:style-name="ce42"/>
          <table:table-cell table:number-columns-repeated="1019"/>
        </table:table-row>
        <table:table-row table:style-name="ro1">
          <table:table-cell table:style-name="ce9" office:value-type="string" calcext:value-type="string">
            <text:p>barrington</text:p>
          </table:table-cell>
          <table:table-cell table:style-name="ce44" office:value-type="string" calcext:value-type="string">
            <text:p>42.152776, -88.132009</text:p>
          </table:table-cell>
          <table:table-cell/>
          <table:table-cell table:style-name="ce42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palatine</text:p>
          </table:table-cell>
          <table:table-cell table:style-name="ce44" office:value-type="string" calcext:value-type="string">
            <text:p>42.112849, -88.048301</text:p>
          </table:table-cell>
          <table:table-cell/>
          <table:table-cell table:style-name="ce45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ap</text:p>
          </table:table-cell>
          <table:table-cell table:style-name="ce44" office:value-type="string" calcext:value-type="string">
            <text:p>42.095365, -88.008867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h</text:p>
          </table:table-cell>
          <table:table-cell table:style-name="ce44" office:value-type="string" calcext:value-type="string">
            <text:p>42.084108, -87.98366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mp</text:p>
          </table:table-cell>
          <table:table-cell table:style-name="ce44" office:value-type="string" calcext:value-type="string">
            <text:p>42.062889, -87.936118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umberland</text:p>
          </table:table-cell>
          <table:table-cell table:style-name="ce44" office:value-type="string" calcext:value-type="string">
            <text:p>42.052262, -87.91231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dp</text:p>
          </table:table-cell>
          <table:table-cell table:style-name="ce44" office:value-type="string" calcext:value-type="string">
            <text:p>42.040806, -87.886619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dr</text:p>
          </table:table-cell>
          <table:table-cell table:style-name="ce44" office:value-type="string" calcext:value-type="string">
            <text:p>42.023971, -87.85624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r</text:p>
          </table:table-cell>
          <table:table-cell table:style-name="ce44" office:value-type="string" calcext:value-type="string">
            <text:p>42.010068, -87.831674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p</text:p>
          </table:table-cell>
          <table:table-cell table:style-name="ce44" office:value-type="string" calcext:value-type="string">
            <text:p>42.002389, -87.818026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np</text:p>
          </table:table-cell>
          <table:table-cell table:style-name="ce44" office:value-type="string" calcext:value-type="string">
            <text:p>41.991529, -87.79893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p</text:p>
          </table:table-cell>
          <table:table-cell table:style-name="ce44" office:value-type="string" calcext:value-type="string">
            <text:p>41.979699, -87.777883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jp</text:p>
          </table:table-cell>
          <table:table-cell table:style-name="ce44" office:value-type="string" calcext:value-type="string">
            <text:p>41.971552, -87.763474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p</text:p>
          </table:table-cell>
          <table:table-cell table:style-name="ce44" office:value-type="string" calcext:value-type="string">
            <text:p>41.952671, -87.730143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lyborn</text:p>
          </table:table-cell>
          <table:table-cell table:style-name="ce44" office:value-type="string" calcext:value-type="string">
            <text:p>41.916859, -87.668259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43"/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 table:number-rows-repeated="972">
          <table:table-cell/>
          <table:table-cell table:style-name="ce4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nk" table:style-name="ta5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UP-W</text:p>
          </table:table-cell>
          <table:table-cell table:style-name="ce9" table:number-columns-repeated="2"/>
          <table:table-cell table:number-columns-repeated="2"/>
          <table:table-cell table:style-name="ce9" office:value-type="string" calcext:value-type="string">
            <text:p>original data</text:p>
          </table:table-cell>
          <table:table-cell table:number-columns-repeated="2"/>
          <table:table-cell table:style-name="ce9" office:value-type="string" calcext:value-type="string">
            <text:p>final</text:p>
          </table:table-cell>
          <table:table-cell table:style-name="ce9" office:value-type="string" calcext:value-type="string">
            <text:p>desired</text:p>
          </table:table-cell>
          <table:table-cell table:number-columns-repeated="1014"/>
        </table:table-row>
        <table:table-row table:style-name="ro1">
          <table:table-cell table:style-name="ce9" office:value-type="float" office:value="-87.6407943064773" calcext:value-type="float">
            <text:p>-87.6407943065</text:p>
          </table:table-cell>
          <table:table-cell table:style-name="ce9" office:value-type="float" office:value="41.8826813200537" calcext:value-type="float">
            <text:p>41.88268132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formula="of:=119-[.F2]" office:value-type="float" office:value="119" calcext:value-type="float">
            <text:p>119</text:p>
          </table:table-cell>
          <table:table-cell table:formula="of:=[.G2]+120" office:value-type="float" office:value="239" calcext:value-type="float">
            <text:p>239</text:p>
          </table:table-cell>
          <table:table-cell table:formula="of:=239-[.F2]" office:value-type="float" office:value="239" calcext:value-type="float">
            <text:p>239</text:p>
          </table:table-cell>
          <table:table-cell table:style-name="ce9" office:value-type="float" office:value="239" calcext:value-type="float">
            <text:p>239</text:p>
          </table:table-cell>
          <table:table-cell table:number-columns-repeated="1014"/>
        </table:table-row>
        <table:table-row table:style-name="ro1">
          <table:table-cell table:style-name="ce9" office:value-type="float" office:value="-87.6409148792528" calcext:value-type="float">
            <text:p>-87.6409148793</text:p>
          </table:table-cell>
          <table:table-cell table:style-name="ce9" office:value-type="float" office:value="41.8861165765798" calcext:value-type="float">
            <text:p>41.886116576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2]+1" office:value-type="float" office:value="1" calcext:value-type="float">
            <text:p>1</text:p>
          </table:table-cell>
          <table:table-cell table:formula="of:=119-[.F3]" office:value-type="float" office:value="118" calcext:value-type="float">
            <text:p>118</text:p>
          </table:table-cell>
          <table:table-cell table:formula="of:=[.G3]+120" office:value-type="float" office:value="238" calcext:value-type="float">
            <text:p>238</text:p>
          </table:table-cell>
          <table:table-cell table:formula="of:=239-[.F3]" office:value-type="float" office:value="238" calcext:value-type="float">
            <text:p>238</text:p>
          </table:table-cell>
          <table:table-cell table:formula="of:=[.J2]-1" office:value-type="float" office:value="238" calcext:value-type="float">
            <text:p>238</text:p>
          </table:table-cell>
          <table:table-cell table:number-columns-repeated="1014"/>
        </table:table-row>
        <table:table-row table:style-name="ro1">
          <table:table-cell table:style-name="ce9" office:value-type="float" office:value="-87.6409156524439" calcext:value-type="float">
            <text:p>-87.6409156524</text:p>
          </table:table-cell>
          <table:table-cell table:style-name="ce9" office:value-type="float" office:value="41.8879822974825" calcext:value-type="float">
            <text:p>41.88798229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3]+1" office:value-type="float" office:value="2" calcext:value-type="float">
            <text:p>2</text:p>
          </table:table-cell>
          <table:table-cell table:formula="of:=119-[.F4]" office:value-type="float" office:value="117" calcext:value-type="float">
            <text:p>117</text:p>
          </table:table-cell>
          <table:table-cell table:formula="of:=[.G4]+120" office:value-type="float" office:value="237" calcext:value-type="float">
            <text:p>237</text:p>
          </table:table-cell>
          <table:table-cell table:formula="of:=239-[.F4]" office:value-type="float" office:value="237" calcext:value-type="float">
            <text:p>237</text:p>
          </table:table-cell>
          <table:table-cell table:formula="of:=[.J3]-1" office:value-type="float" office:value="237" calcext:value-type="float">
            <text:p>237</text:p>
          </table:table-cell>
          <table:table-cell table:number-columns-repeated="1014"/>
        </table:table-row>
        <table:table-row table:style-name="ro1">
          <table:table-cell table:style-name="ce9" office:value-type="float" office:value="-87.6411213445852" calcext:value-type="float">
            <text:p>-87.6411213446</text:p>
          </table:table-cell>
          <table:table-cell table:style-name="ce9" office:value-type="float" office:value="41.8886719136274" calcext:value-type="float">
            <text:p>41.888671913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4]+1" office:value-type="float" office:value="3" calcext:value-type="float">
            <text:p>3</text:p>
          </table:table-cell>
          <table:table-cell table:formula="of:=119-[.F5]" office:value-type="float" office:value="116" calcext:value-type="float">
            <text:p>116</text:p>
          </table:table-cell>
          <table:table-cell table:formula="of:=[.G5]+120" office:value-type="float" office:value="236" calcext:value-type="float">
            <text:p>236</text:p>
          </table:table-cell>
          <table:table-cell table:formula="of:=239-[.F5]" office:value-type="float" office:value="236" calcext:value-type="float">
            <text:p>236</text:p>
          </table:table-cell>
          <table:table-cell table:formula="of:=[.J4]-1" office:value-type="float" office:value="236" calcext:value-type="float">
            <text:p>236</text:p>
          </table:table-cell>
          <table:table-cell table:number-columns-repeated="1014"/>
        </table:table-row>
        <table:table-row table:style-name="ro1">
          <table:table-cell table:style-name="ce9" office:value-type="float" office:value="-87.6416802150934" calcext:value-type="float">
            <text:p>-87.6416802151</text:p>
          </table:table-cell>
          <table:table-cell table:style-name="ce9" office:value-type="float" office:value="41.8893086814031" calcext:value-type="float">
            <text:p>41.889308681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5]+1" office:value-type="float" office:value="4" calcext:value-type="float">
            <text:p>4</text:p>
          </table:table-cell>
          <table:table-cell table:formula="of:=119-[.F6]" office:value-type="float" office:value="115" calcext:value-type="float">
            <text:p>115</text:p>
          </table:table-cell>
          <table:table-cell table:formula="of:=[.G6]+120" office:value-type="float" office:value="235" calcext:value-type="float">
            <text:p>235</text:p>
          </table:table-cell>
          <table:table-cell table:formula="of:=239-[.F6]" office:value-type="float" office:value="235" calcext:value-type="float">
            <text:p>235</text:p>
          </table:table-cell>
          <table:table-cell table:formula="of:=[.J5]-1" office:value-type="float" office:value="235" calcext:value-type="float">
            <text:p>235</text:p>
          </table:table-cell>
          <table:table-cell table:number-columns-repeated="1014"/>
        </table:table-row>
        <table:table-row table:style-name="ro1">
          <table:table-cell table:style-name="ce9" office:value-type="float" office:value="-87.6423929316639" calcext:value-type="float">
            <text:p>-87.6423929317</text:p>
          </table:table-cell>
          <table:table-cell table:style-name="ce9" office:value-type="float" office:value="41.8897171983117" calcext:value-type="float">
            <text:p>41.88971719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6]+1" office:value-type="float" office:value="5" calcext:value-type="float">
            <text:p>5</text:p>
          </table:table-cell>
          <table:table-cell table:formula="of:=119-[.F7]" office:value-type="float" office:value="114" calcext:value-type="float">
            <text:p>114</text:p>
          </table:table-cell>
          <table:table-cell table:formula="of:=[.G7]+120" office:value-type="float" office:value="234" calcext:value-type="float">
            <text:p>234</text:p>
          </table:table-cell>
          <table:table-cell table:formula="of:=239-[.F7]" office:value-type="float" office:value="234" calcext:value-type="float">
            <text:p>234</text:p>
          </table:table-cell>
          <table:table-cell table:formula="of:=[.J6]-1" office:value-type="float" office:value="234" calcext:value-type="float">
            <text:p>234</text:p>
          </table:table-cell>
          <table:table-cell table:number-columns-repeated="1014"/>
        </table:table-row>
        <table:table-row table:style-name="ro1">
          <table:table-cell table:style-name="ce9" office:value-type="float" office:value="-87.6431773199678" calcext:value-type="float">
            <text:p>-87.64317732</text:p>
          </table:table-cell>
          <table:table-cell table:style-name="ce9" office:value-type="float" office:value="41.8899082355011" calcext:value-type="float">
            <text:p>41.889908235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7]+1" office:value-type="float" office:value="6" calcext:value-type="float">
            <text:p>6</text:p>
          </table:table-cell>
          <table:table-cell table:formula="of:=119-[.F8]" office:value-type="float" office:value="113" calcext:value-type="float">
            <text:p>113</text:p>
          </table:table-cell>
          <table:table-cell table:formula="of:=[.G8]+120" office:value-type="float" office:value="233" calcext:value-type="float">
            <text:p>233</text:p>
          </table:table-cell>
          <table:table-cell table:formula="of:=239-[.F8]" office:value-type="float" office:value="233" calcext:value-type="float">
            <text:p>233</text:p>
          </table:table-cell>
          <table:table-cell table:formula="of:=[.J7]-1" office:value-type="float" office:value="233" calcext:value-type="float">
            <text:p>233</text:p>
          </table:table-cell>
          <table:table-cell table:number-columns-repeated="1014"/>
        </table:table-row>
        <table:table-row table:style-name="ro1">
          <table:table-cell table:style-name="ce9" office:value-type="float" office:value="-87.6438688138095" calcext:value-type="float">
            <text:p>-87.6438688138</text:p>
          </table:table-cell>
          <table:table-cell table:style-name="ce9" office:value-type="float" office:value="41.8899534813331" calcext:value-type="float">
            <text:p>41.88995348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8]+1" office:value-type="float" office:value="7" calcext:value-type="float">
            <text:p>7</text:p>
          </table:table-cell>
          <table:table-cell table:formula="of:=119-[.F9]" office:value-type="float" office:value="112" calcext:value-type="float">
            <text:p>112</text:p>
          </table:table-cell>
          <table:table-cell table:formula="of:=[.G9]+120" office:value-type="float" office:value="232" calcext:value-type="float">
            <text:p>232</text:p>
          </table:table-cell>
          <table:table-cell table:formula="of:=239-[.F9]" office:value-type="float" office:value="232" calcext:value-type="float">
            <text:p>232</text:p>
          </table:table-cell>
          <table:table-cell table:formula="of:=[.J8]-1" office:value-type="float" office:value="232" calcext:value-type="float">
            <text:p>232</text:p>
          </table:table-cell>
          <table:table-cell table:number-columns-repeated="1014"/>
        </table:table-row>
        <table:table-row table:style-name="ro1">
          <table:table-cell table:style-name="ce9" office:value-type="float" office:value="-87.6459427051337" calcext:value-type="float">
            <text:p>-87.6459427051</text:p>
          </table:table-cell>
          <table:table-cell table:style-name="ce9" office:value-type="float" office:value="41.8899300677497" calcext:value-type="float">
            <text:p>41.889930067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9]+1" office:value-type="float" office:value="8" calcext:value-type="float">
            <text:p>8</text:p>
          </table:table-cell>
          <table:table-cell table:formula="of:=119-[.F10]" office:value-type="float" office:value="111" calcext:value-type="float">
            <text:p>111</text:p>
          </table:table-cell>
          <table:table-cell table:formula="of:=[.G10]+120" office:value-type="float" office:value="231" calcext:value-type="float">
            <text:p>231</text:p>
          </table:table-cell>
          <table:table-cell table:formula="of:=239-[.F10]" office:value-type="float" office:value="231" calcext:value-type="float">
            <text:p>231</text:p>
          </table:table-cell>
          <table:table-cell table:formula="of:=[.J9]-1" office:value-type="float" office:value="231" calcext:value-type="float">
            <text:p>231</text:p>
          </table:table-cell>
          <table:table-cell table:number-columns-repeated="1014"/>
        </table:table-row>
        <table:table-row table:style-name="ro1">
          <table:table-cell table:style-name="ce9" office:value-type="float" office:value="-87.6582739793663" calcext:value-type="float">
            <text:p>-87.6582739794</text:p>
          </table:table-cell>
          <table:table-cell table:style-name="ce9" office:value-type="float" office:value="41.8897897098533" calcext:value-type="float">
            <text:p>41.889789709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0]+1" office:value-type="float" office:value="9" calcext:value-type="float">
            <text:p>9</text:p>
          </table:table-cell>
          <table:table-cell table:formula="of:=119-[.F11]" office:value-type="float" office:value="110" calcext:value-type="float">
            <text:p>110</text:p>
          </table:table-cell>
          <table:table-cell table:formula="of:=[.G11]+120" office:value-type="float" office:value="230" calcext:value-type="float">
            <text:p>230</text:p>
          </table:table-cell>
          <table:table-cell table:formula="of:=239-[.F11]" office:value-type="float" office:value="230" calcext:value-type="float">
            <text:p>230</text:p>
          </table:table-cell>
          <table:table-cell table:formula="of:=[.J10]-1" office:value-type="float" office:value="230" calcext:value-type="float">
            <text:p>230</text:p>
          </table:table-cell>
          <table:table-cell table:number-columns-repeated="1014"/>
        </table:table-row>
        <table:table-row table:style-name="ro1">
          <table:table-cell table:style-name="ce9" office:value-type="float" office:value="-87.659087708308" calcext:value-type="float">
            <text:p>-87.6590877083</text:p>
          </table:table-cell>
          <table:table-cell table:style-name="ce9" office:value-type="float" office:value="41.889714327568" calcext:value-type="float">
            <text:p>41.889714327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1]+1" office:value-type="float" office:value="10" calcext:value-type="float">
            <text:p>10</text:p>
          </table:table-cell>
          <table:table-cell table:formula="of:=119-[.F12]" office:value-type="float" office:value="109" calcext:value-type="float">
            <text:p>109</text:p>
          </table:table-cell>
          <table:table-cell table:formula="of:=[.G12]+120" office:value-type="float" office:value="229" calcext:value-type="float">
            <text:p>229</text:p>
          </table:table-cell>
          <table:table-cell table:formula="of:=239-[.F12]" office:value-type="float" office:value="229" calcext:value-type="float">
            <text:p>229</text:p>
          </table:table-cell>
          <table:table-cell table:formula="of:=[.J11]-1" office:value-type="float" office:value="229" calcext:value-type="float">
            <text:p>229</text:p>
          </table:table-cell>
          <table:table-cell table:number-columns-repeated="1014"/>
        </table:table-row>
        <table:table-row table:style-name="ro1">
          <table:table-cell table:style-name="ce9" office:value-type="float" office:value="-87.6602439900393" calcext:value-type="float">
            <text:p>-87.66024399</text:p>
          </table:table-cell>
          <table:table-cell table:style-name="ce9" office:value-type="float" office:value="41.8894876069832" calcext:value-type="float">
            <text:p>41.88948760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2]+1" office:value-type="float" office:value="11" calcext:value-type="float">
            <text:p>11</text:p>
          </table:table-cell>
          <table:table-cell table:formula="of:=119-[.F13]" office:value-type="float" office:value="108" calcext:value-type="float">
            <text:p>108</text:p>
          </table:table-cell>
          <table:table-cell table:formula="of:=[.G13]+120" office:value-type="float" office:value="228" calcext:value-type="float">
            <text:p>228</text:p>
          </table:table-cell>
          <table:table-cell table:formula="of:=239-[.F13]" office:value-type="float" office:value="228" calcext:value-type="float">
            <text:p>228</text:p>
          </table:table-cell>
          <table:table-cell table:formula="of:=[.J12]-1" office:value-type="float" office:value="228" calcext:value-type="float">
            <text:p>228</text:p>
          </table:table-cell>
          <table:table-cell table:number-columns-repeated="1014"/>
        </table:table-row>
        <table:table-row table:style-name="ro1">
          <table:table-cell table:style-name="ce9" office:value-type="float" office:value="-87.6620174737785" calcext:value-type="float">
            <text:p>-87.6620174738</text:p>
          </table:table-cell>
          <table:table-cell table:style-name="ce9" office:value-type="float" office:value="41.8889616016329" calcext:value-type="float">
            <text:p>41.888961601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3]+1" office:value-type="float" office:value="12" calcext:value-type="float">
            <text:p>12</text:p>
          </table:table-cell>
          <table:table-cell table:formula="of:=119-[.F14]" office:value-type="float" office:value="107" calcext:value-type="float">
            <text:p>107</text:p>
          </table:table-cell>
          <table:table-cell table:formula="of:=[.G14]+120" office:value-type="float" office:value="227" calcext:value-type="float">
            <text:p>227</text:p>
          </table:table-cell>
          <table:table-cell table:formula="of:=239-[.F14]" office:value-type="float" office:value="227" calcext:value-type="float">
            <text:p>227</text:p>
          </table:table-cell>
          <table:table-cell table:formula="of:=[.J13]-1" office:value-type="float" office:value="227" calcext:value-type="float">
            <text:p>227</text:p>
          </table:table-cell>
          <table:table-cell table:number-columns-repeated="1014"/>
        </table:table-row>
        <table:table-row table:style-name="ro1">
          <table:table-cell table:style-name="ce9" office:value-type="float" office:value="-87.6632336995291" calcext:value-type="float">
            <text:p>-87.6632336995</text:p>
          </table:table-cell>
          <table:table-cell table:style-name="ce9" office:value-type="float" office:value="41.888802299212" calcext:value-type="float">
            <text:p>41.888802299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4]+1" office:value-type="float" office:value="13" calcext:value-type="float">
            <text:p>13</text:p>
          </table:table-cell>
          <table:table-cell table:formula="of:=119-[.F15]" office:value-type="float" office:value="106" calcext:value-type="float">
            <text:p>106</text:p>
          </table:table-cell>
          <table:table-cell table:formula="of:=[.G15]+120" office:value-type="float" office:value="226" calcext:value-type="float">
            <text:p>226</text:p>
          </table:table-cell>
          <table:table-cell table:formula="of:=239-[.F15]" office:value-type="float" office:value="226" calcext:value-type="float">
            <text:p>226</text:p>
          </table:table-cell>
          <table:table-cell table:formula="of:=[.J14]-1" office:value-type="float" office:value="226" calcext:value-type="float">
            <text:p>226</text:p>
          </table:table-cell>
          <table:table-cell table:number-columns-repeated="1014"/>
        </table:table-row>
        <table:table-row table:style-name="ro1">
          <table:table-cell table:style-name="ce9" office:value-type="float" office:value="-87.6642046226479" calcext:value-type="float">
            <text:p>-87.6642046226</text:p>
          </table:table-cell>
          <table:table-cell table:style-name="ce9" office:value-type="float" office:value="41.8887836266168" calcext:value-type="float">
            <text:p>41.888783626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5]+1" office:value-type="float" office:value="14" calcext:value-type="float">
            <text:p>14</text:p>
          </table:table-cell>
          <table:table-cell table:formula="of:=119-[.F16]" office:value-type="float" office:value="105" calcext:value-type="float">
            <text:p>105</text:p>
          </table:table-cell>
          <table:table-cell table:formula="of:=[.G16]+120" office:value-type="float" office:value="225" calcext:value-type="float">
            <text:p>225</text:p>
          </table:table-cell>
          <table:table-cell table:formula="of:=239-[.F16]" office:value-type="float" office:value="225" calcext:value-type="float">
            <text:p>225</text:p>
          </table:table-cell>
          <table:table-cell table:formula="of:=[.J15]-1" office:value-type="float" office:value="225" calcext:value-type="float">
            <text:p>225</text:p>
          </table:table-cell>
          <table:table-cell table:number-columns-repeated="1014"/>
        </table:table-row>
        <table:table-row table:style-name="ro1">
          <table:table-cell table:style-name="ce9" office:value-type="float" office:value="-87.6676098760819" calcext:value-type="float">
            <text:p>-87.6676098761</text:p>
          </table:table-cell>
          <table:table-cell table:style-name="ce9" office:value-type="float" office:value="41.8887516437425" calcext:value-type="float">
            <text:p>41.888751643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6]+1" office:value-type="float" office:value="15" calcext:value-type="float">
            <text:p>15</text:p>
          </table:table-cell>
          <table:table-cell table:formula="of:=119-[.F17]" office:value-type="float" office:value="104" calcext:value-type="float">
            <text:p>104</text:p>
          </table:table-cell>
          <table:table-cell table:formula="of:=[.G17]+120" office:value-type="float" office:value="224" calcext:value-type="float">
            <text:p>224</text:p>
          </table:table-cell>
          <table:table-cell table:formula="of:=239-[.F17]" office:value-type="float" office:value="224" calcext:value-type="float">
            <text:p>224</text:p>
          </table:table-cell>
          <table:table-cell table:formula="of:=[.J16]-1" office:value-type="float" office:value="224" calcext:value-type="float">
            <text:p>224</text:p>
          </table:table-cell>
          <table:table-cell table:number-columns-repeated="1014"/>
        </table:table-row>
        <table:table-row table:style-name="ro1">
          <table:table-cell table:style-name="ce9" office:value-type="float" office:value="-87.6849725665309" calcext:value-type="float">
            <text:p>-87.6849725665</text:p>
          </table:table-cell>
          <table:table-cell table:style-name="ce9" office:value-type="float" office:value="41.888523178834" calcext:value-type="float">
            <text:p>41.888523178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7]+1" office:value-type="float" office:value="16" calcext:value-type="float">
            <text:p>16</text:p>
          </table:table-cell>
          <table:table-cell table:formula="of:=119-[.F18]" office:value-type="float" office:value="103" calcext:value-type="float">
            <text:p>103</text:p>
          </table:table-cell>
          <table:table-cell table:formula="of:=[.G18]+120" office:value-type="float" office:value="223" calcext:value-type="float">
            <text:p>223</text:p>
          </table:table-cell>
          <table:table-cell table:formula="of:=239-[.F18]" office:value-type="float" office:value="223" calcext:value-type="float">
            <text:p>223</text:p>
          </table:table-cell>
          <table:table-cell table:formula="of:=[.J17]-1" office:value-type="float" office:value="223" calcext:value-type="float">
            <text:p>223</text:p>
          </table:table-cell>
          <table:table-cell table:number-columns-repeated="1014"/>
        </table:table-row>
        <table:table-row table:style-name="ro1">
          <table:table-cell table:style-name="ce9" office:value-type="float" office:value="-87.6876651080064" calcext:value-type="float">
            <text:p>-87.687665108</text:p>
          </table:table-cell>
          <table:table-cell table:style-name="ce9" office:value-type="float" office:value="41.8884885242041" calcext:value-type="float">
            <text:p>41.888488524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8]+1" office:value-type="float" office:value="17" calcext:value-type="float">
            <text:p>17</text:p>
          </table:table-cell>
          <table:table-cell table:formula="of:=119-[.F19]" office:value-type="float" office:value="102" calcext:value-type="float">
            <text:p>102</text:p>
          </table:table-cell>
          <table:table-cell table:formula="of:=[.G19]+120" office:value-type="float" office:value="222" calcext:value-type="float">
            <text:p>222</text:p>
          </table:table-cell>
          <table:table-cell table:formula="of:=239-[.F19]" office:value-type="float" office:value="222" calcext:value-type="float">
            <text:p>222</text:p>
          </table:table-cell>
          <table:table-cell table:formula="of:=[.J18]-1" office:value-type="float" office:value="222" calcext:value-type="float">
            <text:p>222</text:p>
          </table:table-cell>
          <table:table-cell table:number-columns-repeated="1014"/>
        </table:table-row>
        <table:table-row table:style-name="ro1">
          <table:table-cell table:style-name="ce9" office:value-type="float" office:value="-87.6971901774483" calcext:value-type="float">
            <text:p>-87.6971901774</text:p>
          </table:table-cell>
          <table:table-cell table:style-name="ce9" office:value-type="float" office:value="41.8883933171758" calcext:value-type="float">
            <text:p>41.888393317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9]+1" office:value-type="float" office:value="18" calcext:value-type="float">
            <text:p>18</text:p>
          </table:table-cell>
          <table:table-cell table:formula="of:=119-[.F20]" office:value-type="float" office:value="101" calcext:value-type="float">
            <text:p>101</text:p>
          </table:table-cell>
          <table:table-cell table:formula="of:=[.G20]+120" office:value-type="float" office:value="221" calcext:value-type="float">
            <text:p>221</text:p>
          </table:table-cell>
          <table:table-cell table:formula="of:=239-[.F20]" office:value-type="float" office:value="221" calcext:value-type="float">
            <text:p>221</text:p>
          </table:table-cell>
          <table:table-cell table:formula="of:=[.J19]-1" office:value-type="float" office:value="221" calcext:value-type="float">
            <text:p>221</text:p>
          </table:table-cell>
          <table:table-cell table:number-columns-repeated="1014"/>
        </table:table-row>
        <table:table-row table:style-name="ro1">
          <table:table-cell table:style-name="ce9" office:value-type="float" office:value="-87.7016429936552" calcext:value-type="float">
            <text:p>-87.7016429937</text:p>
          </table:table-cell>
          <table:table-cell table:style-name="ce9" office:value-type="float" office:value="41.8883062273433" calcext:value-type="float">
            <text:p>41.888306227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20]+1" office:value-type="float" office:value="19" calcext:value-type="float">
            <text:p>19</text:p>
          </table:table-cell>
          <table:table-cell table:formula="of:=119-[.F21]" office:value-type="float" office:value="100" calcext:value-type="float">
            <text:p>100</text:p>
          </table:table-cell>
          <table:table-cell table:formula="of:=[.G21]+120" office:value-type="float" office:value="220" calcext:value-type="float">
            <text:p>220</text:p>
          </table:table-cell>
          <table:table-cell table:formula="of:=239-[.F21]" office:value-type="float" office:value="220" calcext:value-type="float">
            <text:p>220</text:p>
          </table:table-cell>
          <table:table-cell table:formula="of:=[.J20]-1" office:value-type="float" office:value="220" calcext:value-type="float">
            <text:p>220</text:p>
          </table:table-cell>
          <table:table-cell table:number-columns-repeated="1014"/>
        </table:table-row>
        <table:table-row table:style-name="ro1">
          <table:table-cell table:style-name="ce9" office:value-type="float" office:value="-87.7095402334013" calcext:value-type="float">
            <text:p>-87.7095402334</text:p>
          </table:table-cell>
          <table:table-cell table:style-name="ce9" office:value-type="float" office:value="41.8882105677929" calcext:value-type="float">
            <text:p>41.888210567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21]+1" office:value-type="float" office:value="20" calcext:value-type="float">
            <text:p>20</text:p>
          </table:table-cell>
          <table:table-cell table:formula="of:=119-[.F22]" office:value-type="float" office:value="99" calcext:value-type="float">
            <text:p>99</text:p>
          </table:table-cell>
          <table:table-cell table:formula="of:=[.G22]+120" office:value-type="float" office:value="219" calcext:value-type="float">
            <text:p>219</text:p>
          </table:table-cell>
          <table:table-cell table:formula="of:=239-[.F22]" office:value-type="float" office:value="219" calcext:value-type="float">
            <text:p>219</text:p>
          </table:table-cell>
          <table:table-cell table:formula="of:=[.J21]-1" office:value-type="float" office:value="219" calcext:value-type="float">
            <text:p>219</text:p>
          </table:table-cell>
          <table:table-cell table:number-columns-repeated="1014"/>
        </table:table-row>
        <table:table-row table:style-name="ro1">
          <table:table-cell table:style-name="ce9" office:value-type="float" office:value="-87.7272474589132" calcext:value-type="float">
            <text:p>-87.7272474589</text:p>
          </table:table-cell>
          <table:table-cell table:style-name="ce9" office:value-type="float" office:value="41.8879657609292" calcext:value-type="float">
            <text:p>41.887965760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22]+1" office:value-type="float" office:value="21" calcext:value-type="float">
            <text:p>21</text:p>
          </table:table-cell>
          <table:table-cell table:formula="of:=119-[.F23]" office:value-type="float" office:value="98" calcext:value-type="float">
            <text:p>98</text:p>
          </table:table-cell>
          <table:table-cell table:formula="of:=[.G23]+120" office:value-type="float" office:value="218" calcext:value-type="float">
            <text:p>218</text:p>
          </table:table-cell>
          <table:table-cell table:formula="of:=239-[.F23]" office:value-type="float" office:value="218" calcext:value-type="float">
            <text:p>218</text:p>
          </table:table-cell>
          <table:table-cell table:formula="of:=[.J22]-1" office:value-type="float" office:value="218" calcext:value-type="float">
            <text:p>218</text:p>
          </table:table-cell>
          <table:table-cell table:number-columns-repeated="1014"/>
        </table:table-row>
        <table:table-row table:style-name="ro1">
          <table:table-cell table:style-name="ce9" office:value-type="float" office:value="-87.7733398577735" calcext:value-type="float">
            <text:p>-87.7733398578</text:p>
          </table:table-cell>
          <table:table-cell table:style-name="ce9" office:value-type="float" office:value="41.8874859238505" calcext:value-type="float">
            <text:p>41.887485923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23]+1" office:value-type="float" office:value="22" calcext:value-type="float">
            <text:p>22</text:p>
          </table:table-cell>
          <table:table-cell table:formula="of:=119-[.F24]" office:value-type="float" office:value="97" calcext:value-type="float">
            <text:p>97</text:p>
          </table:table-cell>
          <table:table-cell table:formula="of:=[.G24]+120" office:value-type="float" office:value="217" calcext:value-type="float">
            <text:p>217</text:p>
          </table:table-cell>
          <table:table-cell table:formula="of:=239-[.F24]" office:value-type="float" office:value="217" calcext:value-type="float">
            <text:p>217</text:p>
          </table:table-cell>
          <table:table-cell table:formula="of:=[.J23]-1" office:value-type="float" office:value="217" calcext:value-type="float">
            <text:p>217</text:p>
          </table:table-cell>
          <table:table-cell table:number-columns-repeated="1014"/>
        </table:table-row>
        <table:table-row table:style-name="ro1">
          <table:table-cell table:style-name="ce9" office:value-type="float" office:value="-87.8042080171981" calcext:value-type="float">
            <text:p>-87.8042080172</text:p>
          </table:table-cell>
          <table:table-cell table:style-name="ce9" office:value-type="float" office:value="41.8870361996592" calcext:value-type="float">
            <text:p>41.887036199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24]+1" office:value-type="float" office:value="23" calcext:value-type="float">
            <text:p>23</text:p>
          </table:table-cell>
          <table:table-cell table:formula="of:=119-[.F25]" office:value-type="float" office:value="96" calcext:value-type="float">
            <text:p>96</text:p>
          </table:table-cell>
          <table:table-cell table:formula="of:=[.G25]+120" office:value-type="float" office:value="216" calcext:value-type="float">
            <text:p>216</text:p>
          </table:table-cell>
          <table:table-cell table:formula="of:=239-[.F25]" office:value-type="float" office:value="216" calcext:value-type="float">
            <text:p>216</text:p>
          </table:table-cell>
          <table:table-cell table:formula="of:=[.J24]-1" office:value-type="float" office:value="216" calcext:value-type="float">
            <text:p>216</text:p>
          </table:table-cell>
          <table:table-cell table:number-columns-repeated="1014"/>
        </table:table-row>
        <table:table-row table:style-name="ro1">
          <table:table-cell table:style-name="ce9" office:value-type="float" office:value="-87.8225456558791" calcext:value-type="float">
            <text:p>-87.8225456559</text:p>
          </table:table-cell>
          <table:table-cell table:style-name="ce9" office:value-type="float" office:value="41.88673334356" calcext:value-type="float">
            <text:p>41.886733343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25]+1" office:value-type="float" office:value="24" calcext:value-type="float">
            <text:p>24</text:p>
          </table:table-cell>
          <table:table-cell table:formula="of:=119-[.F26]" office:value-type="float" office:value="95" calcext:value-type="float">
            <text:p>95</text:p>
          </table:table-cell>
          <table:table-cell table:formula="of:=[.G26]+120" office:value-type="float" office:value="215" calcext:value-type="float">
            <text:p>215</text:p>
          </table:table-cell>
          <table:table-cell table:formula="of:=239-[.F26]" office:value-type="float" office:value="215" calcext:value-type="float">
            <text:p>215</text:p>
          </table:table-cell>
          <table:table-cell table:formula="of:=[.J25]-1" office:value-type="float" office:value="215" calcext:value-type="float">
            <text:p>215</text:p>
          </table:table-cell>
          <table:table-cell table:number-columns-repeated="1014"/>
        </table:table-row>
        <table:table-row table:style-name="ro1">
          <table:table-cell table:style-name="ce9" office:value-type="float" office:value="-87.8244569820347" calcext:value-type="float">
            <text:p>-87.824456982</text:p>
          </table:table-cell>
          <table:table-cell table:style-name="ce9" office:value-type="float" office:value="41.8867955727612" calcext:value-type="float">
            <text:p>41.886795572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26]+1" office:value-type="float" office:value="25" calcext:value-type="float">
            <text:p>25</text:p>
          </table:table-cell>
          <table:table-cell table:formula="of:=119-[.F27]" office:value-type="float" office:value="94" calcext:value-type="float">
            <text:p>94</text:p>
          </table:table-cell>
          <table:table-cell table:formula="of:=[.G27]+120" office:value-type="float" office:value="214" calcext:value-type="float">
            <text:p>214</text:p>
          </table:table-cell>
          <table:table-cell table:formula="of:=239-[.F27]" office:value-type="float" office:value="214" calcext:value-type="float">
            <text:p>214</text:p>
          </table:table-cell>
          <table:table-cell table:formula="of:=[.J26]-1" office:value-type="float" office:value="214" calcext:value-type="float">
            <text:p>214</text:p>
          </table:table-cell>
          <table:table-cell table:number-columns-repeated="1014"/>
        </table:table-row>
        <table:table-row table:style-name="ro1">
          <table:table-cell table:style-name="ce9" office:value-type="float" office:value="-87.8292538107791" calcext:value-type="float">
            <text:p>-87.8292538108</text:p>
          </table:table-cell>
          <table:table-cell table:style-name="ce9" office:value-type="float" office:value="41.8872767780146" calcext:value-type="float">
            <text:p>41.88727677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27]+1" office:value-type="float" office:value="26" calcext:value-type="float">
            <text:p>26</text:p>
          </table:table-cell>
          <table:table-cell table:formula="of:=119-[.F28]" office:value-type="float" office:value="93" calcext:value-type="float">
            <text:p>93</text:p>
          </table:table-cell>
          <table:table-cell table:formula="of:=[.G28]+120" office:value-type="float" office:value="213" calcext:value-type="float">
            <text:p>213</text:p>
          </table:table-cell>
          <table:table-cell table:formula="of:=239-[.F28]" office:value-type="float" office:value="213" calcext:value-type="float">
            <text:p>213</text:p>
          </table:table-cell>
          <table:table-cell table:formula="of:=[.J27]-1" office:value-type="float" office:value="213" calcext:value-type="float">
            <text:p>213</text:p>
          </table:table-cell>
          <table:table-cell table:number-columns-repeated="1014"/>
        </table:table-row>
        <table:table-row table:style-name="ro1">
          <table:table-cell table:style-name="ce9" office:value-type="float" office:value="-87.8395160491142" calcext:value-type="float">
            <text:p>-87.8395160491</text:p>
          </table:table-cell>
          <table:table-cell table:style-name="ce9" office:value-type="float" office:value="41.8884334840593" calcext:value-type="float">
            <text:p>41.888433484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28]+1" office:value-type="float" office:value="27" calcext:value-type="float">
            <text:p>27</text:p>
          </table:table-cell>
          <table:table-cell table:formula="of:=119-[.F29]" office:value-type="float" office:value="92" calcext:value-type="float">
            <text:p>92</text:p>
          </table:table-cell>
          <table:table-cell table:formula="of:=[.G29]+120" office:value-type="float" office:value="212" calcext:value-type="float">
            <text:p>212</text:p>
          </table:table-cell>
          <table:table-cell table:formula="of:=239-[.F29]" office:value-type="float" office:value="212" calcext:value-type="float">
            <text:p>212</text:p>
          </table:table-cell>
          <table:table-cell table:formula="of:=[.J28]-1" office:value-type="float" office:value="212" calcext:value-type="float">
            <text:p>212</text:p>
          </table:table-cell>
          <table:table-cell table:number-columns-repeated="1014"/>
        </table:table-row>
        <table:table-row table:style-name="ro1">
          <table:table-cell table:style-name="ce9" office:value-type="float" office:value="-87.8524684323573" calcext:value-type="float">
            <text:p>-87.8524684324</text:p>
          </table:table-cell>
          <table:table-cell table:style-name="ce9" office:value-type="float" office:value="41.8898692602221" calcext:value-type="float">
            <text:p>41.889869260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29]+1" office:value-type="float" office:value="28" calcext:value-type="float">
            <text:p>28</text:p>
          </table:table-cell>
          <table:table-cell table:formula="of:=119-[.F30]" office:value-type="float" office:value="91" calcext:value-type="float">
            <text:p>91</text:p>
          </table:table-cell>
          <table:table-cell table:formula="of:=[.G30]+120" office:value-type="float" office:value="211" calcext:value-type="float">
            <text:p>211</text:p>
          </table:table-cell>
          <table:table-cell table:formula="of:=239-[.F30]" office:value-type="float" office:value="211" calcext:value-type="float">
            <text:p>211</text:p>
          </table:table-cell>
          <table:table-cell table:formula="of:=[.J29]-1" office:value-type="float" office:value="211" calcext:value-type="float">
            <text:p>211</text:p>
          </table:table-cell>
          <table:table-cell table:number-columns-repeated="1014"/>
        </table:table-row>
        <table:table-row table:style-name="ro1">
          <table:table-cell table:style-name="ce9" office:value-type="float" office:value="-87.8571958011095" calcext:value-type="float">
            <text:p>-87.8571958011</text:p>
          </table:table-cell>
          <table:table-cell table:style-name="ce9" office:value-type="float" office:value="41.8903977083041" calcext:value-type="float">
            <text:p>41.89039770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30]+1" office:value-type="float" office:value="29" calcext:value-type="float">
            <text:p>29</text:p>
          </table:table-cell>
          <table:table-cell table:formula="of:=119-[.F31]" office:value-type="float" office:value="90" calcext:value-type="float">
            <text:p>90</text:p>
          </table:table-cell>
          <table:table-cell table:formula="of:=[.G31]+120" office:value-type="float" office:value="210" calcext:value-type="float">
            <text:p>210</text:p>
          </table:table-cell>
          <table:table-cell table:formula="of:=239-[.F31]" office:value-type="float" office:value="210" calcext:value-type="float">
            <text:p>210</text:p>
          </table:table-cell>
          <table:table-cell table:formula="of:=[.J30]-1" office:value-type="float" office:value="210" calcext:value-type="float">
            <text:p>210</text:p>
          </table:table-cell>
          <table:table-cell table:number-columns-repeated="1014"/>
        </table:table-row>
        <table:table-row table:style-name="ro1">
          <table:table-cell table:style-name="ce9" office:value-type="float" office:value="-87.8659286234773" calcext:value-type="float">
            <text:p>-87.8659286235</text:p>
          </table:table-cell>
          <table:table-cell table:style-name="ce9" office:value-type="float" office:value="41.8913420573633" calcext:value-type="float">
            <text:p>41.891342057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31]+1" office:value-type="float" office:value="30" calcext:value-type="float">
            <text:p>30</text:p>
          </table:table-cell>
          <table:table-cell table:formula="of:=119-[.F32]" office:value-type="float" office:value="89" calcext:value-type="float">
            <text:p>89</text:p>
          </table:table-cell>
          <table:table-cell table:formula="of:=[.G32]+120" office:value-type="float" office:value="209" calcext:value-type="float">
            <text:p>209</text:p>
          </table:table-cell>
          <table:table-cell table:formula="of:=239-[.F32]" office:value-type="float" office:value="209" calcext:value-type="float">
            <text:p>209</text:p>
          </table:table-cell>
          <table:table-cell table:formula="of:=[.J31]-1" office:value-type="float" office:value="209" calcext:value-type="float">
            <text:p>209</text:p>
          </table:table-cell>
          <table:table-cell table:number-columns-repeated="1014"/>
        </table:table-row>
        <table:table-row table:style-name="ro1">
          <table:table-cell table:style-name="ce9" office:value-type="float" office:value="-87.8674120601095" calcext:value-type="float">
            <text:p>-87.8674120601</text:p>
          </table:table-cell>
          <table:table-cell table:style-name="ce9" office:value-type="float" office:value="41.8914741423924" calcext:value-type="float">
            <text:p>41.891474142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32]+1" office:value-type="float" office:value="31" calcext:value-type="float">
            <text:p>31</text:p>
          </table:table-cell>
          <table:table-cell table:formula="of:=119-[.F33]" office:value-type="float" office:value="88" calcext:value-type="float">
            <text:p>88</text:p>
          </table:table-cell>
          <table:table-cell table:formula="of:=[.G33]+120" office:value-type="float" office:value="208" calcext:value-type="float">
            <text:p>208</text:p>
          </table:table-cell>
          <table:table-cell table:formula="of:=239-[.F33]" office:value-type="float" office:value="208" calcext:value-type="float">
            <text:p>208</text:p>
          </table:table-cell>
          <table:table-cell table:formula="of:=[.J32]-1" office:value-type="float" office:value="208" calcext:value-type="float">
            <text:p>208</text:p>
          </table:table-cell>
          <table:table-cell table:number-columns-repeated="1014"/>
        </table:table-row>
        <table:table-row table:style-name="ro1">
          <table:table-cell table:style-name="ce9" office:value-type="float" office:value="-87.8684364746562" calcext:value-type="float">
            <text:p>-87.8684364747</text:p>
          </table:table-cell>
          <table:table-cell table:style-name="ce9" office:value-type="float" office:value="41.8914832121258" calcext:value-type="float">
            <text:p>41.891483212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33]+1" office:value-type="float" office:value="32" calcext:value-type="float">
            <text:p>32</text:p>
          </table:table-cell>
          <table:table-cell table:formula="of:=119-[.F34]" office:value-type="float" office:value="87" calcext:value-type="float">
            <text:p>87</text:p>
          </table:table-cell>
          <table:table-cell table:formula="of:=[.G34]+120" office:value-type="float" office:value="207" calcext:value-type="float">
            <text:p>207</text:p>
          </table:table-cell>
          <table:table-cell table:formula="of:=239-[.F34]" office:value-type="float" office:value="207" calcext:value-type="float">
            <text:p>207</text:p>
          </table:table-cell>
          <table:table-cell table:formula="of:=[.J33]-1" office:value-type="float" office:value="207" calcext:value-type="float">
            <text:p>207</text:p>
          </table:table-cell>
          <table:table-cell table:number-columns-repeated="1014"/>
        </table:table-row>
        <table:table-row table:style-name="ro1">
          <table:table-cell table:style-name="ce9" office:value-type="float" office:value="-87.8709066087513" calcext:value-type="float">
            <text:p>-87.8709066088</text:p>
          </table:table-cell>
          <table:table-cell table:style-name="ce9" office:value-type="float" office:value="41.8914457227585" calcext:value-type="float">
            <text:p>41.891445722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34]+1" office:value-type="float" office:value="33" calcext:value-type="float">
            <text:p>33</text:p>
          </table:table-cell>
          <table:table-cell table:formula="of:=119-[.F35]" office:value-type="float" office:value="86" calcext:value-type="float">
            <text:p>86</text:p>
          </table:table-cell>
          <table:table-cell table:formula="of:=[.G35]+120" office:value-type="float" office:value="206" calcext:value-type="float">
            <text:p>206</text:p>
          </table:table-cell>
          <table:table-cell table:formula="of:=239-[.F35]" office:value-type="float" office:value="206" calcext:value-type="float">
            <text:p>206</text:p>
          </table:table-cell>
          <table:table-cell table:formula="of:=[.J34]-1" office:value-type="float" office:value="206" calcext:value-type="float">
            <text:p>206</text:p>
          </table:table-cell>
          <table:table-cell table:number-columns-repeated="1014"/>
        </table:table-row>
        <table:table-row table:style-name="ro1">
          <table:table-cell table:style-name="ce9" office:value-type="float" office:value="-87.8779588622195" calcext:value-type="float">
            <text:p>-87.8779588622</text:p>
          </table:table-cell>
          <table:table-cell table:style-name="ce9" office:value-type="float" office:value="41.8913457900142" calcext:value-type="float">
            <text:p>41.8913457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35]+1" office:value-type="float" office:value="34" calcext:value-type="float">
            <text:p>34</text:p>
          </table:table-cell>
          <table:table-cell table:formula="of:=119-[.F36]" office:value-type="float" office:value="85" calcext:value-type="float">
            <text:p>85</text:p>
          </table:table-cell>
          <table:table-cell table:formula="of:=[.G36]+120" office:value-type="float" office:value="205" calcext:value-type="float">
            <text:p>205</text:p>
          </table:table-cell>
          <table:table-cell table:formula="of:=239-[.F36]" office:value-type="float" office:value="205" calcext:value-type="float">
            <text:p>205</text:p>
          </table:table-cell>
          <table:table-cell table:formula="of:=[.J35]-1" office:value-type="float" office:value="205" calcext:value-type="float">
            <text:p>205</text:p>
          </table:table-cell>
          <table:table-cell table:number-columns-repeated="1014"/>
        </table:table-row>
        <table:table-row table:style-name="ro1">
          <table:table-cell table:style-name="ce9" office:value-type="float" office:value="-87.8826309834535" calcext:value-type="float">
            <text:p>-87.8826309835</text:p>
          </table:table-cell>
          <table:table-cell table:style-name="ce9" office:value-type="float" office:value="41.8913683067021" calcext:value-type="float">
            <text:p>41.891368306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36]+1" office:value-type="float" office:value="35" calcext:value-type="float">
            <text:p>35</text:p>
          </table:table-cell>
          <table:table-cell table:formula="of:=119-[.F37]" office:value-type="float" office:value="84" calcext:value-type="float">
            <text:p>84</text:p>
          </table:table-cell>
          <table:table-cell table:formula="of:=[.G37]+120" office:value-type="float" office:value="204" calcext:value-type="float">
            <text:p>204</text:p>
          </table:table-cell>
          <table:table-cell table:formula="of:=239-[.F37]" office:value-type="float" office:value="204" calcext:value-type="float">
            <text:p>204</text:p>
          </table:table-cell>
          <table:table-cell table:formula="of:=[.J36]-1" office:value-type="float" office:value="204" calcext:value-type="float">
            <text:p>204</text:p>
          </table:table-cell>
          <table:table-cell table:number-columns-repeated="1014"/>
        </table:table-row>
        <table:table-row table:style-name="ro1">
          <table:table-cell table:style-name="ce9" office:value-type="float" office:value="-87.8841360808291" calcext:value-type="float">
            <text:p>-87.8841360808</text:p>
          </table:table-cell>
          <table:table-cell table:style-name="ce9" office:value-type="float" office:value="41.8914547960312" calcext:value-type="float">
            <text:p>41.89145479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37]+1" office:value-type="float" office:value="36" calcext:value-type="float">
            <text:p>36</text:p>
          </table:table-cell>
          <table:table-cell table:formula="of:=119-[.F38]" office:value-type="float" office:value="83" calcext:value-type="float">
            <text:p>83</text:p>
          </table:table-cell>
          <table:table-cell table:formula="of:=[.G38]+120" office:value-type="float" office:value="203" calcext:value-type="float">
            <text:p>203</text:p>
          </table:table-cell>
          <table:table-cell table:formula="of:=239-[.F38]" office:value-type="float" office:value="203" calcext:value-type="float">
            <text:p>203</text:p>
          </table:table-cell>
          <table:table-cell table:formula="of:=[.J37]-1" office:value-type="float" office:value="203" calcext:value-type="float">
            <text:p>203</text:p>
          </table:table-cell>
          <table:table-cell table:number-columns-repeated="1014"/>
        </table:table-row>
        <table:table-row table:style-name="ro1">
          <table:table-cell table:style-name="ce9" office:value-type="float" office:value="-87.8862095337876" calcext:value-type="float">
            <text:p>-87.8862095338</text:p>
          </table:table-cell>
          <table:table-cell table:style-name="ce9" office:value-type="float" office:value="41.8916518565147" calcext:value-type="float">
            <text:p>41.891651856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38]+1" office:value-type="float" office:value="37" calcext:value-type="float">
            <text:p>37</text:p>
          </table:table-cell>
          <table:table-cell table:formula="of:=119-[.F39]" office:value-type="float" office:value="82" calcext:value-type="float">
            <text:p>82</text:p>
          </table:table-cell>
          <table:table-cell table:formula="of:=[.G39]+120" office:value-type="float" office:value="202" calcext:value-type="float">
            <text:p>202</text:p>
          </table:table-cell>
          <table:table-cell table:formula="of:=239-[.F39]" office:value-type="float" office:value="202" calcext:value-type="float">
            <text:p>202</text:p>
          </table:table-cell>
          <table:table-cell table:formula="of:=[.J38]-1" office:value-type="float" office:value="202" calcext:value-type="float">
            <text:p>202</text:p>
          </table:table-cell>
          <table:table-cell table:number-columns-repeated="1014"/>
        </table:table-row>
        <table:table-row table:style-name="ro1">
          <table:table-cell table:style-name="ce9" office:value-type="float" office:value="-87.9046777575886" calcext:value-type="float">
            <text:p>-87.9046777576</text:p>
          </table:table-cell>
          <table:table-cell table:style-name="ce9" office:value-type="float" office:value="41.8936103390132" calcext:value-type="float">
            <text:p>41.89361033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39]+1" office:value-type="float" office:value="38" calcext:value-type="float">
            <text:p>38</text:p>
          </table:table-cell>
          <table:table-cell table:formula="of:=119-[.F40]" office:value-type="float" office:value="81" calcext:value-type="float">
            <text:p>81</text:p>
          </table:table-cell>
          <table:table-cell table:formula="of:=[.G40]+120" office:value-type="float" office:value="201" calcext:value-type="float">
            <text:p>201</text:p>
          </table:table-cell>
          <table:table-cell table:formula="of:=239-[.F40]" office:value-type="float" office:value="201" calcext:value-type="float">
            <text:p>201</text:p>
          </table:table-cell>
          <table:table-cell table:formula="of:=[.J39]-1" office:value-type="float" office:value="201" calcext:value-type="float">
            <text:p>201</text:p>
          </table:table-cell>
          <table:table-cell table:number-columns-repeated="1014"/>
        </table:table-row>
        <table:table-row table:style-name="ro1">
          <table:table-cell table:style-name="ce9" office:value-type="float" office:value="-87.9069808377857" calcext:value-type="float">
            <text:p>-87.9069808378</text:p>
          </table:table-cell>
          <table:table-cell table:style-name="ce9" office:value-type="float" office:value="41.893947751817" calcext:value-type="float">
            <text:p>41.893947751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40]+1" office:value-type="float" office:value="39" calcext:value-type="float">
            <text:p>39</text:p>
          </table:table-cell>
          <table:table-cell table:formula="of:=119-[.F41]" office:value-type="float" office:value="80" calcext:value-type="float">
            <text:p>80</text:p>
          </table:table-cell>
          <table:table-cell table:formula="of:=[.G41]+120" office:value-type="float" office:value="200" calcext:value-type="float">
            <text:p>200</text:p>
          </table:table-cell>
          <table:table-cell table:formula="of:=239-[.F41]" office:value-type="float" office:value="200" calcext:value-type="float">
            <text:p>200</text:p>
          </table:table-cell>
          <table:table-cell table:formula="of:=[.J40]-1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style-name="ce9" office:value-type="float" office:value="-87.9093506651979" calcext:value-type="float">
            <text:p>-87.9093506652</text:p>
          </table:table-cell>
          <table:table-cell table:style-name="ce9" office:value-type="float" office:value="41.8944532965356" calcext:value-type="float">
            <text:p>41.894453296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41]+1" office:value-type="float" office:value="40" calcext:value-type="float">
            <text:p>40</text:p>
          </table:table-cell>
          <table:table-cell table:formula="of:=119-[.F42]" office:value-type="float" office:value="79" calcext:value-type="float">
            <text:p>79</text:p>
          </table:table-cell>
          <table:table-cell table:formula="of:=[.G42]+120" office:value-type="float" office:value="199" calcext:value-type="float">
            <text:p>199</text:p>
          </table:table-cell>
          <table:table-cell table:formula="of:=239-[.F42]" office:value-type="float" office:value="199" calcext:value-type="float">
            <text:p>199</text:p>
          </table:table-cell>
          <table:table-cell table:formula="of:=[.J41]-1"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table:style-name="ce9" office:value-type="float" office:value="-87.911215480543" calcext:value-type="float">
            <text:p>-87.9112154805</text:p>
          </table:table-cell>
          <table:table-cell table:style-name="ce9" office:value-type="float" office:value="41.8949324176582" calcext:value-type="float">
            <text:p>41.894932417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42]+1" office:value-type="float" office:value="41" calcext:value-type="float">
            <text:p>41</text:p>
          </table:table-cell>
          <table:table-cell table:formula="of:=119-[.F43]" office:value-type="float" office:value="78" calcext:value-type="float">
            <text:p>78</text:p>
          </table:table-cell>
          <table:table-cell table:formula="of:=[.G43]+120" office:value-type="float" office:value="198" calcext:value-type="float">
            <text:p>198</text:p>
          </table:table-cell>
          <table:table-cell table:formula="of:=239-[.F43]" office:value-type="float" office:value="198" calcext:value-type="float">
            <text:p>198</text:p>
          </table:table-cell>
          <table:table-cell table:formula="of:=[.J42]-1" office:value-type="float" office:value="198" calcext:value-type="float">
            <text:p>198</text:p>
          </table:table-cell>
          <table:table-cell table:number-columns-repeated="1014"/>
        </table:table-row>
        <table:table-row table:style-name="ro1">
          <table:table-cell table:style-name="ce9" office:value-type="float" office:value="-87.9174168996942" calcext:value-type="float">
            <text:p>-87.9174168997</text:p>
          </table:table-cell>
          <table:table-cell table:style-name="ce9" office:value-type="float" office:value="41.8966357912312" calcext:value-type="float">
            <text:p>41.896635791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43]+1" office:value-type="float" office:value="42" calcext:value-type="float">
            <text:p>42</text:p>
          </table:table-cell>
          <table:table-cell table:formula="of:=119-[.F44]" office:value-type="float" office:value="77" calcext:value-type="float">
            <text:p>77</text:p>
          </table:table-cell>
          <table:table-cell table:formula="of:=[.G44]+120" office:value-type="float" office:value="197" calcext:value-type="float">
            <text:p>197</text:p>
          </table:table-cell>
          <table:table-cell table:formula="of:=239-[.F44]" office:value-type="float" office:value="197" calcext:value-type="float">
            <text:p>197</text:p>
          </table:table-cell>
          <table:table-cell table:formula="of:=[.J43]-1" office:value-type="float" office:value="197" calcext:value-type="float">
            <text:p>197</text:p>
          </table:table-cell>
          <table:table-cell table:number-columns-repeated="1014"/>
        </table:table-row>
        <table:table-row table:style-name="ro1">
          <table:table-cell table:style-name="ce9" office:value-type="float" office:value="-87.9196969497333" calcext:value-type="float">
            <text:p>-87.9196969497</text:p>
          </table:table-cell>
          <table:table-cell table:style-name="ce9" office:value-type="float" office:value="41.8972193505587" calcext:value-type="float">
            <text:p>41.897219350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44]+1" office:value-type="float" office:value="43" calcext:value-type="float">
            <text:p>43</text:p>
          </table:table-cell>
          <table:table-cell table:formula="of:=119-[.F45]" office:value-type="float" office:value="76" calcext:value-type="float">
            <text:p>76</text:p>
          </table:table-cell>
          <table:table-cell table:formula="of:=[.G45]+120" office:value-type="float" office:value="196" calcext:value-type="float">
            <text:p>196</text:p>
          </table:table-cell>
          <table:table-cell table:formula="of:=239-[.F45]" office:value-type="float" office:value="196" calcext:value-type="float">
            <text:p>196</text:p>
          </table:table-cell>
          <table:table-cell table:formula="of:=[.J44]-1" office:value-type="float" office:value="196" calcext:value-type="float">
            <text:p>196</text:p>
          </table:table-cell>
          <table:table-cell table:number-columns-repeated="1014"/>
        </table:table-row>
        <table:table-row table:style-name="ro1">
          <table:table-cell table:style-name="ce9" office:value-type="float" office:value="-87.9212082300681" calcext:value-type="float">
            <text:p>-87.9212082301</text:p>
          </table:table-cell>
          <table:table-cell table:style-name="ce9" office:value-type="float" office:value="41.8975116941232" calcext:value-type="float">
            <text:p>41.897511694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45]+1" office:value-type="float" office:value="44" calcext:value-type="float">
            <text:p>44</text:p>
          </table:table-cell>
          <table:table-cell table:formula="of:=119-[.F46]" office:value-type="float" office:value="75" calcext:value-type="float">
            <text:p>75</text:p>
          </table:table-cell>
          <table:table-cell table:formula="of:=[.G46]+120" office:value-type="float" office:value="195" calcext:value-type="float">
            <text:p>195</text:p>
          </table:table-cell>
          <table:table-cell table:formula="of:=239-[.F46]" office:value-type="float" office:value="195" calcext:value-type="float">
            <text:p>195</text:p>
          </table:table-cell>
          <table:table-cell table:formula="of:=[.J45]-1"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style-name="ce9" office:value-type="float" office:value="-87.9230365109704" calcext:value-type="float">
            <text:p>-87.923036511</text:p>
          </table:table-cell>
          <table:table-cell table:style-name="ce9" office:value-type="float" office:value="41.8977135186004" calcext:value-type="float">
            <text:p>41.897713518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46]+1" office:value-type="float" office:value="45" calcext:value-type="float">
            <text:p>45</text:p>
          </table:table-cell>
          <table:table-cell table:formula="of:=119-[.F47]" office:value-type="float" office:value="74" calcext:value-type="float">
            <text:p>74</text:p>
          </table:table-cell>
          <table:table-cell table:formula="of:=[.G47]+120" office:value-type="float" office:value="194" calcext:value-type="float">
            <text:p>194</text:p>
          </table:table-cell>
          <table:table-cell table:formula="of:=239-[.F47]" office:value-type="float" office:value="194" calcext:value-type="float">
            <text:p>194</text:p>
          </table:table-cell>
          <table:table-cell table:formula="of:=[.J46]-1" office:value-type="float" office:value="194" calcext:value-type="float">
            <text:p>194</text:p>
          </table:table-cell>
          <table:table-cell table:number-columns-repeated="1014"/>
        </table:table-row>
        <table:table-row table:style-name="ro1">
          <table:table-cell table:style-name="ce9" office:value-type="float" office:value="-87.9388230430126" calcext:value-type="float">
            <text:p>-87.938823043</text:p>
          </table:table-cell>
          <table:table-cell table:style-name="ce9" office:value-type="float" office:value="41.899452131038" calcext:value-type="float">
            <text:p>41.89945213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47]+1" office:value-type="float" office:value="46" calcext:value-type="float">
            <text:p>46</text:p>
          </table:table-cell>
          <table:table-cell table:formula="of:=119-[.F48]" office:value-type="float" office:value="73" calcext:value-type="float">
            <text:p>73</text:p>
          </table:table-cell>
          <table:table-cell table:formula="of:=[.G48]+120" office:value-type="float" office:value="193" calcext:value-type="float">
            <text:p>193</text:p>
          </table:table-cell>
          <table:table-cell table:formula="of:=239-[.F48]" office:value-type="float" office:value="193" calcext:value-type="float">
            <text:p>193</text:p>
          </table:table-cell>
          <table:table-cell table:formula="of:=[.J47]-1" office:value-type="float" office:value="193" calcext:value-type="float">
            <text:p>193</text:p>
          </table:table-cell>
          <table:table-cell table:number-columns-repeated="1014"/>
        </table:table-row>
        <table:table-row table:style-name="ro1">
          <table:table-cell table:style-name="ce9" office:value-type="float" office:value="-87.940898420431" calcext:value-type="float">
            <text:p>-87.9408984204</text:p>
          </table:table-cell>
          <table:table-cell table:style-name="ce9" office:value-type="float" office:value="41.8996698886309" calcext:value-type="float">
            <text:p>41.899669888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48]+1" office:value-type="float" office:value="47" calcext:value-type="float">
            <text:p>47</text:p>
          </table:table-cell>
          <table:table-cell table:formula="of:=119-[.F49]" office:value-type="float" office:value="72" calcext:value-type="float">
            <text:p>72</text:p>
          </table:table-cell>
          <table:table-cell table:formula="of:=[.G49]+120" office:value-type="float" office:value="192" calcext:value-type="float">
            <text:p>192</text:p>
          </table:table-cell>
          <table:table-cell table:formula="of:=239-[.F49]" office:value-type="float" office:value="192" calcext:value-type="float">
            <text:p>192</text:p>
          </table:table-cell>
          <table:table-cell table:formula="of:=[.J48]-1"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table:style-name="ce9" office:value-type="float" office:value="-87.9426281946015" calcext:value-type="float">
            <text:p>-87.9426281946</text:p>
          </table:table-cell>
          <table:table-cell table:style-name="ce9" office:value-type="float" office:value="41.8998088348681" calcext:value-type="float">
            <text:p>41.899808834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49]+1" office:value-type="float" office:value="48" calcext:value-type="float">
            <text:p>48</text:p>
          </table:table-cell>
          <table:table-cell table:formula="of:=119-[.F50]" office:value-type="float" office:value="71" calcext:value-type="float">
            <text:p>71</text:p>
          </table:table-cell>
          <table:table-cell table:formula="of:=[.G50]+120" office:value-type="float" office:value="191" calcext:value-type="float">
            <text:p>191</text:p>
          </table:table-cell>
          <table:table-cell table:formula="of:=239-[.F50]" office:value-type="float" office:value="191" calcext:value-type="float">
            <text:p>191</text:p>
          </table:table-cell>
          <table:table-cell table:formula="of:=[.J49]-1" office:value-type="float" office:value="191" calcext:value-type="float">
            <text:p>191</text:p>
          </table:table-cell>
          <table:table-cell table:number-columns-repeated="1014"/>
        </table:table-row>
        <table:table-row table:style-name="ro1">
          <table:table-cell table:style-name="ce9" office:value-type="float" office:value="-87.9446032377975" calcext:value-type="float">
            <text:p>-87.9446032378</text:p>
          </table:table-cell>
          <table:table-cell table:style-name="ce9" office:value-type="float" office:value="41.8998673606228" calcext:value-type="float">
            <text:p>41.899867360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50]+1" office:value-type="float" office:value="49" calcext:value-type="float">
            <text:p>49</text:p>
          </table:table-cell>
          <table:table-cell table:formula="of:=119-[.F51]" office:value-type="float" office:value="70" calcext:value-type="float">
            <text:p>70</text:p>
          </table:table-cell>
          <table:table-cell table:formula="of:=[.G51]+120" office:value-type="float" office:value="190" calcext:value-type="float">
            <text:p>190</text:p>
          </table:table-cell>
          <table:table-cell table:formula="of:=239-[.F51]" office:value-type="float" office:value="190" calcext:value-type="float">
            <text:p>190</text:p>
          </table:table-cell>
          <table:table-cell table:formula="of:=[.J50]-1" office:value-type="float" office:value="190" calcext:value-type="float">
            <text:p>190</text:p>
          </table:table-cell>
          <table:table-cell table:number-columns-repeated="1014"/>
        </table:table-row>
        <table:table-row table:style-name="ro1">
          <table:table-cell table:style-name="ce9" office:value-type="float" office:value="-87.9457650749275" calcext:value-type="float">
            <text:p>-87.9457650749</text:p>
          </table:table-cell>
          <table:table-cell table:style-name="ce9" office:value-type="float" office:value="41.8998400623596" calcext:value-type="float">
            <text:p>41.899840062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51]+1" office:value-type="float" office:value="50" calcext:value-type="float">
            <text:p>50</text:p>
          </table:table-cell>
          <table:table-cell table:formula="of:=119-[.F52]" office:value-type="float" office:value="69" calcext:value-type="float">
            <text:p>69</text:p>
          </table:table-cell>
          <table:table-cell table:formula="of:=[.G52]+120" office:value-type="float" office:value="189" calcext:value-type="float">
            <text:p>189</text:p>
          </table:table-cell>
          <table:table-cell table:formula="of:=239-[.F52]" office:value-type="float" office:value="189" calcext:value-type="float">
            <text:p>189</text:p>
          </table:table-cell>
          <table:table-cell table:formula="of:=[.J51]-1" office:value-type="float" office:value="189" calcext:value-type="float">
            <text:p>189</text:p>
          </table:table-cell>
          <table:table-cell table:number-columns-repeated="1014"/>
        </table:table-row>
        <table:table-row table:style-name="ro1">
          <table:table-cell table:style-name="ce9" office:value-type="float" office:value="-87.9478818829514" calcext:value-type="float">
            <text:p>-87.947881883</text:p>
          </table:table-cell>
          <table:table-cell table:style-name="ce9" office:value-type="float" office:value="41.8996748051088" calcext:value-type="float">
            <text:p>41.899674805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52]+1" office:value-type="float" office:value="51" calcext:value-type="float">
            <text:p>51</text:p>
          </table:table-cell>
          <table:table-cell table:formula="of:=119-[.F53]" office:value-type="float" office:value="68" calcext:value-type="float">
            <text:p>68</text:p>
          </table:table-cell>
          <table:table-cell table:formula="of:=[.G53]+120" office:value-type="float" office:value="188" calcext:value-type="float">
            <text:p>188</text:p>
          </table:table-cell>
          <table:table-cell table:formula="of:=239-[.F53]" office:value-type="float" office:value="188" calcext:value-type="float">
            <text:p>188</text:p>
          </table:table-cell>
          <table:table-cell table:formula="of:=[.J52]-1"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table:style-name="ce9" office:value-type="float" office:value="-87.9688651973828" calcext:value-type="float">
            <text:p>-87.9688651974</text:p>
          </table:table-cell>
          <table:table-cell table:style-name="ce9" office:value-type="float" office:value="41.8973655997237" calcext:value-type="float">
            <text:p>41.897365599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53]+1" office:value-type="float" office:value="52" calcext:value-type="float">
            <text:p>52</text:p>
          </table:table-cell>
          <table:table-cell table:formula="of:=119-[.F54]" office:value-type="float" office:value="67" calcext:value-type="float">
            <text:p>67</text:p>
          </table:table-cell>
          <table:table-cell table:formula="of:=[.G54]+120" office:value-type="float" office:value="187" calcext:value-type="float">
            <text:p>187</text:p>
          </table:table-cell>
          <table:table-cell table:formula="of:=239-[.F54]" office:value-type="float" office:value="187" calcext:value-type="float">
            <text:p>187</text:p>
          </table:table-cell>
          <table:table-cell table:formula="of:=[.J53]-1" office:value-type="float" office:value="187" calcext:value-type="float">
            <text:p>187</text:p>
          </table:table-cell>
          <table:table-cell table:number-columns-repeated="1014"/>
        </table:table-row>
        <table:table-row table:style-name="ro1">
          <table:table-cell table:style-name="ce9" office:value-type="float" office:value="-87.9796804249993" calcext:value-type="float">
            <text:p>-87.979680425</text:p>
          </table:table-cell>
          <table:table-cell table:style-name="ce9" office:value-type="float" office:value="41.8961550336113" calcext:value-type="float">
            <text:p>41.896155033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54]+1" office:value-type="float" office:value="53" calcext:value-type="float">
            <text:p>53</text:p>
          </table:table-cell>
          <table:table-cell table:formula="of:=119-[.F55]" office:value-type="float" office:value="66" calcext:value-type="float">
            <text:p>66</text:p>
          </table:table-cell>
          <table:table-cell table:formula="of:=[.G55]+120" office:value-type="float" office:value="186" calcext:value-type="float">
            <text:p>186</text:p>
          </table:table-cell>
          <table:table-cell table:formula="of:=239-[.F55]" office:value-type="float" office:value="186" calcext:value-type="float">
            <text:p>186</text:p>
          </table:table-cell>
          <table:table-cell table:formula="of:=[.J54]-1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9" office:value-type="float" office:value="-87.9889634877318" calcext:value-type="float">
            <text:p>-87.9889634877</text:p>
          </table:table-cell>
          <table:table-cell table:style-name="ce9" office:value-type="float" office:value="41.8951073533335" calcext:value-type="float">
            <text:p>41.895107353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55]+1" office:value-type="float" office:value="54" calcext:value-type="float">
            <text:p>54</text:p>
          </table:table-cell>
          <table:table-cell table:formula="of:=119-[.F56]" office:value-type="float" office:value="65" calcext:value-type="float">
            <text:p>65</text:p>
          </table:table-cell>
          <table:table-cell table:formula="of:=[.G56]+120" office:value-type="float" office:value="185" calcext:value-type="float">
            <text:p>185</text:p>
          </table:table-cell>
          <table:table-cell table:formula="of:=239-[.F56]" office:value-type="float" office:value="185" calcext:value-type="float">
            <text:p>185</text:p>
          </table:table-cell>
          <table:table-cell table:formula="of:=[.J55]-1" office:value-type="float" office:value="185" calcext:value-type="float">
            <text:p>185</text:p>
          </table:table-cell>
          <table:table-cell table:number-columns-repeated="1014"/>
        </table:table-row>
        <table:table-row table:style-name="ro1">
          <table:table-cell table:style-name="ce9" office:value-type="float" office:value="-87.9908159063084" calcext:value-type="float">
            <text:p>-87.9908159063</text:p>
          </table:table-cell>
          <table:table-cell table:style-name="ce9" office:value-type="float" office:value="41.8948503209801" calcext:value-type="float">
            <text:p>41.89485032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56]+1" office:value-type="float" office:value="55" calcext:value-type="float">
            <text:p>55</text:p>
          </table:table-cell>
          <table:table-cell table:formula="of:=119-[.F57]" office:value-type="float" office:value="64" calcext:value-type="float">
            <text:p>64</text:p>
          </table:table-cell>
          <table:table-cell table:formula="of:=[.G57]+120" office:value-type="float" office:value="184" calcext:value-type="float">
            <text:p>184</text:p>
          </table:table-cell>
          <table:table-cell table:formula="of:=239-[.F57]" office:value-type="float" office:value="184" calcext:value-type="float">
            <text:p>184</text:p>
          </table:table-cell>
          <table:table-cell table:formula="of:=[.J56]-1" office:value-type="float" office:value="184" calcext:value-type="float">
            <text:p>184</text:p>
          </table:table-cell>
          <table:table-cell table:number-columns-repeated="1014"/>
        </table:table-row>
        <table:table-row table:style-name="ro1">
          <table:table-cell table:style-name="ce9" office:value-type="float" office:value="-87.9931542283205" calcext:value-type="float">
            <text:p>-87.9931542283</text:p>
          </table:table-cell>
          <table:table-cell table:style-name="ce9" office:value-type="float" office:value="41.894269064205" calcext:value-type="float">
            <text:p>41.894269064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57]+1" office:value-type="float" office:value="56" calcext:value-type="float">
            <text:p>56</text:p>
          </table:table-cell>
          <table:table-cell table:formula="of:=119-[.F58]" office:value-type="float" office:value="63" calcext:value-type="float">
            <text:p>63</text:p>
          </table:table-cell>
          <table:table-cell table:formula="of:=[.G58]+120" office:value-type="float" office:value="183" calcext:value-type="float">
            <text:p>183</text:p>
          </table:table-cell>
          <table:table-cell table:formula="of:=239-[.F58]" office:value-type="float" office:value="183" calcext:value-type="float">
            <text:p>183</text:p>
          </table:table-cell>
          <table:table-cell table:formula="of:=[.J57]-1" office:value-type="float" office:value="183" calcext:value-type="float">
            <text:p>183</text:p>
          </table:table-cell>
          <table:table-cell table:number-columns-repeated="1014"/>
        </table:table-row>
        <table:table-row table:style-name="ro1">
          <table:table-cell table:style-name="ce9" office:value-type="float" office:value="-88.0137847013515" calcext:value-type="float">
            <text:p>-88.0137847014</text:p>
          </table:table-cell>
          <table:table-cell table:style-name="ce9" office:value-type="float" office:value="41.8879607484627" calcext:value-type="float">
            <text:p>41.887960748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58]+1" office:value-type="float" office:value="57" calcext:value-type="float">
            <text:p>57</text:p>
          </table:table-cell>
          <table:table-cell table:formula="of:=119-[.F59]" office:value-type="float" office:value="62" calcext:value-type="float">
            <text:p>62</text:p>
          </table:table-cell>
          <table:table-cell table:formula="of:=[.G59]+120" office:value-type="float" office:value="182" calcext:value-type="float">
            <text:p>182</text:p>
          </table:table-cell>
          <table:table-cell table:formula="of:=239-[.F59]" office:value-type="float" office:value="182" calcext:value-type="float">
            <text:p>182</text:p>
          </table:table-cell>
          <table:table-cell table:formula="of:=[.J58]-1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9" office:value-type="float" office:value="-88.020907117903" calcext:value-type="float">
            <text:p>-88.0209071179</text:p>
          </table:table-cell>
          <table:table-cell table:style-name="ce9" office:value-type="float" office:value="41.8857901385954" calcext:value-type="float">
            <text:p>41.885790138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59]+1" office:value-type="float" office:value="58" calcext:value-type="float">
            <text:p>58</text:p>
          </table:table-cell>
          <table:table-cell table:formula="of:=119-[.F60]" office:value-type="float" office:value="61" calcext:value-type="float">
            <text:p>61</text:p>
          </table:table-cell>
          <table:table-cell table:formula="of:=[.G60]+120" office:value-type="float" office:value="181" calcext:value-type="float">
            <text:p>181</text:p>
          </table:table-cell>
          <table:table-cell table:formula="of:=239-[.F60]" office:value-type="float" office:value="181" calcext:value-type="float">
            <text:p>181</text:p>
          </table:table-cell>
          <table:table-cell table:formula="of:=[.J59]-1"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table:style-name="ce9" office:value-type="float" office:value="-88.022409131126" calcext:value-type="float">
            <text:p>-88.0224091311</text:p>
          </table:table-cell>
          <table:table-cell table:style-name="ce9" office:value-type="float" office:value="41.8853808895147" calcext:value-type="float">
            <text:p>41.885380889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60]+1" office:value-type="float" office:value="59" calcext:value-type="float">
            <text:p>59</text:p>
          </table:table-cell>
          <table:table-cell table:formula="of:=119-[.F61]" office:value-type="float" office:value="60" calcext:value-type="float">
            <text:p>60</text:p>
          </table:table-cell>
          <table:table-cell table:formula="of:=[.G61]+120" office:value-type="float" office:value="180" calcext:value-type="float">
            <text:p>180</text:p>
          </table:table-cell>
          <table:table-cell table:formula="of:=239-[.F61]" office:value-type="float" office:value="180" calcext:value-type="float">
            <text:p>180</text:p>
          </table:table-cell>
          <table:table-cell table:formula="of:=[.J60]-1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style-name="ce9" office:value-type="float" office:value="-88.0237619752472" calcext:value-type="float">
            <text:p>-88.0237619752</text:p>
          </table:table-cell>
          <table:table-cell table:style-name="ce9" office:value-type="float" office:value="41.8851468485107" calcext:value-type="float">
            <text:p>41.885146848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61]+1" office:value-type="float" office:value="60" calcext:value-type="float">
            <text:p>60</text:p>
          </table:table-cell>
          <table:table-cell table:formula="of:=119-[.F62]" office:value-type="float" office:value="59" calcext:value-type="float">
            <text:p>59</text:p>
          </table:table-cell>
          <table:table-cell table:formula="of:=[.G62]+120" office:value-type="float" office:value="179" calcext:value-type="float">
            <text:p>179</text:p>
          </table:table-cell>
          <table:table-cell table:formula="of:=239-[.F62]" office:value-type="float" office:value="179" calcext:value-type="float">
            <text:p>179</text:p>
          </table:table-cell>
          <table:table-cell table:formula="of:=[.J61]-1" office:value-type="float" office:value="179" calcext:value-type="float">
            <text:p>179</text:p>
          </table:table-cell>
          <table:table-cell table:number-columns-repeated="1014"/>
        </table:table-row>
        <table:table-row table:style-name="ro1">
          <table:table-cell table:style-name="ce9" office:value-type="float" office:value="-88.0253692709454" calcext:value-type="float">
            <text:p>-88.0253692709</text:p>
          </table:table-cell>
          <table:table-cell table:style-name="ce9" office:value-type="float" office:value="41.8849039802583" calcext:value-type="float">
            <text:p>41.884903980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62]+1" office:value-type="float" office:value="61" calcext:value-type="float">
            <text:p>61</text:p>
          </table:table-cell>
          <table:table-cell table:formula="of:=119-[.F63]" office:value-type="float" office:value="58" calcext:value-type="float">
            <text:p>58</text:p>
          </table:table-cell>
          <table:table-cell table:formula="of:=[.G63]+120" office:value-type="float" office:value="178" calcext:value-type="float">
            <text:p>178</text:p>
          </table:table-cell>
          <table:table-cell table:formula="of:=239-[.F63]" office:value-type="float" office:value="178" calcext:value-type="float">
            <text:p>178</text:p>
          </table:table-cell>
          <table:table-cell table:formula="of:=[.J62]-1" office:value-type="float" office:value="178" calcext:value-type="float">
            <text:p>178</text:p>
          </table:table-cell>
          <table:table-cell table:number-columns-repeated="1014"/>
        </table:table-row>
        <table:table-row table:style-name="ro1">
          <table:table-cell table:style-name="ce9" office:value-type="float" office:value="-88.036584008389" calcext:value-type="float">
            <text:p>-88.0365840084</text:p>
          </table:table-cell>
          <table:table-cell table:style-name="ce9" office:value-type="float" office:value="41.8837461409874" calcext:value-type="float">
            <text:p>41.88374614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63]+1" office:value-type="float" office:value="62" calcext:value-type="float">
            <text:p>62</text:p>
          </table:table-cell>
          <table:table-cell table:formula="of:=119-[.F64]" office:value-type="float" office:value="57" calcext:value-type="float">
            <text:p>57</text:p>
          </table:table-cell>
          <table:table-cell table:formula="of:=[.G64]+120" office:value-type="float" office:value="177" calcext:value-type="float">
            <text:p>177</text:p>
          </table:table-cell>
          <table:table-cell table:formula="of:=239-[.F64]" office:value-type="float" office:value="177" calcext:value-type="float">
            <text:p>177</text:p>
          </table:table-cell>
          <table:table-cell table:formula="of:=[.J63]-1" office:value-type="float" office:value="177" calcext:value-type="float">
            <text:p>177</text:p>
          </table:table-cell>
          <table:table-cell table:number-columns-repeated="1014"/>
        </table:table-row>
        <table:table-row table:style-name="ro1">
          <table:table-cell table:style-name="ce9" office:value-type="float" office:value="-88.0391311828053" calcext:value-type="float">
            <text:p>-88.0391311828</text:p>
          </table:table-cell>
          <table:table-cell table:style-name="ce9" office:value-type="float" office:value="41.8832482024422" calcext:value-type="float">
            <text:p>41.883248202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64]+1" office:value-type="float" office:value="63" calcext:value-type="float">
            <text:p>63</text:p>
          </table:table-cell>
          <table:table-cell table:formula="of:=119-[.F65]" office:value-type="float" office:value="56" calcext:value-type="float">
            <text:p>56</text:p>
          </table:table-cell>
          <table:table-cell table:formula="of:=[.G65]+120" office:value-type="float" office:value="176" calcext:value-type="float">
            <text:p>176</text:p>
          </table:table-cell>
          <table:table-cell table:formula="of:=239-[.F65]" office:value-type="float" office:value="176" calcext:value-type="float">
            <text:p>176</text:p>
          </table:table-cell>
          <table:table-cell table:formula="of:=[.J64]-1" office:value-type="float" office:value="176" calcext:value-type="float">
            <text:p>176</text:p>
          </table:table-cell>
          <table:table-cell table:number-columns-repeated="1014"/>
        </table:table-row>
        <table:table-row table:style-name="ro1">
          <table:table-cell table:style-name="ce9" office:value-type="float" office:value="-88.0650329262833" calcext:value-type="float">
            <text:p>-88.0650329263</text:p>
          </table:table-cell>
          <table:table-cell table:style-name="ce9" office:value-type="float" office:value="41.8763372921413" calcext:value-type="float">
            <text:p>41.876337292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65]+1" office:value-type="float" office:value="64" calcext:value-type="float">
            <text:p>64</text:p>
          </table:table-cell>
          <table:table-cell table:formula="of:=119-[.F66]" office:value-type="float" office:value="55" calcext:value-type="float">
            <text:p>55</text:p>
          </table:table-cell>
          <table:table-cell table:formula="of:=[.G66]+120" office:value-type="float" office:value="175" calcext:value-type="float">
            <text:p>175</text:p>
          </table:table-cell>
          <table:table-cell table:formula="of:=239-[.F66]" office:value-type="float" office:value="175" calcext:value-type="float">
            <text:p>175</text:p>
          </table:table-cell>
          <table:table-cell table:formula="of:=[.J65]-1" office:value-type="float" office:value="175" calcext:value-type="float">
            <text:p>175</text:p>
          </table:table-cell>
          <table:table-cell table:number-columns-repeated="1014"/>
        </table:table-row>
        <table:table-row table:style-name="ro1">
          <table:table-cell table:style-name="ce9" office:value-type="float" office:value="-88.0664946635905" calcext:value-type="float">
            <text:p>-88.0664946636</text:p>
          </table:table-cell>
          <table:table-cell table:style-name="ce9" office:value-type="float" office:value="41.8760869420435" calcext:value-type="float">
            <text:p>41.87608694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66]+1" office:value-type="float" office:value="65" calcext:value-type="float">
            <text:p>65</text:p>
          </table:table-cell>
          <table:table-cell table:formula="of:=119-[.F67]" office:value-type="float" office:value="54" calcext:value-type="float">
            <text:p>54</text:p>
          </table:table-cell>
          <table:table-cell table:formula="of:=[.G67]+120" office:value-type="float" office:value="174" calcext:value-type="float">
            <text:p>174</text:p>
          </table:table-cell>
          <table:table-cell table:formula="of:=239-[.F67]" office:value-type="float" office:value="174" calcext:value-type="float">
            <text:p>174</text:p>
          </table:table-cell>
          <table:table-cell table:formula="of:=[.J66]-1" office:value-type="float" office:value="174" calcext:value-type="float">
            <text:p>174</text:p>
          </table:table-cell>
          <table:table-cell table:number-columns-repeated="1014"/>
        </table:table-row>
        <table:table-row table:style-name="ro1">
          <table:table-cell table:style-name="ce9" office:value-type="float" office:value="-88.067710366332" calcext:value-type="float">
            <text:p>-88.0677103663</text:p>
          </table:table-cell>
          <table:table-cell table:style-name="ce9" office:value-type="float" office:value="41.8759848921471" calcext:value-type="float">
            <text:p>41.875984892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67]+1" office:value-type="float" office:value="66" calcext:value-type="float">
            <text:p>66</text:p>
          </table:table-cell>
          <table:table-cell table:formula="of:=119-[.F68]" office:value-type="float" office:value="53" calcext:value-type="float">
            <text:p>53</text:p>
          </table:table-cell>
          <table:table-cell table:formula="of:=[.G68]+120" office:value-type="float" office:value="173" calcext:value-type="float">
            <text:p>173</text:p>
          </table:table-cell>
          <table:table-cell table:formula="of:=239-[.F68]" office:value-type="float" office:value="173" calcext:value-type="float">
            <text:p>173</text:p>
          </table:table-cell>
          <table:table-cell table:formula="of:=[.J67]-1" office:value-type="float" office:value="173" calcext:value-type="float">
            <text:p>173</text:p>
          </table:table-cell>
          <table:table-cell table:number-columns-repeated="1014"/>
        </table:table-row>
        <table:table-row table:style-name="ro1">
          <table:table-cell table:style-name="ce9" office:value-type="float" office:value="-88.0690337873797" calcext:value-type="float">
            <text:p>-88.0690337874</text:p>
          </table:table-cell>
          <table:table-cell table:style-name="ce9" office:value-type="float" office:value="41.8759742520761" calcext:value-type="float">
            <text:p>41.875974252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68]+1" office:value-type="float" office:value="67" calcext:value-type="float">
            <text:p>67</text:p>
          </table:table-cell>
          <table:table-cell table:formula="of:=119-[.F69]" office:value-type="float" office:value="52" calcext:value-type="float">
            <text:p>52</text:p>
          </table:table-cell>
          <table:table-cell table:formula="of:=[.G69]+120" office:value-type="float" office:value="172" calcext:value-type="float">
            <text:p>172</text:p>
          </table:table-cell>
          <table:table-cell table:formula="of:=239-[.F69]" office:value-type="float" office:value="172" calcext:value-type="float">
            <text:p>172</text:p>
          </table:table-cell>
          <table:table-cell table:formula="of:=[.J68]-1"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table:style-name="ce9" office:value-type="float" office:value="-88.0701218434782" calcext:value-type="float">
            <text:p>-88.0701218435</text:p>
          </table:table-cell>
          <table:table-cell table:style-name="ce9" office:value-type="float" office:value="41.8760854021276" calcext:value-type="float">
            <text:p>41.876085402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69]+1" office:value-type="float" office:value="68" calcext:value-type="float">
            <text:p>68</text:p>
          </table:table-cell>
          <table:table-cell table:formula="of:=119-[.F70]" office:value-type="float" office:value="51" calcext:value-type="float">
            <text:p>51</text:p>
          </table:table-cell>
          <table:table-cell table:formula="of:=[.G70]+120" office:value-type="float" office:value="171" calcext:value-type="float">
            <text:p>171</text:p>
          </table:table-cell>
          <table:table-cell table:formula="of:=239-[.F70]" office:value-type="float" office:value="171" calcext:value-type="float">
            <text:p>171</text:p>
          </table:table-cell>
          <table:table-cell table:formula="of:=[.J69]-1" office:value-type="float" office:value="171" calcext:value-type="float">
            <text:p>171</text:p>
          </table:table-cell>
          <table:table-cell table:number-columns-repeated="1014"/>
        </table:table-row>
        <table:table-row table:style-name="ro1">
          <table:table-cell table:style-name="ce9" office:value-type="float" office:value="-88.0737260793526" calcext:value-type="float">
            <text:p>-88.0737260794</text:p>
          </table:table-cell>
          <table:table-cell table:style-name="ce9" office:value-type="float" office:value="41.8764900227858" calcext:value-type="float">
            <text:p>41.876490022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70]+1" office:value-type="float" office:value="69" calcext:value-type="float">
            <text:p>69</text:p>
          </table:table-cell>
          <table:table-cell table:formula="of:=119-[.F71]" office:value-type="float" office:value="50" calcext:value-type="float">
            <text:p>50</text:p>
          </table:table-cell>
          <table:table-cell table:formula="of:=[.G71]+120" office:value-type="float" office:value="170" calcext:value-type="float">
            <text:p>170</text:p>
          </table:table-cell>
          <table:table-cell table:formula="of:=239-[.F71]" office:value-type="float" office:value="170" calcext:value-type="float">
            <text:p>170</text:p>
          </table:table-cell>
          <table:table-cell table:formula="of:=[.J70]-1"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table:style-name="ce9" office:value-type="float" office:value="-88.0748885106784" calcext:value-type="float">
            <text:p>-88.0748885107</text:p>
          </table:table-cell>
          <table:table-cell table:style-name="ce9" office:value-type="float" office:value="41.8765569068809" calcext:value-type="float">
            <text:p>41.876556906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71]+1" office:value-type="float" office:value="70" calcext:value-type="float">
            <text:p>70</text:p>
          </table:table-cell>
          <table:table-cell table:formula="of:=119-[.F72]" office:value-type="float" office:value="49" calcext:value-type="float">
            <text:p>49</text:p>
          </table:table-cell>
          <table:table-cell table:formula="of:=[.G72]+120" office:value-type="float" office:value="169" calcext:value-type="float">
            <text:p>169</text:p>
          </table:table-cell>
          <table:table-cell table:formula="of:=239-[.F72]" office:value-type="float" office:value="169" calcext:value-type="float">
            <text:p>169</text:p>
          </table:table-cell>
          <table:table-cell table:formula="of:=[.J71]-1" office:value-type="float" office:value="169" calcext:value-type="float">
            <text:p>169</text:p>
          </table:table-cell>
          <table:table-cell table:number-columns-repeated="1014"/>
        </table:table-row>
        <table:table-row table:style-name="ro1">
          <table:table-cell table:style-name="ce9" office:value-type="float" office:value="-88.0762143971988" calcext:value-type="float">
            <text:p>-88.0762143972</text:p>
          </table:table-cell>
          <table:table-cell table:style-name="ce9" office:value-type="float" office:value="41.8765024535217" calcext:value-type="float">
            <text:p>41.876502453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72]+1" office:value-type="float" office:value="71" calcext:value-type="float">
            <text:p>71</text:p>
          </table:table-cell>
          <table:table-cell table:formula="of:=119-[.F73]" office:value-type="float" office:value="48" calcext:value-type="float">
            <text:p>48</text:p>
          </table:table-cell>
          <table:table-cell table:formula="of:=[.G73]+120" office:value-type="float" office:value="168" calcext:value-type="float">
            <text:p>168</text:p>
          </table:table-cell>
          <table:table-cell table:formula="of:=239-[.F73]" office:value-type="float" office:value="168" calcext:value-type="float">
            <text:p>168</text:p>
          </table:table-cell>
          <table:table-cell table:formula="of:=[.J72]-1" office:value-type="float" office:value="168" calcext:value-type="float">
            <text:p>168</text:p>
          </table:table-cell>
          <table:table-cell table:number-columns-repeated="1014"/>
        </table:table-row>
        <table:table-row table:style-name="ro1">
          <table:table-cell table:style-name="ce9" office:value-type="float" office:value="-88.0774509158017" calcext:value-type="float">
            <text:p>-88.0774509158</text:p>
          </table:table-cell>
          <table:table-cell table:style-name="ce9" office:value-type="float" office:value="41.8762967771245" calcext:value-type="float">
            <text:p>41.876296777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73]+1" office:value-type="float" office:value="72" calcext:value-type="float">
            <text:p>72</text:p>
          </table:table-cell>
          <table:table-cell table:formula="of:=119-[.F74]" office:value-type="float" office:value="47" calcext:value-type="float">
            <text:p>47</text:p>
          </table:table-cell>
          <table:table-cell table:formula="of:=[.G74]+120" office:value-type="float" office:value="167" calcext:value-type="float">
            <text:p>167</text:p>
          </table:table-cell>
          <table:table-cell table:formula="of:=239-[.F74]" office:value-type="float" office:value="167" calcext:value-type="float">
            <text:p>167</text:p>
          </table:table-cell>
          <table:table-cell table:formula="of:=[.J73]-1" office:value-type="float" office:value="167" calcext:value-type="float">
            <text:p>167</text:p>
          </table:table-cell>
          <table:table-cell table:number-columns-repeated="1014"/>
        </table:table-row>
        <table:table-row table:style-name="ro1">
          <table:table-cell table:style-name="ce9" office:value-type="float" office:value="-88.0789244659845" calcext:value-type="float">
            <text:p>-88.078924466</text:p>
          </table:table-cell>
          <table:table-cell table:style-name="ce9" office:value-type="float" office:value="41.8759270877289" calcext:value-type="float">
            <text:p>41.875927087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74]+1" office:value-type="float" office:value="73" calcext:value-type="float">
            <text:p>73</text:p>
          </table:table-cell>
          <table:table-cell table:formula="of:=119-[.F75]" office:value-type="float" office:value="46" calcext:value-type="float">
            <text:p>46</text:p>
          </table:table-cell>
          <table:table-cell table:formula="of:=[.G75]+120" office:value-type="float" office:value="166" calcext:value-type="float">
            <text:p>166</text:p>
          </table:table-cell>
          <table:table-cell table:formula="of:=239-[.F75]" office:value-type="float" office:value="166" calcext:value-type="float">
            <text:p>166</text:p>
          </table:table-cell>
          <table:table-cell table:formula="of:=[.J74]-1" office:value-type="float" office:value="166" calcext:value-type="float">
            <text:p>166</text:p>
          </table:table-cell>
          <table:table-cell table:number-columns-repeated="1014"/>
        </table:table-row>
        <table:table-row table:style-name="ro1">
          <table:table-cell table:style-name="ce9" office:value-type="float" office:value="-88.0801899457108" calcext:value-type="float">
            <text:p>-88.0801899457</text:p>
          </table:table-cell>
          <table:table-cell table:style-name="ce9" office:value-type="float" office:value="41.8754713602113" calcext:value-type="float">
            <text:p>41.875471360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75]+1" office:value-type="float" office:value="74" calcext:value-type="float">
            <text:p>74</text:p>
          </table:table-cell>
          <table:table-cell table:formula="of:=119-[.F76]" office:value-type="float" office:value="45" calcext:value-type="float">
            <text:p>45</text:p>
          </table:table-cell>
          <table:table-cell table:formula="of:=[.G76]+120" office:value-type="float" office:value="165" calcext:value-type="float">
            <text:p>165</text:p>
          </table:table-cell>
          <table:table-cell table:formula="of:=239-[.F76]" office:value-type="float" office:value="165" calcext:value-type="float">
            <text:p>165</text:p>
          </table:table-cell>
          <table:table-cell table:formula="of:=[.J75]-1" office:value-type="float" office:value="165" calcext:value-type="float">
            <text:p>165</text:p>
          </table:table-cell>
          <table:table-cell table:number-columns-repeated="1014"/>
        </table:table-row>
        <table:table-row table:style-name="ro1">
          <table:table-cell table:style-name="ce9" office:value-type="float" office:value="-88.0814150034688" calcext:value-type="float">
            <text:p>-88.0814150035</text:p>
          </table:table-cell>
          <table:table-cell table:style-name="ce9" office:value-type="float" office:value="41.8748219629107" calcext:value-type="float">
            <text:p>41.874821962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76]+1" office:value-type="float" office:value="75" calcext:value-type="float">
            <text:p>75</text:p>
          </table:table-cell>
          <table:table-cell table:formula="of:=119-[.F77]" office:value-type="float" office:value="44" calcext:value-type="float">
            <text:p>44</text:p>
          </table:table-cell>
          <table:table-cell table:formula="of:=[.G77]+120" office:value-type="float" office:value="164" calcext:value-type="float">
            <text:p>164</text:p>
          </table:table-cell>
          <table:table-cell table:formula="of:=239-[.F77]" office:value-type="float" office:value="164" calcext:value-type="float">
            <text:p>164</text:p>
          </table:table-cell>
          <table:table-cell table:formula="of:=[.J76]-1" office:value-type="float" office:value="164" calcext:value-type="float">
            <text:p>164</text:p>
          </table:table-cell>
          <table:table-cell table:number-columns-repeated="1014"/>
        </table:table-row>
        <table:table-row table:style-name="ro1">
          <table:table-cell table:style-name="ce9" office:value-type="float" office:value="-88.0825975600366" calcext:value-type="float">
            <text:p>-88.08259756</text:p>
          </table:table-cell>
          <table:table-cell table:style-name="ce9" office:value-type="float" office:value="41.873999175562" calcext:value-type="float">
            <text:p>41.873999175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77]+1" office:value-type="float" office:value="76" calcext:value-type="float">
            <text:p>76</text:p>
          </table:table-cell>
          <table:table-cell table:formula="of:=119-[.F78]" office:value-type="float" office:value="43" calcext:value-type="float">
            <text:p>43</text:p>
          </table:table-cell>
          <table:table-cell table:formula="of:=[.G78]+120" office:value-type="float" office:value="163" calcext:value-type="float">
            <text:p>163</text:p>
          </table:table-cell>
          <table:table-cell table:formula="of:=239-[.F78]" office:value-type="float" office:value="163" calcext:value-type="float">
            <text:p>163</text:p>
          </table:table-cell>
          <table:table-cell table:formula="of:=[.J77]-1"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 table:style-name="ce9" office:value-type="float" office:value="-88.0881051361605" calcext:value-type="float">
            <text:p>-88.0881051362</text:p>
          </table:table-cell>
          <table:table-cell table:style-name="ce9" office:value-type="float" office:value="41.8695630378337" calcext:value-type="float">
            <text:p>41.869563037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78]+1" office:value-type="float" office:value="77" calcext:value-type="float">
            <text:p>77</text:p>
          </table:table-cell>
          <table:table-cell table:formula="of:=119-[.F79]" office:value-type="float" office:value="42" calcext:value-type="float">
            <text:p>42</text:p>
          </table:table-cell>
          <table:table-cell table:formula="of:=[.G79]+120" office:value-type="float" office:value="162" calcext:value-type="float">
            <text:p>162</text:p>
          </table:table-cell>
          <table:table-cell table:formula="of:=239-[.F79]" office:value-type="float" office:value="162" calcext:value-type="float">
            <text:p>162</text:p>
          </table:table-cell>
          <table:table-cell table:formula="of:=[.J78]-1" office:value-type="float" office:value="162" calcext:value-type="float">
            <text:p>162</text:p>
          </table:table-cell>
          <table:table-cell table:number-columns-repeated="1014"/>
        </table:table-row>
        <table:table-row table:style-name="ro1">
          <table:table-cell table:style-name="ce9" office:value-type="float" office:value="-88.0890603724597" calcext:value-type="float">
            <text:p>-88.0890603725</text:p>
          </table:table-cell>
          <table:table-cell table:style-name="ce9" office:value-type="float" office:value="41.8689489356121" calcext:value-type="float">
            <text:p>41.868948935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79]+1" office:value-type="float" office:value="78" calcext:value-type="float">
            <text:p>78</text:p>
          </table:table-cell>
          <table:table-cell table:formula="of:=119-[.F80]" office:value-type="float" office:value="41" calcext:value-type="float">
            <text:p>41</text:p>
          </table:table-cell>
          <table:table-cell table:formula="of:=[.G80]+120" office:value-type="float" office:value="161" calcext:value-type="float">
            <text:p>161</text:p>
          </table:table-cell>
          <table:table-cell table:formula="of:=239-[.F80]" office:value-type="float" office:value="161" calcext:value-type="float">
            <text:p>161</text:p>
          </table:table-cell>
          <table:table-cell table:formula="of:=[.J79]-1" office:value-type="float" office:value="161" calcext:value-type="float">
            <text:p>161</text:p>
          </table:table-cell>
          <table:table-cell table:number-columns-repeated="1014"/>
        </table:table-row>
        <table:table-row table:style-name="ro1">
          <table:table-cell table:style-name="ce9" office:value-type="float" office:value="-88.0904318575434" calcext:value-type="float">
            <text:p>-88.0904318575</text:p>
          </table:table-cell>
          <table:table-cell table:style-name="ce9" office:value-type="float" office:value="41.8682610873775" calcext:value-type="float">
            <text:p>41.868261087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80]+1" office:value-type="float" office:value="79" calcext:value-type="float">
            <text:p>79</text:p>
          </table:table-cell>
          <table:table-cell table:formula="of:=119-[.F81]" office:value-type="float" office:value="40" calcext:value-type="float">
            <text:p>40</text:p>
          </table:table-cell>
          <table:table-cell table:formula="of:=[.G81]+120" office:value-type="float" office:value="160" calcext:value-type="float">
            <text:p>160</text:p>
          </table:table-cell>
          <table:table-cell table:formula="of:=239-[.F81]" office:value-type="float" office:value="160" calcext:value-type="float">
            <text:p>160</text:p>
          </table:table-cell>
          <table:table-cell table:formula="of:=[.J80]-1" office:value-type="float" office:value="160" calcext:value-type="float">
            <text:p>160</text:p>
          </table:table-cell>
          <table:table-cell table:number-columns-repeated="1014"/>
        </table:table-row>
        <table:table-row table:style-name="ro1">
          <table:table-cell table:style-name="ce9" office:value-type="float" office:value="-88.0919052459005" calcext:value-type="float">
            <text:p>-88.0919052459</text:p>
          </table:table-cell>
          <table:table-cell table:style-name="ce9" office:value-type="float" office:value="41.8676743002933" calcext:value-type="float">
            <text:p>41.867674300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81]+1" office:value-type="float" office:value="80" calcext:value-type="float">
            <text:p>80</text:p>
          </table:table-cell>
          <table:table-cell table:formula="of:=119-[.F82]" office:value-type="float" office:value="39" calcext:value-type="float">
            <text:p>39</text:p>
          </table:table-cell>
          <table:table-cell table:formula="of:=[.G82]+120" office:value-type="float" office:value="159" calcext:value-type="float">
            <text:p>159</text:p>
          </table:table-cell>
          <table:table-cell table:formula="of:=239-[.F82]" office:value-type="float" office:value="159" calcext:value-type="float">
            <text:p>159</text:p>
          </table:table-cell>
          <table:table-cell table:formula="of:=[.J81]-1" office:value-type="float" office:value="159" calcext:value-type="float">
            <text:p>159</text:p>
          </table:table-cell>
          <table:table-cell table:number-columns-repeated="1014"/>
        </table:table-row>
        <table:table-row table:style-name="ro1">
          <table:table-cell table:style-name="ce9" office:value-type="float" office:value="-88.0935388528994" calcext:value-type="float">
            <text:p>-88.0935388529</text:p>
          </table:table-cell>
          <table:table-cell table:style-name="ce9" office:value-type="float" office:value="41.867230177677" calcext:value-type="float">
            <text:p>41.867230177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82]+1" office:value-type="float" office:value="81" calcext:value-type="float">
            <text:p>81</text:p>
          </table:table-cell>
          <table:table-cell table:formula="of:=119-[.F83]" office:value-type="float" office:value="38" calcext:value-type="float">
            <text:p>38</text:p>
          </table:table-cell>
          <table:table-cell table:formula="of:=[.G83]+120" office:value-type="float" office:value="158" calcext:value-type="float">
            <text:p>158</text:p>
          </table:table-cell>
          <table:table-cell table:formula="of:=239-[.F83]" office:value-type="float" office:value="158" calcext:value-type="float">
            <text:p>158</text:p>
          </table:table-cell>
          <table:table-cell table:formula="of:=[.J82]-1" office:value-type="float" office:value="158" calcext:value-type="float">
            <text:p>158</text:p>
          </table:table-cell>
          <table:table-cell table:number-columns-repeated="1014"/>
        </table:table-row>
        <table:table-row table:style-name="ro1">
          <table:table-cell table:style-name="ce9" office:value-type="float" office:value="-88.0948051145067" calcext:value-type="float">
            <text:p>-88.0948051145</text:p>
          </table:table-cell>
          <table:table-cell table:style-name="ce9" office:value-type="float" office:value="41.8669746883955" calcext:value-type="float">
            <text:p>41.866974688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83]+1" office:value-type="float" office:value="82" calcext:value-type="float">
            <text:p>82</text:p>
          </table:table-cell>
          <table:table-cell table:formula="of:=119-[.F84]" office:value-type="float" office:value="37" calcext:value-type="float">
            <text:p>37</text:p>
          </table:table-cell>
          <table:table-cell table:formula="of:=[.G84]+120" office:value-type="float" office:value="157" calcext:value-type="float">
            <text:p>157</text:p>
          </table:table-cell>
          <table:table-cell table:formula="of:=239-[.F84]" office:value-type="float" office:value="157" calcext:value-type="float">
            <text:p>157</text:p>
          </table:table-cell>
          <table:table-cell table:formula="of:=[.J83]-1" office:value-type="float" office:value="157" calcext:value-type="float">
            <text:p>157</text:p>
          </table:table-cell>
          <table:table-cell table:number-columns-repeated="1014"/>
        </table:table-row>
        <table:table-row table:style-name="ro1">
          <table:table-cell table:style-name="ce9" office:value-type="float" office:value="-88.1052993281478" calcext:value-type="float">
            <text:p>-88.1052993281</text:p>
          </table:table-cell>
          <table:table-cell table:style-name="ce9" office:value-type="float" office:value="41.8648343919003" calcext:value-type="float">
            <text:p>41.864834391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84]+1" office:value-type="float" office:value="83" calcext:value-type="float">
            <text:p>83</text:p>
          </table:table-cell>
          <table:table-cell table:formula="of:=119-[.F85]" office:value-type="float" office:value="36" calcext:value-type="float">
            <text:p>36</text:p>
          </table:table-cell>
          <table:table-cell table:formula="of:=[.G85]+120" office:value-type="float" office:value="156" calcext:value-type="float">
            <text:p>156</text:p>
          </table:table-cell>
          <table:table-cell table:formula="of:=239-[.F85]" office:value-type="float" office:value="156" calcext:value-type="float">
            <text:p>156</text:p>
          </table:table-cell>
          <table:table-cell table:formula="of:=[.J84]-1" office:value-type="float" office:value="156" calcext:value-type="float">
            <text:p>156</text:p>
          </table:table-cell>
          <table:table-cell table:number-columns-repeated="1014"/>
        </table:table-row>
        <table:table-row table:style-name="ro1">
          <table:table-cell table:style-name="ce9" office:value-type="float" office:value="-88.1076939472554" calcext:value-type="float">
            <text:p>-88.1076939473</text:p>
          </table:table-cell>
          <table:table-cell table:style-name="ce9" office:value-type="float" office:value="41.8645556434671" calcext:value-type="float">
            <text:p>41.864555643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85]+1" office:value-type="float" office:value="84" calcext:value-type="float">
            <text:p>84</text:p>
          </table:table-cell>
          <table:table-cell table:formula="of:=119-[.F86]" office:value-type="float" office:value="35" calcext:value-type="float">
            <text:p>35</text:p>
          </table:table-cell>
          <table:table-cell table:formula="of:=[.G86]+120" office:value-type="float" office:value="155" calcext:value-type="float">
            <text:p>155</text:p>
          </table:table-cell>
          <table:table-cell table:formula="of:=239-[.F86]" office:value-type="float" office:value="155" calcext:value-type="float">
            <text:p>155</text:p>
          </table:table-cell>
          <table:table-cell table:formula="of:=[.J85]-1"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style-name="ce9" office:value-type="float" office:value="-88.1095499455814" calcext:value-type="float">
            <text:p>-88.1095499456</text:p>
          </table:table-cell>
          <table:table-cell table:style-name="ce9" office:value-type="float" office:value="41.8643600334948" calcext:value-type="float">
            <text:p>41.864360033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86]+1" office:value-type="float" office:value="85" calcext:value-type="float">
            <text:p>85</text:p>
          </table:table-cell>
          <table:table-cell table:formula="of:=119-[.F87]" office:value-type="float" office:value="34" calcext:value-type="float">
            <text:p>34</text:p>
          </table:table-cell>
          <table:table-cell table:formula="of:=[.G87]+120" office:value-type="float" office:value="154" calcext:value-type="float">
            <text:p>154</text:p>
          </table:table-cell>
          <table:table-cell table:formula="of:=239-[.F87]" office:value-type="float" office:value="154" calcext:value-type="float">
            <text:p>154</text:p>
          </table:table-cell>
          <table:table-cell table:formula="of:=[.J86]-1" office:value-type="float" office:value="154" calcext:value-type="float">
            <text:p>154</text:p>
          </table:table-cell>
          <table:table-cell table:number-columns-repeated="1014"/>
        </table:table-row>
        <table:table-row table:style-name="ro1">
          <table:table-cell table:style-name="ce9" office:value-type="float" office:value="-88.1113807924358" calcext:value-type="float">
            <text:p>-88.1113807924</text:p>
          </table:table-cell>
          <table:table-cell table:style-name="ce9" office:value-type="float" office:value="41.8643317528244" calcext:value-type="float">
            <text:p>41.864331752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87]+1" office:value-type="float" office:value="86" calcext:value-type="float">
            <text:p>86</text:p>
          </table:table-cell>
          <table:table-cell table:formula="of:=119-[.F88]" office:value-type="float" office:value="33" calcext:value-type="float">
            <text:p>33</text:p>
          </table:table-cell>
          <table:table-cell table:formula="of:=[.G88]+120" office:value-type="float" office:value="153" calcext:value-type="float">
            <text:p>153</text:p>
          </table:table-cell>
          <table:table-cell table:formula="of:=239-[.F88]" office:value-type="float" office:value="153" calcext:value-type="float">
            <text:p>153</text:p>
          </table:table-cell>
          <table:table-cell table:formula="of:=[.J87]-1" office:value-type="float" office:value="153" calcext:value-type="float">
            <text:p>153</text:p>
          </table:table-cell>
          <table:table-cell table:number-columns-repeated="1014"/>
        </table:table-row>
        <table:table-row table:style-name="ro1">
          <table:table-cell table:style-name="ce9" office:value-type="float" office:value="-88.1130383313244" calcext:value-type="float">
            <text:p>-88.1130383313</text:p>
          </table:table-cell>
          <table:table-cell table:style-name="ce9" office:value-type="float" office:value="41.8644767001563" calcext:value-type="float">
            <text:p>41.864476700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88]+1" office:value-type="float" office:value="87" calcext:value-type="float">
            <text:p>87</text:p>
          </table:table-cell>
          <table:table-cell table:formula="of:=119-[.F89]" office:value-type="float" office:value="32" calcext:value-type="float">
            <text:p>32</text:p>
          </table:table-cell>
          <table:table-cell table:formula="of:=[.G89]+120" office:value-type="float" office:value="152" calcext:value-type="float">
            <text:p>152</text:p>
          </table:table-cell>
          <table:table-cell table:formula="of:=239-[.F89]" office:value-type="float" office:value="152" calcext:value-type="float">
            <text:p>152</text:p>
          </table:table-cell>
          <table:table-cell table:formula="of:=[.J88]-1" office:value-type="float" office:value="152" calcext:value-type="float">
            <text:p>152</text:p>
          </table:table-cell>
          <table:table-cell table:number-columns-repeated="1014"/>
        </table:table-row>
        <table:table-row table:style-name="ro1">
          <table:table-cell table:style-name="ce9" office:value-type="float" office:value="-88.1150242475732" calcext:value-type="float">
            <text:p>-88.1150242476</text:p>
          </table:table-cell>
          <table:table-cell table:style-name="ce9" office:value-type="float" office:value="41.8648296306159" calcext:value-type="float">
            <text:p>41.864829630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89]+1" office:value-type="float" office:value="88" calcext:value-type="float">
            <text:p>88</text:p>
          </table:table-cell>
          <table:table-cell table:formula="of:=119-[.F90]" office:value-type="float" office:value="31" calcext:value-type="float">
            <text:p>31</text:p>
          </table:table-cell>
          <table:table-cell table:formula="of:=[.G90]+120" office:value-type="float" office:value="151" calcext:value-type="float">
            <text:p>151</text:p>
          </table:table-cell>
          <table:table-cell table:formula="of:=239-[.F90]" office:value-type="float" office:value="151" calcext:value-type="float">
            <text:p>151</text:p>
          </table:table-cell>
          <table:table-cell table:formula="of:=[.J89]-1" office:value-type="float" office:value="151" calcext:value-type="float">
            <text:p>151</text:p>
          </table:table-cell>
          <table:table-cell table:number-columns-repeated="1014"/>
        </table:table-row>
        <table:table-row table:style-name="ro1">
          <table:table-cell table:style-name="ce9" office:value-type="float" office:value="-88.1169059682253" calcext:value-type="float">
            <text:p>-88.1169059682</text:p>
          </table:table-cell>
          <table:table-cell table:style-name="ce9" office:value-type="float" office:value="41.8654132206728" calcext:value-type="float">
            <text:p>41.865413220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90]+1" office:value-type="float" office:value="89" calcext:value-type="float">
            <text:p>89</text:p>
          </table:table-cell>
          <table:table-cell table:formula="of:=119-[.F91]" office:value-type="float" office:value="30" calcext:value-type="float">
            <text:p>30</text:p>
          </table:table-cell>
          <table:table-cell table:formula="of:=[.G91]+120" office:value-type="float" office:value="150" calcext:value-type="float">
            <text:p>150</text:p>
          </table:table-cell>
          <table:table-cell table:formula="of:=239-[.F91]" office:value-type="float" office:value="150" calcext:value-type="float">
            <text:p>150</text:p>
          </table:table-cell>
          <table:table-cell table:formula="of:=[.J90]-1"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table:style-name="ce9" office:value-type="float" office:value="-88.1186230106267" calcext:value-type="float">
            <text:p>-88.1186230106</text:p>
          </table:table-cell>
          <table:table-cell table:style-name="ce9" office:value-type="float" office:value="41.8660993428908" calcext:value-type="float">
            <text:p>41.866099342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91]+1" office:value-type="float" office:value="90" calcext:value-type="float">
            <text:p>90</text:p>
          </table:table-cell>
          <table:table-cell table:formula="of:=119-[.F92]" office:value-type="float" office:value="29" calcext:value-type="float">
            <text:p>29</text:p>
          </table:table-cell>
          <table:table-cell table:formula="of:=[.G92]+120" office:value-type="float" office:value="149" calcext:value-type="float">
            <text:p>149</text:p>
          </table:table-cell>
          <table:table-cell table:formula="of:=239-[.F92]" office:value-type="float" office:value="149" calcext:value-type="float">
            <text:p>149</text:p>
          </table:table-cell>
          <table:table-cell table:formula="of:=[.J91]-1" office:value-type="float" office:value="149" calcext:value-type="float">
            <text:p>149</text:p>
          </table:table-cell>
          <table:table-cell table:number-columns-repeated="1014"/>
        </table:table-row>
        <table:table-row table:style-name="ro1">
          <table:table-cell table:style-name="ce9" office:value-type="float" office:value="-88.1257923321576" calcext:value-type="float">
            <text:p>-88.1257923322</text:p>
          </table:table-cell>
          <table:table-cell table:style-name="ce9" office:value-type="float" office:value="41.8693771365597" calcext:value-type="float">
            <text:p>41.869377136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92]+1" office:value-type="float" office:value="91" calcext:value-type="float">
            <text:p>91</text:p>
          </table:table-cell>
          <table:table-cell table:formula="of:=119-[.F93]" office:value-type="float" office:value="28" calcext:value-type="float">
            <text:p>28</text:p>
          </table:table-cell>
          <table:table-cell table:formula="of:=[.G93]+120" office:value-type="float" office:value="148" calcext:value-type="float">
            <text:p>148</text:p>
          </table:table-cell>
          <table:table-cell table:formula="of:=239-[.F93]" office:value-type="float" office:value="148" calcext:value-type="float">
            <text:p>148</text:p>
          </table:table-cell>
          <table:table-cell table:formula="of:=[.J92]-1" office:value-type="float" office:value="148" calcext:value-type="float">
            <text:p>148</text:p>
          </table:table-cell>
          <table:table-cell table:number-columns-repeated="1014"/>
        </table:table-row>
        <table:table-row table:style-name="ro1">
          <table:table-cell table:style-name="ce9" office:value-type="float" office:value="-88.1276954919748" calcext:value-type="float">
            <text:p>-88.127695492</text:p>
          </table:table-cell>
          <table:table-cell table:style-name="ce9" office:value-type="float" office:value="41.8700381342131" calcext:value-type="float">
            <text:p>41.870038134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93]+1" office:value-type="float" office:value="92" calcext:value-type="float">
            <text:p>92</text:p>
          </table:table-cell>
          <table:table-cell table:formula="of:=119-[.F94]" office:value-type="float" office:value="27" calcext:value-type="float">
            <text:p>27</text:p>
          </table:table-cell>
          <table:table-cell table:formula="of:=[.G94]+120" office:value-type="float" office:value="147" calcext:value-type="float">
            <text:p>147</text:p>
          </table:table-cell>
          <table:table-cell table:formula="of:=239-[.F94]" office:value-type="float" office:value="147" calcext:value-type="float">
            <text:p>147</text:p>
          </table:table-cell>
          <table:table-cell table:formula="of:=[.J93]-1"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 table:style-name="ce9" office:value-type="float" office:value="-88.1298481781504" calcext:value-type="float">
            <text:p>-88.1298481782</text:p>
          </table:table-cell>
          <table:table-cell table:style-name="ce9" office:value-type="float" office:value="41.8704145269063" calcext:value-type="float">
            <text:p>41.870414526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94]+1" office:value-type="float" office:value="93" calcext:value-type="float">
            <text:p>93</text:p>
          </table:table-cell>
          <table:table-cell table:formula="of:=119-[.F95]" office:value-type="float" office:value="26" calcext:value-type="float">
            <text:p>26</text:p>
          </table:table-cell>
          <table:table-cell table:formula="of:=[.G95]+120" office:value-type="float" office:value="146" calcext:value-type="float">
            <text:p>146</text:p>
          </table:table-cell>
          <table:table-cell table:formula="of:=239-[.F95]" office:value-type="float" office:value="146" calcext:value-type="float">
            <text:p>146</text:p>
          </table:table-cell>
          <table:table-cell table:formula="of:=[.J94]-1" office:value-type="float" office:value="146" calcext:value-type="float">
            <text:p>146</text:p>
          </table:table-cell>
          <table:table-cell table:number-columns-repeated="1014"/>
        </table:table-row>
        <table:table-row table:style-name="ro1">
          <table:table-cell table:style-name="ce9" office:value-type="float" office:value="-88.132052117373" calcext:value-type="float">
            <text:p>-88.1320521174</text:p>
          </table:table-cell>
          <table:table-cell table:style-name="ce9" office:value-type="float" office:value="41.8705681650235" calcext:value-type="float">
            <text:p>41.87056816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95]+1" office:value-type="float" office:value="94" calcext:value-type="float">
            <text:p>94</text:p>
          </table:table-cell>
          <table:table-cell table:formula="of:=119-[.F96]" office:value-type="float" office:value="25" calcext:value-type="float">
            <text:p>25</text:p>
          </table:table-cell>
          <table:table-cell table:formula="of:=[.G96]+120" office:value-type="float" office:value="145" calcext:value-type="float">
            <text:p>145</text:p>
          </table:table-cell>
          <table:table-cell table:formula="of:=239-[.F96]" office:value-type="float" office:value="145" calcext:value-type="float">
            <text:p>145</text:p>
          </table:table-cell>
          <table:table-cell table:formula="of:=[.J95]-1" office:value-type="float" office:value="145" calcext:value-type="float">
            <text:p>145</text:p>
          </table:table-cell>
          <table:table-cell table:number-columns-repeated="1014"/>
        </table:table-row>
        <table:table-row table:style-name="ro1">
          <table:table-cell table:style-name="ce9" office:value-type="float" office:value="-88.1337409889917" calcext:value-type="float">
            <text:p>-88.133740989</text:p>
          </table:table-cell>
          <table:table-cell table:style-name="ce9" office:value-type="float" office:value="41.8705425628415" calcext:value-type="float">
            <text:p>41.870542562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96]+1" office:value-type="float" office:value="95" calcext:value-type="float">
            <text:p>95</text:p>
          </table:table-cell>
          <table:table-cell table:formula="of:=119-[.F97]" office:value-type="float" office:value="24" calcext:value-type="float">
            <text:p>24</text:p>
          </table:table-cell>
          <table:table-cell table:formula="of:=[.G97]+120" office:value-type="float" office:value="144" calcext:value-type="float">
            <text:p>144</text:p>
          </table:table-cell>
          <table:table-cell table:formula="of:=239-[.F97]" office:value-type="float" office:value="144" calcext:value-type="float">
            <text:p>144</text:p>
          </table:table-cell>
          <table:table-cell table:formula="of:=[.J96]-1" office:value-type="float" office:value="144" calcext:value-type="float">
            <text:p>144</text:p>
          </table:table-cell>
          <table:table-cell table:number-columns-repeated="1014"/>
        </table:table-row>
        <table:table-row table:style-name="ro1">
          <table:table-cell table:style-name="ce9" office:value-type="float" office:value="-88.141860941206" calcext:value-type="float">
            <text:p>-88.1418609412</text:p>
          </table:table-cell>
          <table:table-cell table:style-name="ce9" office:value-type="float" office:value="41.8699939183872" calcext:value-type="float">
            <text:p>41.869993918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97]+1" office:value-type="float" office:value="96" calcext:value-type="float">
            <text:p>96</text:p>
          </table:table-cell>
          <table:table-cell table:formula="of:=119-[.F98]" office:value-type="float" office:value="23" calcext:value-type="float">
            <text:p>23</text:p>
          </table:table-cell>
          <table:table-cell table:formula="of:=[.G98]+120" office:value-type="float" office:value="143" calcext:value-type="float">
            <text:p>143</text:p>
          </table:table-cell>
          <table:table-cell table:formula="of:=239-[.F98]" office:value-type="float" office:value="143" calcext:value-type="float">
            <text:p>143</text:p>
          </table:table-cell>
          <table:table-cell table:formula="of:=[.J97]-1" office:value-type="float" office:value="143" calcext:value-type="float">
            <text:p>143</text:p>
          </table:table-cell>
          <table:table-cell table:number-columns-repeated="1014"/>
        </table:table-row>
        <table:table-row table:style-name="ro1">
          <table:table-cell table:style-name="ce9" office:value-type="float" office:value="-88.1489907353061" calcext:value-type="float">
            <text:p>-88.1489907353</text:p>
          </table:table-cell>
          <table:table-cell table:style-name="ce9" office:value-type="float" office:value="41.8695185551068" calcext:value-type="float">
            <text:p>41.869518555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98]+1" office:value-type="float" office:value="97" calcext:value-type="float">
            <text:p>97</text:p>
          </table:table-cell>
          <table:table-cell table:formula="of:=119-[.F99]" office:value-type="float" office:value="22" calcext:value-type="float">
            <text:p>22</text:p>
          </table:table-cell>
          <table:table-cell table:formula="of:=[.G99]+120" office:value-type="float" office:value="142" calcext:value-type="float">
            <text:p>142</text:p>
          </table:table-cell>
          <table:table-cell table:formula="of:=239-[.F99]" office:value-type="float" office:value="142" calcext:value-type="float">
            <text:p>142</text:p>
          </table:table-cell>
          <table:table-cell table:formula="of:=[.J98]-1" office:value-type="float" office:value="142" calcext:value-type="float">
            <text:p>142</text:p>
          </table:table-cell>
          <table:table-cell table:number-columns-repeated="1014"/>
        </table:table-row>
        <table:table-row table:style-name="ro1">
          <table:table-cell table:style-name="ce9" office:value-type="float" office:value="-88.1519829163341" calcext:value-type="float">
            <text:p>-88.1519829163</text:p>
          </table:table-cell>
          <table:table-cell table:style-name="ce9" office:value-type="float" office:value="41.869443295736" calcext:value-type="float">
            <text:p>41.869443295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99]+1" office:value-type="float" office:value="98" calcext:value-type="float">
            <text:p>98</text:p>
          </table:table-cell>
          <table:table-cell table:formula="of:=119-[.F100]" office:value-type="float" office:value="21" calcext:value-type="float">
            <text:p>21</text:p>
          </table:table-cell>
          <table:table-cell table:formula="of:=[.G100]+120" office:value-type="float" office:value="141" calcext:value-type="float">
            <text:p>141</text:p>
          </table:table-cell>
          <table:table-cell table:formula="of:=239-[.F100]" office:value-type="float" office:value="141" calcext:value-type="float">
            <text:p>141</text:p>
          </table:table-cell>
          <table:table-cell table:formula="of:=[.J99]-1" office:value-type="float" office:value="141" calcext:value-type="float">
            <text:p>141</text:p>
          </table:table-cell>
          <table:table-cell table:number-columns-repeated="1014"/>
        </table:table-row>
        <table:table-row table:style-name="ro1">
          <table:table-cell table:style-name="ce9" office:value-type="float" office:value="-88.1548450972374" calcext:value-type="float">
            <text:p>-88.1548450972</text:p>
          </table:table-cell>
          <table:table-cell table:style-name="ce9" office:value-type="float" office:value="41.869610053263" calcext:value-type="float">
            <text:p>41.869610053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00]+1" office:value-type="float" office:value="99" calcext:value-type="float">
            <text:p>99</text:p>
          </table:table-cell>
          <table:table-cell table:formula="of:=119-[.F101]" office:value-type="float" office:value="20" calcext:value-type="float">
            <text:p>20</text:p>
          </table:table-cell>
          <table:table-cell table:formula="of:=[.G101]+120" office:value-type="float" office:value="140" calcext:value-type="float">
            <text:p>140</text:p>
          </table:table-cell>
          <table:table-cell table:formula="of:=239-[.F101]" office:value-type="float" office:value="140" calcext:value-type="float">
            <text:p>140</text:p>
          </table:table-cell>
          <table:table-cell table:formula="of:=[.J100]-1" office:value-type="float" office:value="140" calcext:value-type="float">
            <text:p>140</text:p>
          </table:table-cell>
          <table:table-cell table:number-columns-repeated="1014"/>
        </table:table-row>
        <table:table-row table:style-name="ro1">
          <table:table-cell table:style-name="ce9" office:value-type="float" office:value="-88.1562091420563" calcext:value-type="float">
            <text:p>-88.1562091421</text:p>
          </table:table-cell>
          <table:table-cell table:style-name="ce9" office:value-type="float" office:value="41.8698066223113" calcext:value-type="float">
            <text:p>41.869806622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01]+1" office:value-type="float" office:value="100" calcext:value-type="float">
            <text:p>100</text:p>
          </table:table-cell>
          <table:table-cell table:formula="of:=119-[.F102]" office:value-type="float" office:value="19" calcext:value-type="float">
            <text:p>19</text:p>
          </table:table-cell>
          <table:table-cell table:formula="of:=[.G102]+120" office:value-type="float" office:value="139" calcext:value-type="float">
            <text:p>139</text:p>
          </table:table-cell>
          <table:table-cell table:formula="of:=239-[.F102]" office:value-type="float" office:value="139" calcext:value-type="float">
            <text:p>139</text:p>
          </table:table-cell>
          <table:table-cell table:formula="of:=[.J101]-1" office:value-type="float" office:value="139" calcext:value-type="float">
            <text:p>139</text:p>
          </table:table-cell>
          <table:table-cell table:number-columns-repeated="1014"/>
        </table:table-row>
        <table:table-row table:style-name="ro1">
          <table:table-cell table:style-name="ce9" office:value-type="float" office:value="-88.1581679014624" calcext:value-type="float">
            <text:p>-88.1581679015</text:p>
          </table:table-cell>
          <table:table-cell table:style-name="ce9" office:value-type="float" office:value="41.8701681650799" calcext:value-type="float">
            <text:p>41.870168165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02]+1" office:value-type="float" office:value="101" calcext:value-type="float">
            <text:p>101</text:p>
          </table:table-cell>
          <table:table-cell table:formula="of:=119-[.F103]" office:value-type="float" office:value="18" calcext:value-type="float">
            <text:p>18</text:p>
          </table:table-cell>
          <table:table-cell table:formula="of:=[.G103]+120" office:value-type="float" office:value="138" calcext:value-type="float">
            <text:p>138</text:p>
          </table:table-cell>
          <table:table-cell table:formula="of:=239-[.F103]" office:value-type="float" office:value="138" calcext:value-type="float">
            <text:p>138</text:p>
          </table:table-cell>
          <table:table-cell table:formula="of:=[.J102]-1" office:value-type="float" office:value="138" calcext:value-type="float">
            <text:p>138</text:p>
          </table:table-cell>
          <table:table-cell table:number-columns-repeated="1014"/>
        </table:table-row>
        <table:table-row table:style-name="ro1">
          <table:table-cell table:style-name="ce9" office:value-type="float" office:value="-88.1601077037645" calcext:value-type="float">
            <text:p>-88.1601077038</text:p>
          </table:table-cell>
          <table:table-cell table:style-name="ce9" office:value-type="float" office:value="41.8706419372812" calcext:value-type="float">
            <text:p>41.870641937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03]+1" office:value-type="float" office:value="102" calcext:value-type="float">
            <text:p>102</text:p>
          </table:table-cell>
          <table:table-cell table:formula="of:=119-[.F104]" office:value-type="float" office:value="17" calcext:value-type="float">
            <text:p>17</text:p>
          </table:table-cell>
          <table:table-cell table:formula="of:=[.G104]+120" office:value-type="float" office:value="137" calcext:value-type="float">
            <text:p>137</text:p>
          </table:table-cell>
          <table:table-cell table:formula="of:=239-[.F104]" office:value-type="float" office:value="137" calcext:value-type="float">
            <text:p>137</text:p>
          </table:table-cell>
          <table:table-cell table:formula="of:=[.J103]-1"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style-name="ce9" office:value-type="float" office:value="-88.1734495006802" calcext:value-type="float">
            <text:p>-88.1734495007</text:p>
          </table:table-cell>
          <table:table-cell table:style-name="ce9" office:value-type="float" office:value="41.8750150045273" calcext:value-type="float">
            <text:p>41.875015004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04]+1" office:value-type="float" office:value="103" calcext:value-type="float">
            <text:p>103</text:p>
          </table:table-cell>
          <table:table-cell table:formula="of:=119-[.F105]" office:value-type="float" office:value="16" calcext:value-type="float">
            <text:p>16</text:p>
          </table:table-cell>
          <table:table-cell table:formula="of:=[.G105]+120" office:value-type="float" office:value="136" calcext:value-type="float">
            <text:p>136</text:p>
          </table:table-cell>
          <table:table-cell table:formula="of:=239-[.F105]" office:value-type="float" office:value="136" calcext:value-type="float">
            <text:p>136</text:p>
          </table:table-cell>
          <table:table-cell table:formula="of:=[.J104]-1" office:value-type="float" office:value="136" calcext:value-type="float">
            <text:p>136</text:p>
          </table:table-cell>
          <table:table-cell table:number-columns-repeated="1014"/>
        </table:table-row>
        <table:table-row table:style-name="ro1">
          <table:table-cell table:style-name="ce9" office:value-type="float" office:value="-88.175095440277" calcext:value-type="float">
            <text:p>-88.1750954403</text:p>
          </table:table-cell>
          <table:table-cell table:style-name="ce9" office:value-type="float" office:value="41.8754154826936" calcext:value-type="float">
            <text:p>41.875415482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05]+1" office:value-type="float" office:value="104" calcext:value-type="float">
            <text:p>104</text:p>
          </table:table-cell>
          <table:table-cell table:formula="of:=119-[.F106]" office:value-type="float" office:value="15" calcext:value-type="float">
            <text:p>15</text:p>
          </table:table-cell>
          <table:table-cell table:formula="of:=[.G106]+120" office:value-type="float" office:value="135" calcext:value-type="float">
            <text:p>135</text:p>
          </table:table-cell>
          <table:table-cell table:formula="of:=239-[.F106]" office:value-type="float" office:value="135" calcext:value-type="float">
            <text:p>135</text:p>
          </table:table-cell>
          <table:table-cell table:formula="of:=[.J105]-1"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table:style-name="ce9" office:value-type="float" office:value="-88.1769877782185" calcext:value-type="float">
            <text:p>-88.1769877782</text:p>
          </table:table-cell>
          <table:table-cell table:style-name="ce9" office:value-type="float" office:value="41.8757836946682" calcext:value-type="float">
            <text:p>41.875783694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06]+1" office:value-type="float" office:value="105" calcext:value-type="float">
            <text:p>105</text:p>
          </table:table-cell>
          <table:table-cell table:formula="of:=119-[.F107]" office:value-type="float" office:value="14" calcext:value-type="float">
            <text:p>14</text:p>
          </table:table-cell>
          <table:table-cell table:formula="of:=[.G107]+120" office:value-type="float" office:value="134" calcext:value-type="float">
            <text:p>134</text:p>
          </table:table-cell>
          <table:table-cell table:formula="of:=239-[.F107]" office:value-type="float" office:value="134" calcext:value-type="float">
            <text:p>134</text:p>
          </table:table-cell>
          <table:table-cell table:formula="of:=[.J106]-1" office:value-type="float" office:value="134" calcext:value-type="float">
            <text:p>134</text:p>
          </table:table-cell>
          <table:table-cell table:number-columns-repeated="1014"/>
        </table:table-row>
        <table:table-row table:style-name="ro1">
          <table:table-cell table:style-name="ce9" office:value-type="float" office:value="-88.1868273706456" calcext:value-type="float">
            <text:p>-88.1868273706</text:p>
          </table:table-cell>
          <table:table-cell table:style-name="ce9" office:value-type="float" office:value="41.8772977971916" calcext:value-type="float">
            <text:p>41.877297797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07]+1" office:value-type="float" office:value="106" calcext:value-type="float">
            <text:p>106</text:p>
          </table:table-cell>
          <table:table-cell table:formula="of:=119-[.F108]" office:value-type="float" office:value="13" calcext:value-type="float">
            <text:p>13</text:p>
          </table:table-cell>
          <table:table-cell table:formula="of:=[.G108]+120" office:value-type="float" office:value="133" calcext:value-type="float">
            <text:p>133</text:p>
          </table:table-cell>
          <table:table-cell table:formula="of:=239-[.F108]" office:value-type="float" office:value="133" calcext:value-type="float">
            <text:p>133</text:p>
          </table:table-cell>
          <table:table-cell table:formula="of:=[.J107]-1" office:value-type="float" office:value="133" calcext:value-type="float">
            <text:p>133</text:p>
          </table:table-cell>
          <table:table-cell table:number-columns-repeated="1014"/>
        </table:table-row>
        <table:table-row table:style-name="ro1">
          <table:table-cell table:style-name="ce9" office:value-type="float" office:value="-88.1891531464102" calcext:value-type="float">
            <text:p>-88.1891531464</text:p>
          </table:table-cell>
          <table:table-cell table:style-name="ce9" office:value-type="float" office:value="41.8777944324649" calcext:value-type="float">
            <text:p>41.877794432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08]+1" office:value-type="float" office:value="107" calcext:value-type="float">
            <text:p>107</text:p>
          </table:table-cell>
          <table:table-cell table:formula="of:=119-[.F109]" office:value-type="float" office:value="12" calcext:value-type="float">
            <text:p>12</text:p>
          </table:table-cell>
          <table:table-cell table:formula="of:=[.G109]+120" office:value-type="float" office:value="132" calcext:value-type="float">
            <text:p>132</text:p>
          </table:table-cell>
          <table:table-cell table:formula="of:=239-[.F109]" office:value-type="float" office:value="132" calcext:value-type="float">
            <text:p>132</text:p>
          </table:table-cell>
          <table:table-cell table:formula="of:=[.J108]-1" office:value-type="float" office:value="132" calcext:value-type="float">
            <text:p>132</text:p>
          </table:table-cell>
          <table:table-cell table:number-columns-repeated="1014"/>
        </table:table-row>
        <table:table-row table:style-name="ro1">
          <table:table-cell table:style-name="ce9" office:value-type="float" office:value="-88.1912405887972" calcext:value-type="float">
            <text:p>-88.1912405888</text:p>
          </table:table-cell>
          <table:table-cell table:style-name="ce9" office:value-type="float" office:value="41.8784135779614" calcext:value-type="float">
            <text:p>41.87841357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09]+1" office:value-type="float" office:value="108" calcext:value-type="float">
            <text:p>108</text:p>
          </table:table-cell>
          <table:table-cell table:formula="of:=119-[.F110]" office:value-type="float" office:value="11" calcext:value-type="float">
            <text:p>11</text:p>
          </table:table-cell>
          <table:table-cell table:formula="of:=[.G110]+120" office:value-type="float" office:value="131" calcext:value-type="float">
            <text:p>131</text:p>
          </table:table-cell>
          <table:table-cell table:formula="of:=239-[.F110]" office:value-type="float" office:value="131" calcext:value-type="float">
            <text:p>131</text:p>
          </table:table-cell>
          <table:table-cell table:formula="of:=[.J109]-1" office:value-type="float" office:value="131" calcext:value-type="float">
            <text:p>131</text:p>
          </table:table-cell>
          <table:table-cell table:number-columns-repeated="1014"/>
        </table:table-row>
        <table:table-row table:style-name="ro1">
          <table:table-cell table:style-name="ce9" office:value-type="float" office:value="-88.2010389057619" calcext:value-type="float">
            <text:p>-88.2010389058</text:p>
          </table:table-cell>
          <table:table-cell table:style-name="ce9" office:value-type="float" office:value="41.8817522065369" calcext:value-type="float">
            <text:p>41.881752206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10]+1" office:value-type="float" office:value="109" calcext:value-type="float">
            <text:p>109</text:p>
          </table:table-cell>
          <table:table-cell table:formula="of:=119-[.F111]" office:value-type="float" office:value="10" calcext:value-type="float">
            <text:p>10</text:p>
          </table:table-cell>
          <table:table-cell table:formula="of:=[.G111]+120" office:value-type="float" office:value="130" calcext:value-type="float">
            <text:p>130</text:p>
          </table:table-cell>
          <table:table-cell table:formula="of:=239-[.F111]" office:value-type="float" office:value="130" calcext:value-type="float">
            <text:p>130</text:p>
          </table:table-cell>
          <table:table-cell table:formula="of:=[.J110]-1" office:value-type="float" office:value="130" calcext:value-type="float">
            <text:p>130</text:p>
          </table:table-cell>
          <table:table-cell table:number-columns-repeated="1014"/>
        </table:table-row>
        <table:table-row table:style-name="ro1">
          <table:table-cell table:style-name="ce9" office:value-type="float" office:value="-88.2045694335376" calcext:value-type="float">
            <text:p>-88.2045694335</text:p>
          </table:table-cell>
          <table:table-cell table:style-name="ce9" office:value-type="float" office:value="41.8828329189502" calcext:value-type="float">
            <text:p>41.88283291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11]+1" office:value-type="float" office:value="110" calcext:value-type="float">
            <text:p>110</text:p>
          </table:table-cell>
          <table:table-cell table:formula="of:=119-[.F112]" office:value-type="float" office:value="9" calcext:value-type="float">
            <text:p>9</text:p>
          </table:table-cell>
          <table:table-cell table:formula="of:=[.G112]+120" office:value-type="float" office:value="129" calcext:value-type="float">
            <text:p>129</text:p>
          </table:table-cell>
          <table:table-cell table:formula="of:=239-[.F112]" office:value-type="float" office:value="129" calcext:value-type="float">
            <text:p>129</text:p>
          </table:table-cell>
          <table:table-cell table:formula="of:=[.J111]-1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9" office:value-type="float" office:value="-88.2074256498975" calcext:value-type="float">
            <text:p>-88.2074256499</text:p>
          </table:table-cell>
          <table:table-cell table:style-name="ce9" office:value-type="float" office:value="41.883289052259" calcext:value-type="float">
            <text:p>41.883289052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12]+1" office:value-type="float" office:value="111" calcext:value-type="float">
            <text:p>111</text:p>
          </table:table-cell>
          <table:table-cell table:formula="of:=119-[.F113]" office:value-type="float" office:value="8" calcext:value-type="float">
            <text:p>8</text:p>
          </table:table-cell>
          <table:table-cell table:formula="of:=[.G113]+120" office:value-type="float" office:value="128" calcext:value-type="float">
            <text:p>128</text:p>
          </table:table-cell>
          <table:table-cell table:formula="of:=239-[.F113]" office:value-type="float" office:value="128" calcext:value-type="float">
            <text:p>128</text:p>
          </table:table-cell>
          <table:table-cell table:formula="of:=[.J112]-1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9" office:value-type="float" office:value="-88.2100464729606" calcext:value-type="float">
            <text:p>-88.210046473</text:p>
          </table:table-cell>
          <table:table-cell table:style-name="ce9" office:value-type="float" office:value="41.883417430522" calcext:value-type="float">
            <text:p>41.883417430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13]+1" office:value-type="float" office:value="112" calcext:value-type="float">
            <text:p>112</text:p>
          </table:table-cell>
          <table:table-cell table:formula="of:=119-[.F114]" office:value-type="float" office:value="7" calcext:value-type="float">
            <text:p>7</text:p>
          </table:table-cell>
          <table:table-cell table:formula="of:=[.G114]+120" office:value-type="float" office:value="127" calcext:value-type="float">
            <text:p>127</text:p>
          </table:table-cell>
          <table:table-cell table:formula="of:=239-[.F114]" office:value-type="float" office:value="127" calcext:value-type="float">
            <text:p>127</text:p>
          </table:table-cell>
          <table:table-cell table:formula="of:=[.J113]-1"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 table:style-name="ce9" office:value-type="float" office:value="-88.2122835136298" calcext:value-type="float">
            <text:p>-88.2122835136</text:p>
          </table:table-cell>
          <table:table-cell table:style-name="ce9" office:value-type="float" office:value="41.8834459880305" calcext:value-type="float">
            <text:p>41.88344598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14]+1" office:value-type="float" office:value="113" calcext:value-type="float">
            <text:p>113</text:p>
          </table:table-cell>
          <table:table-cell table:formula="of:=119-[.F115]" office:value-type="float" office:value="6" calcext:value-type="float">
            <text:p>6</text:p>
          </table:table-cell>
          <table:table-cell table:formula="of:=[.G115]+120" office:value-type="float" office:value="126" calcext:value-type="float">
            <text:p>126</text:p>
          </table:table-cell>
          <table:table-cell table:formula="of:=239-[.F115]" office:value-type="float" office:value="126" calcext:value-type="float">
            <text:p>126</text:p>
          </table:table-cell>
          <table:table-cell table:formula="of:=[.J114]-1"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table:style-name="ce9" office:value-type="float" office:value="-88.2450781417536" calcext:value-type="float">
            <text:p>-88.2450781418</text:p>
          </table:table-cell>
          <table:table-cell table:style-name="ce9" office:value-type="float" office:value="41.882906936362" calcext:value-type="float">
            <text:p>41.882906936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15]+1" office:value-type="float" office:value="114" calcext:value-type="float">
            <text:p>114</text:p>
          </table:table-cell>
          <table:table-cell table:formula="of:=119-[.F116]" office:value-type="float" office:value="5" calcext:value-type="float">
            <text:p>5</text:p>
          </table:table-cell>
          <table:table-cell table:formula="of:=[.G116]+120" office:value-type="float" office:value="125" calcext:value-type="float">
            <text:p>125</text:p>
          </table:table-cell>
          <table:table-cell table:formula="of:=239-[.F116]" office:value-type="float" office:value="125" calcext:value-type="float">
            <text:p>125</text:p>
          </table:table-cell>
          <table:table-cell table:formula="of:=[.J115]-1"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 table:style-name="ce9" office:value-type="float" office:value="-88.2790438626415" calcext:value-type="float">
            <text:p>-88.2790438626</text:p>
          </table:table-cell>
          <table:table-cell table:style-name="ce9" office:value-type="float" office:value="41.882445577225" calcext:value-type="float">
            <text:p>41.882445577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16]+1" office:value-type="float" office:value="115" calcext:value-type="float">
            <text:p>115</text:p>
          </table:table-cell>
          <table:table-cell table:formula="of:=119-[.F117]" office:value-type="float" office:value="4" calcext:value-type="float">
            <text:p>4</text:p>
          </table:table-cell>
          <table:table-cell table:formula="of:=[.G117]+120" office:value-type="float" office:value="124" calcext:value-type="float">
            <text:p>124</text:p>
          </table:table-cell>
          <table:table-cell table:formula="of:=239-[.F117]" office:value-type="float" office:value="124" calcext:value-type="float">
            <text:p>124</text:p>
          </table:table-cell>
          <table:table-cell table:formula="of:=[.J116]-1"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table:style-name="ce9" office:value-type="float" office:value="-88.2889899428905" calcext:value-type="float">
            <text:p>-88.2889899429</text:p>
          </table:table-cell>
          <table:table-cell table:style-name="ce9" office:value-type="float" office:value="41.8821922251728" calcext:value-type="float">
            <text:p>41.882192225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17]+1" office:value-type="float" office:value="116" calcext:value-type="float">
            <text:p>116</text:p>
          </table:table-cell>
          <table:table-cell table:formula="of:=119-[.F118]" office:value-type="float" office:value="3" calcext:value-type="float">
            <text:p>3</text:p>
          </table:table-cell>
          <table:table-cell table:formula="of:=[.G118]+120" office:value-type="float" office:value="123" calcext:value-type="float">
            <text:p>123</text:p>
          </table:table-cell>
          <table:table-cell table:formula="of:=239-[.F118]" office:value-type="float" office:value="123" calcext:value-type="float">
            <text:p>123</text:p>
          </table:table-cell>
          <table:table-cell table:formula="of:=[.J117]-1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 table:style-name="ce9" office:value-type="float" office:value="-88.3032210840794" calcext:value-type="float">
            <text:p>-88.3032210841</text:p>
          </table:table-cell>
          <table:table-cell table:style-name="ce9" office:value-type="float" office:value="41.8817557434414" calcext:value-type="float">
            <text:p>41.881755743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18]+1" office:value-type="float" office:value="117" calcext:value-type="float">
            <text:p>117</text:p>
          </table:table-cell>
          <table:table-cell table:formula="of:=119-[.F119]" office:value-type="float" office:value="2" calcext:value-type="float">
            <text:p>2</text:p>
          </table:table-cell>
          <table:table-cell table:formula="of:=[.G119]+120" office:value-type="float" office:value="122" calcext:value-type="float">
            <text:p>122</text:p>
          </table:table-cell>
          <table:table-cell table:formula="of:=239-[.F119]" office:value-type="float" office:value="122" calcext:value-type="float">
            <text:p>122</text:p>
          </table:table-cell>
          <table:table-cell table:formula="of:=[.J118]-1" office:value-type="float" office:value="122" calcext:value-type="float">
            <text:p>122</text:p>
          </table:table-cell>
          <table:table-cell table:number-columns-repeated="1014"/>
        </table:table-row>
        <table:table-row table:style-name="ro1">
          <table:table-cell table:style-name="ce9" office:value-type="float" office:value="-88.3137039709452" calcext:value-type="float">
            <text:p>-88.3137039709</text:p>
          </table:table-cell>
          <table:table-cell table:style-name="ce9" office:value-type="float" office:value="41.8814547564184" calcext:value-type="float">
            <text:p>41.881454756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19]+1" office:value-type="float" office:value="118" calcext:value-type="float">
            <text:p>118</text:p>
          </table:table-cell>
          <table:table-cell table:formula="of:=119-[.F120]" office:value-type="float" office:value="1" calcext:value-type="float">
            <text:p>1</text:p>
          </table:table-cell>
          <table:table-cell table:formula="of:=[.G120]+120" office:value-type="float" office:value="121" calcext:value-type="float">
            <text:p>121</text:p>
          </table:table-cell>
          <table:table-cell table:formula="of:=239-[.F120]" office:value-type="float" office:value="121" calcext:value-type="float">
            <text:p>121</text:p>
          </table:table-cell>
          <table:table-cell table:formula="of:=[.J119]-1" office:value-type="float" office:value="121" calcext:value-type="float">
            <text:p>121</text:p>
          </table:table-cell>
          <table:table-cell table:number-columns-repeated="1014"/>
        </table:table-row>
        <table:table-row table:style-name="ro1">
          <table:table-cell table:style-name="ce9" office:value-type="float" office:value="-88.3315872318186" calcext:value-type="float">
            <text:p>-88.3315872318</text:p>
          </table:table-cell>
          <table:table-cell table:style-name="ce9" office:value-type="float" office:value="41.8808805132456" calcext:value-type="float">
            <text:p>41.880880513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[.F120]+1" office:value-type="float" office:value="119" calcext:value-type="float">
            <text:p>119</text:p>
          </table:table-cell>
          <table:table-cell table:formula="of:=119-[.F121]" office:value-type="float" office:value="0" calcext:value-type="float">
            <text:p>0</text:p>
          </table:table-cell>
          <table:table-cell table:formula="of:=[.G121]+120" office:value-type="float" office:value="120" calcext:value-type="float">
            <text:p>120</text:p>
          </table:table-cell>
          <table:table-cell table:formula="of:=239-[.F121]" office:value-type="float" office:value="120" calcext:value-type="float">
            <text:p>120</text:p>
          </table:table-cell>
          <table:table-cell table:formula="of:=[.J120]-1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9" office:value-type="float" office:value="-88.3345537436386" calcext:value-type="float">
            <text:p>-88.3345537436</text:p>
          </table:table-cell>
          <table:table-cell table:style-name="ce9" office:value-type="float" office:value="41.880877056229" calcext:value-type="float">
            <text:p>41.880877056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3369584546884" calcext:value-type="float">
            <text:p>-88.3369584547</text:p>
          </table:table-cell>
          <table:table-cell table:style-name="ce9" office:value-type="float" office:value="41.8809654213836" calcext:value-type="float">
            <text:p>41.880965421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3408108150025" calcext:value-type="float">
            <text:p>-88.340810815</text:p>
          </table:table-cell>
          <table:table-cell table:style-name="ce9" office:value-type="float" office:value="41.88126636965" calcext:value-type="float">
            <text:p>41.881266369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388577617488" calcext:value-type="float">
            <text:p>-88.3885776175</text:p>
          </table:table-cell>
          <table:table-cell table:style-name="ce9" office:value-type="float" office:value="41.8849241499668" calcext:value-type="float">
            <text:p>41.884924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4155075630176" calcext:value-type="float">
            <text:p>-88.415507563</text:p>
          </table:table-cell>
          <table:table-cell table:style-name="ce9" office:value-type="float" office:value="41.887045153478" calcext:value-type="float">
            <text:p>41.887045153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4491865165034" calcext:value-type="float">
            <text:p>-88.4491865165</text:p>
          </table:table-cell>
          <table:table-cell table:style-name="ce9" office:value-type="float" office:value="41.8895989195724" calcext:value-type="float">
            <text:p>41.889598919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4667337470664" calcext:value-type="float">
            <text:p>-88.4667337471</text:p>
          </table:table-cell>
          <table:table-cell table:style-name="ce9" office:value-type="float" office:value="41.8909397449483" calcext:value-type="float">
            <text:p>41.890939744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4688541423357" calcext:value-type="float">
            <text:p>-88.4688541423</text:p>
          </table:table-cell>
          <table:table-cell table:style-name="ce9" office:value-type="float" office:value="41.891124627017" calcext:value-type="float">
            <text:p>41.89112462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MD-W</text:p>
          </table:table-cell>
          <table:table-cell table:number-columns-repeated="1023"/>
        </table:table-row>
        <table:table-row table:style-name="ro1">
          <table:table-cell table:style-name="ce9" office:value-type="float" office:value="-87.639177" calcext:value-type="float">
            <text:p>-87.639177</text:p>
          </table:table-cell>
          <table:table-cell table:style-name="ce9" office:value-type="float" office:value="41.880523" calcext:value-type="float">
            <text:p>41.88052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6394844" calcext:value-type="float">
            <text:p>-87.6394844</text:p>
          </table:table-cell>
          <table:table-cell table:style-name="ce9" office:value-type="float" office:value="41.8875504" calcext:value-type="float">
            <text:p>41.887550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651499" calcext:value-type="float">
            <text:p>-87.651499</text:p>
          </table:table-cell>
          <table:table-cell table:style-name="ce9" office:value-type="float" office:value="41.888496" calcext:value-type="float">
            <text:p>41.88849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661269" calcext:value-type="float">
            <text:p>-87.661269</text:p>
          </table:table-cell>
          <table:table-cell table:style-name="ce9" office:value-type="float" office:value="41.888658" calcext:value-type="float">
            <text:p>41.88865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6867342" calcext:value-type="float">
            <text:p>-87.6867342</text:p>
          </table:table-cell>
          <table:table-cell table:style-name="ce9" office:value-type="float" office:value="41.8883811" calcext:value-type="float">
            <text:p>41.888381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706089" calcext:value-type="float">
            <text:p>-87.706089</text:p>
          </table:table-cell>
          <table:table-cell table:style-name="ce9" office:value-type="float" office:value="41.8964315" calcext:value-type="float">
            <text:p>41.89643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7144575" calcext:value-type="float">
            <text:p>-87.7144575</text:p>
          </table:table-cell>
          <table:table-cell table:style-name="ce9" office:value-type="float" office:value="41.9025645" calcext:value-type="float">
            <text:p>41.902564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7191353" calcext:value-type="float">
            <text:p>-87.7191353</text:p>
          </table:table-cell>
          <table:table-cell table:style-name="ce9" office:value-type="float" office:value="41.908122" calcext:value-type="float">
            <text:p>41.90812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7223969" calcext:value-type="float">
            <text:p>-87.7223969</text:p>
          </table:table-cell>
          <table:table-cell table:style-name="ce9" office:value-type="float" office:value="41.9135194" calcext:value-type="float">
            <text:p>41.913519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738451" calcext:value-type="float">
            <text:p>-87.738451</text:p>
          </table:table-cell>
          <table:table-cell table:style-name="ce9" office:value-type="float" office:value="41.913513" calcext:value-type="float">
            <text:p>41.9135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7655268" calcext:value-type="float">
            <text:p>-87.7655268</text:p>
          </table:table-cell>
          <table:table-cell table:style-name="ce9" office:value-type="float" office:value="41.9167448" calcext:value-type="float">
            <text:p>41.916744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7867699" calcext:value-type="float">
            <text:p>-87.7867699</text:p>
          </table:table-cell>
          <table:table-cell table:style-name="ce9" office:value-type="float" office:value="41.9163616" calcext:value-type="float">
            <text:p>41.916361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8053093" calcext:value-type="float">
            <text:p>-87.8053093</text:p>
          </table:table-cell>
          <table:table-cell table:style-name="ce9" office:value-type="float" office:value="41.9232271" calcext:value-type="float">
            <text:p>41.923227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8193426" calcext:value-type="float">
            <text:p>-87.8193426</text:p>
          </table:table-cell>
          <table:table-cell table:style-name="ce9" office:value-type="float" office:value="41.925973" calcext:value-type="float">
            <text:p>41.92597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8442764" calcext:value-type="float">
            <text:p>-87.8442764</text:p>
          </table:table-cell>
          <table:table-cell table:style-name="ce9" office:value-type="float" office:value="41.9330929" calcext:value-type="float">
            <text:p>41.933092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857523" calcext:value-type="float">
            <text:p>-87.857523</text:p>
          </table:table-cell>
          <table:table-cell table:style-name="ce9" office:value-type="float" office:value="41.933874" calcext:value-type="float">
            <text:p>41.93387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8841448" calcext:value-type="float">
            <text:p>-87.8841448</text:p>
          </table:table-cell>
          <table:table-cell table:style-name="ce9" office:value-type="float" office:value="41.9418081" calcext:value-type="float">
            <text:p>41.941808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8995514" calcext:value-type="float">
            <text:p>-87.8995514</text:p>
          </table:table-cell>
          <table:table-cell table:style-name="ce9" office:value-type="float" office:value="41.9481601" calcext:value-type="float">
            <text:p>41.94816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9248714" calcext:value-type="float">
            <text:p>-87.9248714</text:p>
          </table:table-cell>
          <table:table-cell table:style-name="ce9" office:value-type="float" office:value="41.95432" calcext:value-type="float">
            <text:p>41.9543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9731083" calcext:value-type="float">
            <text:p>-87.9731083</text:p>
          </table:table-cell>
          <table:table-cell table:style-name="ce9" office:value-type="float" office:value="41.9617239" calcext:value-type="float">
            <text:p>41.961723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7.9957247" calcext:value-type="float">
            <text:p>-87.9957247</text:p>
          </table:table-cell>
          <table:table-cell table:style-name="ce9" office:value-type="float" office:value="41.9692865" calcext:value-type="float">
            <text:p>41.969286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0119467" calcext:value-type="float">
            <text:p>-88.0119467</text:p>
          </table:table-cell>
          <table:table-cell table:style-name="ce9" office:value-type="float" office:value="41.971169" calcext:value-type="float">
            <text:p>41.97116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037178" calcext:value-type="float">
            <text:p>-88.037178</text:p>
          </table:table-cell>
          <table:table-cell table:style-name="ce9" office:value-type="float" office:value="41.975504" calcext:value-type="float">
            <text:p>41.97550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1074333" calcext:value-type="float">
            <text:p>-88.1074333</text:p>
          </table:table-cell>
          <table:table-cell table:style-name="ce9" office:value-type="float" office:value="41.9896404" calcext:value-type="float">
            <text:p>41.989640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1503916" calcext:value-type="float">
            <text:p>-88.1503916</text:p>
          </table:table-cell>
          <table:table-cell table:style-name="ce9" office:value-type="float" office:value="41.9881093" calcext:value-type="float">
            <text:p>41.988109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1949806" calcext:value-type="float">
            <text:p>-88.1949806</text:p>
          </table:table-cell>
          <table:table-cell table:style-name="ce9" office:value-type="float" office:value="41.9936274" calcext:value-type="float">
            <text:p>41.993627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2117176" calcext:value-type="float">
            <text:p>-88.2117176</text:p>
          </table:table-cell>
          <table:table-cell table:style-name="ce9" office:value-type="float" office:value="41.9995916" calcext:value-type="float">
            <text:p>41.999591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230772" calcext:value-type="float">
            <text:p>-88.230772</text:p>
          </table:table-cell>
          <table:table-cell table:style-name="ce9" office:value-type="float" office:value="42.002143" calcext:value-type="float">
            <text:p>42.00214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258474" calcext:value-type="float">
            <text:p>-88.258474</text:p>
          </table:table-cell>
          <table:table-cell table:style-name="ce9" office:value-type="float" office:value="42.012514" calcext:value-type="float">
            <text:p>42.01251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2703829" calcext:value-type="float">
            <text:p>-88.2703829</text:p>
          </table:table-cell>
          <table:table-cell table:style-name="ce9" office:value-type="float" office:value="42.011901" calcext:value-type="float">
            <text:p>42.0119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280098" calcext:value-type="float">
            <text:p>-88.280098</text:p>
          </table:table-cell>
          <table:table-cell table:style-name="ce9" office:value-type="float" office:value="42.029289" calcext:value-type="float">
            <text:p>42.02928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2923126" calcext:value-type="float">
            <text:p>-88.2923126</text:p>
          </table:table-cell>
          <table:table-cell table:style-name="ce9" office:value-type="float" office:value="42.0436518" calcext:value-type="float">
            <text:p>42.043651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2954026" calcext:value-type="float">
            <text:p>-88.2954026</text:p>
          </table:table-cell>
          <table:table-cell table:style-name="ce9" office:value-type="float" office:value="42.0562394" calcext:value-type="float">
            <text:p>42.056239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3070326" calcext:value-type="float">
            <text:p>-88.3070326</text:p>
          </table:table-cell>
          <table:table-cell table:style-name="ce9" office:value-type="float" office:value="42.0585654" calcext:value-type="float">
            <text:p>42.058565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3227396" calcext:value-type="float">
            <text:p>-88.3227396</text:p>
          </table:table-cell>
          <table:table-cell table:style-name="ce9" office:value-type="float" office:value="42.05796" calcext:value-type="float">
            <text:p>42.0579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float" office:value="-88.332994" calcext:value-type="float">
            <text:p>-88.332994</text:p>
          </table:table-cell>
          <table:table-cell table:style-name="ce9" office:value-type="float" office:value="42.059175" calcext:value-type="float">
            <text:p>42.0591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3">
          <table:table-cell table:style-name="ce9" table:number-columns-repeated="3"/>
          <table:table-cell table:number-columns-repeated="1021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herit" svg:font-family="Inherit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number number:decimal-places="9" loext:min-decimal-places="9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P-NW" style:display-name="PageStyle_UP-N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P-W" style:display-name="PageStyle_UP-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D-W" style:display-name="PageStyle_MD-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P-NW_20_Stations" style:display-name="PageStyle_UP-NW S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k" style:display-name="PageStyle_ju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746" meta:object-count="0"/>
    <meta:generator>LibreOfficeDev/5.1.0.3$Linux_X86_64 LibreOffice_project/</meta:generator>
  </office:meta>
</office:document-meta>
</file>